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" table:style-name="ta1"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ERA5</text:p>
          </table:table-cell>
          <table:table-cell office:value-type="string" calcext:value-type="string">
            <text:p>NCEP</text:p>
          </table:table-cell>
          <table:table-cell office:value-type="string" calcext:value-type="string">
            <text:p>ERA5 SIC</text:p>
          </table:table-cell>
          <table:table-cell office:value-type="string" calcext:value-type="string">
            <text:p>NCEP SIC</text:p>
          </table:table-cell>
          <table:table-cell office:value-type="string" calcext:value-type="string">
            <text:p>TA STD</text:p>
          </table:table-cell>
          <table:table-cell office:value-type="string" calcext:value-type="string">
            <text:p>SIC STD</text:p>
          </table:table-cell>
          <table:table-cell/>
          <table:table-cell office:value-type="string" calcext:value-type="string">
            <text:p>SINDEX</text:p>
          </table:table-cell>
          <table:table-cell table:number-columns-repeated="1014"/>
        </table:table-row>
        <table:table-row table:style-name="ro1">
          <table:table-cell office:value-type="float" office:value="273.48" calcext:value-type="float">
            <text:p>273.48</text:p>
          </table:table-cell>
          <table:table-cell office:value-type="float" office:value="274.17" calcext:value-type="float">
            <text:p>274.17</text:p>
          </table:table-cell>
          <table:table-cell table:number-columns-repeated="2" office:value-type="float" office:value="-0" calcext:value-type="float">
            <text:p>0</text:p>
          </table:table-cell>
          <table:table-cell table:style-name="ce1" table:formula="of:=STDEV([.B2:.B366])" office:value-type="float" office:value="6.53945734897688" calcext:value-type="float">
            <text:p>6.54</text:p>
          </table:table-cell>
          <table:table-cell office:value-type="float" office:value="0.265830349414465" calcext:value-type="float">
            <text:p>0.265830349414465</text:p>
          </table:table-cell>
          <table:table-cell table:style-name="ce2"/>
          <table:table-cell table:formula="of:=(([.C2]-[.D2])/[.F2])/(([.A2]-[.B2])/[.E2])" office:value-type="float" office:value="-0" calcext:value-type="float">
            <text:p>0</text:p>
          </table:table-cell>
          <table:table-cell table:style-name="ce2" table:number-columns-repeated="1014"/>
        </table:table-row>
        <table:table-row table:style-name="ro1">
          <table:table-cell office:value-type="float" office:value="273.66" calcext:value-type="float">
            <text:p>273.66</text:p>
          </table:table-cell>
          <table:table-cell office:value-type="float" office:value="273.83" calcext:value-type="float">
            <text:p>273.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]-[.D3])/[.F3])/(([.A3]-[.B3])/[.E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46" calcext:value-type="float">
            <text:p>273.46</text:p>
          </table:table-cell>
          <table:table-cell office:value-type="float" office:value="273.24" calcext:value-type="float">
            <text:p>273.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]-[.D4])/[.F4])/(([.A4]-[.B4])/[.E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85" calcext:value-type="float">
            <text:p>272.85</text:p>
          </table:table-cell>
          <table:table-cell office:value-type="float" office:value="273.3" calcext:value-type="float">
            <text:p>273.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]-[.D5])/[.F5])/(([.A5]-[.B5])/[.E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26" calcext:value-type="float">
            <text:p>273.26</text:p>
          </table:table-cell>
          <table:table-cell office:value-type="float" office:value="272.67" calcext:value-type="float">
            <text:p>272.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]-[.D6])/[.F6])/(([.A6]-[.B6])/[.E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24" calcext:value-type="float">
            <text:p>273.24</text:p>
          </table:table-cell>
          <table:table-cell office:value-type="float" office:value="272.19" calcext:value-type="float">
            <text:p>272.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]-[.D7])/[.F7])/(([.A7]-[.B7])/[.E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34" calcext:value-type="float">
            <text:p>273.34</text:p>
          </table:table-cell>
          <table:table-cell office:value-type="float" office:value="272.31" calcext:value-type="float">
            <text:p>272.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]-[.D8])/[.F8])/(([.A8]-[.B8])/[.E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12" calcext:value-type="float">
            <text:p>273.12</text:p>
          </table:table-cell>
          <table:table-cell office:value-type="float" office:value="272.35" calcext:value-type="float">
            <text:p>272.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]-[.D9])/[.F9])/(([.A9]-[.B9])/[.E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52" calcext:value-type="float">
            <text:p>273.52</text:p>
          </table:table-cell>
          <table:table-cell office:value-type="float" office:value="273.49" calcext:value-type="float">
            <text:p>273.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]-[.D10])/[.F10])/(([.A10]-[.B10])/[.E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85" calcext:value-type="float">
            <text:p>273.85</text:p>
          </table:table-cell>
          <table:table-cell office:value-type="float" office:value="273.16" calcext:value-type="float">
            <text:p>273.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]-[.D11])/[.F11])/(([.A11]-[.B11])/[.E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04" calcext:value-type="float">
            <text:p>274.04</text:p>
          </table:table-cell>
          <table:table-cell office:value-type="float" office:value="274.13" calcext:value-type="float">
            <text:p>274.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]-[.D12])/[.F12])/(([.A12]-[.B12])/[.E1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6" calcext:value-type="float">
            <text:p>274.26</text:p>
          </table:table-cell>
          <table:table-cell office:value-type="float" office:value="274.42" calcext:value-type="float">
            <text:p>274.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]-[.D13])/[.F13])/(([.A13]-[.B13])/[.E1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05" calcext:value-type="float">
            <text:p>274.05</text:p>
          </table:table-cell>
          <table:table-cell office:value-type="float" office:value="275.19" calcext:value-type="float">
            <text:p>275.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]-[.D14])/[.F14])/(([.A14]-[.B14])/[.E1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4" calcext:value-type="float">
            <text:p>274.24</text:p>
          </table:table-cell>
          <table:table-cell office:value-type="float" office:value="276.64" calcext:value-type="float">
            <text:p>276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]-[.D15])/[.F15])/(([.A15]-[.B15])/[.E1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7" calcext:value-type="float">
            <text:p>274.27</text:p>
          </table:table-cell>
          <table:table-cell office:value-type="float" office:value="275.7" calcext:value-type="float">
            <text:p>275.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]-[.D16])/[.F16])/(([.A16]-[.B16])/[.E1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18" calcext:value-type="float">
            <text:p>274.18</text:p>
          </table:table-cell>
          <table:table-cell office:value-type="float" office:value="275.4" calcext:value-type="float">
            <text:p>275.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]-[.D17])/[.F17])/(([.A17]-[.B17])/[.E1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11" calcext:value-type="float">
            <text:p>274.11</text:p>
          </table:table-cell>
          <table:table-cell office:value-type="float" office:value="274.64" calcext:value-type="float">
            <text:p>274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]-[.D18])/[.F18])/(([.A18]-[.B18])/[.E1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9" calcext:value-type="float">
            <text:p>273.9</text:p>
          </table:table-cell>
          <table:table-cell office:value-type="float" office:value="274.14" calcext:value-type="float">
            <text:p>274.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]-[.D19])/[.F19])/(([.A19]-[.B19])/[.E1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75" calcext:value-type="float">
            <text:p>273.75</text:p>
          </table:table-cell>
          <table:table-cell office:value-type="float" office:value="273.64" calcext:value-type="float">
            <text:p>273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]-[.D20])/[.F20])/(([.A20]-[.B20])/[.E2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8" calcext:value-type="float">
            <text:p>273.8</text:p>
          </table:table-cell>
          <table:table-cell office:value-type="float" office:value="273.76" calcext:value-type="float">
            <text:p>273.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]-[.D21])/[.F21])/(([.A21]-[.B21])/[.E2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71" calcext:value-type="float">
            <text:p>273.71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]-[.D22])/[.F22])/(([.A22]-[.B22])/[.E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76" calcext:value-type="float">
            <text:p>273.76</text:p>
          </table:table-cell>
          <table:table-cell office:value-type="float" office:value="273.57" calcext:value-type="float">
            <text:p>273.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]-[.D23])/[.F23])/(([.A23]-[.B23])/[.E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45" calcext:value-type="float">
            <text:p>273.45</text:p>
          </table:table-cell>
          <table:table-cell office:value-type="float" office:value="273.24" calcext:value-type="float">
            <text:p>273.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]-[.D24])/[.F24])/(([.A24]-[.B24])/[.E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34" calcext:value-type="float">
            <text:p>273.34</text:p>
          </table:table-cell>
          <table:table-cell office:value-type="float" office:value="273.26" calcext:value-type="float">
            <text:p>273.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]-[.D25])/[.F25])/(([.A25]-[.B25])/[.E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35" calcext:value-type="float">
            <text:p>273.35</text:p>
          </table:table-cell>
          <table:table-cell office:value-type="float" office:value="273.22" calcext:value-type="float">
            <text:p>273.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]-[.D26])/[.F26])/(([.A26]-[.B26])/[.E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6" calcext:value-type="float">
            <text:p>273.6</text:p>
          </table:table-cell>
          <table:table-cell office:value-type="float" office:value="273.04" calcext:value-type="float">
            <text:p>273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]-[.D27])/[.F27])/(([.A27]-[.B27])/[.E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86" calcext:value-type="float">
            <text:p>273.86</text:p>
          </table:table-cell>
          <table:table-cell office:value-type="float" office:value="273.96" calcext:value-type="float">
            <text:p>273.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]-[.D28])/[.F28])/(([.A28]-[.B28])/[.E2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04" calcext:value-type="float">
            <text:p>274.04</text:p>
          </table:table-cell>
          <table:table-cell office:value-type="float" office:value="274.33" calcext:value-type="float">
            <text:p>274.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]-[.D29])/[.F29])/(([.A29]-[.B29])/[.E2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6" calcext:value-type="float">
            <text:p>274.26</text:p>
          </table:table-cell>
          <table:table-cell office:value-type="float" office:value="275.84" calcext:value-type="float">
            <text:p>275.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]-[.D30])/[.F30])/(([.A30]-[.B30])/[.E3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1" calcext:value-type="float">
            <text:p>274.21</text:p>
          </table:table-cell>
          <table:table-cell office:value-type="float" office:value="275.96" calcext:value-type="float">
            <text:p>275.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]-[.D31])/[.F31])/(([.A31]-[.B31])/[.E3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49" calcext:value-type="float">
            <text:p>274.49</text:p>
          </table:table-cell>
          <table:table-cell office:value-type="float" office:value="275.55" calcext:value-type="float">
            <text:p>275.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]-[.D32])/[.F32])/(([.A32]-[.B32])/[.E3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47" calcext:value-type="float">
            <text:p>274.47</text:p>
          </table:table-cell>
          <table:table-cell office:value-type="float" office:value="274.93" calcext:value-type="float">
            <text:p>274.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]-[.D33])/[.F33])/(([.A33]-[.B33])/[.E3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5" calcext:value-type="float">
            <text:p>274.25</text:p>
          </table:table-cell>
          <table:table-cell office:value-type="float" office:value="275.59" calcext:value-type="float">
            <text:p>275.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]-[.D34])/[.F34])/(([.A34]-[.B34])/[.E3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34" calcext:value-type="float">
            <text:p>274.34</text:p>
          </table:table-cell>
          <table:table-cell office:value-type="float" office:value="275.03" calcext:value-type="float">
            <text:p>275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]-[.D35])/[.F35])/(([.A35]-[.B35])/[.E3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4" calcext:value-type="float">
            <text:p>274.24</text:p>
          </table:table-cell>
          <table:table-cell office:value-type="float" office:value="275.22" calcext:value-type="float">
            <text:p>275.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]-[.D36])/[.F36])/(([.A36]-[.B36])/[.E3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35" calcext:value-type="float">
            <text:p>274.35</text:p>
          </table:table-cell>
          <table:table-cell office:value-type="float" office:value="275.51" calcext:value-type="float">
            <text:p>275.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7]-[.D37])/[.F37])/(([.A37]-[.B37])/[.E3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01" calcext:value-type="float">
            <text:p>274.01</text:p>
          </table:table-cell>
          <table:table-cell office:value-type="float" office:value="275.18" calcext:value-type="float">
            <text:p>275.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8]-[.D38])/[.F38])/(([.A38]-[.B38])/[.E3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275.44" calcext:value-type="float">
            <text:p>275.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9]-[.D39])/[.F39])/(([.A39]-[.B39])/[.E3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13" calcext:value-type="float">
            <text:p>274.13</text:p>
          </table:table-cell>
          <table:table-cell office:value-type="float" office:value="276.52" calcext:value-type="float">
            <text:p>276.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0]-[.D40])/[.F40])/(([.A40]-[.B40])/[.E4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2" calcext:value-type="float">
            <text:p>274.22</text:p>
          </table:table-cell>
          <table:table-cell office:value-type="float" office:value="276.24" calcext:value-type="float">
            <text:p>276.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1]-[.D41])/[.F41])/(([.A41]-[.B41])/[.E4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03" calcext:value-type="float">
            <text:p>274.03</text:p>
          </table:table-cell>
          <table:table-cell office:value-type="float" office:value="276.2" calcext:value-type="float">
            <text:p>276.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2]-[.D42])/[.F42])/(([.A42]-[.B42])/[.E4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12" calcext:value-type="float">
            <text:p>274.12</text:p>
          </table:table-cell>
          <table:table-cell office:value-type="float" office:value="276.77" calcext:value-type="float">
            <text:p>276.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3]-[.D43])/[.F43])/(([.A43]-[.B43])/[.E4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8" calcext:value-type="float">
            <text:p>274.28</text:p>
          </table:table-cell>
          <table:table-cell office:value-type="float" office:value="275.95" calcext:value-type="float">
            <text:p>275.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4]-[.D44])/[.F44])/(([.A44]-[.B44])/[.E4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85" calcext:value-type="float">
            <text:p>273.85</text:p>
          </table:table-cell>
          <table:table-cell office:value-type="float" office:value="275.82" calcext:value-type="float">
            <text:p>275.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5]-[.D45])/[.F45])/(([.A45]-[.B45])/[.E4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67" calcext:value-type="float">
            <text:p>273.67</text:p>
          </table:table-cell>
          <table:table-cell office:value-type="float" office:value="276.07" calcext:value-type="float">
            <text:p>276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6]-[.D46])/[.F46])/(([.A46]-[.B46])/[.E4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09" calcext:value-type="float">
            <text:p>273.09</text:p>
          </table:table-cell>
          <table:table-cell office:value-type="float" office:value="275.24" calcext:value-type="float">
            <text:p>275.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7]-[.D47])/[.F47])/(([.A47]-[.B47])/[.E4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06" calcext:value-type="float">
            <text:p>273.06</text:p>
          </table:table-cell>
          <table:table-cell office:value-type="float" office:value="275.01" calcext:value-type="float">
            <text:p>275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8]-[.D48])/[.F48])/(([.A48]-[.B48])/[.E4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94" calcext:value-type="float">
            <text:p>273.94</text:p>
          </table:table-cell>
          <table:table-cell office:value-type="float" office:value="274.73" calcext:value-type="float">
            <text:p>274.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9]-[.D49])/[.F49])/(([.A49]-[.B49])/[.E4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33" calcext:value-type="float">
            <text:p>274.33</text:p>
          </table:table-cell>
          <table:table-cell office:value-type="float" office:value="274.26" calcext:value-type="float">
            <text:p>274.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0]-[.D50])/[.F50])/(([.A50]-[.B50])/[.E5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5.06" calcext:value-type="float">
            <text:p>275.06</text:p>
          </table:table-cell>
          <table:table-cell office:value-type="float" office:value="277.52" calcext:value-type="float">
            <text:p>277.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1]-[.D51])/[.F51])/(([.A51]-[.B51])/[.E5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5.53" calcext:value-type="float">
            <text:p>275.53</text:p>
          </table:table-cell>
          <table:table-cell office:value-type="float" office:value="279.85" calcext:value-type="float">
            <text:p>279.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2]-[.D52])/[.F52])/(([.A52]-[.B52])/[.E5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88" calcext:value-type="float">
            <text:p>274.88</text:p>
          </table:table-cell>
          <table:table-cell office:value-type="float" office:value="278.09" calcext:value-type="float">
            <text:p>278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3]-[.D53])/[.F53])/(([.A53]-[.B53])/[.E5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77" calcext:value-type="float">
            <text:p>274.77</text:p>
          </table:table-cell>
          <table:table-cell office:value-type="float" office:value="277.65" calcext:value-type="float">
            <text:p>277.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4]-[.D54])/[.F54])/(([.A54]-[.B54])/[.E5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59" calcext:value-type="float">
            <text:p>274.59</text:p>
          </table:table-cell>
          <table:table-cell office:value-type="float" office:value="277.67" calcext:value-type="float">
            <text:p>277.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5]-[.D55])/[.F55])/(([.A55]-[.B55])/[.E5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46" calcext:value-type="float">
            <text:p>274.46</text:p>
          </table:table-cell>
          <table:table-cell office:value-type="float" office:value="275.96" calcext:value-type="float">
            <text:p>275.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6]-[.D56])/[.F56])/(([.A56]-[.B56])/[.E5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09" calcext:value-type="float">
            <text:p>274.09</text:p>
          </table:table-cell>
          <table:table-cell office:value-type="float" office:value="275.09" calcext:value-type="float">
            <text:p>275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7]-[.D57])/[.F57])/(([.A57]-[.B57])/[.E5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68" calcext:value-type="float">
            <text:p>274.68</text:p>
          </table:table-cell>
          <table:table-cell office:value-type="float" office:value="277.46" calcext:value-type="float">
            <text:p>277.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8]-[.D58])/[.F58])/(([.A58]-[.B58])/[.E5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56" calcext:value-type="float">
            <text:p>274.56</text:p>
          </table:table-cell>
          <table:table-cell office:value-type="float" office:value="278.16" calcext:value-type="float">
            <text:p>278.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9]-[.D59])/[.F59])/(([.A59]-[.B59])/[.E5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81" calcext:value-type="float">
            <text:p>273.81</text:p>
          </table:table-cell>
          <table:table-cell office:value-type="float" office:value="277.58" calcext:value-type="float">
            <text:p>277.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0]-[.D60])/[.F60])/(([.A60]-[.B60])/[.E6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85" calcext:value-type="float">
            <text:p>274.85</text:p>
          </table:table-cell>
          <table:table-cell office:value-type="float" office:value="276.37" calcext:value-type="float">
            <text:p>276.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1]-[.D61])/[.F61])/(([.A61]-[.B61])/[.E6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32" calcext:value-type="float">
            <text:p>274.32</text:p>
          </table:table-cell>
          <table:table-cell office:value-type="float" office:value="277.56" calcext:value-type="float">
            <text:p>277.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2]-[.D62])/[.F62])/(([.A62]-[.B62])/[.E6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35" calcext:value-type="float">
            <text:p>274.35</text:p>
          </table:table-cell>
          <table:table-cell office:value-type="float" office:value="278.58" calcext:value-type="float">
            <text:p>278.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3]-[.D63])/[.F63])/(([.A63]-[.B63])/[.E6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78" calcext:value-type="float">
            <text:p>274.78</text:p>
          </table:table-cell>
          <table:table-cell office:value-type="float" office:value="277.48" calcext:value-type="float">
            <text:p>277.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4]-[.D64])/[.F64])/(([.A64]-[.B64])/[.E6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62" calcext:value-type="float">
            <text:p>274.62</text:p>
          </table:table-cell>
          <table:table-cell office:value-type="float" office:value="276.49" calcext:value-type="float">
            <text:p>276.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5]-[.D65])/[.F65])/(([.A65]-[.B65])/[.E6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31" calcext:value-type="float">
            <text:p>274.31</text:p>
          </table:table-cell>
          <table:table-cell office:value-type="float" office:value="274.88" calcext:value-type="float">
            <text:p>274.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6]-[.D66])/[.F66])/(([.A66]-[.B66])/[.E6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54" calcext:value-type="float">
            <text:p>274.54</text:p>
          </table:table-cell>
          <table:table-cell office:value-type="float" office:value="275.54" calcext:value-type="float">
            <text:p>275.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7]-[.D67])/[.F67])/(([.A67]-[.B67])/[.E6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5.11" calcext:value-type="float">
            <text:p>275.11</text:p>
          </table:table-cell>
          <table:table-cell office:value-type="float" office:value="276.41" calcext:value-type="float">
            <text:p>276.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8]-[.D68])/[.F68])/(([.A68]-[.B68])/[.E6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68" calcext:value-type="float">
            <text:p>274.68</text:p>
          </table:table-cell>
          <table:table-cell office:value-type="float" office:value="276.06" calcext:value-type="float">
            <text:p>276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9]-[.D69])/[.F69])/(([.A69]-[.B69])/[.E6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6" calcext:value-type="float">
            <text:p>274.6</text:p>
          </table:table-cell>
          <table:table-cell office:value-type="float" office:value="276.15" calcext:value-type="float">
            <text:p>276.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0]-[.D70])/[.F70])/(([.A70]-[.B70])/[.E7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34" calcext:value-type="float">
            <text:p>274.34</text:p>
          </table:table-cell>
          <table:table-cell office:value-type="float" office:value="276.81" calcext:value-type="float">
            <text:p>276.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1]-[.D71])/[.F71])/(([.A71]-[.B71])/[.E7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24" calcext:value-type="float">
            <text:p>274.24</text:p>
          </table:table-cell>
          <table:table-cell office:value-type="float" office:value="275.94" calcext:value-type="float">
            <text:p>275.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2]-[.D72])/[.F72])/(([.A72]-[.B72])/[.E7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63" calcext:value-type="float">
            <text:p>273.63</text:p>
          </table:table-cell>
          <table:table-cell office:value-type="float" office:value="275.55" calcext:value-type="float">
            <text:p>275.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3]-[.D73])/[.F73])/(([.A73]-[.B73])/[.E7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19" calcext:value-type="float">
            <text:p>273.19</text:p>
          </table:table-cell>
          <table:table-cell office:value-type="float" office:value="275.71" calcext:value-type="float">
            <text:p>275.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4]-[.D74])/[.F74])/(([.A74]-[.B74])/[.E7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45" calcext:value-type="float">
            <text:p>273.45</text:p>
          </table:table-cell>
          <table:table-cell office:value-type="float" office:value="276.52" calcext:value-type="float">
            <text:p>276.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5]-[.D75])/[.F75])/(([.A75]-[.B75])/[.E7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46" calcext:value-type="float">
            <text:p>273.46</text:p>
          </table:table-cell>
          <table:table-cell office:value-type="float" office:value="275.31" calcext:value-type="float">
            <text:p>275.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6]-[.D76])/[.F76])/(([.A76]-[.B76])/[.E7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17" calcext:value-type="float">
            <text:p>273.17</text:p>
          </table:table-cell>
          <table:table-cell office:value-type="float" office:value="275.45" calcext:value-type="float">
            <text:p>275.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7]-[.D77])/[.F77])/(([.A77]-[.B77])/[.E7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7" calcext:value-type="float">
            <text:p>272.7</text:p>
          </table:table-cell>
          <table:table-cell office:value-type="float" office:value="274.56" calcext:value-type="float">
            <text:p>274.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8]-[.D78])/[.F78])/(([.A78]-[.B78])/[.E7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27" calcext:value-type="float">
            <text:p>273.27</text:p>
          </table:table-cell>
          <table:table-cell office:value-type="float" office:value="273.61" calcext:value-type="float">
            <text:p>273.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9]-[.D79])/[.F79])/(([.A79]-[.B79])/[.E7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274.28" calcext:value-type="float">
            <text:p>274.2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0]-[.D80])/[.F80])/(([.A80]-[.B80])/[.E8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29" calcext:value-type="float">
            <text:p>273.29</text:p>
          </table:table-cell>
          <table:table-cell office:value-type="float" office:value="274.99" calcext:value-type="float">
            <text:p>274.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1]-[.D81])/[.F81])/(([.A81]-[.B81])/[.E8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1" calcext:value-type="float">
            <text:p>272.91</text:p>
          </table:table-cell>
          <table:table-cell office:value-type="float" office:value="273.55" calcext:value-type="float">
            <text:p>273.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2]-[.D82])/[.F82])/(([.A82]-[.B82])/[.E8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17" calcext:value-type="float">
            <text:p>273.17</text:p>
          </table:table-cell>
          <table:table-cell office:value-type="float" office:value="273.77" calcext:value-type="float">
            <text:p>273.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3]-[.D83])/[.F83])/(([.A83]-[.B83])/[.E8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45" calcext:value-type="float">
            <text:p>272.45</text:p>
          </table:table-cell>
          <table:table-cell office:value-type="float" office:value="274.78" calcext:value-type="float">
            <text:p>274.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4]-[.D84])/[.F84])/(([.A84]-[.B84])/[.E8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61" calcext:value-type="float">
            <text:p>272.61</text:p>
          </table:table-cell>
          <table:table-cell office:value-type="float" office:value="273.96" calcext:value-type="float">
            <text:p>273.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5]-[.D85])/[.F85])/(([.A85]-[.B85])/[.E8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6" calcext:value-type="float">
            <text:p>271.6</text:p>
          </table:table-cell>
          <table:table-cell office:value-type="float" office:value="273.22" calcext:value-type="float">
            <text:p>273.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6]-[.D86])/[.F86])/(([.A86]-[.B86])/[.E8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23" calcext:value-type="float">
            <text:p>272.23</text:p>
          </table:table-cell>
          <table:table-cell office:value-type="float" office:value="274.56" calcext:value-type="float">
            <text:p>274.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7]-[.D87])/[.F87])/(([.A87]-[.B87])/[.E8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59" calcext:value-type="float">
            <text:p>273.59</text:p>
          </table:table-cell>
          <table:table-cell office:value-type="float" office:value="275.48" calcext:value-type="float">
            <text:p>275.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8]-[.D88])/[.F88])/(([.A88]-[.B88])/[.E8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65" calcext:value-type="float">
            <text:p>273.65</text:p>
          </table:table-cell>
          <table:table-cell office:value-type="float" office:value="274.86" calcext:value-type="float">
            <text:p>274.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9]-[.D89])/[.F89])/(([.A89]-[.B89])/[.E8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46" calcext:value-type="float">
            <text:p>272.46</text:p>
          </table:table-cell>
          <table:table-cell office:value-type="float" office:value="275.31" calcext:value-type="float">
            <text:p>275.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0]-[.D90])/[.F90])/(([.A90]-[.B90])/[.E9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5" calcext:value-type="float">
            <text:p>273.5</text:p>
          </table:table-cell>
          <table:table-cell office:value-type="float" office:value="275.37" calcext:value-type="float">
            <text:p>275.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1]-[.D91])/[.F91])/(([.A91]-[.B91])/[.E9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76" calcext:value-type="float">
            <text:p>273.76</text:p>
          </table:table-cell>
          <table:table-cell office:value-type="float" office:value="274.57" calcext:value-type="float">
            <text:p>274.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2]-[.D92])/[.F92])/(([.A92]-[.B92])/[.E9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4.03" calcext:value-type="float">
            <text:p>274.03</text:p>
          </table:table-cell>
          <table:table-cell office:value-type="float" office:value="275.21" calcext:value-type="float">
            <text:p>275.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3]-[.D93])/[.F93])/(([.A93]-[.B93])/[.E9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91" calcext:value-type="float">
            <text:p>273.91</text:p>
          </table:table-cell>
          <table:table-cell office:value-type="float" office:value="276.51" calcext:value-type="float">
            <text:p>276.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4]-[.D94])/[.F94])/(([.A94]-[.B94])/[.E9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83" calcext:value-type="float">
            <text:p>272.83</text:p>
          </table:table-cell>
          <table:table-cell office:value-type="float" office:value="274.56" calcext:value-type="float">
            <text:p>274.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5]-[.D95])/[.F95])/(([.A95]-[.B95])/[.E9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29" calcext:value-type="float">
            <text:p>273.29</text:p>
          </table:table-cell>
          <table:table-cell office:value-type="float" office:value="273.96" calcext:value-type="float">
            <text:p>273.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6]-[.D96])/[.F96])/(([.A96]-[.B96])/[.E9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59" calcext:value-type="float">
            <text:p>273.59</text:p>
          </table:table-cell>
          <table:table-cell office:value-type="float" office:value="274.87" calcext:value-type="float">
            <text:p>274.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7]-[.D97])/[.F97])/(([.A97]-[.B97])/[.E9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33" calcext:value-type="float">
            <text:p>273.33</text:p>
          </table:table-cell>
          <table:table-cell office:value-type="float" office:value="276.35" calcext:value-type="float">
            <text:p>276.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8]-[.D98])/[.F98])/(([.A98]-[.B98])/[.E9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54" calcext:value-type="float">
            <text:p>273.54</text:p>
          </table:table-cell>
          <table:table-cell office:value-type="float" office:value="276.25" calcext:value-type="float">
            <text:p>276.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9]-[.D99])/[.F99])/(([.A99]-[.B99])/[.E9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06" calcext:value-type="float">
            <text:p>273.06</text:p>
          </table:table-cell>
          <table:table-cell office:value-type="float" office:value="275.47" calcext:value-type="float">
            <text:p>275.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0]-[.D100])/[.F100])/(([.A100]-[.B100])/[.E10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79" calcext:value-type="float">
            <text:p>272.79</text:p>
          </table:table-cell>
          <table:table-cell office:value-type="float" office:value="273.07" calcext:value-type="float">
            <text:p>273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1]-[.D101])/[.F101])/(([.A101]-[.B101])/[.E10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32" calcext:value-type="float">
            <text:p>272.32</text:p>
          </table:table-cell>
          <table:table-cell office:value-type="float" office:value="273.85" calcext:value-type="float">
            <text:p>273.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2]-[.D102])/[.F102])/(([.A102]-[.B102])/[.E10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62" calcext:value-type="float">
            <text:p>272.62</text:p>
          </table:table-cell>
          <table:table-cell office:value-type="float" office:value="274.38" calcext:value-type="float">
            <text:p>274.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3]-[.D103])/[.F103])/(([.A103]-[.B103])/[.E10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32" calcext:value-type="float">
            <text:p>273.32</text:p>
          </table:table-cell>
          <table:table-cell office:value-type="float" office:value="275.74" calcext:value-type="float">
            <text:p>275.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4]-[.D104])/[.F104])/(([.A104]-[.B104])/[.E10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1" calcext:value-type="float">
            <text:p>272.91</text:p>
          </table:table-cell>
          <table:table-cell office:value-type="float" office:value="275.84" calcext:value-type="float">
            <text:p>275.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5]-[.D105])/[.F105])/(([.A105]-[.B105])/[.E10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83" calcext:value-type="float">
            <text:p>272.83</text:p>
          </table:table-cell>
          <table:table-cell office:value-type="float" office:value="275.71" calcext:value-type="float">
            <text:p>275.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6]-[.D106])/[.F106])/(([.A106]-[.B106])/[.E10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6" calcext:value-type="float">
            <text:p>272.96</text:p>
          </table:table-cell>
          <table:table-cell office:value-type="float" office:value="275.25" calcext:value-type="float">
            <text:p>275.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7]-[.D107])/[.F107])/(([.A107]-[.B107])/[.E10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32" calcext:value-type="float">
            <text:p>272.32</text:p>
          </table:table-cell>
          <table:table-cell office:value-type="float" office:value="272.64" calcext:value-type="float">
            <text:p>272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8]-[.D108])/[.F108])/(([.A108]-[.B108])/[.E10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22" calcext:value-type="float">
            <text:p>271.22</text:p>
          </table:table-cell>
          <table:table-cell office:value-type="float" office:value="271.9" calcext:value-type="float">
            <text:p>271.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9]-[.D109])/[.F109])/(([.A109]-[.B109])/[.E10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2" calcext:value-type="float">
            <text:p>272.92</text:p>
          </table:table-cell>
          <table:table-cell office:value-type="float" office:value="274.82" calcext:value-type="float">
            <text:p>274.8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0]-[.D110])/[.F110])/(([.A110]-[.B110])/[.E11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3" calcext:value-type="float">
            <text:p>272.93</text:p>
          </table:table-cell>
          <table:table-cell office:value-type="float" office:value="275.64" calcext:value-type="float">
            <text:p>275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1]-[.D111])/[.F111])/(([.A111]-[.B111])/[.E11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7" calcext:value-type="float">
            <text:p>272.97</text:p>
          </table:table-cell>
          <table:table-cell office:value-type="float" office:value="275.71" calcext:value-type="float">
            <text:p>275.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2]-[.D112])/[.F112])/(([.A112]-[.B112])/[.E11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52" calcext:value-type="float">
            <text:p>273.52</text:p>
          </table:table-cell>
          <table:table-cell office:value-type="float" office:value="276.09" calcext:value-type="float">
            <text:p>276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3]-[.D113])/[.F113])/(([.A113]-[.B113])/[.E11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61" calcext:value-type="float">
            <text:p>272.61</text:p>
          </table:table-cell>
          <table:table-cell office:value-type="float" office:value="276.41" calcext:value-type="float">
            <text:p>276.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4]-[.D114])/[.F114])/(([.A114]-[.B114])/[.E11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4" calcext:value-type="float">
            <text:p>272.4</text:p>
          </table:table-cell>
          <table:table-cell office:value-type="float" office:value="274.51" calcext:value-type="float">
            <text:p>274.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5]-[.D115])/[.F115])/(([.A115]-[.B115])/[.E11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85" calcext:value-type="float">
            <text:p>271.85</text:p>
          </table:table-cell>
          <table:table-cell office:value-type="float" office:value="274.76" calcext:value-type="float">
            <text:p>274.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6]-[.D116])/[.F116])/(([.A116]-[.B116])/[.E11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37" calcext:value-type="float">
            <text:p>272.37</text:p>
          </table:table-cell>
          <table:table-cell office:value-type="float" office:value="275.01" calcext:value-type="float">
            <text:p>275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7]-[.D117])/[.F117])/(([.A117]-[.B117])/[.E11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68" calcext:value-type="float">
            <text:p>271.68</text:p>
          </table:table-cell>
          <table:table-cell office:value-type="float" office:value="275.01" calcext:value-type="float">
            <text:p>275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8]-[.D118])/[.F118])/(([.A118]-[.B118])/[.E11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19" calcext:value-type="float">
            <text:p>272.19</text:p>
          </table:table-cell>
          <table:table-cell office:value-type="float" office:value="275.23" calcext:value-type="float">
            <text:p>275.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9]-[.D119])/[.F119])/(([.A119]-[.B119])/[.E11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8" calcext:value-type="float">
            <text:p>272.98</text:p>
          </table:table-cell>
          <table:table-cell office:value-type="float" office:value="276.76" calcext:value-type="float">
            <text:p>276.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0]-[.D120])/[.F120])/(([.A120]-[.B120])/[.E12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4" calcext:value-type="float">
            <text:p>272.94</text:p>
          </table:table-cell>
          <table:table-cell office:value-type="float" office:value="274.55" calcext:value-type="float">
            <text:p>274.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1]-[.D121])/[.F121])/(([.A121]-[.B121])/[.E12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54" calcext:value-type="float">
            <text:p>272.54</text:p>
          </table:table-cell>
          <table:table-cell office:value-type="float" office:value="273.93" calcext:value-type="float">
            <text:p>273.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2]-[.D122])/[.F122])/(([.A122]-[.B122])/[.E12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02" calcext:value-type="float">
            <text:p>272.02</text:p>
          </table:table-cell>
          <table:table-cell office:value-type="float" office:value="275.14" calcext:value-type="float">
            <text:p>275.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3]-[.D123])/[.F123])/(([.A123]-[.B123])/[.E12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6" calcext:value-type="float">
            <text:p>272.6</text:p>
          </table:table-cell>
          <table:table-cell office:value-type="float" office:value="275.27" calcext:value-type="float">
            <text:p>275.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4]-[.D124])/[.F124])/(([.A124]-[.B124])/[.E12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17" calcext:value-type="float">
            <text:p>272.17</text:p>
          </table:table-cell>
          <table:table-cell office:value-type="float" office:value="275.52" calcext:value-type="float">
            <text:p>275.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5]-[.D125])/[.F125])/(([.A125]-[.B125])/[.E12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68" calcext:value-type="float">
            <text:p>272.68</text:p>
          </table:table-cell>
          <table:table-cell office:value-type="float" office:value="275.67" calcext:value-type="float">
            <text:p>275.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6]-[.D126])/[.F126])/(([.A126]-[.B126])/[.E12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43" calcext:value-type="float">
            <text:p>271.43</text:p>
          </table:table-cell>
          <table:table-cell office:value-type="float" office:value="273.81" calcext:value-type="float">
            <text:p>273.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7]-[.D127])/[.F127])/(([.A127]-[.B127])/[.E12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17" calcext:value-type="float">
            <text:p>271.17</text:p>
          </table:table-cell>
          <table:table-cell office:value-type="float" office:value="273.1" calcext:value-type="float">
            <text:p>273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8]-[.D128])/[.F128])/(([.A128]-[.B128])/[.E12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274.71" calcext:value-type="float">
            <text:p>274.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9]-[.D129])/[.F129])/(([.A129]-[.B129])/[.E12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6" calcext:value-type="float">
            <text:p>272.96</text:p>
          </table:table-cell>
          <table:table-cell office:value-type="float" office:value="276.59" calcext:value-type="float">
            <text:p>276.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0]-[.D130])/[.F130])/(([.A130]-[.B130])/[.E13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03" calcext:value-type="float">
            <text:p>272.03</text:p>
          </table:table-cell>
          <table:table-cell office:value-type="float" office:value="276.55" calcext:value-type="float">
            <text:p>276.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1]-[.D131])/[.F131])/(([.A131]-[.B131])/[.E13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23" calcext:value-type="float">
            <text:p>272.23</text:p>
          </table:table-cell>
          <table:table-cell office:value-type="float" office:value="274.71" calcext:value-type="float">
            <text:p>274.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2]-[.D132])/[.F132])/(([.A132]-[.B132])/[.E13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99" calcext:value-type="float">
            <text:p>272.99</text:p>
          </table:table-cell>
          <table:table-cell office:value-type="float" office:value="276.86" calcext:value-type="float">
            <text:p>276.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3]-[.D133])/[.F133])/(([.A133]-[.B133])/[.E13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61" calcext:value-type="float">
            <text:p>272.61</text:p>
          </table:table-cell>
          <table:table-cell office:value-type="float" office:value="275.7" calcext:value-type="float">
            <text:p>275.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4]-[.D134])/[.F134])/(([.A134]-[.B134])/[.E13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68" calcext:value-type="float">
            <text:p>272.68</text:p>
          </table:table-cell>
          <table:table-cell office:value-type="float" office:value="276.53" calcext:value-type="float">
            <text:p>276.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5]-[.D135])/[.F135])/(([.A135]-[.B135])/[.E13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25" calcext:value-type="float">
            <text:p>272.25</text:p>
          </table:table-cell>
          <table:table-cell office:value-type="float" office:value="276.31" calcext:value-type="float">
            <text:p>276.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6]-[.D136])/[.F136])/(([.A136]-[.B136])/[.E13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0.88" calcext:value-type="float">
            <text:p>270.88</text:p>
          </table:table-cell>
          <table:table-cell office:value-type="float" office:value="273.64" calcext:value-type="float">
            <text:p>273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7]-[.D137])/[.F137])/(([.A137]-[.B137])/[.E13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63" calcext:value-type="float">
            <text:p>272.63</text:p>
          </table:table-cell>
          <table:table-cell office:value-type="float" office:value="275.75" calcext:value-type="float">
            <text:p>275.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8]-[.D138])/[.F138])/(([.A138]-[.B138])/[.E13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274.99" calcext:value-type="float">
            <text:p>274.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9]-[.D139])/[.F139])/(([.A139]-[.B139])/[.E13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2.35" calcext:value-type="float">
            <text:p>272.35</text:p>
          </table:table-cell>
          <table:table-cell office:value-type="float" office:value="275.78" calcext:value-type="float">
            <text:p>275.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0]-[.D140])/[.F140])/(([.A140]-[.B140])/[.E14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59" calcext:value-type="float">
            <text:p>271.59</text:p>
          </table:table-cell>
          <table:table-cell office:value-type="float" office:value="273.24" calcext:value-type="float">
            <text:p>273.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1]-[.D141])/[.F141])/(([.A141]-[.B141])/[.E14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64" calcext:value-type="float">
            <text:p>271.64</text:p>
          </table:table-cell>
          <table:table-cell office:value-type="float" office:value="274.87" calcext:value-type="float">
            <text:p>274.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2]-[.D142])/[.F142])/(([.A142]-[.B142])/[.E14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59" calcext:value-type="float">
            <text:p>271.59</text:p>
          </table:table-cell>
          <table:table-cell office:value-type="float" office:value="275.01" calcext:value-type="float">
            <text:p>275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3]-[.D143])/[.F143])/(([.A143]-[.B143])/[.E14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0.74" calcext:value-type="float">
            <text:p>270.74</text:p>
          </table:table-cell>
          <table:table-cell office:value-type="float" office:value="273.25" calcext:value-type="float">
            <text:p>273.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4]-[.D144])/[.F144])/(([.A144]-[.B144])/[.E14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0.94" calcext:value-type="float">
            <text:p>270.94</text:p>
          </table:table-cell>
          <table:table-cell office:value-type="float" office:value="271.69" calcext:value-type="float">
            <text:p>271.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5]-[.D145])/[.F145])/(([.A145]-[.B145])/[.E14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38" calcext:value-type="float">
            <text:p>271.38</text:p>
          </table:table-cell>
          <table:table-cell office:value-type="float" office:value="273.11" calcext:value-type="float">
            <text:p>273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6]-[.D146])/[.F146])/(([.A146]-[.B146])/[.E14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61" calcext:value-type="float">
            <text:p>271.61</text:p>
          </table:table-cell>
          <table:table-cell office:value-type="float" office:value="274.04" calcext:value-type="float">
            <text:p>274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7]-[.D147])/[.F147])/(([.A147]-[.B147])/[.E14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0.49" calcext:value-type="float">
            <text:p>270.49</text:p>
          </table:table-cell>
          <table:table-cell office:value-type="float" office:value="274.63" calcext:value-type="float">
            <text:p>274.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8]-[.D148])/[.F148])/(([.A148]-[.B148])/[.E14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9.7" calcext:value-type="float">
            <text:p>269.7</text:p>
          </table:table-cell>
          <table:table-cell office:value-type="float" office:value="272.83" calcext:value-type="float">
            <text:p>272.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9]-[.D149])/[.F149])/(([.A149]-[.B149])/[.E14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0.27" calcext:value-type="float">
            <text:p>270.27</text:p>
          </table:table-cell>
          <table:table-cell office:value-type="float" office:value="272.98" calcext:value-type="float">
            <text:p>272.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0]-[.D150])/[.F150])/(([.A150]-[.B150])/[.E15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9.61" calcext:value-type="float">
            <text:p>269.61</text:p>
          </table:table-cell>
          <table:table-cell office:value-type="float" office:value="272.55" calcext:value-type="float">
            <text:p>272.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1]-[.D151])/[.F151])/(([.A151]-[.B151])/[.E15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8.49" calcext:value-type="float">
            <text:p>268.49</text:p>
          </table:table-cell>
          <table:table-cell office:value-type="float" office:value="271.01" calcext:value-type="float">
            <text:p>271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2]-[.D152])/[.F152])/(([.A152]-[.B152])/[.E15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0.32" calcext:value-type="float">
            <text:p>270.32</text:p>
          </table:table-cell>
          <table:table-cell office:value-type="float" office:value="272.04" calcext:value-type="float">
            <text:p>272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3]-[.D153])/[.F153])/(([.A153]-[.B153])/[.E15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35" calcext:value-type="float">
            <text:p>271.35</text:p>
          </table:table-cell>
          <table:table-cell office:value-type="float" office:value="272.29" calcext:value-type="float">
            <text:p>272.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4]-[.D154])/[.F154])/(([.A154]-[.B154])/[.E154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19" calcext:value-type="float">
            <text:p>271.19</text:p>
          </table:table-cell>
          <table:table-cell office:value-type="float" office:value="272.04" calcext:value-type="float">
            <text:p>272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5]-[.D155])/[.F155])/(([.A155]-[.B155])/[.E155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0.96" calcext:value-type="float">
            <text:p>270.96</text:p>
          </table:table-cell>
          <table:table-cell office:value-type="float" office:value="272.49" calcext:value-type="float">
            <text:p>272.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6]-[.D156])/[.F156])/(([.A156]-[.B156])/[.E156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9.82" calcext:value-type="float">
            <text:p>269.82</text:p>
          </table:table-cell>
          <table:table-cell office:value-type="float" office:value="274.5" calcext:value-type="float">
            <text:p>274.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7]-[.D157])/[.F157])/(([.A157]-[.B157])/[.E157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14" calcext:value-type="float">
            <text:p>271.14</text:p>
          </table:table-cell>
          <table:table-cell office:value-type="float" office:value="274.51" calcext:value-type="float">
            <text:p>274.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8]-[.D158])/[.F158])/(([.A158]-[.B158])/[.E158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53" calcext:value-type="float">
            <text:p>271.53</text:p>
          </table:table-cell>
          <table:table-cell office:value-type="float" office:value="274.9" calcext:value-type="float">
            <text:p>274.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9]-[.D159])/[.F159])/(([.A159]-[.B159])/[.E159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1.28" calcext:value-type="float">
            <text:p>271.28</text:p>
          </table:table-cell>
          <table:table-cell office:value-type="float" office:value="276.07" calcext:value-type="float">
            <text:p>276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0]-[.D160])/[.F160])/(([.A160]-[.B160])/[.E160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275.14" calcext:value-type="float">
            <text:p>275.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1]-[.D161])/[.F161])/(([.A161]-[.B161])/[.E161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7.84" calcext:value-type="float">
            <text:p>267.84</text:p>
          </table:table-cell>
          <table:table-cell office:value-type="float" office:value="273.95" calcext:value-type="float">
            <text:p>273.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2]-[.D162])/[.F162])/(([.A162]-[.B162])/[.E162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6.47" calcext:value-type="float">
            <text:p>266.47</text:p>
          </table:table-cell>
          <table:table-cell office:value-type="float" office:value="274.29" calcext:value-type="float">
            <text:p>274.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3]-[.D163])/[.F163])/(([.A163]-[.B163])/[.E163])" office:value-type="float" office:value="-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8.08" calcext:value-type="float">
            <text:p>268.08</text:p>
          </table:table-cell>
          <table:table-cell office:value-type="float" office:value="272.46" calcext:value-type="float">
            <text:p>272.46</text:p>
          </table:table-cell>
          <table:table-cell office:value-type="float" office:value="0.012941" calcext:value-type="float">
            <text:p>0.012941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4]-[.D164])/[.F164])/(([.A164]-[.B164])/[.E164])" office:value-type="float" office:value="-0.072671113098601" calcext:value-type="float">
            <text:p>-0.072671113098601</text:p>
          </table:table-cell>
          <table:table-cell table:number-columns-repeated="1014"/>
        </table:table-row>
        <table:table-row table:style-name="ro1">
          <table:table-cell office:value-type="float" office:value="270.55" calcext:value-type="float">
            <text:p>270.55</text:p>
          </table:table-cell>
          <table:table-cell office:value-type="float" office:value="270.93" calcext:value-type="float">
            <text:p>270.93</text:p>
          </table:table-cell>
          <table:table-cell office:value-type="float" office:value="0.026067" calcext:value-type="float">
            <text:p>0.026067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5]-[.D165])/[.F165])/(([.A165]-[.B165])/[.E165])" office:value-type="float" office:value="-1.68723486440865" calcext:value-type="float">
            <text:p>-1.68723486440865</text:p>
          </table:table-cell>
          <table:table-cell table:number-columns-repeated="1014"/>
        </table:table-row>
        <table:table-row table:style-name="ro1">
          <table:table-cell office:value-type="float" office:value="270.65" calcext:value-type="float">
            <text:p>270.65</text:p>
          </table:table-cell>
          <table:table-cell office:value-type="float" office:value="271.33" calcext:value-type="float">
            <text:p>271.33</text:p>
          </table:table-cell>
          <table:table-cell office:value-type="float" office:value="0.036942" calcext:value-type="float">
            <text:p>0.036942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6]-[.D166])/[.F166])/(([.A166]-[.B166])/[.E166])" office:value-type="float" office:value="-1.33622495070246" calcext:value-type="float">
            <text:p>-1.33622495070246</text:p>
          </table:table-cell>
          <table:table-cell table:number-columns-repeated="1014"/>
        </table:table-row>
        <table:table-row table:style-name="ro1">
          <table:table-cell office:value-type="float" office:value="269.56" calcext:value-type="float">
            <text:p>269.56</text:p>
          </table:table-cell>
          <table:table-cell office:value-type="float" office:value="271.49" calcext:value-type="float">
            <text:p>271.49</text:p>
          </table:table-cell>
          <table:table-cell office:value-type="float" office:value="0.054037" calcext:value-type="float">
            <text:p>0.054037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7]-[.D167])/[.F167])/(([.A167]-[.B167])/[.E167])" office:value-type="float" office:value="-0.688655478277451" calcext:value-type="float">
            <text:p>-0.688655478277451</text:p>
          </table:table-cell>
          <table:table-cell table:number-columns-repeated="1014"/>
        </table:table-row>
        <table:table-row table:style-name="ro1">
          <table:table-cell office:value-type="float" office:value="269.6" calcext:value-type="float">
            <text:p>269.6</text:p>
          </table:table-cell>
          <table:table-cell office:value-type="float" office:value="271.73" calcext:value-type="float">
            <text:p>271.73</text:p>
          </table:table-cell>
          <table:table-cell office:value-type="float" office:value="0.061032" calcext:value-type="float">
            <text:p>0.061032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8]-[.D168])/[.F168])/(([.A168]-[.B168])/[.E168])" office:value-type="float" office:value="-0.704767849641045" calcext:value-type="float">
            <text:p>-0.704767849641045</text:p>
          </table:table-cell>
          <table:table-cell table:number-columns-repeated="1014"/>
        </table:table-row>
        <table:table-row table:style-name="ro1">
          <table:table-cell office:value-type="float" office:value="269.78" calcext:value-type="float">
            <text:p>269.78</text:p>
          </table:table-cell>
          <table:table-cell office:value-type="float" office:value="271.16" calcext:value-type="float">
            <text:p>271.16</text:p>
          </table:table-cell>
          <table:table-cell office:value-type="float" office:value="0.071359" calcext:value-type="float">
            <text:p>0.071359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9]-[.D169])/[.F169])/(([.A169]-[.B169])/[.E169])" office:value-type="float" office:value="-1.27185544780495" calcext:value-type="float">
            <text:p>-1.27185544780495</text:p>
          </table:table-cell>
          <table:table-cell table:number-columns-repeated="1014"/>
        </table:table-row>
        <table:table-row table:style-name="ro1">
          <table:table-cell office:value-type="float" office:value="269.49" calcext:value-type="float">
            <text:p>269.49</text:p>
          </table:table-cell>
          <table:table-cell office:value-type="float" office:value="271.3" calcext:value-type="float">
            <text:p>271.3</text:p>
          </table:table-cell>
          <table:table-cell office:value-type="float" office:value="0.080199" calcext:value-type="float">
            <text:p>0.080199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0]-[.D170])/[.F170])/(([.A170]-[.B170])/[.E170])" office:value-type="float" office:value="-1.08982926018034" calcext:value-type="float">
            <text:p>-1.08982926018034</text:p>
          </table:table-cell>
          <table:table-cell table:number-columns-repeated="1014"/>
        </table:table-row>
        <table:table-row table:style-name="ro1">
          <table:table-cell office:value-type="float" office:value="263.97" calcext:value-type="float">
            <text:p>263.97</text:p>
          </table:table-cell>
          <table:table-cell office:value-type="float" office:value="268.25" calcext:value-type="float">
            <text:p>268.25</text:p>
          </table:table-cell>
          <table:table-cell office:value-type="float" office:value="0.099405" calcext:value-type="float">
            <text:p>0.099405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1]-[.D171])/[.F171])/(([.A171]-[.B171])/[.E171])" office:value-type="float" office:value="-0.571258330390571" calcext:value-type="float">
            <text:p>-0.571258330390571</text:p>
          </table:table-cell>
          <table:table-cell table:number-columns-repeated="1014"/>
        </table:table-row>
        <table:table-row table:style-name="ro1">
          <table:table-cell office:value-type="float" office:value="261.07" calcext:value-type="float">
            <text:p>261.07</text:p>
          </table:table-cell>
          <table:table-cell office:value-type="float" office:value="263.59" calcext:value-type="float">
            <text:p>263.59</text:p>
          </table:table-cell>
          <table:table-cell office:value-type="float" office:value="0.11659" calcext:value-type="float">
            <text:p>0.11659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2]-[.D172])/[.F172])/(([.A172]-[.B172])/[.E172])" office:value-type="float" office:value="-1.13796484881958" calcext:value-type="float">
            <text:p>-1.13796484881958</text:p>
          </table:table-cell>
          <table:table-cell table:number-columns-repeated="1014"/>
        </table:table-row>
        <table:table-row table:style-name="ro1">
          <table:table-cell office:value-type="float" office:value="259.96" calcext:value-type="float">
            <text:p>259.96</text:p>
          </table:table-cell>
          <table:table-cell office:value-type="float" office:value="264.08" calcext:value-type="float">
            <text:p>264.08</text:p>
          </table:table-cell>
          <table:table-cell office:value-type="float" office:value="0.12995" calcext:value-type="float">
            <text:p>0.12995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3]-[.D173])/[.F173])/(([.A173]-[.B173])/[.E173])" office:value-type="float" office:value="-0.77579531646942" calcext:value-type="float">
            <text:p>-0.77579531646942</text:p>
          </table:table-cell>
          <table:table-cell table:number-columns-repeated="1014"/>
        </table:table-row>
        <table:table-row table:style-name="ro1">
          <table:table-cell office:value-type="float" office:value="259.28" calcext:value-type="float">
            <text:p>259.28</text:p>
          </table:table-cell>
          <table:table-cell office:value-type="float" office:value="261.27" calcext:value-type="float">
            <text:p>261.27</text:p>
          </table:table-cell>
          <table:table-cell office:value-type="float" office:value="0.14143" calcext:value-type="float">
            <text:p>0.14143</text:p>
          </table:table-cell>
          <table:table-cell office:value-type="float" office:value="0.016728" calcext:value-type="float">
            <text:p>0.01672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4]-[.D174])/[.F174])/(([.A174]-[.B174])/[.E174])" office:value-type="float" office:value="-1.54130443492569" calcext:value-type="float">
            <text:p>-1.54130443492569</text:p>
          </table:table-cell>
          <table:table-cell table:number-columns-repeated="1014"/>
        </table:table-row>
        <table:table-row table:style-name="ro1">
          <table:table-cell office:value-type="float" office:value="261.15" calcext:value-type="float">
            <text:p>261.15</text:p>
          </table:table-cell>
          <table:table-cell office:value-type="float" office:value="265.55" calcext:value-type="float">
            <text:p>265.55</text:p>
          </table:table-cell>
          <table:table-cell office:value-type="float" office:value="0.15047" calcext:value-type="float">
            <text:p>0.15047</text:p>
          </table:table-cell>
          <table:table-cell office:value-type="float" office:value="0.062957" calcext:value-type="float">
            <text:p>0.06295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5]-[.D175])/[.F175])/(([.A175]-[.B175])/[.E175])" office:value-type="float" office:value="-0.489201726510851" calcext:value-type="float">
            <text:p>-0.489201726510851</text:p>
          </table:table-cell>
          <table:table-cell table:number-columns-repeated="1014"/>
        </table:table-row>
        <table:table-row table:style-name="ro1">
          <table:table-cell office:value-type="float" office:value="267.23" calcext:value-type="float">
            <text:p>267.23</text:p>
          </table:table-cell>
          <table:table-cell office:value-type="float" office:value="270.11" calcext:value-type="float">
            <text:p>270.11</text:p>
          </table:table-cell>
          <table:table-cell office:value-type="float" office:value="0.15629" calcext:value-type="float">
            <text:p>0.15629</text:p>
          </table:table-cell>
          <table:table-cell office:value-type="float" office:value="0.069414" calcext:value-type="float">
            <text:p>0.06941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6]-[.D176])/[.F176])/(([.A176]-[.B176])/[.E176])" office:value-type="float" office:value="-0.741951324558649" calcext:value-type="float">
            <text:p>-0.741951324558649</text:p>
          </table:table-cell>
          <table:table-cell table:number-columns-repeated="1014"/>
        </table:table-row>
        <table:table-row table:style-name="ro1">
          <table:table-cell office:value-type="float" office:value="269.49" calcext:value-type="float">
            <text:p>269.49</text:p>
          </table:table-cell>
          <table:table-cell office:value-type="float" office:value="272.78" calcext:value-type="float">
            <text:p>272.78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065617" calcext:value-type="float">
            <text:p>0.06561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7]-[.D177])/[.F177])/(([.A177]-[.B177])/[.E177])" office:value-type="float" office:value="-0.695145541725684" calcext:value-type="float">
            <text:p>-0.695145541725684</text:p>
          </table:table-cell>
          <table:table-cell table:number-columns-repeated="1014"/>
        </table:table-row>
        <table:table-row table:style-name="ro1">
          <table:table-cell office:value-type="float" office:value="270.65" calcext:value-type="float">
            <text:p>270.65</text:p>
          </table:table-cell>
          <table:table-cell office:value-type="float" office:value="274.39" calcext:value-type="float">
            <text:p>274.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061594" calcext:value-type="float">
            <text:p>0.06159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8]-[.D178])/[.F178])/(([.A178]-[.B178])/[.E178])" office:value-type="float" office:value="-0.640593005980505" calcext:value-type="float">
            <text:p>-0.640593005980505</text:p>
          </table:table-cell>
          <table:table-cell table:number-columns-repeated="1014"/>
        </table:table-row>
        <table:table-row table:style-name="ro1">
          <table:table-cell office:value-type="float" office:value="269.09" calcext:value-type="float">
            <text:p>269.09</text:p>
          </table:table-cell>
          <table:table-cell office:value-type="float" office:value="274.25" calcext:value-type="float">
            <text:p>274.25</text:p>
          </table:table-cell>
          <table:table-cell office:value-type="float" office:value="0.15878" calcext:value-type="float">
            <text:p>0.15878</text:p>
          </table:table-cell>
          <table:table-cell office:value-type="float" office:value="0.060135" calcext:value-type="float">
            <text:p>0.06013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9]-[.D179])/[.F179])/(([.A179]-[.B179])/[.E179])" office:value-type="float" office:value="-0.470211732377208" calcext:value-type="float">
            <text:p>-0.470211732377208</text:p>
          </table:table-cell>
          <table:table-cell table:number-columns-repeated="1014"/>
        </table:table-row>
        <table:table-row table:style-name="ro1">
          <table:table-cell office:value-type="float" office:value="266.21" calcext:value-type="float">
            <text:p>266.21</text:p>
          </table:table-cell>
          <table:table-cell office:value-type="float" office:value="273.21" calcext:value-type="float">
            <text:p>273.21</text:p>
          </table:table-cell>
          <table:table-cell office:value-type="float" office:value="0.15924" calcext:value-type="float">
            <text:p>0.15924</text:p>
          </table:table-cell>
          <table:table-cell office:value-type="float" office:value="0.059935" calcext:value-type="float">
            <text:p>0.05993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0]-[.D180])/[.F180])/(([.A180]-[.B180])/[.E180])" office:value-type="float" office:value="-0.348932290525172" calcext:value-type="float">
            <text:p>-0.348932290525172</text:p>
          </table:table-cell>
          <table:table-cell table:number-columns-repeated="1014"/>
        </table:table-row>
        <table:table-row table:style-name="ro1">
          <table:table-cell office:value-type="float" office:value="262.84" calcext:value-type="float">
            <text:p>262.84</text:p>
          </table:table-cell>
          <table:table-cell office:value-type="float" office:value="270.33" calcext:value-type="float">
            <text:p>270.33</text:p>
          </table:table-cell>
          <table:table-cell office:value-type="float" office:value="0.16193" calcext:value-type="float">
            <text:p>0.16193</text:p>
          </table:table-cell>
          <table:table-cell office:value-type="float" office:value="0.064677" calcext:value-type="float">
            <text:p>0.06467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1]-[.D181])/[.F181])/(([.A181]-[.B181])/[.E181])" office:value-type="float" office:value="-0.319366438339398" calcext:value-type="float">
            <text:p>-0.319366438339398</text:p>
          </table:table-cell>
          <table:table-cell table:number-columns-repeated="1014"/>
        </table:table-row>
        <table:table-row table:style-name="ro1">
          <table:table-cell office:value-type="float" office:value="261.11" calcext:value-type="float">
            <text:p>261.11</text:p>
          </table:table-cell>
          <table:table-cell office:value-type="float" office:value="265.34" calcext:value-type="float">
            <text:p>265.34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085838" calcext:value-type="float">
            <text:p>0.08583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2]-[.D182])/[.F182])/(([.A182]-[.B182])/[.E182])" office:value-type="float" office:value="-0.469956121983435" calcext:value-type="float">
            <text:p>-0.469956121983435</text:p>
          </table:table-cell>
          <table:table-cell table:number-columns-repeated="1014"/>
        </table:table-row>
        <table:table-row table:style-name="ro1">
          <table:table-cell office:value-type="float" office:value="262.3" calcext:value-type="float">
            <text:p>262.3</text:p>
          </table:table-cell>
          <table:table-cell office:value-type="float" office:value="261.64" calcext:value-type="float">
            <text:p>261.64</text:p>
          </table:table-cell>
          <table:table-cell office:value-type="float" office:value="0.17248" calcext:value-type="float">
            <text:p>0.17248</text:p>
          </table:table-cell>
          <table:table-cell office:value-type="float" office:value="0.11974" calcext:value-type="float">
            <text:p>0.1197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3]-[.D183])/[.F183])/(([.A183]-[.B183])/[.E183])" office:value-type="float" office:value="1.96546029779815" calcext:value-type="float">
            <text:p>1.96546029779815</text:p>
          </table:table-cell>
          <table:table-cell table:number-columns-repeated="1014"/>
        </table:table-row>
        <table:table-row table:style-name="ro1">
          <table:table-cell office:value-type="float" office:value="256.81" calcext:value-type="float">
            <text:p>256.81</text:p>
          </table:table-cell>
          <table:table-cell office:value-type="float" office:value="262.34" calcext:value-type="float">
            <text:p>262.34</text:p>
          </table:table-cell>
          <table:table-cell office:value-type="float" office:value="0.17802" calcext:value-type="float">
            <text:p>0.17802</text:p>
          </table:table-cell>
          <table:table-cell office:value-type="float" office:value="0.14772" calcext:value-type="float">
            <text:p>0.1477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4]-[.D184])/[.F184])/(([.A184]-[.B184])/[.E184])" office:value-type="float" office:value="-0.13476762745273" calcext:value-type="float">
            <text:p>-0.13476762745273</text:p>
          </table:table-cell>
          <table:table-cell table:number-columns-repeated="1014"/>
        </table:table-row>
        <table:table-row table:style-name="ro1">
          <table:table-cell office:value-type="float" office:value="257.27" calcext:value-type="float">
            <text:p>257.27</text:p>
          </table:table-cell>
          <table:table-cell office:value-type="float" office:value="260.13" calcext:value-type="float">
            <text:p>260.13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17195" calcext:value-type="float">
            <text:p>0.1719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5]-[.D185])/[.F185])/(([.A185]-[.B185])/[.E185])" office:value-type="float" office:value="-0.121691009074319" calcext:value-type="float">
            <text:p>-0.121691009074319</text:p>
          </table:table-cell>
          <table:table-cell table:number-columns-repeated="1014"/>
        </table:table-row>
        <table:table-row table:style-name="ro1">
          <table:table-cell office:value-type="float" office:value="257.3" calcext:value-type="float">
            <text:p>257.3</text:p>
          </table:table-cell>
          <table:table-cell office:value-type="float" office:value="260.56" calcext:value-type="float">
            <text:p>260.56</text:p>
          </table:table-cell>
          <table:table-cell office:value-type="float" office:value="0.19399" calcext:value-type="float">
            <text:p>0.19399</text:p>
          </table:table-cell>
          <table:table-cell office:value-type="float" office:value="0.19418" calcext:value-type="float">
            <text:p>0.1941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6]-[.D186])/[.F186])/(([.A186]-[.B186])/[.E186])" office:value-type="float" office:value="0.00143352108935775" calcext:value-type="float">
            <text:p>0.001433521089358</text:p>
          </table:table-cell>
          <table:table-cell table:number-columns-repeated="1014"/>
        </table:table-row>
        <table:table-row table:style-name="ro1">
          <table:table-cell office:value-type="float" office:value="257.28" calcext:value-type="float">
            <text:p>257.28</text:p>
          </table:table-cell>
          <table:table-cell office:value-type="float" office:value="264.65" calcext:value-type="float">
            <text:p>264.65</text:p>
          </table:table-cell>
          <table:table-cell office:value-type="float" office:value="0.20193" calcext:value-type="float">
            <text:p>0.20193</text:p>
          </table:table-cell>
          <table:table-cell office:value-type="float" office:value="0.21438" calcext:value-type="float">
            <text:p>0.2143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7]-[.D187])/[.F187])/(([.A187]-[.B187])/[.E187])" office:value-type="float" office:value="0.0415498967748084" calcext:value-type="float">
            <text:p>0.041549896774808</text:p>
          </table:table-cell>
          <table:table-cell table:number-columns-repeated="1014"/>
        </table:table-row>
        <table:table-row table:style-name="ro1">
          <table:table-cell office:value-type="float" office:value="262.81" calcext:value-type="float">
            <text:p>262.81</text:p>
          </table:table-cell>
          <table:table-cell office:value-type="float" office:value="263.45" calcext:value-type="float">
            <text:p>263.45</text:p>
          </table:table-cell>
          <table:table-cell office:value-type="float" office:value="0.20883" calcext:value-type="float">
            <text:p>0.20883</text:p>
          </table:table-cell>
          <table:table-cell office:value-type="float" office:value="0.2292" calcext:value-type="float">
            <text:p>0.229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8]-[.D188])/[.F188])/(([.A188]-[.B188])/[.E188])" office:value-type="float" office:value="0.78285105398119" calcext:value-type="float">
            <text:p>0.78285105398119</text:p>
          </table:table-cell>
          <table:table-cell table:number-columns-repeated="1014"/>
        </table:table-row>
        <table:table-row table:style-name="ro1">
          <table:table-cell office:value-type="float" office:value="253.91" calcext:value-type="float">
            <text:p>253.91</text:p>
          </table:table-cell>
          <table:table-cell office:value-type="float" office:value="260.55" calcext:value-type="float">
            <text:p>260.55</text:p>
          </table:table-cell>
          <table:table-cell office:value-type="float" office:value="0.21422" calcext:value-type="float">
            <text:p>0.21422</text:p>
          </table:table-cell>
          <table:table-cell office:value-type="float" office:value="0.24482" calcext:value-type="float">
            <text:p>0.2448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9]-[.D189])/[.F189])/(([.A189]-[.B189])/[.E189])" office:value-type="float" office:value="0.113349976054197" calcext:value-type="float">
            <text:p>0.113349976054197</text:p>
          </table:table-cell>
          <table:table-cell table:number-columns-repeated="1014"/>
        </table:table-row>
        <table:table-row table:style-name="ro1">
          <table:table-cell office:value-type="float" office:value="251.36" calcext:value-type="float">
            <text:p>251.36</text:p>
          </table:table-cell>
          <table:table-cell office:value-type="float" office:value="262.79" calcext:value-type="float">
            <text:p>262.79</text:p>
          </table:table-cell>
          <table:table-cell office:value-type="float" office:value="0.22181" calcext:value-type="float">
            <text:p>0.22181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0]-[.D190])/[.F190])/(([.A190]-[.B190])/[.E190])" office:value-type="float" office:value="0.0952430434833632" calcext:value-type="float">
            <text:p>0.095243043483363</text:p>
          </table:table-cell>
          <table:table-cell table:number-columns-repeated="1014"/>
        </table:table-row>
        <table:table-row table:style-name="ro1">
          <table:table-cell office:value-type="float" office:value="252.43" calcext:value-type="float">
            <text:p>252.43</text:p>
          </table:table-cell>
          <table:table-cell office:value-type="float" office:value="266.12" calcext:value-type="float">
            <text:p>266.12</text:p>
          </table:table-cell>
          <table:table-cell office:value-type="float" office:value="0.23064" calcext:value-type="float">
            <text:p>0.23064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1]-[.D191])/[.F191])/(([.A191]-[.B191])/[.E191])" office:value-type="float" office:value="0.100756400128123" calcext:value-type="float">
            <text:p>0.100756400128123</text:p>
          </table:table-cell>
          <table:table-cell table:number-columns-repeated="1014"/>
        </table:table-row>
        <table:table-row table:style-name="ro1">
          <table:table-cell office:value-type="float" office:value="254.83" calcext:value-type="float">
            <text:p>254.83</text:p>
          </table:table-cell>
          <table:table-cell office:value-type="float" office:value="267.44" calcext:value-type="float">
            <text:p>267.44</text:p>
          </table:table-cell>
          <table:table-cell office:value-type="float" office:value="0.23909" calcext:value-type="float">
            <text:p>0.23909</text:p>
          </table:table-cell>
          <table:table-cell office:value-type="float" office:value="0.30489" calcext:value-type="float">
            <text:p>0.3048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2]-[.D192])/[.F192])/(([.A192]-[.B192])/[.E192])" office:value-type="float" office:value="0.128344981775516" calcext:value-type="float">
            <text:p>0.128344981775516</text:p>
          </table:table-cell>
          <table:table-cell table:number-columns-repeated="1014"/>
        </table:table-row>
        <table:table-row table:style-name="ro1">
          <table:table-cell office:value-type="float" office:value="252.64" calcext:value-type="float">
            <text:p>252.64</text:p>
          </table:table-cell>
          <table:table-cell office:value-type="float" office:value="262.58" calcext:value-type="float">
            <text:p>262.58</text:p>
          </table:table-cell>
          <table:table-cell office:value-type="float" office:value="0.24661" calcext:value-type="float">
            <text:p>0.24661</text:p>
          </table:table-cell>
          <table:table-cell office:value-type="float" office:value="0.31862" calcext:value-type="float">
            <text:p>0.3186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3]-[.D193])/[.F193])/(([.A193]-[.B193])/[.E193])" office:value-type="float" office:value="0.178186382972345" calcext:value-type="float">
            <text:p>0.178186382972345</text:p>
          </table:table-cell>
          <table:table-cell table:number-columns-repeated="1014"/>
        </table:table-row>
        <table:table-row table:style-name="ro1">
          <table:table-cell office:value-type="float" office:value="253.65" calcext:value-type="float">
            <text:p>253.65</text:p>
          </table:table-cell>
          <table:table-cell office:value-type="float" office:value="262.66" calcext:value-type="float">
            <text:p>262.66</text:p>
          </table:table-cell>
          <table:table-cell office:value-type="float" office:value="0.25426" calcext:value-type="float">
            <text:p>0.25426</text:p>
          </table:table-cell>
          <table:table-cell office:value-type="float" office:value="0.33478" calcext:value-type="float">
            <text:p>0.3347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4]-[.D194])/[.F194])/(([.A194]-[.B194])/[.E194])" office:value-type="float" office:value="0.219809804927384" calcext:value-type="float">
            <text:p>0.219809804927384</text:p>
          </table:table-cell>
          <table:table-cell table:number-columns-repeated="1014"/>
        </table:table-row>
        <table:table-row table:style-name="ro1">
          <table:table-cell office:value-type="float" office:value="254.46" calcext:value-type="float">
            <text:p>254.46</text:p>
          </table:table-cell>
          <table:table-cell office:value-type="float" office:value="262.57" calcext:value-type="float">
            <text:p>262.57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35465" calcext:value-type="float">
            <text:p>0.3546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5]-[.D195])/[.F195])/(([.A195]-[.B195])/[.E195])" office:value-type="float" office:value="0.282780524869756" calcext:value-type="float">
            <text:p>0.282780524869756</text:p>
          </table:table-cell>
          <table:table-cell table:number-columns-repeated="1014"/>
        </table:table-row>
        <table:table-row table:style-name="ro1">
          <table:table-cell office:value-type="float" office:value="253.5" calcext:value-type="float">
            <text:p>253.5</text:p>
          </table:table-cell>
          <table:table-cell office:value-type="float" office:value="261.96" calcext:value-type="float">
            <text:p>261.96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36946" calcext:value-type="float">
            <text:p>0.3694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6]-[.D196])/[.F196])/(([.A196]-[.B196])/[.E196])" office:value-type="float" office:value="0.294863712179602" calcext:value-type="float">
            <text:p>0.294863712179602</text:p>
          </table:table-cell>
          <table:table-cell table:number-columns-repeated="1014"/>
        </table:table-row>
        <table:table-row table:style-name="ro1">
          <table:table-cell office:value-type="float" office:value="257.74" calcext:value-type="float">
            <text:p>257.74</text:p>
          </table:table-cell>
          <table:table-cell office:value-type="float" office:value="268.4" calcext:value-type="float">
            <text:p>268.4</text:p>
          </table:table-cell>
          <table:table-cell office:value-type="float" office:value="0.27459" calcext:value-type="float">
            <text:p>0.27459</text:p>
          </table:table-cell>
          <table:table-cell office:value-type="float" office:value="0.38202" calcext:value-type="float">
            <text:p>0.3820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7]-[.D197])/[.F197])/(([.A197]-[.B197])/[.E197])" office:value-type="float" office:value="0.247877128593288" calcext:value-type="float">
            <text:p>0.247877128593288</text:p>
          </table:table-cell>
          <table:table-cell table:number-columns-repeated="1014"/>
        </table:table-row>
        <table:table-row table:style-name="ro1">
          <table:table-cell office:value-type="float" office:value="267.56" calcext:value-type="float">
            <text:p>267.56</text:p>
          </table:table-cell>
          <table:table-cell office:value-type="float" office:value="274.69" calcext:value-type="float">
            <text:p>274.69</text:p>
          </table:table-cell>
          <table:table-cell office:value-type="float" office:value="0.27972" calcext:value-type="float">
            <text:p>0.27972</text:p>
          </table:table-cell>
          <table:table-cell office:value-type="float" office:value="0.40102" calcext:value-type="float">
            <text:p>0.4010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8]-[.D198])/[.F198])/(([.A198]-[.B198])/[.E198])" office:value-type="float" office:value="0.418445938239804" calcext:value-type="float">
            <text:p>0.418445938239804</text:p>
          </table:table-cell>
          <table:table-cell table:number-columns-repeated="1014"/>
        </table:table-row>
        <table:table-row table:style-name="ro1">
          <table:table-cell office:value-type="float" office:value="263.29" calcext:value-type="float">
            <text:p>263.29</text:p>
          </table:table-cell>
          <table:table-cell office:value-type="float" office:value="269.13" calcext:value-type="float">
            <text:p>269.13</text:p>
          </table:table-cell>
          <table:table-cell office:value-type="float" office:value="0.28255" calcext:value-type="float">
            <text:p>0.28255</text:p>
          </table:table-cell>
          <table:table-cell office:value-type="float" office:value="0.41843" calcext:value-type="float">
            <text:p>0.4184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9]-[.D199])/[.F199])/(([.A199]-[.B199])/[.E199])" office:value-type="float" office:value="0.572282909812105" calcext:value-type="float">
            <text:p>0.572282909812105</text:p>
          </table:table-cell>
          <table:table-cell table:number-columns-repeated="10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2.03" calcext:value-type="float">
            <text:p>262.03</text:p>
          </table:table-cell>
          <table:table-cell office:value-type="float" office:value="0.28488" calcext:value-type="float">
            <text:p>0.28488</text:p>
          </table:table-cell>
          <table:table-cell office:value-type="float" office:value="0.43067" calcext:value-type="float">
            <text:p>0.4306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0]-[.D200])/[.F200])/(([.A200]-[.B200])/[.E200])" office:value-type="float" office:value="0.889796668607758" calcext:value-type="float">
            <text:p>0.889796668607758</text:p>
          </table:table-cell>
          <table:table-cell table:number-columns-repeated="1014"/>
        </table:table-row>
        <table:table-row table:style-name="ro1">
          <table:table-cell office:value-type="float" office:value="255.93" calcext:value-type="float">
            <text:p>255.93</text:p>
          </table:table-cell>
          <table:table-cell office:value-type="float" office:value="262.78" calcext:value-type="float">
            <text:p>262.78</text:p>
          </table:table-cell>
          <table:table-cell office:value-type="float" office:value="0.28808" calcext:value-type="float">
            <text:p>0.28808</text:p>
          </table:table-cell>
          <table:table-cell office:value-type="float" office:value="0.43893" calcext:value-type="float">
            <text:p>0.4389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1]-[.D201])/[.F201])/(([.A201]-[.B201])/[.E201])" office:value-type="float" office:value="0.541655089999669" calcext:value-type="float">
            <text:p>0.541655089999669</text:p>
          </table:table-cell>
          <table:table-cell table:number-columns-repeated="1014"/>
        </table:table-row>
        <table:table-row table:style-name="ro1">
          <table:table-cell office:value-type="float" office:value="255.47" calcext:value-type="float">
            <text:p>255.47</text:p>
          </table:table-cell>
          <table:table-cell office:value-type="float" office:value="262.26" calcext:value-type="float">
            <text:p>262.26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4551" calcext:value-type="float">
            <text:p>0.455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2]-[.D202])/[.F202])/(([.A202]-[.B202])/[.E202])" office:value-type="float" office:value="0.590091549947917" calcext:value-type="float">
            <text:p>0.590091549947917</text:p>
          </table:table-cell>
          <table:table-cell table:number-columns-repeated="1014"/>
        </table:table-row>
        <table:table-row table:style-name="ro1">
          <table:table-cell office:value-type="float" office:value="253.89" calcext:value-type="float">
            <text:p>253.89</text:p>
          </table:table-cell>
          <table:table-cell office:value-type="float" office:value="260" calcext:value-type="float">
            <text:p>260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0.46775" calcext:value-type="float">
            <text:p>0.4677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3]-[.D203])/[.F203])/(([.A203]-[.B203])/[.E203])" office:value-type="float" office:value="0.687808086353867" calcext:value-type="float">
            <text:p>0.687808086353867</text:p>
          </table:table-cell>
          <table:table-cell table:number-columns-repeated="1014"/>
        </table:table-row>
        <table:table-row table:style-name="ro1">
          <table:table-cell office:value-type="float" office:value="266.55" calcext:value-type="float">
            <text:p>266.55</text:p>
          </table:table-cell>
          <table:table-cell office:value-type="float" office:value="270.7" calcext:value-type="float">
            <text:p>270.7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47496" calcext:value-type="float">
            <text:p>0.4749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4]-[.D204])/[.F204])/(([.A204]-[.B204])/[.E204])" office:value-type="float" office:value="1.02658035829268" calcext:value-type="float">
            <text:p>1.02658035829268</text:p>
          </table:table-cell>
          <table:table-cell table:number-columns-repeated="1014"/>
        </table:table-row>
        <table:table-row table:style-name="ro1">
          <table:table-cell office:value-type="float" office:value="262.7" calcext:value-type="float">
            <text:p>262.7</text:p>
          </table:table-cell>
          <table:table-cell office:value-type="float" office:value="267.93" calcext:value-type="float">
            <text:p>267.93</text:p>
          </table:table-cell>
          <table:table-cell office:value-type="float" office:value="0.30483" calcext:value-type="float">
            <text:p>0.30483</text:p>
          </table:table-cell>
          <table:table-cell office:value-type="float" office:value="0.48762" calcext:value-type="float">
            <text:p>0.4876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5]-[.D205])/[.F205])/(([.A205]-[.B205])/[.E205])" office:value-type="float" office:value="0.859644382561425" calcext:value-type="float">
            <text:p>0.859644382561425</text:p>
          </table:table-cell>
          <table:table-cell table:number-columns-repeated="1014"/>
        </table:table-row>
        <table:table-row table:style-name="ro1">
          <table:table-cell office:value-type="float" office:value="258.46" calcext:value-type="float">
            <text:p>258.46</text:p>
          </table:table-cell>
          <table:table-cell office:value-type="float" office:value="259.72" calcext:value-type="float">
            <text:p>259.72</text:p>
          </table:table-cell>
          <table:table-cell office:value-type="float" office:value="0.30725" calcext:value-type="float">
            <text:p>0.30725</text:p>
          </table:table-cell>
          <table:table-cell office:value-type="float" office:value="0.50033" calcext:value-type="float">
            <text:p>0.5003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6]-[.D206])/[.F206])/(([.A206]-[.B206])/[.E206])" office:value-type="float" office:value="3.76907544403592" calcext:value-type="float">
            <text:p>3.76907544403592</text:p>
          </table:table-cell>
          <table:table-cell table:number-columns-repeated="1014"/>
        </table:table-row>
        <table:table-row table:style-name="ro1">
          <table:table-cell office:value-type="float" office:value="267.04" calcext:value-type="float">
            <text:p>267.04</text:p>
          </table:table-cell>
          <table:table-cell office:value-type="float" office:value="268.33" calcext:value-type="float">
            <text:p>268.33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50955" calcext:value-type="float">
            <text:p>0.5095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7]-[.D207])/[.F207])/(([.A207]-[.B207])/[.E207])" office:value-type="float" office:value="3.80669156547672" calcext:value-type="float">
            <text:p>3.80669156547672</text:p>
          </table:table-cell>
          <table:table-cell table:number-columns-repeated="1014"/>
        </table:table-row>
        <table:table-row table:style-name="ro1">
          <table:table-cell office:value-type="float" office:value="262.69" calcext:value-type="float">
            <text:p>262.69</text:p>
          </table:table-cell>
          <table:table-cell office:value-type="float" office:value="264.76" calcext:value-type="float">
            <text:p>264.76</text:p>
          </table:table-cell>
          <table:table-cell office:value-type="float" office:value="0.31174" calcext:value-type="float">
            <text:p>0.31174</text:p>
          </table:table-cell>
          <table:table-cell office:value-type="float" office:value="0.51738" calcext:value-type="float">
            <text:p>0.5173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8]-[.D208])/[.F208])/(([.A208]-[.B208])/[.E208])" office:value-type="float" office:value="2.44346057060423" calcext:value-type="float">
            <text:p>2.44346057060423</text:p>
          </table:table-cell>
          <table:table-cell table:number-columns-repeated="1014"/>
        </table:table-row>
        <table:table-row table:style-name="ro1">
          <table:table-cell office:value-type="float" office:value="259.17" calcext:value-type="float">
            <text:p>259.17</text:p>
          </table:table-cell>
          <table:table-cell office:value-type="float" office:value="262.89" calcext:value-type="float">
            <text:p>262.89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2307" calcext:value-type="float">
            <text:p>0.5230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9]-[.D209])/[.F209])/(([.A209]-[.B209])/[.E209])" office:value-type="float" office:value="1.38631346319527" calcext:value-type="float">
            <text:p>1.38631346319527</text:p>
          </table:table-cell>
          <table:table-cell table:number-columns-repeated="1014"/>
        </table:table-row>
        <table:table-row table:style-name="ro1">
          <table:table-cell office:value-type="float" office:value="258.41" calcext:value-type="float">
            <text:p>258.41</text:p>
          </table:table-cell>
          <table:table-cell office:value-type="float" office:value="260.42" calcext:value-type="float">
            <text:p>260.42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52784" calcext:value-type="float">
            <text:p>0.5278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0]-[.D210])/[.F210])/(([.A210]-[.B210])/[.E210])" office:value-type="float" office:value="2.59593965515092" calcext:value-type="float">
            <text:p>2.59593965515092</text:p>
          </table:table-cell>
          <table:table-cell table:number-columns-repeated="1014"/>
        </table:table-row>
        <table:table-row table:style-name="ro1">
          <table:table-cell office:value-type="float" office:value="256.23" calcext:value-type="float">
            <text:p>256.23</text:p>
          </table:table-cell>
          <table:table-cell office:value-type="float" office:value="261.02" calcext:value-type="float">
            <text:p>261.02</text:p>
          </table:table-cell>
          <table:table-cell office:value-type="float" office:value="0.31866" calcext:value-type="float">
            <text:p>0.31866</text:p>
          </table:table-cell>
          <table:table-cell office:value-type="float" office:value="0.53247" calcext:value-type="float">
            <text:p>0.5324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1]-[.D211])/[.F211])/(([.A211]-[.B211])/[.E211])" office:value-type="float" office:value="1.09789443997014" calcext:value-type="float">
            <text:p>1.09789443997014</text:p>
          </table:table-cell>
          <table:table-cell table:number-columns-repeated="1014"/>
        </table:table-row>
        <table:table-row table:style-name="ro1">
          <table:table-cell office:value-type="float" office:value="255.15" calcext:value-type="float">
            <text:p>255.15</text:p>
          </table:table-cell>
          <table:table-cell office:value-type="float" office:value="261.8" calcext:value-type="float">
            <text:p>261.8</text:p>
          </table:table-cell>
          <table:table-cell office:value-type="float" office:value="0.32235" calcext:value-type="float">
            <text:p>0.32235</text:p>
          </table:table-cell>
          <table:table-cell office:value-type="float" office:value="0.53713" calcext:value-type="float">
            <text:p>0.5371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2]-[.D212])/[.F212])/(([.A212]-[.B212])/[.E212])" office:value-type="float" office:value="0.794401907562787" calcext:value-type="float">
            <text:p>0.794401907562787</text:p>
          </table:table-cell>
          <table:table-cell table:number-columns-repeated="1014"/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261.16" calcext:value-type="float">
            <text:p>261.16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5418" calcext:value-type="float">
            <text:p>0.541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3]-[.D213])/[.F213])/(([.A213]-[.B213])/[.E213])" office:value-type="float" office:value="0.760503317665703" calcext:value-type="float">
            <text:p>0.760503317665703</text:p>
          </table:table-cell>
          <table:table-cell table:number-columns-repeated="1014"/>
        </table:table-row>
        <table:table-row table:style-name="ro1">
          <table:table-cell office:value-type="float" office:value="252.65" calcext:value-type="float">
            <text:p>252.65</text:p>
          </table:table-cell>
          <table:table-cell office:value-type="float" office:value="264.13" calcext:value-type="float">
            <text:p>264.13</text:p>
          </table:table-cell>
          <table:table-cell office:value-type="float" office:value="0.33122" calcext:value-type="float">
            <text:p>0.33122</text:p>
          </table:table-cell>
          <table:table-cell office:value-type="float" office:value="0.54634" calcext:value-type="float">
            <text:p>0.5463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4]-[.D214])/[.F214])/(([.A214]-[.B214])/[.E214])" office:value-type="float" office:value="0.460900295700086" calcext:value-type="float">
            <text:p>0.460900295700086</text:p>
          </table:table-cell>
          <table:table-cell table:number-columns-repeated="1014"/>
        </table:table-row>
        <table:table-row table:style-name="ro1">
          <table:table-cell office:value-type="float" office:value="254.47" calcext:value-type="float">
            <text:p>254.47</text:p>
          </table:table-cell>
          <table:table-cell office:value-type="float" office:value="266.06" calcext:value-type="float">
            <text:p>266.06</text:p>
          </table:table-cell>
          <table:table-cell office:value-type="float" office:value="0.33616" calcext:value-type="float">
            <text:p>0.33616</text:p>
          </table:table-cell>
          <table:table-cell office:value-type="float" office:value="0.55033" calcext:value-type="float">
            <text:p>0.5503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5]-[.D215])/[.F215])/(([.A215]-[.B215])/[.E215])" office:value-type="float" office:value="0.45450983614154" calcext:value-type="float">
            <text:p>0.45450983614154</text:p>
          </table:table-cell>
          <table:table-cell table:number-columns-repeated="1014"/>
        </table:table-row>
        <table:table-row table:style-name="ro1">
          <table:table-cell office:value-type="float" office:value="261.85" calcext:value-type="float">
            <text:p>261.85</text:p>
          </table:table-cell>
          <table:table-cell office:value-type="float" office:value="265.78" calcext:value-type="float">
            <text:p>265.78</text:p>
          </table:table-cell>
          <table:table-cell office:value-type="float" office:value="0.34086" calcext:value-type="float">
            <text:p>0.34086</text:p>
          </table:table-cell>
          <table:table-cell office:value-type="float" office:value="0.55353" calcext:value-type="float">
            <text:p>0.5535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6]-[.D216])/[.F216])/(([.A216]-[.B216])/[.E216])" office:value-type="float" office:value="1.3310113727606" calcext:value-type="float">
            <text:p>1.3310113727606</text:p>
          </table:table-cell>
          <table:table-cell table:number-columns-repeated="1014"/>
        </table:table-row>
        <table:table-row table:style-name="ro1">
          <table:table-cell office:value-type="float" office:value="260.12" calcext:value-type="float">
            <text:p>260.12</text:p>
          </table:table-cell>
          <table:table-cell office:value-type="float" office:value="264.12" calcext:value-type="float">
            <text:p>264.12</text:p>
          </table:table-cell>
          <table:table-cell office:value-type="float" office:value="0.34452" calcext:value-type="float">
            <text:p>0.34452</text:p>
          </table:table-cell>
          <table:table-cell office:value-type="float" office:value="0.55606" calcext:value-type="float">
            <text:p>0.5560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7]-[.D217])/[.F217])/(([.A217]-[.B217])/[.E217])" office:value-type="float" office:value="1.3007702461202" calcext:value-type="float">
            <text:p>1.3007702461202</text:p>
          </table:table-cell>
          <table:table-cell table:number-columns-repeated="1014"/>
        </table:table-row>
        <table:table-row table:style-name="ro1">
          <table:table-cell office:value-type="float" office:value="256.4" calcext:value-type="float">
            <text:p>256.4</text:p>
          </table:table-cell>
          <table:table-cell office:value-type="float" office:value="259.63" calcext:value-type="float">
            <text:p>259.63</text:p>
          </table:table-cell>
          <table:table-cell office:value-type="float" office:value="0.34763" calcext:value-type="float">
            <text:p>0.34763</text:p>
          </table:table-cell>
          <table:table-cell office:value-type="float" office:value="0.5583" calcext:value-type="float">
            <text:p>0.558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8]-[.D218])/[.F218])/(([.A218]-[.B218])/[.E218])" office:value-type="float" office:value="1.60423600217974" calcext:value-type="float">
            <text:p>1.60423600217974</text:p>
          </table:table-cell>
          <table:table-cell table:number-columns-repeated="1014"/>
        </table:table-row>
        <table:table-row table:style-name="ro1">
          <table:table-cell office:value-type="float" office:value="258.1" calcext:value-type="float">
            <text:p>258.1</text:p>
          </table:table-cell>
          <table:table-cell office:value-type="float" office:value="264.16" calcext:value-type="float">
            <text:p>264.16</text:p>
          </table:table-cell>
          <table:table-cell office:value-type="float" office:value="0.35097" calcext:value-type="float">
            <text:p>0.35097</text:p>
          </table:table-cell>
          <table:table-cell office:value-type="float" office:value="0.5608" calcext:value-type="float">
            <text:p>0.560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9]-[.D219])/[.F219])/(([.A219]-[.B219])/[.E219])" office:value-type="float" office:value="0.851653708864526" calcext:value-type="float">
            <text:p>0.851653708864526</text:p>
          </table:table-cell>
          <table:table-cell table:number-columns-repeated="1014"/>
        </table:table-row>
        <table:table-row table:style-name="ro1">
          <table:table-cell office:value-type="float" office:value="266.13" calcext:value-type="float">
            <text:p>266.13</text:p>
          </table:table-cell>
          <table:table-cell office:value-type="float" office:value="270.19" calcext:value-type="float">
            <text:p>270.19</text:p>
          </table:table-cell>
          <table:table-cell office:value-type="float" office:value="0.35414" calcext:value-type="float">
            <text:p>0.35414</text:p>
          </table:table-cell>
          <table:table-cell office:value-type="float" office:value="0.56305" calcext:value-type="float">
            <text:p>0.5630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0]-[.D220])/[.F220])/(([.A220]-[.B220])/[.E220])" office:value-type="float" office:value="1.26561403154707" calcext:value-type="float">
            <text:p>1.26561403154707</text:p>
          </table:table-cell>
          <table:table-cell table:number-columns-repeated="1014"/>
        </table:table-row>
        <table:table-row table:style-name="ro1">
          <table:table-cell office:value-type="float" office:value="263.45" calcext:value-type="float">
            <text:p>263.45</text:p>
          </table:table-cell>
          <table:table-cell office:value-type="float" office:value="266.95" calcext:value-type="float">
            <text:p>266.95</text:p>
          </table:table-cell>
          <table:table-cell office:value-type="float" office:value="0.35641" calcext:value-type="float">
            <text:p>0.35641</text:p>
          </table:table-cell>
          <table:table-cell office:value-type="float" office:value="0.56469" calcext:value-type="float">
            <text:p>0.5646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1]-[.D221])/[.F221])/(([.A221]-[.B221])/[.E221])" office:value-type="float" office:value="1.46368495988284" calcext:value-type="float">
            <text:p>1.46368495988284</text:p>
          </table:table-cell>
          <table:table-cell table:number-columns-repeated="1014"/>
        </table:table-row>
        <table:table-row table:style-name="ro1">
          <table:table-cell office:value-type="float" office:value="257.48" calcext:value-type="float">
            <text:p>257.48</text:p>
          </table:table-cell>
          <table:table-cell office:value-type="float" office:value="263.63" calcext:value-type="float">
            <text:p>263.63</text:p>
          </table:table-cell>
          <table:table-cell office:value-type="float" office:value="0.35837" calcext:value-type="float">
            <text:p>0.35837</text:p>
          </table:table-cell>
          <table:table-cell office:value-type="float" office:value="0.56613" calcext:value-type="float">
            <text:p>0.5661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2]-[.D222])/[.F222])/(([.A222]-[.B222])/[.E222])" office:value-type="float" office:value="0.830911761550205" calcext:value-type="float">
            <text:p>0.830911761550205</text:p>
          </table:table-cell>
          <table:table-cell table:number-columns-repeated="1014"/>
        </table:table-row>
        <table:table-row table:style-name="ro1">
          <table:table-cell office:value-type="float" office:value="256.83" calcext:value-type="float">
            <text:p>256.83</text:p>
          </table:table-cell>
          <table:table-cell office:value-type="float" office:value="260.72" calcext:value-type="float">
            <text:p>260.72</text:p>
          </table:table-cell>
          <table:table-cell office:value-type="float" office:value="0.36064" calcext:value-type="float">
            <text:p>0.36064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3]-[.D223])/[.F223])/(([.A223]-[.B223])/[.E223])" office:value-type="float" office:value="1.30815132033252" calcext:value-type="float">
            <text:p>1.30815132033252</text:p>
          </table:table-cell>
          <table:table-cell table:number-columns-repeated="1014"/>
        </table:table-row>
        <table:table-row table:style-name="ro1">
          <table:table-cell office:value-type="float" office:value="257.06" calcext:value-type="float">
            <text:p>257.06</text:p>
          </table:table-cell>
          <table:table-cell office:value-type="float" office:value="260.95" calcext:value-type="float">
            <text:p>260.95</text:p>
          </table:table-cell>
          <table:table-cell office:value-type="float" office:value="0.36324" calcext:value-type="float">
            <text:p>0.36324</text:p>
          </table:table-cell>
          <table:table-cell office:value-type="float" office:value="0.56896" calcext:value-type="float">
            <text:p>0.5689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4]-[.D224])/[.F224])/(([.A224]-[.B224])/[.E224])" office:value-type="float" office:value="1.30075349035144" calcext:value-type="float">
            <text:p>1.30075349035144</text:p>
          </table:table-cell>
          <table:table-cell table:number-columns-repeated="1014"/>
        </table:table-row>
        <table:table-row table:style-name="ro1">
          <table:table-cell office:value-type="float" office:value="256.77" calcext:value-type="float">
            <text:p>256.77</text:p>
          </table:table-cell>
          <table:table-cell office:value-type="float" office:value="260.18" calcext:value-type="float">
            <text:p>260.18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57045" calcext:value-type="float">
            <text:p>0.5704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5]-[.D225])/[.F225])/(([.A225]-[.B225])/[.E225])" office:value-type="float" office:value="1.47432964464734" calcext:value-type="float">
            <text:p>1.47432964464734</text:p>
          </table:table-cell>
          <table:table-cell table:number-columns-repeated="1014"/>
        </table:table-row>
        <table:table-row table:style-name="ro1">
          <table:table-cell office:value-type="float" office:value="255.42" calcext:value-type="float">
            <text:p>255.42</text:p>
          </table:table-cell>
          <table:table-cell office:value-type="float" office:value="260" calcext:value-type="float">
            <text:p>260</text:p>
          </table:table-cell>
          <table:table-cell office:value-type="float" office:value="0.36903" calcext:value-type="float">
            <text:p>0.36903</text:p>
          </table:table-cell>
          <table:table-cell office:value-type="float" office:value="0.57214" calcext:value-type="float">
            <text:p>0.5721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6]-[.D226])/[.F226])/(([.A226]-[.B226])/[.E226])" office:value-type="float" office:value="1.09077183081801" calcext:value-type="float">
            <text:p>1.09077183081801</text:p>
          </table:table-cell>
          <table:table-cell table:number-columns-repeated="1014"/>
        </table:table-row>
        <table:table-row table:style-name="ro1">
          <table:table-cell office:value-type="float" office:value="262.86" calcext:value-type="float">
            <text:p>262.86</text:p>
          </table:table-cell>
          <table:table-cell office:value-type="float" office:value="267.8" calcext:value-type="float">
            <text:p>267.8</text:p>
          </table:table-cell>
          <table:table-cell office:value-type="float" office:value="0.37219" calcext:value-type="float">
            <text:p>0.37219</text:p>
          </table:table-cell>
          <table:table-cell office:value-type="float" office:value="0.57398" calcext:value-type="float">
            <text:p>0.5739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7]-[.D227])/[.F227])/(([.A227]-[.B227])/[.E227])" office:value-type="float" office:value="1.00471012063298" calcext:value-type="float">
            <text:p>1.00471012063298</text:p>
          </table:table-cell>
          <table:table-cell table:number-columns-repeated="1014"/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268.64" calcext:value-type="float">
            <text:p>268.64</text:p>
          </table:table-cell>
          <table:table-cell office:value-type="float" office:value="0.37482" calcext:value-type="float">
            <text:p>0.37482</text:p>
          </table:table-cell>
          <table:table-cell office:value-type="float" office:value="0.57545" calcext:value-type="float">
            <text:p>0.5754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8]-[.D228])/[.F228])/(([.A228]-[.B228])/[.E228])" office:value-type="float" office:value="0.790823140919868" calcext:value-type="float">
            <text:p>0.790823140919868</text:p>
          </table:table-cell>
          <table:table-cell table:number-columns-repeated="1014"/>
        </table:table-row>
        <table:table-row table:style-name="ro1">
          <table:table-cell office:value-type="float" office:value="265.1" calcext:value-type="float">
            <text:p>265.1</text:p>
          </table:table-cell>
          <table:table-cell office:value-type="float" office:value="264.64" calcext:value-type="float">
            <text:p>264.64</text:p>
          </table:table-cell>
          <table:table-cell office:value-type="float" office:value="0.37689" calcext:value-type="float">
            <text:p>0.37689</text:p>
          </table:table-cell>
          <table:table-cell office:value-type="float" office:value="0.57646" calcext:value-type="float">
            <text:p>0.5764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9]-[.D229])/[.F229])/(([.A229]-[.B229])/[.E229])" office:value-type="float" office:value="-10.6710096155393" calcext:value-type="float">
            <text:p>-10.6710096155393</text:p>
          </table:table-cell>
          <table:table-cell table:number-columns-repeated="1014"/>
        </table:table-row>
        <table:table-row table:style-name="ro1">
          <table:table-cell office:value-type="float" office:value="264.79" calcext:value-type="float">
            <text:p>264.79</text:p>
          </table:table-cell>
          <table:table-cell office:value-type="float" office:value="270.02" calcext:value-type="float">
            <text:p>270.02</text:p>
          </table:table-cell>
          <table:table-cell office:value-type="float" office:value="0.37843" calcext:value-type="float">
            <text:p>0.37843</text:p>
          </table:table-cell>
          <table:table-cell office:value-type="float" office:value="0.57727" calcext:value-type="float">
            <text:p>0.5772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0]-[.D230])/[.F230])/(([.A230]-[.B230])/[.E230])" office:value-type="float" office:value="0.935126040967863" calcext:value-type="float">
            <text:p>0.935126040967863</text:p>
          </table:table-cell>
          <table:table-cell table:number-columns-repeated="1014"/>
        </table:table-row>
        <table:table-row table:style-name="ro1">
          <table:table-cell office:value-type="float" office:value="263.43" calcext:value-type="float">
            <text:p>263.43</text:p>
          </table:table-cell>
          <table:table-cell office:value-type="float" office:value="266.42" calcext:value-type="float">
            <text:p>266.42</text:p>
          </table:table-cell>
          <table:table-cell office:value-type="float" office:value="0.37964" calcext:value-type="float">
            <text:p>0.37964</text:p>
          </table:table-cell>
          <table:table-cell office:value-type="float" office:value="0.57781" calcext:value-type="float">
            <text:p>0.5778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1]-[.D231])/[.F231])/(([.A231]-[.B231])/[.E231])" office:value-type="float" office:value="1.63017716977008" calcext:value-type="float">
            <text:p>1.63017716977008</text:p>
          </table:table-cell>
          <table:table-cell table:number-columns-repeated="1014"/>
        </table:table-row>
        <table:table-row table:style-name="ro1">
          <table:table-cell office:value-type="float" office:value="260.99" calcext:value-type="float">
            <text:p>260.99</text:p>
          </table:table-cell>
          <table:table-cell office:value-type="float" office:value="263.04" calcext:value-type="float">
            <text:p>263.04</text:p>
          </table:table-cell>
          <table:table-cell office:value-type="float" office:value="0.38074" calcext:value-type="float">
            <text:p>0.38074</text:p>
          </table:table-cell>
          <table:table-cell office:value-type="float" office:value="0.5782" calcext:value-type="float">
            <text:p>0.578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2]-[.D232])/[.F232])/(([.A232]-[.B232])/[.E232])" office:value-type="float" office:value="2.36915435746586" calcext:value-type="float">
            <text:p>2.36915435746586</text:p>
          </table:table-cell>
          <table:table-cell table:number-columns-repeated="1014"/>
        </table:table-row>
        <table:table-row table:style-name="ro1">
          <table:table-cell office:value-type="float" office:value="258.19" calcext:value-type="float">
            <text:p>258.19</text:p>
          </table:table-cell>
          <table:table-cell office:value-type="float" office:value="264.55" calcext:value-type="float">
            <text:p>264.55</text:p>
          </table:table-cell>
          <table:table-cell office:value-type="float" office:value="0.38195" calcext:value-type="float">
            <text:p>0.38195</text:p>
          </table:table-cell>
          <table:table-cell office:value-type="float" office:value="0.57858" calcext:value-type="float">
            <text:p>0.5785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3]-[.D233])/[.F233])/(([.A233]-[.B233])/[.E233])" office:value-type="float" office:value="0.76043263891871" calcext:value-type="float">
            <text:p>0.76043263891871</text:p>
          </table:table-cell>
          <table:table-cell table:number-columns-repeated="1014"/>
        </table:table-row>
        <table:table-row table:style-name="ro1">
          <table:table-cell office:value-type="float" office:value="259.56" calcext:value-type="float">
            <text:p>259.56</text:p>
          </table:table-cell>
          <table:table-cell office:value-type="float" office:value="259.47" calcext:value-type="float">
            <text:p>259.47</text:p>
          </table:table-cell>
          <table:table-cell office:value-type="float" office:value="0.38357" calcext:value-type="float">
            <text:p>0.38357</text:p>
          </table:table-cell>
          <table:table-cell office:value-type="float" office:value="0.57898" calcext:value-type="float">
            <text:p>0.5789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4]-[.D234])/[.F234])/(([.A234]-[.B234])/[.E234])" office:value-type="float" office:value="-53.4038246077796" calcext:value-type="float">
            <text:p>-53.4038246077796</text:p>
          </table:table-cell>
          <table:table-cell table:number-columns-repeated="1014"/>
        </table:table-row>
        <table:table-row table:style-name="ro1">
          <table:table-cell office:value-type="float" office:value="259.31" calcext:value-type="float">
            <text:p>259.31</text:p>
          </table:table-cell>
          <table:table-cell office:value-type="float" office:value="262.59" calcext:value-type="float">
            <text:p>262.59</text:p>
          </table:table-cell>
          <table:table-cell office:value-type="float" office:value="0.38543" calcext:value-type="float">
            <text:p>0.38543</text:p>
          </table:table-cell>
          <table:table-cell office:value-type="float" office:value="0.57948" calcext:value-type="float">
            <text:p>0.5794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5]-[.D235])/[.F235])/(([.A235]-[.B235])/[.E235])" office:value-type="float" office:value="1.45515041991497" calcext:value-type="float">
            <text:p>1.45515041991497</text:p>
          </table:table-cell>
          <table:table-cell table:number-columns-repeated="1014"/>
        </table:table-row>
        <table:table-row table:style-name="ro1">
          <table:table-cell office:value-type="float" office:value="264.18" calcext:value-type="float">
            <text:p>264.18</text:p>
          </table:table-cell>
          <table:table-cell office:value-type="float" office:value="270.43" calcext:value-type="float">
            <text:p>270.43</text:p>
          </table:table-cell>
          <table:table-cell office:value-type="float" office:value="0.38741" calcext:value-type="float">
            <text:p>0.38741</text:p>
          </table:table-cell>
          <table:table-cell office:value-type="float" office:value="0.57999" calcext:value-type="float">
            <text:p>0.5799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6]-[.D236])/[.F236])/(([.A236]-[.B236])/[.E236])" office:value-type="float" office:value="0.757877913201331" calcext:value-type="float">
            <text:p>0.757877913201331</text:p>
          </table:table-cell>
          <table:table-cell table:number-columns-repeated="1014"/>
        </table:table-row>
        <table:table-row table:style-name="ro1">
          <table:table-cell office:value-type="float" office:value="262.44" calcext:value-type="float">
            <text:p>262.44</text:p>
          </table:table-cell>
          <table:table-cell office:value-type="float" office:value="269.26" calcext:value-type="float">
            <text:p>269.26</text:p>
          </table:table-cell>
          <table:table-cell office:value-type="float" office:value="0.38901" calcext:value-type="float">
            <text:p>0.38901</text:p>
          </table:table-cell>
          <table:table-cell office:value-type="float" office:value="0.58027" calcext:value-type="float">
            <text:p>0.5802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7]-[.D237])/[.F237])/(([.A237]-[.B237])/[.E237])" office:value-type="float" office:value="0.689775655174299" calcext:value-type="float">
            <text:p>0.689775655174299</text:p>
          </table:table-cell>
          <table:table-cell table:number-columns-repeated="1014"/>
        </table:table-row>
        <table:table-row table:style-name="ro1">
          <table:table-cell office:value-type="float" office:value="264.36" calcext:value-type="float">
            <text:p>264.36</text:p>
          </table:table-cell>
          <table:table-cell office:value-type="float" office:value="271.89" calcext:value-type="float">
            <text:p>271.89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8031" calcext:value-type="float">
            <text:p>0.5803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8]-[.D238])/[.F238])/(([.A238]-[.B238])/[.E238])" office:value-type="float" office:value="0.62032736958174" calcext:value-type="float">
            <text:p>0.62032736958174</text:p>
          </table:table-cell>
          <table:table-cell table:number-columns-repeated="1014"/>
        </table:table-row>
        <table:table-row table:style-name="ro1">
          <table:table-cell office:value-type="float" office:value="262.59" calcext:value-type="float">
            <text:p>262.59</text:p>
          </table:table-cell>
          <table:table-cell office:value-type="float" office:value="264.31" calcext:value-type="float">
            <text:p>264.31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58012" calcext:value-type="float">
            <text:p>0.5801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9]-[.D239])/[.F239])/(([.A239]-[.B239])/[.E239])" office:value-type="float" office:value="2.69657336026263" calcext:value-type="float">
            <text:p>2.69657336026263</text:p>
          </table:table-cell>
          <table:table-cell table:number-columns-repeated="1014"/>
        </table:table-row>
        <table:table-row table:style-name="ro1">
          <table:table-cell office:value-type="float" office:value="258.21" calcext:value-type="float">
            <text:p>258.21</text:p>
          </table:table-cell>
          <table:table-cell office:value-type="float" office:value="260.45" calcext:value-type="float">
            <text:p>260.45</text:p>
          </table:table-cell>
          <table:table-cell office:value-type="float" office:value="0.39264" calcext:value-type="float">
            <text:p>0.39264</text:p>
          </table:table-cell>
          <table:table-cell office:value-type="float" office:value="0.57993" calcext:value-type="float">
            <text:p>0.5799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0]-[.D240])/[.F240])/(([.A240]-[.B240])/[.E240])" office:value-type="float" office:value="2.05652814222783" calcext:value-type="float">
            <text:p>2.05652814222783</text:p>
          </table:table-cell>
          <table:table-cell table:number-columns-repeated="1014"/>
        </table:table-row>
        <table:table-row table:style-name="ro1">
          <table:table-cell office:value-type="float" office:value="256.96" calcext:value-type="float">
            <text:p>256.96</text:p>
          </table:table-cell>
          <table:table-cell office:value-type="float" office:value="256.29" calcext:value-type="float">
            <text:p>256.29</text:p>
          </table:table-cell>
          <table:table-cell office:value-type="float" office:value="0.39404" calcext:value-type="float">
            <text:p>0.39404</text:p>
          </table:table-cell>
          <table:table-cell office:value-type="float" office:value="0.57992" calcext:value-type="float">
            <text:p>0.5799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1]-[.D241])/[.F241])/(([.A241]-[.B241])/[.E241])" office:value-type="float" office:value="-6.82379461345547" calcext:value-type="float">
            <text:p>-6.82379461345547</text:p>
          </table:table-cell>
          <table:table-cell table:number-columns-repeated="1014"/>
        </table:table-row>
        <table:table-row table:style-name="ro1">
          <table:table-cell office:value-type="float" office:value="255.25" calcext:value-type="float">
            <text:p>255.25</text:p>
          </table:table-cell>
          <table:table-cell office:value-type="float" office:value="257.07" calcext:value-type="float">
            <text:p>257.07</text:p>
          </table:table-cell>
          <table:table-cell office:value-type="float" office:value="0.39593" calcext:value-type="float">
            <text:p>0.39593</text:p>
          </table:table-cell>
          <table:table-cell office:value-type="float" office:value="0.58025" calcext:value-type="float">
            <text:p>0.5802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2]-[.D242])/[.F242])/(([.A242]-[.B242])/[.E242])" office:value-type="float" office:value="2.49097379826719" calcext:value-type="float">
            <text:p>2.49097379826719</text:p>
          </table:table-cell>
          <table:table-cell table:number-columns-repeated="1014"/>
        </table:table-row>
        <table:table-row table:style-name="ro1">
          <table:table-cell office:value-type="float" office:value="255.66" calcext:value-type="float">
            <text:p>255.66</text:p>
          </table:table-cell>
          <table:table-cell office:value-type="float" office:value="257.79" calcext:value-type="float">
            <text:p>257.79</text:p>
          </table:table-cell>
          <table:table-cell office:value-type="float" office:value="0.39832" calcext:value-type="float">
            <text:p>0.39832</text:p>
          </table:table-cell>
          <table:table-cell office:value-type="float" office:value="0.58087" calcext:value-type="float">
            <text:p>0.5808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3]-[.D243])/[.F243])/(([.A243]-[.B243])/[.E243])" office:value-type="float" office:value="2.10799860650103" calcext:value-type="float">
            <text:p>2.10799860650103</text:p>
          </table:table-cell>
          <table:table-cell table:number-columns-repeated="1014"/>
        </table:table-row>
        <table:table-row table:style-name="ro1">
          <table:table-cell office:value-type="float" office:value="258.01" calcext:value-type="float">
            <text:p>258.01</text:p>
          </table:table-cell>
          <table:table-cell office:value-type="float" office:value="256.23" calcext:value-type="float">
            <text:p>256.23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0.5817" calcext:value-type="float">
            <text:p>0.581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4]-[.D244])/[.F244])/(([.A244]-[.B244])/[.E244])" office:value-type="float" office:value="-2.49651470135581" calcext:value-type="float">
            <text:p>-2.49651470135581</text:p>
          </table:table-cell>
          <table:table-cell table:number-columns-repeated="1014"/>
        </table:table-row>
        <table:table-row table:style-name="ro1">
          <table:table-cell office:value-type="float" office:value="256.54" calcext:value-type="float">
            <text:p>256.54</text:p>
          </table:table-cell>
          <table:table-cell office:value-type="float" office:value="256.08" calcext:value-type="float">
            <text:p>256.08</text:p>
          </table:table-cell>
          <table:table-cell office:value-type="float" office:value="0.40369" calcext:value-type="float">
            <text:p>0.40369</text:p>
          </table:table-cell>
          <table:table-cell office:value-type="float" office:value="0.58273" calcext:value-type="float">
            <text:p>0.5827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5]-[.D245])/[.F245])/(([.A245]-[.B245])/[.E245])" office:value-type="float" office:value="-9.5732703390598" calcext:value-type="float">
            <text:p>-9.5732703390598</text:p>
          </table:table-cell>
          <table:table-cell table:number-columns-repeated="1014"/>
        </table:table-row>
        <table:table-row table:style-name="ro1">
          <table:table-cell office:value-type="float" office:value="254.97" calcext:value-type="float">
            <text:p>254.97</text:p>
          </table:table-cell>
          <table:table-cell office:value-type="float" office:value="263.11" calcext:value-type="float">
            <text:p>263.11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58391" calcext:value-type="float">
            <text:p>0.5839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6]-[.D246])/[.F246])/(([.A246]-[.B246])/[.E246])" office:value-type="float" office:value="0.536493367576907" calcext:value-type="float">
            <text:p>0.536493367576907</text:p>
          </table:table-cell>
          <table:table-cell table:number-columns-repeated="1014"/>
        </table:table-row>
        <table:table-row table:style-name="ro1">
          <table:table-cell office:value-type="float" office:value="258.32" calcext:value-type="float">
            <text:p>258.32</text:p>
          </table:table-cell>
          <table:table-cell office:value-type="float" office:value="265.96" calcext:value-type="float">
            <text:p>265.96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58499" calcext:value-type="float">
            <text:p>0.5849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7]-[.D247])/[.F247])/(([.A247]-[.B247])/[.E247])" office:value-type="float" office:value="0.56606682477418" calcext:value-type="float">
            <text:p>0.56606682477418</text:p>
          </table:table-cell>
          <table:table-cell table:number-columns-repeated="1014"/>
        </table:table-row>
        <table:table-row table:style-name="ro1">
          <table:table-cell office:value-type="float" office:value="252.02" calcext:value-type="float">
            <text:p>252.02</text:p>
          </table:table-cell>
          <table:table-cell office:value-type="float" office:value="249.1" calcext:value-type="float">
            <text:p>249.1</text:p>
          </table:table-cell>
          <table:table-cell office:value-type="float" office:value="0.41189" calcext:value-type="float">
            <text:p>0.41189</text:p>
          </table:table-cell>
          <table:table-cell office:value-type="float" office:value="0.5858" calcext:value-type="float">
            <text:p>0.585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8]-[.D248])/[.F248])/(([.A248]-[.B248])/[.E248])" office:value-type="float" office:value="-1.46490610605567" calcext:value-type="float">
            <text:p>-1.46490610605567</text:p>
          </table:table-cell>
          <table:table-cell table:number-columns-repeated="1014"/>
        </table:table-row>
        <table:table-row table:style-name="ro1">
          <table:table-cell office:value-type="float" office:value="250.62" calcext:value-type="float">
            <text:p>250.62</text:p>
          </table:table-cell>
          <table:table-cell office:value-type="float" office:value="244.06" calcext:value-type="float">
            <text:p>244.06</text:p>
          </table:table-cell>
          <table:table-cell office:value-type="float" office:value="0.41492" calcext:value-type="float">
            <text:p>0.41492</text:p>
          </table:table-cell>
          <table:table-cell office:value-type="float" office:value="0.58684" calcext:value-type="float">
            <text:p>0.5868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9]-[.D249])/[.F249])/(([.A249]-[.B249])/[.E249])" office:value-type="float" office:value="-0.644600515825249" calcext:value-type="float">
            <text:p>-0.644600515825249</text:p>
          </table:table-cell>
          <table:table-cell table:number-columns-repeated="1014"/>
        </table:table-row>
        <table:table-row table:style-name="ro1">
          <table:table-cell office:value-type="float" office:value="252.33" calcext:value-type="float">
            <text:p>252.33</text:p>
          </table:table-cell>
          <table:table-cell office:value-type="float" office:value="248.94" calcext:value-type="float">
            <text:p>248.94</text:p>
          </table:table-cell>
          <table:table-cell office:value-type="float" office:value="0.41835" calcext:value-type="float">
            <text:p>0.41835</text:p>
          </table:table-cell>
          <table:table-cell office:value-type="float" office:value="0.58843" calcext:value-type="float">
            <text:p>0.5884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0]-[.D250])/[.F250])/(([.A250]-[.B250])/[.E250])" office:value-type="float" office:value="-1.23401839779876" calcext:value-type="float">
            <text:p>-1.23401839779876</text:p>
          </table:table-cell>
          <table:table-cell table:number-columns-repeated="1014"/>
        </table:table-row>
        <table:table-row table:style-name="ro1">
          <table:table-cell office:value-type="float" office:value="252.11" calcext:value-type="float">
            <text:p>252.11</text:p>
          </table:table-cell>
          <table:table-cell office:value-type="float" office:value="250.64" calcext:value-type="float">
            <text:p>250.64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0.59046" calcext:value-type="float">
            <text:p>0.5904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1]-[.D251])/[.F251])/(([.A251]-[.B251])/[.E251])" office:value-type="float" office:value="-2.81952811450992" calcext:value-type="float">
            <text:p>-2.81952811450992</text:p>
          </table:table-cell>
          <table:table-cell table:number-columns-repeated="1014"/>
        </table:table-row>
        <table:table-row table:style-name="ro1">
          <table:table-cell office:value-type="float" office:value="249.98" calcext:value-type="float">
            <text:p>249.98</text:p>
          </table:table-cell>
          <table:table-cell office:value-type="float" office:value="252.29" calcext:value-type="float">
            <text:p>252.29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2]-[.D252])/[.F252])/(([.A252]-[.B252])/[.E252])" office:value-type="float" office:value="1.77901894228359" calcext:value-type="float">
            <text:p>1.77901894228359</text:p>
          </table:table-cell>
          <table:table-cell table:number-columns-repeated="1014"/>
        </table:table-row>
        <table:table-row table:style-name="ro1">
          <table:table-cell office:value-type="float" office:value="245.82" calcext:value-type="float">
            <text:p>245.82</text:p>
          </table:table-cell>
          <table:table-cell office:value-type="float" office:value="252.92" calcext:value-type="float">
            <text:p>252.92</text:p>
          </table:table-cell>
          <table:table-cell office:value-type="float" office:value="0.42977" calcext:value-type="float">
            <text:p>0.42977</text:p>
          </table:table-cell>
          <table:table-cell office:value-type="float" office:value="0.59536" calcext:value-type="float">
            <text:p>0.5953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3]-[.D253])/[.F253])/(([.A253]-[.B253])/[.E253])" office:value-type="float" office:value="0.573645832786377" calcext:value-type="float">
            <text:p>0.573645832786377</text:p>
          </table:table-cell>
          <table:table-cell table:number-columns-repeated="1014"/>
        </table:table-row>
        <table:table-row table:style-name="ro1">
          <table:table-cell office:value-type="float" office:value="245.24" calcext:value-type="float">
            <text:p>245.24</text:p>
          </table:table-cell>
          <table:table-cell office:value-type="float" office:value="259.39" calcext:value-type="float">
            <text:p>259.39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59799" calcext:value-type="float">
            <text:p>0.5979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4]-[.D254])/[.F254])/(([.A254]-[.B254])/[.E254])" office:value-type="float" office:value="0.28435992967313" calcext:value-type="float">
            <text:p>0.28435992967313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0.03" calcext:value-type="float">
            <text:p>260.03</text:p>
          </table:table-cell>
          <table:table-cell office:value-type="float" office:value="0.43963" calcext:value-type="float">
            <text:p>0.43963</text:p>
          </table:table-cell>
          <table:table-cell office:value-type="float" office:value="0.60036" calcext:value-type="float">
            <text:p>0.6003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5]-[.D255])/[.F255])/(([.A255]-[.B255])/[.E255])" office:value-type="float" office:value="0.263030463178021" calcext:value-type="float">
            <text:p>0.263030463178021</text:p>
          </table:table-cell>
          <table:table-cell table:number-columns-repeated="1014"/>
        </table:table-row>
        <table:table-row table:style-name="ro1">
          <table:table-cell office:value-type="float" office:value="248.57" calcext:value-type="float">
            <text:p>248.57</text:p>
          </table:table-cell>
          <table:table-cell office:value-type="float" office:value="257.24" calcext:value-type="float">
            <text:p>257.24</text:p>
          </table:table-cell>
          <table:table-cell office:value-type="float" office:value="0.44536" calcext:value-type="float">
            <text:p>0.44536</text:p>
          </table:table-cell>
          <table:table-cell office:value-type="float" office:value="0.60243" calcext:value-type="float">
            <text:p>0.6024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6]-[.D256])/[.F256])/(([.A256]-[.B256])/[.E256])" office:value-type="float" office:value="0.445596972905779" calcext:value-type="float">
            <text:p>0.445596972905779</text:p>
          </table:table-cell>
          <table:table-cell table:number-columns-repeated="1014"/>
        </table:table-row>
        <table:table-row table:style-name="ro1">
          <table:table-cell office:value-type="float" office:value="248.74" calcext:value-type="float">
            <text:p>248.74</text:p>
          </table:table-cell>
          <table:table-cell office:value-type="float" office:value="258.31" calcext:value-type="float">
            <text:p>258.31</text:p>
          </table:table-cell>
          <table:table-cell office:value-type="float" office:value="0.45097" calcext:value-type="float">
            <text:p>0.45097</text:p>
          </table:table-cell>
          <table:table-cell office:value-type="float" office:value="0.60443" calcext:value-type="float">
            <text:p>0.6044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7]-[.D257])/[.F257])/(([.A257]-[.B257])/[.E257])" office:value-type="float" office:value="0.394413109594388" calcext:value-type="float">
            <text:p>0.394413109594388</text:p>
          </table:table-cell>
          <table:table-cell table:number-columns-repeated="1014"/>
        </table:table-row>
        <table:table-row table:style-name="ro1">
          <table:table-cell office:value-type="float" office:value="248.62" calcext:value-type="float">
            <text:p>248.62</text:p>
          </table:table-cell>
          <table:table-cell office:value-type="float" office:value="258.61" calcext:value-type="float">
            <text:p>258.61</text:p>
          </table:table-cell>
          <table:table-cell office:value-type="float" office:value="0.45643" calcext:value-type="float">
            <text:p>0.45643</text:p>
          </table:table-cell>
          <table:table-cell office:value-type="float" office:value="0.60646" calcext:value-type="float">
            <text:p>0.6064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8]-[.D258])/[.F258])/(([.A258]-[.B258])/[.E258])" office:value-type="float" office:value="0.369386234159683" calcext:value-type="float">
            <text:p>0.369386234159683</text:p>
          </table:table-cell>
          <table:table-cell table:number-columns-repeated="1014"/>
        </table:table-row>
        <table:table-row table:style-name="ro1">
          <table:table-cell office:value-type="float" office:value="259.75" calcext:value-type="float">
            <text:p>259.75</text:p>
          </table:table-cell>
          <table:table-cell office:value-type="float" office:value="265.93" calcext:value-type="float">
            <text:p>265.93</text:p>
          </table:table-cell>
          <table:table-cell office:value-type="float" office:value="0.46158" calcext:value-type="float">
            <text:p>0.46158</text:p>
          </table:table-cell>
          <table:table-cell office:value-type="float" office:value="0.60837" calcext:value-type="float">
            <text:p>0.6083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9]-[.D259])/[.F259])/(([.A259]-[.B259])/[.E259])" office:value-type="float" office:value="0.584219543437456" calcext:value-type="float">
            <text:p>0.584219543437456</text:p>
          </table:table-cell>
          <table:table-cell table:number-columns-repeated="1014"/>
        </table:table-row>
        <table:table-row table:style-name="ro1">
          <table:table-cell office:value-type="float" office:value="264.51" calcext:value-type="float">
            <text:p>264.51</text:p>
          </table:table-cell>
          <table:table-cell office:value-type="float" office:value="268.7" calcext:value-type="float">
            <text:p>268.7</text:p>
          </table:table-cell>
          <table:table-cell office:value-type="float" office:value="0.46575" calcext:value-type="float">
            <text:p>0.46575</text:p>
          </table:table-cell>
          <table:table-cell office:value-type="float" office:value="0.60988" calcext:value-type="float">
            <text:p>0.6098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0]-[.D260])/[.F260])/(([.A260]-[.B260])/[.E260])" office:value-type="float" office:value="0.846074194731551" calcext:value-type="float">
            <text:p>0.846074194731551</text:p>
          </table:table-cell>
          <table:table-cell table:number-columns-repeated="1014"/>
        </table:table-row>
        <table:table-row table:style-name="ro1">
          <table:table-cell office:value-type="float" office:value="267.33" calcext:value-type="float">
            <text:p>267.33</text:p>
          </table:table-cell>
          <table:table-cell office:value-type="float" office:value="272.18" calcext:value-type="float">
            <text:p>272.18</text:p>
          </table:table-cell>
          <table:table-cell office:value-type="float" office:value="0.46881" calcext:value-type="float">
            <text:p>0.46881</text:p>
          </table:table-cell>
          <table:table-cell office:value-type="float" office:value="0.61091" calcext:value-type="float">
            <text:p>0.6109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1]-[.D261])/[.F261])/(([.A261]-[.B261])/[.E261])" office:value-type="float" office:value="0.720643418948054" calcext:value-type="float">
            <text:p>0.720643418948054</text:p>
          </table:table-cell>
          <table:table-cell table:number-columns-repeated="1014"/>
        </table:table-row>
        <table:table-row table:style-name="ro1">
          <table:table-cell office:value-type="float" office:value="259.66" calcext:value-type="float">
            <text:p>259.66</text:p>
          </table:table-cell>
          <table:table-cell office:value-type="float" office:value="261.25" calcext:value-type="float">
            <text:p>261.25</text:p>
          </table:table-cell>
          <table:table-cell office:value-type="float" office:value="0.47088" calcext:value-type="float">
            <text:p>0.47088</text:p>
          </table:table-cell>
          <table:table-cell office:value-type="float" office:value="0.61149" calcext:value-type="float">
            <text:p>0.6114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2]-[.D262])/[.F262])/(([.A262]-[.B262])/[.E262])" office:value-type="float" office:value="2.17513977233101" calcext:value-type="float">
            <text:p>2.17513977233101</text:p>
          </table:table-cell>
          <table:table-cell table:number-columns-repeated="1014"/>
        </table:table-row>
        <table:table-row table:style-name="ro1">
          <table:table-cell office:value-type="float" office:value="257.66" calcext:value-type="float">
            <text:p>257.66</text:p>
          </table:table-cell>
          <table:table-cell office:value-type="float" office:value="260.06" calcext:value-type="float">
            <text:p>260.06</text:p>
          </table:table-cell>
          <table:table-cell office:value-type="float" office:value="0.47268" calcext:value-type="float">
            <text:p>0.47268</text:p>
          </table:table-cell>
          <table:table-cell office:value-type="float" office:value="0.61198" calcext:value-type="float">
            <text:p>0.6119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3]-[.D263])/[.F263])/(([.A263]-[.B263])/[.E263])" office:value-type="float" office:value="1.4276046711776" calcext:value-type="float">
            <text:p>1.4276046711776</text:p>
          </table:table-cell>
          <table:table-cell table:number-columns-repeated="1014"/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259.1" calcext:value-type="float">
            <text:p>259.1</text:p>
          </table:table-cell>
          <table:table-cell office:value-type="float" office:value="0.47451" calcext:value-type="float">
            <text:p>0.47451</text:p>
          </table:table-cell>
          <table:table-cell office:value-type="float" office:value="0.6125" calcext:value-type="float">
            <text:p>0.612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4]-[.D264])/[.F264])/(([.A264]-[.B264])/[.E264])" office:value-type="float" office:value="2.61079244895854" calcext:value-type="float">
            <text:p>2.61079244895854</text:p>
          </table:table-cell>
          <table:table-cell table:number-columns-repeated="1014"/>
        </table:table-row>
        <table:table-row table:style-name="ro1">
          <table:table-cell office:value-type="float" office:value="253.99" calcext:value-type="float">
            <text:p>253.99</text:p>
          </table:table-cell>
          <table:table-cell office:value-type="float" office:value="257.55" calcext:value-type="float">
            <text:p>257.55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61309" calcext:value-type="float">
            <text:p>0.6130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5]-[.D265])/[.F265])/(([.A265]-[.B265])/[.E265])" office:value-type="float" office:value="0.944742957500935" calcext:value-type="float">
            <text:p>0.944742957500935</text:p>
          </table:table-cell>
          <table:table-cell table:number-columns-repeated="1014"/>
        </table:table-row>
        <table:table-row table:style-name="ro1">
          <table:table-cell office:value-type="float" office:value="251.95" calcext:value-type="float">
            <text:p>251.95</text:p>
          </table:table-cell>
          <table:table-cell office:value-type="float" office:value="255.34" calcext:value-type="float">
            <text:p>255.34</text:p>
          </table:table-cell>
          <table:table-cell office:value-type="float" office:value="0.47834" calcext:value-type="float">
            <text:p>0.47834</text:p>
          </table:table-cell>
          <table:table-cell office:value-type="float" office:value="0.6138" calcext:value-type="float">
            <text:p>0.613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6]-[.D266])/[.F266])/(([.A266]-[.B266])/[.E266])" office:value-type="float" office:value="0.982832385735069" calcext:value-type="float">
            <text:p>0.982832385735069</text:p>
          </table:table-cell>
          <table:table-cell table:number-columns-repeated="1014"/>
        </table:table-row>
        <table:table-row table:style-name="ro1">
          <table:table-cell office:value-type="float" office:value="257.33" calcext:value-type="float">
            <text:p>257.33</text:p>
          </table:table-cell>
          <table:table-cell office:value-type="float" office:value="261.35" calcext:value-type="float">
            <text:p>261.35</text:p>
          </table:table-cell>
          <table:table-cell office:value-type="float" office:value="0.48063" calcext:value-type="float">
            <text:p>0.48063</text:p>
          </table:table-cell>
          <table:table-cell office:value-type="float" office:value="0.61467" calcext:value-type="float">
            <text:p>0.6146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7]-[.D267])/[.F267])/(([.A267]-[.B267])/[.E267])" office:value-type="float" office:value="0.820118203489264" calcext:value-type="float">
            <text:p>0.820118203489264</text:p>
          </table:table-cell>
          <table:table-cell table:number-columns-repeated="1014"/>
        </table:table-row>
        <table:table-row table:style-name="ro1">
          <table:table-cell office:value-type="float" office:value="261.32" calcext:value-type="float">
            <text:p>261.32</text:p>
          </table:table-cell>
          <table:table-cell office:value-type="float" office:value="266.59" calcext:value-type="float">
            <text:p>266.59</text:p>
          </table:table-cell>
          <table:table-cell office:value-type="float" office:value="0.48293" calcext:value-type="float">
            <text:p>0.48293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8]-[.D268])/[.F268])/(([.A268]-[.B268])/[.E268])" office:value-type="float" office:value="0.619105589094968" calcext:value-type="float">
            <text:p>0.619105589094968</text:p>
          </table:table-cell>
          <table:table-cell table:number-columns-repeated="1014"/>
        </table:table-row>
        <table:table-row table:style-name="ro1">
          <table:table-cell office:value-type="float" office:value="257.89" calcext:value-type="float">
            <text:p>257.89</text:p>
          </table:table-cell>
          <table:table-cell office:value-type="float" office:value="257.32" calcext:value-type="float">
            <text:p>257.32</text:p>
          </table:table-cell>
          <table:table-cell office:value-type="float" office:value="0.48497" calcext:value-type="float">
            <text:p>0.48497</text:p>
          </table:table-cell>
          <table:table-cell office:value-type="float" office:value="0.61632" calcext:value-type="float">
            <text:p>0.6163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9]-[.D269])/[.F269])/(([.A269]-[.B269])/[.E269])" office:value-type="float" office:value="-5.66791471822806" calcext:value-type="float">
            <text:p>-5.66791471822806</text:p>
          </table:table-cell>
          <table:table-cell table:number-columns-repeated="1014"/>
        </table:table-row>
        <table:table-row table:style-name="ro1">
          <table:table-cell office:value-type="float" office:value="260.42" calcext:value-type="float">
            <text:p>260.42</text:p>
          </table:table-cell>
          <table:table-cell office:value-type="float" office:value="257.42" calcext:value-type="float">
            <text:p>257.42</text:p>
          </table:table-cell>
          <table:table-cell office:value-type="float" office:value="0.48682" calcext:value-type="float">
            <text:p>0.48682</text:p>
          </table:table-cell>
          <table:table-cell office:value-type="float" office:value="0.617" calcext:value-type="float">
            <text:p>0.61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0]-[.D270])/[.F270])/(([.A270]-[.B270])/[.E270])" office:value-type="float" office:value="-1.06731127692116" calcext:value-type="float">
            <text:p>-1.06731127692116</text:p>
          </table:table-cell>
          <table:table-cell table:number-columns-repeated="1014"/>
        </table:table-row>
        <table:table-row table:style-name="ro1">
          <table:table-cell office:value-type="float" office:value="258.27" calcext:value-type="float">
            <text:p>258.27</text:p>
          </table:table-cell>
          <table:table-cell office:value-type="float" office:value="254.46" calcext:value-type="float">
            <text:p>254.46</text:p>
          </table:table-cell>
          <table:table-cell office:value-type="float" office:value="0.48849" calcext:value-type="float">
            <text:p>0.48849</text:p>
          </table:table-cell>
          <table:table-cell office:value-type="float" office:value="0.6177" calcext:value-type="float">
            <text:p>0.617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1]-[.D271])/[.F271])/(([.A271]-[.B271])/[.E271])" office:value-type="float" office:value="-0.834140554574251" calcext:value-type="float">
            <text:p>-0.834140554574251</text:p>
          </table:table-cell>
          <table:table-cell table:number-columns-repeated="1014"/>
        </table:table-row>
        <table:table-row table:style-name="ro1">
          <table:table-cell office:value-type="float" office:value="253.61" calcext:value-type="float">
            <text:p>253.61</text:p>
          </table:table-cell>
          <table:table-cell office:value-type="float" office:value="257.28" calcext:value-type="float">
            <text:p>257.28</text:p>
          </table:table-cell>
          <table:table-cell office:value-type="float" office:value="0.49009" calcext:value-type="float">
            <text:p>0.49009</text:p>
          </table:table-cell>
          <table:table-cell office:value-type="float" office:value="0.61852" calcext:value-type="float">
            <text:p>0.6185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2]-[.D272])/[.F272])/(([.A272]-[.B272])/[.E272])" office:value-type="float" office:value="0.860733099139945" calcext:value-type="float">
            <text:p>0.860733099139945</text:p>
          </table:table-cell>
          <table:table-cell table:number-columns-repeated="1014"/>
        </table:table-row>
        <table:table-row table:style-name="ro1">
          <table:table-cell office:value-type="float" office:value="258.4" calcext:value-type="float">
            <text:p>258.4</text:p>
          </table:table-cell>
          <table:table-cell office:value-type="float" office:value="263.83" calcext:value-type="float">
            <text:p>263.83</text:p>
          </table:table-cell>
          <table:table-cell office:value-type="float" office:value="0.49186" calcext:value-type="float">
            <text:p>0.49186</text:p>
          </table:table-cell>
          <table:table-cell office:value-type="float" office:value="0.61943" calcext:value-type="float">
            <text:p>0.6194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3]-[.D273])/[.F273])/(([.A273]-[.B273])/[.E273])" office:value-type="float" office:value="0.577852253856889" calcext:value-type="float">
            <text:p>0.577852253856889</text:p>
          </table:table-cell>
          <table:table-cell table:number-columns-repeated="1014"/>
        </table:table-row>
        <table:table-row table:style-name="ro1">
          <table:table-cell office:value-type="float" office:value="263.32" calcext:value-type="float">
            <text:p>263.32</text:p>
          </table:table-cell>
          <table:table-cell office:value-type="float" office:value="265.77" calcext:value-type="float">
            <text:p>265.77</text:p>
          </table:table-cell>
          <table:table-cell office:value-type="float" office:value="0.49366" calcext:value-type="float">
            <text:p>0.49366</text:p>
          </table:table-cell>
          <table:table-cell office:value-type="float" office:value="0.6202" calcext:value-type="float">
            <text:p>0.620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4]-[.D274])/[.F274])/(([.A274]-[.B274])/[.E274])" office:value-type="float" office:value="1.27036883606941" calcext:value-type="float">
            <text:p>1.27036883606941</text:p>
          </table:table-cell>
          <table:table-cell table:number-columns-repeated="1014"/>
        </table:table-row>
        <table:table-row table:style-name="ro1">
          <table:table-cell office:value-type="float" office:value="263.76" calcext:value-type="float">
            <text:p>263.76</text:p>
          </table:table-cell>
          <table:table-cell office:value-type="float" office:value="273.74" calcext:value-type="float">
            <text:p>273.74</text:p>
          </table:table-cell>
          <table:table-cell office:value-type="float" office:value="0.49515" calcext:value-type="float">
            <text:p>0.49515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5]-[.D275])/[.F275])/(([.A275]-[.B275])/[.E275])" office:value-type="float" office:value="0.309399543528637" calcext:value-type="float">
            <text:p>0.309399543528637</text:p>
          </table:table-cell>
          <table:table-cell table:number-columns-repeated="1014"/>
        </table:table-row>
        <table:table-row table:style-name="ro1">
          <table:table-cell office:value-type="float" office:value="261.5" calcext:value-type="float">
            <text:p>261.5</text:p>
          </table:table-cell>
          <table:table-cell office:value-type="float" office:value="265.47" calcext:value-type="float">
            <text:p>265.47</text:p>
          </table:table-cell>
          <table:table-cell office:value-type="float" office:value="0.49633" calcext:value-type="float">
            <text:p>0.49633</text:p>
          </table:table-cell>
          <table:table-cell office:value-type="float" office:value="0.62088" calcext:value-type="float">
            <text:p>0.6208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6]-[.D276])/[.F276])/(([.A276]-[.B276])/[.E276])" office:value-type="float" office:value="0.771651688287425" calcext:value-type="float">
            <text:p>0.771651688287425</text:p>
          </table:table-cell>
          <table:table-cell table:number-columns-repeated="1014"/>
        </table:table-row>
        <table:table-row table:style-name="ro1">
          <table:table-cell office:value-type="float" office:value="257.83" calcext:value-type="float">
            <text:p>257.83</text:p>
          </table:table-cell>
          <table:table-cell office:value-type="float" office:value="259.8" calcext:value-type="float">
            <text:p>259.8</text:p>
          </table:table-cell>
          <table:table-cell office:value-type="float" office:value="0.49735" calcext:value-type="float">
            <text:p>0.49735</text:p>
          </table:table-cell>
          <table:table-cell office:value-type="float" office:value="0.62091" calcext:value-type="float">
            <text:p>0.6209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7]-[.D277])/[.F277])/(([.A277]-[.B277])/[.E277])" office:value-type="float" office:value="1.54269388862251" calcext:value-type="float">
            <text:p>1.54269388862251</text:p>
          </table:table-cell>
          <table:table-cell table:number-columns-repeated="1014"/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266.87" calcext:value-type="float">
            <text:p>266.87</text:p>
          </table:table-cell>
          <table:table-cell office:value-type="float" office:value="0.49841" calcext:value-type="float">
            <text:p>0.49841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8]-[.D278])/[.F278])/(([.A278]-[.B278])/[.E278])" office:value-type="float" office:value="0.496421902213252" calcext:value-type="float">
            <text:p>0.496421902213252</text:p>
          </table:table-cell>
          <table:table-cell table:number-columns-repeated="1014"/>
        </table:table-row>
        <table:table-row table:style-name="ro1">
          <table:table-cell office:value-type="float" office:value="261.41" calcext:value-type="float">
            <text:p>261.41</text:p>
          </table:table-cell>
          <table:table-cell office:value-type="float" office:value="267.29" calcext:value-type="float">
            <text:p>267.29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62084" calcext:value-type="float">
            <text:p>0.6208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9]-[.D279])/[.F279])/(([.A279]-[.B279])/[.E279])" office:value-type="float" office:value="0.507568603368703" calcext:value-type="float">
            <text:p>0.507568603368703</text:p>
          </table:table-cell>
          <table:table-cell table:number-columns-repeated="1014"/>
        </table:table-row>
        <table:table-row table:style-name="ro1">
          <table:table-cell office:value-type="float" office:value="262.77" calcext:value-type="float">
            <text:p>262.77</text:p>
          </table:table-cell>
          <table:table-cell office:value-type="float" office:value="268.06" calcext:value-type="float">
            <text:p>268.06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0.62061" calcext:value-type="float">
            <text:p>0.6206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0]-[.D280])/[.F280])/(([.A280]-[.B280])/[.E280])" office:value-type="float" office:value="0.558133898424848" calcext:value-type="float">
            <text:p>0.558133898424848</text:p>
          </table:table-cell>
          <table:table-cell table:number-columns-repeated="1014"/>
        </table:table-row>
        <table:table-row table:style-name="ro1">
          <table:table-cell office:value-type="float" office:value="262.51" calcext:value-type="float">
            <text:p>262.51</text:p>
          </table:table-cell>
          <table:table-cell office:value-type="float" office:value="260.58" calcext:value-type="float">
            <text:p>260.58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62022" calcext:value-type="float">
            <text:p>0.6202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1]-[.D281])/[.F281])/(([.A281]-[.B281])/[.E281])" office:value-type="float" office:value="-1.5132400298067" calcext:value-type="float">
            <text:p>-1.5132400298067</text:p>
          </table:table-cell>
          <table:table-cell table:number-columns-repeated="1014"/>
        </table:table-row>
        <table:table-row table:style-name="ro1">
          <table:table-cell office:value-type="float" office:value="259.45" calcext:value-type="float">
            <text:p>259.45</text:p>
          </table:table-cell>
          <table:table-cell office:value-type="float" office:value="262.48" calcext:value-type="float">
            <text:p>262.48</text:p>
          </table:table-cell>
          <table:table-cell office:value-type="float" office:value="0.50229" calcext:value-type="float">
            <text:p>0.50229</text:p>
          </table:table-cell>
          <table:table-cell office:value-type="float" office:value="0.61983" calcext:value-type="float">
            <text:p>0.6198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2]-[.D282])/[.F282])/(([.A282]-[.B282])/[.E282])" office:value-type="float" office:value="0.954137892007201" calcext:value-type="float">
            <text:p>0.954137892007201</text:p>
          </table:table-cell>
          <table:table-cell table:number-columns-repeated="1014"/>
        </table:table-row>
        <table:table-row table:style-name="ro1">
          <table:table-cell office:value-type="float" office:value="258.58" calcext:value-type="float">
            <text:p>258.58</text:p>
          </table:table-cell>
          <table:table-cell office:value-type="float" office:value="259.38" calcext:value-type="float">
            <text:p>259.38</text:p>
          </table:table-cell>
          <table:table-cell office:value-type="float" office:value="0.50307" calcext:value-type="float">
            <text:p>0.50307</text:p>
          </table:table-cell>
          <table:table-cell office:value-type="float" office:value="0.6195" calcext:value-type="float">
            <text:p>0.619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3]-[.D283])/[.F283])/(([.A283]-[.B283])/[.E283])" office:value-type="float" office:value="3.57967003299074" calcext:value-type="float">
            <text:p>3.57967003299074</text:p>
          </table:table-cell>
          <table:table-cell table:number-columns-repeated="1014"/>
        </table:table-row>
        <table:table-row table:style-name="ro1">
          <table:table-cell office:value-type="float" office:value="259.09" calcext:value-type="float">
            <text:p>259.09</text:p>
          </table:table-cell>
          <table:table-cell office:value-type="float" office:value="255.26" calcext:value-type="float">
            <text:p>255.26</text:p>
          </table:table-cell>
          <table:table-cell office:value-type="float" office:value="0.50392" calcext:value-type="float">
            <text:p>0.50392</text:p>
          </table:table-cell>
          <table:table-cell office:value-type="float" office:value="0.61924" calcext:value-type="float">
            <text:p>0.6192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4]-[.D284])/[.F284])/(([.A284]-[.B284])/[.E284])" office:value-type="float" office:value="-0.740583352481315" calcext:value-type="float">
            <text:p>-0.740583352481315</text:p>
          </table:table-cell>
          <table:table-cell table:number-columns-repeated="1014"/>
        </table:table-row>
        <table:table-row table:style-name="ro1">
          <table:table-cell office:value-type="float" office:value="255.95" calcext:value-type="float">
            <text:p>255.95</text:p>
          </table:table-cell>
          <table:table-cell office:value-type="float" office:value="253.14" calcext:value-type="float">
            <text:p>253.14</text:p>
          </table:table-cell>
          <table:table-cell office:value-type="float" office:value="0.50485" calcext:value-type="float">
            <text:p>0.50485</text:p>
          </table:table-cell>
          <table:table-cell office:value-type="float" office:value="0.61914" calcext:value-type="float">
            <text:p>0.6191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5]-[.D285])/[.F285])/(([.A285]-[.B285])/[.E285])" office:value-type="float" office:value="-1.0003915124308" calcext:value-type="float">
            <text:p>-1.0003915124308</text:p>
          </table:table-cell>
          <table:table-cell table:number-columns-repeated="1014"/>
        </table:table-row>
        <table:table-row table:style-name="ro1">
          <table:table-cell office:value-type="float" office:value="254.09" calcext:value-type="float">
            <text:p>254.09</text:p>
          </table:table-cell>
          <table:table-cell office:value-type="float" office:value="260.12" calcext:value-type="float">
            <text:p>260.12</text:p>
          </table:table-cell>
          <table:table-cell office:value-type="float" office:value="0.50594" calcext:value-type="float">
            <text:p>0.50594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6]-[.D286])/[.F286])/(([.A286]-[.B286])/[.E286])" office:value-type="float" office:value="0.462310739000667" calcext:value-type="float">
            <text:p>0.462310739000667</text:p>
          </table:table-cell>
          <table:table-cell table:number-columns-repeated="1014"/>
        </table:table-row>
        <table:table-row table:style-name="ro1">
          <table:table-cell office:value-type="float" office:value="262.02" calcext:value-type="float">
            <text:p>262.02</text:p>
          </table:table-cell>
          <table:table-cell office:value-type="float" office:value="268.43" calcext:value-type="float">
            <text:p>268.43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61955" calcext:value-type="float">
            <text:p>0.6195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7]-[.D287])/[.F287])/(([.A287]-[.B287])/[.E287])" office:value-type="float" office:value="0.430721356297018" calcext:value-type="float">
            <text:p>0.430721356297018</text:p>
          </table:table-cell>
          <table:table-cell table:number-columns-repeated="1014"/>
        </table:table-row>
        <table:table-row table:style-name="ro1">
          <table:table-cell office:value-type="float" office:value="257.42" calcext:value-type="float">
            <text:p>257.42</text:p>
          </table:table-cell>
          <table:table-cell office:value-type="float" office:value="263.25" calcext:value-type="float">
            <text:p>263.25</text:p>
          </table:table-cell>
          <table:table-cell office:value-type="float" office:value="0.50864" calcext:value-type="float">
            <text:p>0.50864</text:p>
          </table:table-cell>
          <table:table-cell office:value-type="float" office:value="0.61969" calcext:value-type="float">
            <text:p>0.6196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8]-[.D288])/[.F288])/(([.A288]-[.B288])/[.E288])" office:value-type="float" office:value="0.468509167944907" calcext:value-type="float">
            <text:p>0.468509167944907</text:p>
          </table:table-cell>
          <table:table-cell table:number-columns-repeated="101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5.62" calcext:value-type="float">
            <text:p>255.62</text:p>
          </table:table-cell>
          <table:table-cell office:value-type="float" office:value="0.50993" calcext:value-type="float">
            <text:p>0.50993</text:p>
          </table:table-cell>
          <table:table-cell office:value-type="float" office:value="0.61967" calcext:value-type="float">
            <text:p>0.6196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9]-[.D289])/[.F289])/(([.A289]-[.B289])/[.E289])" office:value-type="float" office:value="-0.798576160336907" calcext:value-type="float">
            <text:p>-0.798576160336907</text:p>
          </table:table-cell>
          <table:table-cell table:number-columns-repeated="1014"/>
        </table:table-row>
        <table:table-row table:style-name="ro1">
          <table:table-cell office:value-type="float" office:value="257.97" calcext:value-type="float">
            <text:p>257.97</text:p>
          </table:table-cell>
          <table:table-cell office:value-type="float" office:value="263.62" calcext:value-type="float">
            <text:p>263.62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0.61972" calcext:value-type="float">
            <text:p>0.6197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0]-[.D290])/[.F290])/(([.A290]-[.B290])/[.E290])" office:value-type="float" office:value="0.472247115921488" calcext:value-type="float">
            <text:p>0.472247115921488</text:p>
          </table:table-cell>
          <table:table-cell table:number-columns-repeated="1014"/>
        </table:table-row>
        <table:table-row table:style-name="ro1">
          <table:table-cell office:value-type="float" office:value="262.04" calcext:value-type="float">
            <text:p>262.04</text:p>
          </table:table-cell>
          <table:table-cell office:value-type="float" office:value="268.64" calcext:value-type="float">
            <text:p>268.64</text:p>
          </table:table-cell>
          <table:table-cell office:value-type="float" office:value="0.51254" calcext:value-type="float">
            <text:p>0.51254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1]-[.D291])/[.F291])/(([.A291]-[.B291])/[.E291])" office:value-type="float" office:value="0.399688314256468" calcext:value-type="float">
            <text:p>0.399688314256468</text:p>
          </table:table-cell>
          <table:table-cell table:number-columns-repeated="1014"/>
        </table:table-row>
        <table:table-row table:style-name="ro1">
          <table:table-cell office:value-type="float" office:value="263.24" calcext:value-type="float">
            <text:p>263.24</text:p>
          </table:table-cell>
          <table:table-cell office:value-type="float" office:value="267.64" calcext:value-type="float">
            <text:p>267.64</text:p>
          </table:table-cell>
          <table:table-cell office:value-type="float" office:value="0.51376" calcext:value-type="float">
            <text:p>0.51376</text:p>
          </table:table-cell>
          <table:table-cell office:value-type="float" office:value="0.61975" calcext:value-type="float">
            <text:p>0.6197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2]-[.D292])/[.F292])/(([.A292]-[.B292])/[.E292])" office:value-type="float" office:value="0.592489012979623" calcext:value-type="float">
            <text:p>0.592489012979623</text:p>
          </table:table-cell>
          <table:table-cell table:number-columns-repeated="1014"/>
        </table:table-row>
        <table:table-row table:style-name="ro1">
          <table:table-cell office:value-type="float" office:value="259.08" calcext:value-type="float">
            <text:p>259.08</text:p>
          </table:table-cell>
          <table:table-cell office:value-type="float" office:value="260.41" calcext:value-type="float">
            <text:p>260.41</text:p>
          </table:table-cell>
          <table:table-cell office:value-type="float" office:value="0.51478" calcext:value-type="float">
            <text:p>0.51478</text:p>
          </table:table-cell>
          <table:table-cell office:value-type="float" office:value="0.61955" calcext:value-type="float">
            <text:p>0.6195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3]-[.D293])/[.F293])/(([.A293]-[.B293])/[.E293])" office:value-type="float" office:value="1.93755209645569" calcext:value-type="float">
            <text:p>1.93755209645569</text:p>
          </table:table-cell>
          <table:table-cell table:number-columns-repeated="1014"/>
        </table:table-row>
        <table:table-row table:style-name="ro1">
          <table:table-cell office:value-type="float" office:value="258.14" calcext:value-type="float">
            <text:p>258.14</text:p>
          </table:table-cell>
          <table:table-cell office:value-type="float" office:value="261.6" calcext:value-type="float">
            <text:p>261.6</text:p>
          </table:table-cell>
          <table:table-cell office:value-type="float" office:value="0.51573" calcext:value-type="float">
            <text:p>0.51573</text:p>
          </table:table-cell>
          <table:table-cell office:value-type="float" office:value="0.61932" calcext:value-type="float">
            <text:p>0.6193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4]-[.D294])/[.F294])/(([.A294]-[.B294])/[.E294])" office:value-type="float" office:value="0.73639328543934" calcext:value-type="float">
            <text:p>0.73639328543934</text:p>
          </table:table-cell>
          <table:table-cell table:number-columns-repeated="1014"/>
        </table:table-row>
        <table:table-row table:style-name="ro1">
          <table:table-cell office:value-type="float" office:value="259.84" calcext:value-type="float">
            <text:p>259.84</text:p>
          </table:table-cell>
          <table:table-cell office:value-type="float" office:value="269.36" calcext:value-type="float">
            <text:p>269.36</text:p>
          </table:table-cell>
          <table:table-cell office:value-type="float" office:value="0.51671" calcext:value-type="float">
            <text:p>0.51671</text:p>
          </table:table-cell>
          <table:table-cell office:value-type="float" office:value="0.61914" calcext:value-type="float">
            <text:p>0.6191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5]-[.D295])/[.F295])/(([.A295]-[.B295])/[.E295])" office:value-type="float" office:value="0.264641719646345" calcext:value-type="float">
            <text:p>0.264641719646345</text:p>
          </table:table-cell>
          <table:table-cell table:number-columns-repeated="1014"/>
        </table:table-row>
        <table:table-row table:style-name="ro1">
          <table:table-cell office:value-type="float" office:value="269.54" calcext:value-type="float">
            <text:p>269.54</text:p>
          </table:table-cell>
          <table:table-cell office:value-type="float" office:value="274.15" calcext:value-type="float">
            <text:p>274.15</text:p>
          </table:table-cell>
          <table:table-cell office:value-type="float" office:value="0.5177" calcext:value-type="float">
            <text:p>0.5177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6]-[.D296])/[.F296])/(([.A296]-[.B296])/[.E296])" office:value-type="float" office:value="0.539142388194443" calcext:value-type="float">
            <text:p>0.539142388194443</text:p>
          </table:table-cell>
          <table:table-cell table:number-columns-repeated="1014"/>
        </table:table-row>
        <table:table-row table:style-name="ro1">
          <table:table-cell office:value-type="float" office:value="268.08" calcext:value-type="float">
            <text:p>268.08</text:p>
          </table:table-cell>
          <table:table-cell office:value-type="float" office:value="273.25" calcext:value-type="float">
            <text:p>273.25</text:p>
          </table:table-cell>
          <table:table-cell office:value-type="float" office:value="0.51838" calcext:value-type="float">
            <text:p>0.51838</text:p>
          </table:table-cell>
          <table:table-cell office:value-type="float" office:value="0.61788" calcext:value-type="float">
            <text:p>0.6178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7]-[.D297])/[.F297])/(([.A297]-[.B297])/[.E297])" office:value-type="float" office:value="0.47336988267839" calcext:value-type="float">
            <text:p>0.47336988267839</text:p>
          </table:table-cell>
          <table:table-cell table:number-columns-repeated="1014"/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270.31" calcext:value-type="float">
            <text:p>270.31</text:p>
          </table:table-cell>
          <table:table-cell office:value-type="float" office:value="0.51872" calcext:value-type="float">
            <text:p>0.51872</text:p>
          </table:table-cell>
          <table:table-cell office:value-type="float" office:value="0.61656" calcext:value-type="float">
            <text:p>0.6165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8]-[.D298])/[.F298])/(([.A298]-[.B298])/[.E298])" office:value-type="float" office:value="0.320438428080325" calcext:value-type="float">
            <text:p>0.320438428080325</text:p>
          </table:table-cell>
          <table:table-cell table:number-columns-repeated="1014"/>
        </table:table-row>
        <table:table-row table:style-name="ro1">
          <table:table-cell office:value-type="float" office:value="264.76" calcext:value-type="float">
            <text:p>264.76</text:p>
          </table:table-cell>
          <table:table-cell office:value-type="float" office:value="265.08" calcext:value-type="float">
            <text:p>265.08</text:p>
          </table:table-cell>
          <table:table-cell office:value-type="float" office:value="0.51893" calcext:value-type="float">
            <text:p>0.51893</text:p>
          </table:table-cell>
          <table:table-cell office:value-type="float" office:value="0.6153" calcext:value-type="float">
            <text:p>0.615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9]-[.D299])/[.F299])/(([.A299]-[.B299])/[.E299])" office:value-type="float" office:value="7.40730054709547" calcext:value-type="float">
            <text:p>7.40730054709547</text:p>
          </table:table-cell>
          <table:table-cell table:number-columns-repeated="1014"/>
        </table:table-row>
        <table:table-row table:style-name="ro1">
          <table:table-cell office:value-type="float" office:value="262.89" calcext:value-type="float">
            <text:p>262.89</text:p>
          </table:table-cell>
          <table:table-cell office:value-type="float" office:value="261.81" calcext:value-type="float">
            <text:p>261.81</text:p>
          </table:table-cell>
          <table:table-cell office:value-type="float" office:value="0.51908" calcext:value-type="float">
            <text:p>0.51908</text:p>
          </table:table-cell>
          <table:table-cell office:value-type="float" office:value="0.61434" calcext:value-type="float">
            <text:p>0.6143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0]-[.D300])/[.F300])/(([.A300]-[.B300])/[.E300])" office:value-type="float" office:value="-2.16947628581604" calcext:value-type="float">
            <text:p>-2.16947628581604</text:p>
          </table:table-cell>
          <table:table-cell table:number-columns-repeated="1014"/>
        </table:table-row>
        <table:table-row table:style-name="ro1">
          <table:table-cell office:value-type="float" office:value="260.61" calcext:value-type="float">
            <text:p>260.61</text:p>
          </table:table-cell>
          <table:table-cell office:value-type="float" office:value="255.66" calcext:value-type="float">
            <text:p>255.66</text:p>
          </table:table-cell>
          <table:table-cell office:value-type="float" office:value="0.51921" calcext:value-type="float">
            <text:p>0.51921</text:p>
          </table:table-cell>
          <table:table-cell office:value-type="float" office:value="0.6136" calcext:value-type="float">
            <text:p>0.613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1]-[.D301])/[.F301])/(([.A301]-[.B301])/[.E301])" office:value-type="float" office:value="-0.469017311361836" calcext:value-type="float">
            <text:p>-0.469017311361836</text:p>
          </table:table-cell>
          <table:table-cell table:number-columns-repeated="1014"/>
        </table:table-row>
        <table:table-row table:style-name="ro1">
          <table:table-cell office:value-type="float" office:value="259.62" calcext:value-type="float">
            <text:p>259.62</text:p>
          </table:table-cell>
          <table:table-cell office:value-type="float" office:value="256.74" calcext:value-type="float">
            <text:p>256.74</text:p>
          </table:table-cell>
          <table:table-cell office:value-type="float" office:value="0.51939" calcext:value-type="float">
            <text:p>0.51939</text:p>
          </table:table-cell>
          <table:table-cell office:value-type="float" office:value="0.6134" calcext:value-type="float">
            <text:p>0.613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2]-[.D302])/[.F302])/(([.A302]-[.B302])/[.E302])" office:value-type="float" office:value="-0.802878171436975" calcext:value-type="float">
            <text:p>-0.802878171436975</text:p>
          </table:table-cell>
          <table:table-cell table:number-columns-repeated="1014"/>
        </table:table-row>
        <table:table-row table:style-name="ro1">
          <table:table-cell office:value-type="float" office:value="264.56" calcext:value-type="float">
            <text:p>264.56</text:p>
          </table:table-cell>
          <table:table-cell office:value-type="float" office:value="263.75" calcext:value-type="float">
            <text:p>263.75</text:p>
          </table:table-cell>
          <table:table-cell office:value-type="float" office:value="0.51967" calcext:value-type="float">
            <text:p>0.51967</text:p>
          </table:table-cell>
          <table:table-cell office:value-type="float" office:value="0.61369" calcext:value-type="float">
            <text:p>0.6136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3]-[.D303])/[.F303])/(([.A303]-[.B303])/[.E303])" office:value-type="float" office:value="-2.85498159972595" calcext:value-type="float">
            <text:p>-2.85498159972595</text:p>
          </table:table-cell>
          <table:table-cell table:number-columns-repeated="1014"/>
        </table:table-row>
        <table:table-row table:style-name="ro1">
          <table:table-cell office:value-type="float" office:value="269.16" calcext:value-type="float">
            <text:p>269.16</text:p>
          </table:table-cell>
          <table:table-cell office:value-type="float" office:value="271.6" calcext:value-type="float">
            <text:p>271.6</text:p>
          </table:table-cell>
          <table:table-cell office:value-type="float" office:value="0.51992" calcext:value-type="float">
            <text:p>0.51992</text:p>
          </table:table-cell>
          <table:table-cell office:value-type="float" office:value="0.61354" calcext:value-type="float">
            <text:p>0.6135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4]-[.D304])/[.F304])/(([.A304]-[.B304])/[.E304])" office:value-type="float" office:value="0.943728120572267" calcext:value-type="float">
            <text:p>0.943728120572267</text:p>
          </table:table-cell>
          <table:table-cell table:number-columns-repeated="1014"/>
        </table:table-row>
        <table:table-row table:style-name="ro1">
          <table:table-cell office:value-type="float" office:value="269.29" calcext:value-type="float">
            <text:p>269.29</text:p>
          </table:table-cell>
          <table:table-cell office:value-type="float" office:value="274.06" calcext:value-type="float">
            <text:p>274.06</text:p>
          </table:table-cell>
          <table:table-cell office:value-type="float" office:value="0.51995" calcext:value-type="float">
            <text:p>0.51995</text:p>
          </table:table-cell>
          <table:table-cell office:value-type="float" office:value="0.61207" calcext:value-type="float">
            <text:p>0.61207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5]-[.D305])/[.F305])/(([.A305]-[.B305])/[.E305])" office:value-type="float" office:value="0.475010966093285" calcext:value-type="float">
            <text:p>0.475010966093285</text:p>
          </table:table-cell>
          <table:table-cell table:number-columns-repeated="1014"/>
        </table:table-row>
        <table:table-row table:style-name="ro1">
          <table:table-cell office:value-type="float" office:value="266.35" calcext:value-type="float">
            <text:p>266.35</text:p>
          </table:table-cell>
          <table:table-cell office:value-type="float" office:value="272.48" calcext:value-type="float">
            <text:p>272.48</text:p>
          </table:table-cell>
          <table:table-cell office:value-type="float" office:value="0.51974" calcext:value-type="float">
            <text:p>0.51974</text:p>
          </table:table-cell>
          <table:table-cell office:value-type="float" office:value="0.60504" calcext:value-type="float">
            <text:p>0.6050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6]-[.D306])/[.F306])/(([.A306]-[.B306])/[.E306])" office:value-type="float" office:value="0.342260391076185" calcext:value-type="float">
            <text:p>0.342260391076185</text:p>
          </table:table-cell>
          <table:table-cell table:number-columns-repeated="1014"/>
        </table:table-row>
        <table:table-row table:style-name="ro1">
          <table:table-cell office:value-type="float" office:value="269.69" calcext:value-type="float">
            <text:p>269.69</text:p>
          </table:table-cell>
          <table:table-cell office:value-type="float" office:value="273.19" calcext:value-type="float">
            <text:p>273.19</text:p>
          </table:table-cell>
          <table:table-cell office:value-type="float" office:value="0.51938" calcext:value-type="float">
            <text:p>0.51938</text:p>
          </table:table-cell>
          <table:table-cell office:value-type="float" office:value="0.57053" calcext:value-type="float">
            <text:p>0.5705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7]-[.D307])/[.F307])/(([.A307]-[.B307])/[.E307])" office:value-type="float" office:value="0.359455952074167" calcext:value-type="float">
            <text:p>0.359455952074167</text:p>
          </table:table-cell>
          <table:table-cell table:number-columns-repeated="1014"/>
        </table:table-row>
        <table:table-row table:style-name="ro1">
          <table:table-cell office:value-type="float" office:value="269.95" calcext:value-type="float">
            <text:p>269.95</text:p>
          </table:table-cell>
          <table:table-cell office:value-type="float" office:value="271.1" calcext:value-type="float">
            <text:p>271.1</text:p>
          </table:table-cell>
          <table:table-cell office:value-type="float" office:value="0.51887" calcext:value-type="float">
            <text:p>0.51887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8]-[.D308])/[.F308])/(([.A308]-[.B308])/[.E308])" office:value-type="float" office:value="0.302640248654385" calcext:value-type="float">
            <text:p>0.302640248654385</text:p>
          </table:table-cell>
          <table:table-cell table:number-columns-repeated="1014"/>
        </table:table-row>
        <table:table-row table:style-name="ro1">
          <table:table-cell office:value-type="float" office:value="268.51" calcext:value-type="float">
            <text:p>268.51</text:p>
          </table:table-cell>
          <table:table-cell office:value-type="float" office:value="269.42" calcext:value-type="float">
            <text:p>269.42</text:p>
          </table:table-cell>
          <table:table-cell office:value-type="float" office:value="0.51816" calcext:value-type="float">
            <text:p>0.51816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9]-[.D309])/[.F309])/(([.A309]-[.B309])/[.E309])" office:value-type="float" office:value="-0.187039265234467" calcext:value-type="float">
            <text:p>-0.187039265234467</text:p>
          </table:table-cell>
          <table:table-cell table:number-columns-repeated="1014"/>
        </table:table-row>
        <table:table-row table:style-name="ro1">
          <table:table-cell office:value-type="float" office:value="266.31" calcext:value-type="float">
            <text:p>266.31</text:p>
          </table:table-cell>
          <table:table-cell office:value-type="float" office:value="267.06" calcext:value-type="float">
            <text:p>267.06</text:p>
          </table:table-cell>
          <table:table-cell office:value-type="float" office:value="0.51733" calcext:value-type="float">
            <text:p>0.51733</text:p>
          </table:table-cell>
          <table:table-cell office:value-type="float" office:value="0.49416" calcext:value-type="float">
            <text:p>0.4941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0]-[.D310])/[.F310])/(([.A310]-[.B310])/[.E310])" office:value-type="float" office:value="-0.759858727493114" calcext:value-type="float">
            <text:p>-0.759858727493114</text:p>
          </table:table-cell>
          <table:table-cell table:number-columns-repeated="1014"/>
        </table:table-row>
        <table:table-row table:style-name="ro1">
          <table:table-cell office:value-type="float" office:value="265.33" calcext:value-type="float">
            <text:p>265.33</text:p>
          </table:table-cell>
          <table:table-cell office:value-type="float" office:value="269.08" calcext:value-type="float">
            <text:p>269.08</text:p>
          </table:table-cell>
          <table:table-cell office:value-type="float" office:value="0.51648" calcext:value-type="float">
            <text:p>0.51648</text:p>
          </table:table-cell>
          <table:table-cell office:value-type="float" office:value="0.47648" calcext:value-type="float">
            <text:p>0.4764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1]-[.D311])/[.F311])/(([.A311]-[.B311])/[.E311])" office:value-type="float" office:value="-0.26235950884527" calcext:value-type="float">
            <text:p>-0.26235950884527</text:p>
          </table:table-cell>
          <table:table-cell table:number-columns-repeated="1014"/>
        </table:table-row>
        <table:table-row table:style-name="ro1">
          <table:table-cell office:value-type="float" office:value="263.05" calcext:value-type="float">
            <text:p>263.05</text:p>
          </table:table-cell>
          <table:table-cell office:value-type="float" office:value="267.63" calcext:value-type="float">
            <text:p>267.63</text:p>
          </table:table-cell>
          <table:table-cell office:value-type="float" office:value="0.51569" calcext:value-type="float">
            <text:p>0.51569</text:p>
          </table:table-cell>
          <table:table-cell office:value-type="float" office:value="0.4529" calcext:value-type="float">
            <text:p>0.452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2]-[.D312])/[.F312])/(([.A312]-[.B312])/[.E312])" office:value-type="float" office:value="-0.337204289582312" calcext:value-type="float">
            <text:p>-0.337204289582312</text:p>
          </table:table-cell>
          <table:table-cell table:number-columns-repeated="1014"/>
        </table:table-row>
        <table:table-row table:style-name="ro1">
          <table:table-cell office:value-type="float" office:value="263.07" calcext:value-type="float">
            <text:p>263.07</text:p>
          </table:table-cell>
          <table:table-cell office:value-type="float" office:value="267.94" calcext:value-type="float">
            <text:p>267.94</text:p>
          </table:table-cell>
          <table:table-cell office:value-type="float" office:value="0.51505" calcext:value-type="float">
            <text:p>0.51505</text:p>
          </table:table-cell>
          <table:table-cell office:value-type="float" office:value="0.42932" calcext:value-type="float">
            <text:p>0.42932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3]-[.D313])/[.F313])/(([.A313]-[.B313])/[.E313])" office:value-type="float" office:value="-0.432984099588776" calcext:value-type="float">
            <text:p>-0.432984099588776</text:p>
          </table:table-cell>
          <table:table-cell table:number-columns-repeated="1014"/>
        </table:table-row>
        <table:table-row table:style-name="ro1">
          <table:table-cell office:value-type="float" office:value="267.53" calcext:value-type="float">
            <text:p>267.53</text:p>
          </table:table-cell>
          <table:table-cell office:value-type="float" office:value="269.47" calcext:value-type="float">
            <text:p>269.47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40473" calcext:value-type="float">
            <text:p>0.40473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4]-[.D314])/[.F314])/(([.A314]-[.B314])/[.E314])" office:value-type="float" office:value="-1.39247478365698" calcext:value-type="float">
            <text:p>-1.39247478365698</text:p>
          </table:table-cell>
          <table:table-cell table:number-columns-repeated="1014"/>
        </table:table-row>
        <table:table-row table:style-name="ro1">
          <table:table-cell office:value-type="float" office:value="268.61" calcext:value-type="float">
            <text:p>268.61</text:p>
          </table:table-cell>
          <table:table-cell office:value-type="float" office:value="271.59" calcext:value-type="float">
            <text:p>271.59</text:p>
          </table:table-cell>
          <table:table-cell office:value-type="float" office:value="0.51403" calcext:value-type="float">
            <text:p>0.51403</text:p>
          </table:table-cell>
          <table:table-cell office:value-type="float" office:value="0.37271" calcext:value-type="float">
            <text:p>0.3727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5]-[.D315])/[.F315])/(([.A315]-[.B315])/[.E315])" office:value-type="float" office:value="-1.16642132309188" calcext:value-type="float">
            <text:p>-1.16642132309188</text:p>
          </table:table-cell>
          <table:table-cell table:number-columns-repeated="1014"/>
        </table:table-row>
        <table:table-row table:style-name="ro1">
          <table:table-cell office:value-type="float" office:value="269.86" calcext:value-type="float">
            <text:p>269.86</text:p>
          </table:table-cell>
          <table:table-cell office:value-type="float" office:value="270.5" calcext:value-type="float">
            <text:p>270.5</text:p>
          </table:table-cell>
          <table:table-cell office:value-type="float" office:value="0.51334" calcext:value-type="float">
            <text:p>0.51334</text:p>
          </table:table-cell>
          <table:table-cell office:value-type="float" office:value="0.34255" calcext:value-type="float">
            <text:p>0.3425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6]-[.D316])/[.F316])/(([.A316]-[.B316])/[.E316])" office:value-type="float" office:value="-6.56372761460224" calcext:value-type="float">
            <text:p>-6.56372761460224</text:p>
          </table:table-cell>
          <table:table-cell table:number-columns-repeated="1014"/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270.88" calcext:value-type="float">
            <text:p>270.88</text:p>
          </table:table-cell>
          <table:table-cell office:value-type="float" office:value="0.51249" calcext:value-type="float">
            <text:p>0.51249</text:p>
          </table:table-cell>
          <table:table-cell office:value-type="float" office:value="0.30456" calcext:value-type="float">
            <text:p>0.3045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7]-[.D317])/[.F317])/(([.A317]-[.B317])/[.E317])" office:value-type="float" office:value="-2.0622131807282" calcext:value-type="float">
            <text:p>-2.0622131807282</text:p>
          </table:table-cell>
          <table:table-cell table:number-columns-repeated="1014"/>
        </table:table-row>
        <table:table-row table:style-name="ro1">
          <table:table-cell office:value-type="float" office:value="268.57" calcext:value-type="float">
            <text:p>268.57</text:p>
          </table:table-cell>
          <table:table-cell office:value-type="float" office:value="271.34" calcext:value-type="float">
            <text:p>271.34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0.26589" calcext:value-type="float">
            <text:p>0.2658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8]-[.D318])/[.F318])/(([.A318]-[.B318])/[.E318])" office:value-type="float" office:value="-2.18124819543686" calcext:value-type="float">
            <text:p>-2.18124819543686</text:p>
          </table:table-cell>
          <table:table-cell table:number-columns-repeated="101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9.38" calcext:value-type="float">
            <text:p>269.38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22649" calcext:value-type="float">
            <text:p>0.2264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9]-[.D319])/[.F319])/(([.A319]-[.B319])/[.E319])" office:value-type="float" office:value="-2.93511255674154" calcext:value-type="float">
            <text:p>-2.93511255674154</text:p>
          </table:table-cell>
          <table:table-cell table:number-columns-repeated="1014"/>
        </table:table-row>
        <table:table-row table:style-name="ro1">
          <table:table-cell office:value-type="float" office:value="265.15" calcext:value-type="float">
            <text:p>265.15</text:p>
          </table:table-cell>
          <table:table-cell office:value-type="float" office:value="264.56" calcext:value-type="float">
            <text:p>264.56</text:p>
          </table:table-cell>
          <table:table-cell office:value-type="float" office:value="0.50944" calcext:value-type="float">
            <text:p>0.50944</text:p>
          </table:table-cell>
          <table:table-cell office:value-type="float" office:value="0.19838" calcext:value-type="float">
            <text:p>0.19838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0]-[.D320])/[.F320])/(([.A320]-[.B320])/[.E320])" office:value-type="float" office:value="12.9676189864534" calcext:value-type="float">
            <text:p>12.9676189864534</text:p>
          </table:table-cell>
          <table:table-cell table:number-columns-repeated="1014"/>
        </table:table-row>
        <table:table-row table:style-name="ro1">
          <table:table-cell office:value-type="float" office:value="266.36" calcext:value-type="float">
            <text:p>266.36</text:p>
          </table:table-cell>
          <table:table-cell office:value-type="float" office:value="266.55" calcext:value-type="float">
            <text:p>266.55</text:p>
          </table:table-cell>
          <table:table-cell office:value-type="float" office:value="0.50843" calcext:value-type="float">
            <text:p>0.50843</text:p>
          </table:table-cell>
          <table:table-cell office:value-type="float" office:value="0.18479" calcext:value-type="float">
            <text:p>0.18479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1]-[.D321])/[.F321])/(([.A321]-[.B321])/[.E321])" office:value-type="float" office:value="-41.8963970934297" calcext:value-type="float">
            <text:p>-41.8963970934297</text:p>
          </table:table-cell>
          <table:table-cell table:number-columns-repeated="1014"/>
        </table:table-row>
        <table:table-row table:style-name="ro1">
          <table:table-cell office:value-type="float" office:value="265.59" calcext:value-type="float">
            <text:p>265.59</text:p>
          </table:table-cell>
          <table:table-cell office:value-type="float" office:value="267.89" calcext:value-type="float">
            <text:p>267.89</text:p>
          </table:table-cell>
          <table:table-cell office:value-type="float" office:value="0.50744" calcext:value-type="float">
            <text:p>0.50744</text:p>
          </table:table-cell>
          <table:table-cell office:value-type="float" office:value="0.16686" calcext:value-type="float">
            <text:p>0.16686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2]-[.D322])/[.F322])/(([.A322]-[.B322])/[.E322])" office:value-type="float" office:value="-3.64216310553756" calcext:value-type="float">
            <text:p>-3.64216310553756</text:p>
          </table:table-cell>
          <table:table-cell table:number-columns-repeated="1014"/>
        </table:table-row>
        <table:table-row table:style-name="ro1">
          <table:table-cell office:value-type="float" office:value="262.58" calcext:value-type="float">
            <text:p>262.58</text:p>
          </table:table-cell>
          <table:table-cell office:value-type="float" office:value="266.59" calcext:value-type="float">
            <text:p>266.59</text:p>
          </table:table-cell>
          <table:table-cell office:value-type="float" office:value="0.50649" calcext:value-type="float">
            <text:p>0.50649</text:p>
          </table:table-cell>
          <table:table-cell office:value-type="float" office:value="0.14025" calcext:value-type="float">
            <text:p>0.1402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3]-[.D323])/[.F323])/(([.A323]-[.B323])/[.E323])" office:value-type="float" office:value="-2.24641240304298" calcext:value-type="float">
            <text:p>-2.24641240304298</text:p>
          </table:table-cell>
          <table:table-cell table:number-columns-repeated="1014"/>
        </table:table-row>
        <table:table-row table:style-name="ro1">
          <table:table-cell office:value-type="float" office:value="263.37" calcext:value-type="float">
            <text:p>263.37</text:p>
          </table:table-cell>
          <table:table-cell office:value-type="float" office:value="269.56" calcext:value-type="float">
            <text:p>269.56</text:p>
          </table:table-cell>
          <table:table-cell office:value-type="float" office:value="0.50572" calcext:value-type="float">
            <text:p>0.505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4]-[.D324])/[.F324])/(([.A324]-[.B324])/[.E324])" office:value-type="float" office:value="-1.57896503478158" calcext:value-type="float">
            <text:p>-1.57896503478158</text:p>
          </table:table-cell>
          <table:table-cell table:number-columns-repeated="1014"/>
        </table:table-row>
        <table:table-row table:style-name="ro1">
          <table:table-cell office:value-type="float" office:value="262.76" calcext:value-type="float">
            <text:p>262.76</text:p>
          </table:table-cell>
          <table:table-cell office:value-type="float" office:value="270.4" calcext:value-type="float">
            <text:p>270.4</text:p>
          </table:table-cell>
          <table:table-cell office:value-type="float" office:value="0.50509" calcext:value-type="float">
            <text:p>0.50509</text:p>
          </table:table-cell>
          <table:table-cell office:value-type="float" office:value="0.065421" calcext:value-type="float">
            <text:p>0.065421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5]-[.D325])/[.F325])/(([.A325]-[.B325])/[.E325])" office:value-type="float" office:value="-1.41546968538724" calcext:value-type="float">
            <text:p>-1.41546968538724</text:p>
          </table:table-cell>
          <table:table-cell table:number-columns-repeated="1014"/>
        </table:table-row>
        <table:table-row table:style-name="ro1">
          <table:table-cell office:value-type="float" office:value="264.39" calcext:value-type="float">
            <text:p>264.39</text:p>
          </table:table-cell>
          <table:table-cell office:value-type="float" office:value="270.75" calcext:value-type="float">
            <text:p>270.75</text:p>
          </table:table-cell>
          <table:table-cell office:value-type="float" office:value="0.50457" calcext:value-type="float">
            <text:p>0.50457</text:p>
          </table:table-cell>
          <table:table-cell office:value-type="float" office:value="0.015844" calcext:value-type="float">
            <text:p>0.015844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6]-[.D326])/[.F326])/(([.A326]-[.B326])/[.E326])" office:value-type="float" office:value="-1.89006358077702" calcext:value-type="float">
            <text:p>-1.89006358077702</text:p>
          </table:table-cell>
          <table:table-cell table:number-columns-repeated="1014"/>
        </table:table-row>
        <table:table-row table:style-name="ro1">
          <table:table-cell office:value-type="float" office:value="263.46" calcext:value-type="float">
            <text:p>263.46</text:p>
          </table:table-cell>
          <table:table-cell office:value-type="float" office:value="264.33" calcext:value-type="float">
            <text:p>264.33</text:p>
          </table:table-cell>
          <table:table-cell office:value-type="float" office:value="0.5041" calcext:value-type="float">
            <text:p>0.5041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7]-[.D327])/[.F327])/(([.A327]-[.B327])/[.E327])" office:value-type="float" office:value="-14.2516625440625" calcext:value-type="float">
            <text:p>-14.2516625440625</text:p>
          </table:table-cell>
          <table:table-cell table:number-columns-repeated="1014"/>
        </table:table-row>
        <table:table-row table:style-name="ro1">
          <table:table-cell office:value-type="float" office:value="268.36" calcext:value-type="float">
            <text:p>268.36</text:p>
          </table:table-cell>
          <table:table-cell office:value-type="float" office:value="270.68" calcext:value-type="float">
            <text:p>270.68</text:p>
          </table:table-cell>
          <table:table-cell office:value-type="float" office:value="0.50368" calcext:value-type="float">
            <text:p>0.50368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8]-[.D328])/[.F328])/(([.A328]-[.B328])/[.E328])" office:value-type="float" office:value="-5.33992069296279" calcext:value-type="float">
            <text:p>-5.33992069296279</text:p>
          </table:table-cell>
          <table:table-cell table:number-columns-repeated="1014"/>
        </table:table-row>
        <table:table-row table:style-name="ro1">
          <table:table-cell office:value-type="float" office:value="271.74" calcext:value-type="float">
            <text:p>271.74</text:p>
          </table:table-cell>
          <table:table-cell office:value-type="float" office:value="273.98" calcext:value-type="float">
            <text:p>273.98</text:p>
          </table:table-cell>
          <table:table-cell office:value-type="float" office:value="0.50315" calcext:value-type="float">
            <text:p>0.50315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9]-[.D329])/[.F329])/(([.A329]-[.B329])/[.E329])" office:value-type="float" office:value="-5.52481250874011" calcext:value-type="float">
            <text:p>-5.52481250874011</text:p>
          </table:table-cell>
          <table:table-cell table:number-columns-repeated="1014"/>
        </table:table-row>
        <table:table-row table:style-name="ro1">
          <table:table-cell office:value-type="float" office:value="271.29" calcext:value-type="float">
            <text:p>271.29</text:p>
          </table:table-cell>
          <table:table-cell office:value-type="float" office:value="275.31" calcext:value-type="float">
            <text:p>275.31</text:p>
          </table:table-cell>
          <table:table-cell office:value-type="float" office:value="0.50234" calcext:value-type="float">
            <text:p>0.50234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0]-[.D330])/[.F330])/(([.A330]-[.B330])/[.E330])" office:value-type="float" office:value="-3.07354654088931" calcext:value-type="float">
            <text:p>-3.07354654088931</text:p>
          </table:table-cell>
          <table:table-cell table:number-columns-repeated="1014"/>
        </table:table-row>
        <table:table-row table:style-name="ro1">
          <table:table-cell office:value-type="float" office:value="270.73" calcext:value-type="float">
            <text:p>270.73</text:p>
          </table:table-cell>
          <table:table-cell office:value-type="float" office:value="276.1" calcext:value-type="float">
            <text:p>276.1</text:p>
          </table:table-cell>
          <table:table-cell office:value-type="float" office:value="0.50133" calcext:value-type="float">
            <text:p>0.50133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1]-[.D331])/[.F331])/(([.A331]-[.B331])/[.E331])" office:value-type="float" office:value="-2.29624114122554" calcext:value-type="float">
            <text:p>-2.29624114122554</text:p>
          </table:table-cell>
          <table:table-cell table:number-columns-repeated="1014"/>
        </table:table-row>
        <table:table-row table:style-name="ro1">
          <table:table-cell office:value-type="float" office:value="272.76" calcext:value-type="float">
            <text:p>272.76</text:p>
          </table:table-cell>
          <table:table-cell office:value-type="float" office:value="274.24" calcext:value-type="float">
            <text:p>274.24</text:p>
          </table:table-cell>
          <table:table-cell office:value-type="float" office:value="0.50014" calcext:value-type="float">
            <text:p>0.50014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2]-[.D332])/[.F332])/(([.A332]-[.B332])/[.E332])" office:value-type="float" office:value="-8.3118550308618" calcext:value-type="float">
            <text:p>-8.3118550308618</text:p>
          </table:table-cell>
          <table:table-cell table:number-columns-repeated="1014"/>
        </table:table-row>
        <table:table-row table:style-name="ro1">
          <table:table-cell office:value-type="float" office:value="271.14" calcext:value-type="float">
            <text:p>271.14</text:p>
          </table:table-cell>
          <table:table-cell office:value-type="float" office:value="271.28" calcext:value-type="float">
            <text:p>271.28</text:p>
          </table:table-cell>
          <table:table-cell office:value-type="float" office:value="0.49874" calcext:value-type="float">
            <text:p>0.49874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3]-[.D333])/[.F333])/(([.A333]-[.B333])/[.E333])" office:value-type="float" office:value="-87.622219715292" calcext:value-type="float">
            <text:p>-87.622219715292</text:p>
          </table:table-cell>
          <table:table-cell table:number-columns-repeated="1014"/>
        </table:table-row>
        <table:table-row table:style-name="ro1">
          <table:table-cell office:value-type="float" office:value="269.85" calcext:value-type="float">
            <text:p>269.85</text:p>
          </table:table-cell>
          <table:table-cell office:value-type="float" office:value="269.54" calcext:value-type="float">
            <text:p>269.54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4]-[.D334])/[.F334])/(([.A334]-[.B334])/[.E334])" office:value-type="float" office:value="39.4507242907392" calcext:value-type="float">
            <text:p>39.4507242907392</text:p>
          </table:table-cell>
          <table:table-cell table:number-columns-repeated="1014"/>
        </table:table-row>
        <table:table-row table:style-name="ro1">
          <table:table-cell office:value-type="float" office:value="269.29" calcext:value-type="float">
            <text:p>269.29</text:p>
          </table:table-cell>
          <table:table-cell office:value-type="float" office:value="269.88" calcext:value-type="float">
            <text:p>269.88</text:p>
          </table:table-cell>
          <table:table-cell office:value-type="float" office:value="0.49567" calcext:value-type="float">
            <text:p>0.49567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5]-[.D335])/[.F335])/(([.A335]-[.B335])/[.E335])" office:value-type="float" office:value="-20.6637295152554" calcext:value-type="float">
            <text:p>-20.6637295152554</text:p>
          </table:table-cell>
          <table:table-cell table:number-columns-repeated="1014"/>
        </table:table-row>
        <table:table-row table:style-name="ro1">
          <table:table-cell office:value-type="float" office:value="269.31" calcext:value-type="float">
            <text:p>269.31</text:p>
          </table:table-cell>
          <table:table-cell office:value-type="float" office:value="269.04" calcext:value-type="float">
            <text:p>269.04</text:p>
          </table:table-cell>
          <table:table-cell office:value-type="float" office:value="0.49414" calcext:value-type="float">
            <text:p>0.49414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6]-[.D336])/[.F336])/(([.A336]-[.B336])/[.E336])" office:value-type="float" office:value="45.0146971183369" calcext:value-type="float">
            <text:p>45.0146971183369</text:p>
          </table:table-cell>
          <table:table-cell table:number-columns-repeated="1014"/>
        </table:table-row>
        <table:table-row table:style-name="ro1">
          <table:table-cell office:value-type="float" office:value="268.6" calcext:value-type="float">
            <text:p>268.6</text:p>
          </table:table-cell>
          <table:table-cell office:value-type="float" office:value="268.98" calcext:value-type="float">
            <text:p>268.98</text:p>
          </table:table-cell>
          <table:table-cell office:value-type="float" office:value="0.49259" calcext:value-type="float">
            <text:p>0.49259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7]-[.D337])/[.F337])/(([.A337]-[.B337])/[.E337])" office:value-type="float" office:value="-31.8838002784769" calcext:value-type="float">
            <text:p>-31.8838002784769</text:p>
          </table:table-cell>
          <table:table-cell table:number-columns-repeated="1014"/>
        </table:table-row>
        <table:table-row table:style-name="ro1">
          <table:table-cell office:value-type="float" office:value="268.56" calcext:value-type="float">
            <text:p>268.56</text:p>
          </table:table-cell>
          <table:table-cell office:value-type="float" office:value="267.93" calcext:value-type="float">
            <text:p>267.93</text:p>
          </table:table-cell>
          <table:table-cell office:value-type="float" office:value="0.49107" calcext:value-type="float">
            <text:p>0.49107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8]-[.D338])/[.F338])/(([.A338]-[.B338])/[.E338])" office:value-type="float" office:value="19.1721553584297" calcext:value-type="float">
            <text:p>19.1721553584297</text:p>
          </table:table-cell>
          <table:table-cell table:number-columns-repeated="1014"/>
        </table:table-row>
        <table:table-row table:style-name="ro1">
          <table:table-cell office:value-type="float" office:value="269.31" calcext:value-type="float">
            <text:p>269.31</text:p>
          </table:table-cell>
          <table:table-cell office:value-type="float" office:value="270.09" calcext:value-type="float">
            <text:p>270.09</text:p>
          </table:table-cell>
          <table:table-cell office:value-type="float" office:value="0.48958" calcext:value-type="float">
            <text:p>0.48958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9]-[.D339])/[.F339])/(([.A339]-[.B339])/[.E339])" office:value-type="float" office:value="-15.4382173486144" calcext:value-type="float">
            <text:p>-15.4382173486144</text:p>
          </table:table-cell>
          <table:table-cell table:number-columns-repeated="1014"/>
        </table:table-row>
        <table:table-row table:style-name="ro1">
          <table:table-cell office:value-type="float" office:value="271.41" calcext:value-type="float">
            <text:p>271.41</text:p>
          </table:table-cell>
          <table:table-cell office:value-type="float" office:value="272.41" calcext:value-type="float">
            <text:p>272.41</text:p>
          </table:table-cell>
          <table:table-cell office:value-type="float" office:value="0.48806" calcext:value-type="float">
            <text:p>0.48806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0]-[.D340])/[.F340])/(([.A340]-[.B340])/[.E340])" office:value-type="float" office:value="-12.0044233019084" calcext:value-type="float">
            <text:p>-12.0044233019084</text:p>
          </table:table-cell>
          <table:table-cell table:number-columns-repeated="1014"/>
        </table:table-row>
        <table:table-row table:style-name="ro1">
          <table:table-cell office:value-type="float" office:value="270.24" calcext:value-type="float">
            <text:p>270.24</text:p>
          </table:table-cell>
          <table:table-cell office:value-type="float" office:value="270.29" calcext:value-type="float">
            <text:p>270.29</text:p>
          </table:table-cell>
          <table:table-cell office:value-type="float" office:value="0.48642" calcext:value-type="float">
            <text:p>0.48642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1]-[.D341])/[.F341])/(([.A341]-[.B341])/[.E341])" office:value-type="float" office:value="-239.281710548413" calcext:value-type="float">
            <text:p>-239.281710548413</text:p>
          </table:table-cell>
          <table:table-cell table:number-columns-repeated="1014"/>
        </table:table-row>
        <table:table-row table:style-name="ro1">
          <table:table-cell office:value-type="float" office:value="269.49" calcext:value-type="float">
            <text:p>269.49</text:p>
          </table:table-cell>
          <table:table-cell office:value-type="float" office:value="269.95" calcext:value-type="float">
            <text:p>269.95</text:p>
          </table:table-cell>
          <table:table-cell office:value-type="float" office:value="0.48477" calcext:value-type="float">
            <text:p>0.48477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2]-[.D342])/[.F342])/(([.A342]-[.B342])/[.E342])" office:value-type="float" office:value="-25.9206560671726" calcext:value-type="float">
            <text:p>-25.9206560671726</text:p>
          </table:table-cell>
          <table:table-cell table:number-columns-repeated="1014"/>
        </table:table-row>
        <table:table-row table:style-name="ro1">
          <table:table-cell office:value-type="float" office:value="272.84" calcext:value-type="float">
            <text:p>272.84</text:p>
          </table:table-cell>
          <table:table-cell office:value-type="float" office:value="275.96" calcext:value-type="float">
            <text:p>275.96</text:p>
          </table:table-cell>
          <table:table-cell office:value-type="float" office:value="0.48305" calcext:value-type="float">
            <text:p>0.48305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3]-[.D343])/[.F343])/(([.A343]-[.B343])/[.E343])" office:value-type="float" office:value="-3.80807574362102" calcext:value-type="float">
            <text:p>-3.80807574362102</text:p>
          </table:table-cell>
          <table:table-cell table:number-columns-repeated="1014"/>
        </table:table-row>
        <table:table-row table:style-name="ro1">
          <table:table-cell office:value-type="float" office:value="273.67" calcext:value-type="float">
            <text:p>273.67</text:p>
          </table:table-cell>
          <table:table-cell office:value-type="float" office:value="275.94" calcext:value-type="float">
            <text:p>275.94</text:p>
          </table:table-cell>
          <table:table-cell office:value-type="float" office:value="0.48118" calcext:value-type="float">
            <text:p>0.48118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4]-[.D344])/[.F344])/(([.A344]-[.B344])/[.E344])" office:value-type="float" office:value="-5.21374511837147" calcext:value-type="float">
            <text:p>-5.21374511837147</text:p>
          </table:table-cell>
          <table:table-cell table:number-columns-repeated="1014"/>
        </table:table-row>
        <table:table-row table:style-name="ro1">
          <table:table-cell office:value-type="float" office:value="273.44" calcext:value-type="float">
            <text:p>273.44</text:p>
          </table:table-cell>
          <table:table-cell office:value-type="float" office:value="276.01" calcext:value-type="float">
            <text:p>276.01</text:p>
          </table:table-cell>
          <table:table-cell office:value-type="float" office:value="0.47915" calcext:value-type="float">
            <text:p>0.47915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5]-[.D345])/[.F345])/(([.A345]-[.B345])/[.E345])" office:value-type="float" office:value="-4.58570860882337" calcext:value-type="float">
            <text:p>-4.58570860882337</text:p>
          </table:table-cell>
          <table:table-cell table:number-columns-repeated="1014"/>
        </table:table-row>
        <table:table-row table:style-name="ro1">
          <table:table-cell office:value-type="float" office:value="273.06" calcext:value-type="float">
            <text:p>273.06</text:p>
          </table:table-cell>
          <table:table-cell office:value-type="float" office:value="275.71" calcext:value-type="float">
            <text:p>275.71</text:p>
          </table:table-cell>
          <table:table-cell office:value-type="float" office:value="0.47694" calcext:value-type="float">
            <text:p>0.47694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6]-[.D346])/[.F346])/(([.A346]-[.B346])/[.E346])" office:value-type="float" office:value="-4.4267598165801" calcext:value-type="float">
            <text:p>-4.4267598165801</text:p>
          </table:table-cell>
          <table:table-cell table:number-columns-repeated="1014"/>
        </table:table-row>
        <table:table-row table:style-name="ro1">
          <table:table-cell office:value-type="float" office:value="273.09" calcext:value-type="float">
            <text:p>273.09</text:p>
          </table:table-cell>
          <table:table-cell office:value-type="float" office:value="274.7" calcext:value-type="float">
            <text:p>274.7</text:p>
          </table:table-cell>
          <table:table-cell office:value-type="float" office:value="0.47461" calcext:value-type="float">
            <text:p>0.47461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7]-[.D347])/[.F347])/(([.A347]-[.B347])/[.E347])" office:value-type="float" office:value="-7.25068593709545" calcext:value-type="float">
            <text:p>-7.25068593709545</text:p>
          </table:table-cell>
          <table:table-cell table:number-columns-repeated="1014"/>
        </table:table-row>
        <table:table-row table:style-name="ro1">
          <table:table-cell office:value-type="float" office:value="273.15" calcext:value-type="float">
            <text:p>273.15</text:p>
          </table:table-cell>
          <table:table-cell office:value-type="float" office:value="274.97" calcext:value-type="float">
            <text:p>274.97</text:p>
          </table:table-cell>
          <table:table-cell office:value-type="float" office:value="0.47204" calcext:value-type="float">
            <text:p>0.47204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8]-[.D348])/[.F348])/(([.A348]-[.B348])/[.E348])" office:value-type="float" office:value="-6.37933632668189" calcext:value-type="float">
            <text:p>-6.37933632668189</text:p>
          </table:table-cell>
          <table:table-cell table:number-columns-repeated="1014"/>
        </table:table-row>
        <table:table-row table:style-name="ro1">
          <table:table-cell office:value-type="float" office:value="272.49" calcext:value-type="float">
            <text:p>272.49</text:p>
          </table:table-cell>
          <table:table-cell office:value-type="float" office:value="273.48" calcext:value-type="float">
            <text:p>273.48</text:p>
          </table:table-cell>
          <table:table-cell office:value-type="float" office:value="0.46877" calcext:value-type="float">
            <text:p>0.46877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9]-[.D349])/[.F349])/(([.A349]-[.B349])/[.E349])" office:value-type="float" office:value="-11.6464267955867" calcext:value-type="float">
            <text:p>-11.6464267955867</text:p>
          </table:table-cell>
          <table:table-cell table:number-columns-repeated="1014"/>
        </table:table-row>
        <table:table-row table:style-name="ro1">
          <table:table-cell office:value-type="float" office:value="272.62" calcext:value-type="float">
            <text:p>272.62</text:p>
          </table:table-cell>
          <table:table-cell office:value-type="float" office:value="273.71" calcext:value-type="float">
            <text:p>273.71</text:p>
          </table:table-cell>
          <table:table-cell office:value-type="float" office:value="0.46524" calcext:value-type="float">
            <text:p>0.46524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0]-[.D350])/[.F350])/(([.A350]-[.B350])/[.E350])" office:value-type="float" office:value="-10.498291676764" calcext:value-type="float">
            <text:p>-10.498291676764</text:p>
          </table:table-cell>
          <table:table-cell table:number-columns-repeated="1014"/>
        </table:table-row>
        <table:table-row table:style-name="ro1">
          <table:table-cell office:value-type="float" office:value="272.64" calcext:value-type="float">
            <text:p>272.64</text:p>
          </table:table-cell>
          <table:table-cell office:value-type="float" office:value="273.7" calcext:value-type="float">
            <text:p>273.7</text:p>
          </table:table-cell>
          <table:table-cell office:value-type="float" office:value="0.45902" calcext:value-type="float">
            <text:p>0.45902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1]-[.D351])/[.F351])/(([.A351]-[.B351])/[.E351])" office:value-type="float" office:value="-10.6510844708274" calcext:value-type="float">
            <text:p>-10.6510844708274</text:p>
          </table:table-cell>
          <table:table-cell table:number-columns-repeated="1014"/>
        </table:table-row>
        <table:table-row table:style-name="ro1">
          <table:table-cell office:value-type="float" office:value="272.9" calcext:value-type="float">
            <text:p>272.9</text:p>
          </table:table-cell>
          <table:table-cell office:value-type="float" office:value="274.01" calcext:value-type="float">
            <text:p>274.01</text:p>
          </table:table-cell>
          <table:table-cell office:value-type="float" office:value="0.44547" calcext:value-type="float">
            <text:p>0.44547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2]-[.D352])/[.F352])/(([.A352]-[.B352])/[.E352])" office:value-type="float" office:value="-9.87105493288015" calcext:value-type="float">
            <text:p>-9.87105493288015</text:p>
          </table:table-cell>
          <table:table-cell table:number-columns-repeated="1014"/>
        </table:table-row>
        <table:table-row table:style-name="ro1">
          <table:table-cell office:value-type="float" office:value="273.21" calcext:value-type="float">
            <text:p>273.21</text:p>
          </table:table-cell>
          <table:table-cell office:value-type="float" office:value="272.79" calcext:value-type="float">
            <text:p>272.79</text:p>
          </table:table-cell>
          <table:table-cell office:value-type="float" office:value="0.42605" calcext:value-type="float">
            <text:p>0.42605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3]-[.D353])/[.F353])/(([.A353]-[.B353])/[.E353])" office:value-type="float" office:value="24.9505064159683" calcext:value-type="float">
            <text:p>24.9505064159683</text:p>
          </table:table-cell>
          <table:table-cell table:number-columns-repeated="1014"/>
        </table:table-row>
        <table:table-row table:style-name="ro1">
          <table:table-cell office:value-type="float" office:value="272.31" calcext:value-type="float">
            <text:p>272.31</text:p>
          </table:table-cell>
          <table:table-cell office:value-type="float" office:value="271.74" calcext:value-type="float">
            <text:p>271.74</text:p>
          </table:table-cell>
          <table:table-cell office:value-type="float" office:value="0.40559" calcext:value-type="float">
            <text:p>0.40559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4]-[.D354])/[.F354])/(([.A354]-[.B354])/[.E354])" office:value-type="float" office:value="17.5017094066701" calcext:value-type="float">
            <text:p>17.5017094066701</text:p>
          </table:table-cell>
          <table:table-cell table:number-columns-repeated="1014"/>
        </table:table-row>
        <table:table-row table:style-name="ro1">
          <table:table-cell office:value-type="float" office:value="271.31" calcext:value-type="float">
            <text:p>271.31</text:p>
          </table:table-cell>
          <table:table-cell office:value-type="float" office:value="272.13" calcext:value-type="float">
            <text:p>272.13</text:p>
          </table:table-cell>
          <table:table-cell office:value-type="float" office:value="0.38663" calcext:value-type="float">
            <text:p>0.38663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5]-[.D355])/[.F355])/(([.A355]-[.B355])/[.E355])" office:value-type="float" office:value="-11.5971101644262" calcext:value-type="float">
            <text:p>-11.5971101644262</text:p>
          </table:table-cell>
          <table:table-cell table:number-columns-repeated="1014"/>
        </table:table-row>
        <table:table-row table:style-name="ro1">
          <table:table-cell office:value-type="float" office:value="272.26" calcext:value-type="float">
            <text:p>272.26</text:p>
          </table:table-cell>
          <table:table-cell office:value-type="float" office:value="273.27" calcext:value-type="float">
            <text:p>273.27</text:p>
          </table:table-cell>
          <table:table-cell office:value-type="float" office:value="0.36803" calcext:value-type="float">
            <text:p>0.36803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6]-[.D356])/[.F356])/(([.A356]-[.B356])/[.E356])" office:value-type="float" office:value="-8.96251578344606" calcext:value-type="float">
            <text:p>-8.96251578344606</text:p>
          </table:table-cell>
          <table:table-cell table:number-columns-repeated="1014"/>
        </table:table-row>
        <table:table-row table:style-name="ro1">
          <table:table-cell office:value-type="float" office:value="272.19" calcext:value-type="float">
            <text:p>272.19</text:p>
          </table:table-cell>
          <table:table-cell office:value-type="float" office:value="273.5" calcext:value-type="float">
            <text:p>273.5</text:p>
          </table:table-cell>
          <table:table-cell office:value-type="float" office:value="0.35022" calcext:value-type="float">
            <text:p>0.35022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7]-[.D357])/[.F357])/(([.A357]-[.B357])/[.E357])" office:value-type="float" office:value="-6.57563553347736" calcext:value-type="float">
            <text:p>-6.57563553347736</text:p>
          </table:table-cell>
          <table:table-cell table:number-columns-repeated="1014"/>
        </table:table-row>
        <table:table-row table:style-name="ro1">
          <table:table-cell office:value-type="float" office:value="271.9" calcext:value-type="float">
            <text:p>271.9</text:p>
          </table:table-cell>
          <table:table-cell office:value-type="float" office:value="273.05" calcext:value-type="float">
            <text:p>273.05</text:p>
          </table:table-cell>
          <table:table-cell office:value-type="float" office:value="0.3306" calcext:value-type="float">
            <text:p>0.3306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8]-[.D358])/[.F358])/(([.A358]-[.B358])/[.E358])" office:value-type="float" office:value="-7.07087393675899" calcext:value-type="float">
            <text:p>-7.07087393675899</text:p>
          </table:table-cell>
          <table:table-cell table:number-columns-repeated="1014"/>
        </table:table-row>
        <table:table-row table:style-name="ro1">
          <table:table-cell office:value-type="float" office:value="272.24" calcext:value-type="float">
            <text:p>272.24</text:p>
          </table:table-cell>
          <table:table-cell office:value-type="float" office:value="272.84" calcext:value-type="float">
            <text:p>272.84</text:p>
          </table:table-cell>
          <table:table-cell office:value-type="float" office:value="0.30761" calcext:value-type="float">
            <text:p>0.30761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9]-[.D359])/[.F359])/(([.A359]-[.B359])/[.E359])" office:value-type="float" office:value="-12.6100638306091" calcext:value-type="float">
            <text:p>-12.6100638306091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271.72" calcext:value-type="float">
            <text:p>271.72</text:p>
          </table:table-cell>
          <table:table-cell office:value-type="float" office:value="272.31" calcext:value-type="float">
            <text:p>272.31</text:p>
          </table:table-cell>
          <table:table-cell office:value-type="float" office:value="0.27836" calcext:value-type="float">
            <text:p>0.27836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0]-[.D360])/[.F360])/(([.A360]-[.B360])/[.E360])" office:value-type="float" office:value="-11.6044056486503" calcext:value-type="float">
            <text:p>-11.6044056486503</text:p>
          </table:table-cell>
          <table:table-cell table:number-columns-repeated="1014"/>
        </table:table-row>
        <table:table-row table:style-name="ro1">
          <table:table-cell office:value-type="float" office:value="272.55" calcext:value-type="float">
            <text:p>272.55</text:p>
          </table:table-cell>
          <table:table-cell office:value-type="float" office:value="272.18" calcext:value-type="float">
            <text:p>272.18</text:p>
          </table:table-cell>
          <table:table-cell office:value-type="float" office:value="0.24805" calcext:value-type="float">
            <text:p>0.24805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1]-[.D361])/[.F361])/(([.A361]-[.B361])/[.E361])" office:value-type="float" office:value="16.4894280833788" calcext:value-type="float">
            <text:p>16.4894280833788</text:p>
          </table:table-cell>
          <table:table-cell table:number-columns-repeated="1014"/>
        </table:table-row>
        <table:table-row table:style-name="ro1">
          <table:table-cell office:value-type="float" office:value="272.25" calcext:value-type="float">
            <text:p>272.25</text:p>
          </table:table-cell>
          <table:table-cell office:value-type="float" office:value="271.39" calcext:value-type="float">
            <text:p>271.39</text:p>
          </table:table-cell>
          <table:table-cell office:value-type="float" office:value="0.21396" calcext:value-type="float">
            <text:p>0.21396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2]-[.D362])/[.F362])/(([.A362]-[.B362])/[.E362])" office:value-type="float" office:value="6.11930674191857" calcext:value-type="float">
            <text:p>6.11930674191857</text:p>
          </table:table-cell>
          <table:table-cell table:number-columns-repeated="1014"/>
        </table:table-row>
        <table:table-row table:style-name="ro1">
          <table:table-cell office:value-type="float" office:value="271.93" calcext:value-type="float">
            <text:p>271.93</text:p>
          </table:table-cell>
          <table:table-cell office:value-type="float" office:value="272.93" calcext:value-type="float">
            <text:p>272.93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3]-[.D363])/[.F363])/(([.A363]-[.B363])/[.E363])" office:value-type="float" office:value="-4.32032322456297" calcext:value-type="float">
            <text:p>-4.32032322456297</text:p>
          </table:table-cell>
          <table:table-cell table:number-columns-repeated="1014"/>
        </table:table-row>
        <table:table-row table:style-name="ro1">
          <table:table-cell office:value-type="float" office:value="271.56" calcext:value-type="float">
            <text:p>271.56</text:p>
          </table:table-cell>
          <table:table-cell office:value-type="float" office:value="273.09" calcext:value-type="float">
            <text:p>273.09</text:p>
          </table:table-cell>
          <table:table-cell office:value-type="float" office:value="0.13718" calcext:value-type="float">
            <text:p>0.13718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4]-[.D364])/[.F364])/(([.A364]-[.B364])/[.E364])" office:value-type="float" office:value="-2.20529886172762" calcext:value-type="float">
            <text:p>-2.20529886172762</text:p>
          </table:table-cell>
          <table:table-cell table:number-columns-repeated="1014"/>
        </table:table-row>
        <table:table-row table:style-name="ro1">
          <table:table-cell office:value-type="float" office:value="272.47" calcext:value-type="float">
            <text:p>272.47</text:p>
          </table:table-cell>
          <table:table-cell office:value-type="float" office:value="273.72" calcext:value-type="float">
            <text:p>273.72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5]-[.D365])/[.F365])/(([.A365]-[.B365])/[.E365])" office:value-type="float" office:value="-2.24966719847098" calcext:value-type="float">
            <text:p>-2.24966719847098</text:p>
          </table:table-cell>
          <table:table-cell table:number-columns-repeated="1014"/>
        </table:table-row>
        <table:table-row table:style-name="ro1">
          <table:table-cell office:value-type="float" office:value="272.34" calcext:value-type="float">
            <text:p>272.34</text:p>
          </table:table-cell>
          <table:table-cell office:value-type="float" office:value="273.35" calcext:value-type="float">
            <text:p>273.35</text:p>
          </table:table-cell>
          <table:table-cell office:value-type="float" office:value="0.077569" calcext:value-type="float">
            <text:p>0.077569</text:p>
          </table:table-cell>
          <table:table-cell office:value-type="float" office:value="-0" calcext:value-type="float">
            <text:p>0</text:p>
          </table:table-cell>
          <table:table-cell office:value-type="float" office:value="6.53841749142613" calcext:value-type="float">
            <text:p>6.53841749142613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6]-[.D366])/[.F366])/(([.A366]-[.B366])/[.E366])" office:value-type="float" office:value="-1.88901281636304" calcext:value-type="float">
            <text:p>-1.88901281636304</text:p>
          </table:table-cell>
          <table:table-cell table:number-columns-repeated="1014"/>
        </table:table-row>
      </table:table>
      <table:table table:name="DSWRF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RA5</text:p>
          </table:table-cell>
          <table:table-cell office:value-type="string" calcext:value-type="string">
            <text:p>NCEP</text:p>
          </table:table-cell>
          <table:table-cell office:value-type="string" calcext:value-type="string">
            <text:p>ERA5 SIC</text:p>
          </table:table-cell>
          <table:table-cell office:value-type="string" calcext:value-type="string">
            <text:p>NCEP SIC</text:p>
          </table:table-cell>
          <table:table-cell office:value-type="string" calcext:value-type="string">
            <text:p>SWR STD</text:p>
          </table:table-cell>
          <table:table-cell office:value-type="string" calcext:value-type="string">
            <text:p>SIC STD</text:p>
          </table:table-cell>
          <table:table-cell/>
          <table:table-cell office:value-type="string" calcext:value-type="string">
            <text:p>SINDEX</text:p>
          </table:table-cell>
        </table:table-row>
        <table:table-row table:style-name="ro1">
          <table:table-cell office:value-type="float" office:value="144.72" calcext:value-type="float">
            <text:p>144.72</text:p>
          </table:table-cell>
          <table:table-cell office:value-type="float" office:value="284.29" calcext:value-type="float">
            <text:p>284.29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TDEV([.B2:.B366])"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]-[.D2])/[.F2])/(([.A2]-[.B2])/[.E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7.54" calcext:value-type="float">
            <text:p>337.54</text:p>
          </table:table-cell>
          <table:table-cell office:value-type="float" office:value="271.58" calcext:value-type="float">
            <text:p>271.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]-[.D3])/[.F3])/(([.A3]-[.B3])/[.E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.33" calcext:value-type="float">
            <text:p>272.33</text:p>
          </table:table-cell>
          <table:table-cell office:value-type="float" office:value="347.01" calcext:value-type="float">
            <text:p>347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]-[.D4])/[.F4])/(([.A4]-[.B4])/[.E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7.24" calcext:value-type="float">
            <text:p>317.24</text:p>
          </table:table-cell>
          <table:table-cell office:value-type="float" office:value="387.57" calcext:value-type="float">
            <text:p>387.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]-[.D5])/[.F5])/(([.A5]-[.B5])/[.E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7.01" calcext:value-type="float">
            <text:p>327.01</text:p>
          </table:table-cell>
          <table:table-cell office:value-type="float" office:value="352.76" calcext:value-type="float">
            <text:p>352.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]-[.D6])/[.F6])/(([.A6]-[.B6])/[.E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2.58" calcext:value-type="float">
            <text:p>312.58</text:p>
          </table:table-cell>
          <table:table-cell office:value-type="float" office:value="258.95" calcext:value-type="float">
            <text:p>258.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]-[.D7])/[.F7])/(([.A7]-[.B7])/[.E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.31" calcext:value-type="float">
            <text:p>251.31</text:p>
          </table:table-cell>
          <table:table-cell office:value-type="float" office:value="255.32" calcext:value-type="float">
            <text:p>255.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]-[.D8])/[.F8])/(([.A8]-[.B8])/[.E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5.94" calcext:value-type="float">
            <text:p>265.94</text:p>
          </table:table-cell>
          <table:table-cell office:value-type="float" office:value="270.94" calcext:value-type="float">
            <text:p>270.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]-[.D9])/[.F9])/(([.A9]-[.B9])/[.E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9.52" calcext:value-type="float">
            <text:p>289.52</text:p>
          </table:table-cell>
          <table:table-cell office:value-type="float" office:value="277.98" calcext:value-type="float">
            <text:p>277.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]-[.D10])/[.F10])/(([.A10]-[.B10])/[.E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.47" calcext:value-type="float">
            <text:p>290.47</text:p>
          </table:table-cell>
          <table:table-cell office:value-type="float" office:value="250.47" calcext:value-type="float">
            <text:p>250.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]-[.D11])/[.F11])/(([.A11]-[.B11])/[.E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.09" calcext:value-type="float">
            <text:p>216.09</text:p>
          </table:table-cell>
          <table:table-cell office:value-type="float" office:value="226.17" calcext:value-type="float">
            <text:p>226.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]-[.D12])/[.F12])/(([.A12]-[.B12])/[.E1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3.08" calcext:value-type="float">
            <text:p>243.08</text:p>
          </table:table-cell>
          <table:table-cell office:value-type="float" office:value="244.34" calcext:value-type="float">
            <text:p>244.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]-[.D13])/[.F13])/(([.A13]-[.B13])/[.E1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5.64" calcext:value-type="float">
            <text:p>245.64</text:p>
          </table:table-cell>
          <table:table-cell office:value-type="float" office:value="205.86" calcext:value-type="float">
            <text:p>205.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]-[.D14])/[.F14])/(([.A14]-[.B14])/[.E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637" calcext:value-type="float">
            <text:p>60.637</text:p>
          </table:table-cell>
          <table:table-cell office:value-type="float" office:value="156.4" calcext:value-type="float">
            <text:p>156.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]-[.D15])/[.F15])/(([.A15]-[.B15])/[.E1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6.75" calcext:value-type="float">
            <text:p>176.75</text:p>
          </table:table-cell>
          <table:table-cell office:value-type="float" office:value="235.88" calcext:value-type="float">
            <text:p>235.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]-[.D16])/[.F16])/(([.A16]-[.B16])/[.E1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4.72" calcext:value-type="float">
            <text:p>174.72</text:p>
          </table:table-cell>
          <table:table-cell office:value-type="float" office:value="210.03" calcext:value-type="float">
            <text:p>210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]-[.D17])/[.F17])/(([.A17]-[.B17])/[.E1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8.81" calcext:value-type="float">
            <text:p>178.81</text:p>
          </table:table-cell>
          <table:table-cell office:value-type="float" office:value="239.84" calcext:value-type="float">
            <text:p>239.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]-[.D18])/[.F18])/(([.A18]-[.B18])/[.E1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6.75" calcext:value-type="float">
            <text:p>226.75</text:p>
          </table:table-cell>
          <table:table-cell office:value-type="float" office:value="248.73" calcext:value-type="float">
            <text:p>248.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]-[.D19])/[.F19])/(([.A19]-[.B19])/[.E1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7.57" calcext:value-type="float">
            <text:p>277.57</text:p>
          </table:table-cell>
          <table:table-cell office:value-type="float" office:value="291.8" calcext:value-type="float">
            <text:p>291.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]-[.D20])/[.F20])/(([.A20]-[.B20])/[.E2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1.45" calcext:value-type="float">
            <text:p>281.45</text:p>
          </table:table-cell>
          <table:table-cell office:value-type="float" office:value="260.15" calcext:value-type="float">
            <text:p>260.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]-[.D21])/[.F21])/(([.A21]-[.B21])/[.E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02" calcext:value-type="float">
            <text:p>220.02</text:p>
          </table:table-cell>
          <table:table-cell office:value-type="float" office:value="236.07" calcext:value-type="float">
            <text:p>236.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]-[.D22])/[.F22])/(([.A22]-[.B22])/[.E2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8.82" calcext:value-type="float">
            <text:p>238.82</text:p>
          </table:table-cell>
          <table:table-cell office:value-type="float" office:value="262.66" calcext:value-type="float">
            <text:p>262.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]-[.D23])/[.F23])/(([.A23]-[.B23])/[.E2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6.02" calcext:value-type="float">
            <text:p>256.02</text:p>
          </table:table-cell>
          <table:table-cell office:value-type="float" office:value="307.64" calcext:value-type="float">
            <text:p>307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]-[.D24])/[.F24])/(([.A24]-[.B24])/[.E2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3.87" calcext:value-type="float">
            <text:p>233.87</text:p>
          </table:table-cell>
          <table:table-cell office:value-type="float" office:value="252.09" calcext:value-type="float">
            <text:p>252.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]-[.D25])/[.F25])/(([.A25]-[.B25])/[.E2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8.17" calcext:value-type="float">
            <text:p>208.17</text:p>
          </table:table-cell>
          <table:table-cell office:value-type="float" office:value="269.24" calcext:value-type="float">
            <text:p>269.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]-[.D26])/[.F26])/(([.A26]-[.B26])/[.E2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7.19" calcext:value-type="float">
            <text:p>217.19</text:p>
          </table:table-cell>
          <table:table-cell office:value-type="float" office:value="259.11" calcext:value-type="float">
            <text:p>259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]-[.D27])/[.F27])/(([.A27]-[.B27])/[.E2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7.95" calcext:value-type="float">
            <text:p>257.95</text:p>
          </table:table-cell>
          <table:table-cell office:value-type="float" office:value="223.55" calcext:value-type="float">
            <text:p>223.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]-[.D28])/[.F28])/(([.A28]-[.B28])/[.E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64" calcext:value-type="float">
            <text:p>198.64</text:p>
          </table:table-cell>
          <table:table-cell office:value-type="float" office:value="178.2" calcext:value-type="float">
            <text:p>178.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]-[.D29])/[.F29])/(([.A29]-[.B29])/[.E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77" calcext:value-type="float">
            <text:p>110.77</text:p>
          </table:table-cell>
          <table:table-cell office:value-type="float" office:value="202.9" calcext:value-type="float">
            <text:p>202.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]-[.D30])/[.F30])/(([.A30]-[.B30])/[.E3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4.11" calcext:value-type="float">
            <text:p>254.11</text:p>
          </table:table-cell>
          <table:table-cell office:value-type="float" office:value="229.06" calcext:value-type="float">
            <text:p>229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]-[.D31])/[.F31])/(([.A31]-[.B31])/[.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.5" calcext:value-type="float">
            <text:p>227.5</text:p>
          </table:table-cell>
          <table:table-cell office:value-type="float" office:value="196.36" calcext:value-type="float">
            <text:p>196.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]-[.D32])/[.F32])/(([.A32]-[.B32])/[.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.78" calcext:value-type="float">
            <text:p>257.78</text:p>
          </table:table-cell>
          <table:table-cell office:value-type="float" office:value="275.99" calcext:value-type="float">
            <text:p>275.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]-[.D33])/[.F33])/(([.A33]-[.B33])/[.E3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9.236" calcext:value-type="float">
            <text:p>69.236</text:p>
          </table:table-cell>
          <table:table-cell office:value-type="float" office:value="140.84" calcext:value-type="float">
            <text:p>140.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]-[.D34])/[.F34])/(([.A34]-[.B34])/[.E3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1.64" calcext:value-type="float">
            <text:p>191.64</text:p>
          </table:table-cell>
          <table:table-cell office:value-type="float" office:value="191.1" calcext:value-type="float">
            <text:p>191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]-[.D35])/[.F35])/(([.A35]-[.B35])/[.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.75" calcext:value-type="float">
            <text:p>225.75</text:p>
          </table:table-cell>
          <table:table-cell office:value-type="float" office:value="282.45" calcext:value-type="float">
            <text:p>282.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]-[.D36])/[.F36])/(([.A36]-[.B36])/[.E3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1.37" calcext:value-type="float">
            <text:p>121.37</text:p>
          </table:table-cell>
          <table:table-cell office:value-type="float" office:value="192.44" calcext:value-type="float">
            <text:p>192.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7]-[.D37])/[.F37])/(([.A37]-[.B37])/[.E3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3.57" calcext:value-type="float">
            <text:p>193.57</text:p>
          </table:table-cell>
          <table:table-cell office:value-type="float" office:value="215.9" calcext:value-type="float">
            <text:p>215.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8]-[.D38])/[.F38])/(([.A38]-[.B38])/[.E3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5.26" calcext:value-type="float">
            <text:p>185.26</text:p>
          </table:table-cell>
          <table:table-cell office:value-type="float" office:value="178.72" calcext:value-type="float">
            <text:p>178.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9]-[.D39])/[.F39])/(([.A39]-[.B39])/[.E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9" calcext:value-type="float">
            <text:p>155.59</text:p>
          </table:table-cell>
          <table:table-cell office:value-type="float" office:value="170.13" calcext:value-type="float">
            <text:p>170.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0]-[.D40])/[.F40])/(([.A40]-[.B40])/[.E4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5.15" calcext:value-type="float">
            <text:p>185.15</text:p>
          </table:table-cell>
          <table:table-cell office:value-type="float" office:value="186.47" calcext:value-type="float">
            <text:p>186.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1]-[.D41])/[.F41])/(([.A41]-[.B41])/[.E4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3.14" calcext:value-type="float">
            <text:p>193.14</text:p>
          </table:table-cell>
          <table:table-cell office:value-type="float" office:value="192.03" calcext:value-type="float">
            <text:p>192.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2]-[.D42])/[.F42])/(([.A42]-[.B42])/[.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24" calcext:value-type="float">
            <text:p>193.24</text:p>
          </table:table-cell>
          <table:table-cell office:value-type="float" office:value="190.8" calcext:value-type="float">
            <text:p>190.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3]-[.D43])/[.F43])/(([.A43]-[.B43])/[.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.35" calcext:value-type="float">
            <text:p>231.35</text:p>
          </table:table-cell>
          <table:table-cell office:value-type="float" office:value="181.77" calcext:value-type="float">
            <text:p>181.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4]-[.D44])/[.F44])/(([.A44]-[.B44])/[.E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24" calcext:value-type="float">
            <text:p>240.24</text:p>
          </table:table-cell>
          <table:table-cell office:value-type="float" office:value="190.72" calcext:value-type="float">
            <text:p>190.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5]-[.D45])/[.F45])/(([.A45]-[.B45])/[.E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92" calcext:value-type="float">
            <text:p>240.92</text:p>
          </table:table-cell>
          <table:table-cell office:value-type="float" office:value="210.96" calcext:value-type="float">
            <text:p>210.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6]-[.D46])/[.F46])/(([.A46]-[.B46])/[.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.78" calcext:value-type="float">
            <text:p>237.78</text:p>
          </table:table-cell>
          <table:table-cell office:value-type="float" office:value="199.73" calcext:value-type="float">
            <text:p>199.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7]-[.D47])/[.F47])/(([.A47]-[.B47])/[.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85" calcext:value-type="float">
            <text:p>220.85</text:p>
          </table:table-cell>
          <table:table-cell office:value-type="float" office:value="228.8" calcext:value-type="float">
            <text:p>228.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8]-[.D48])/[.F48])/(([.A48]-[.B48])/[.E4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9.44" calcext:value-type="float">
            <text:p>229.44</text:p>
          </table:table-cell>
          <table:table-cell office:value-type="float" office:value="226.86" calcext:value-type="float">
            <text:p>226.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9]-[.D49])/[.F49])/(([.A49]-[.B49])/[.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7" calcext:value-type="float">
            <text:p>219.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0]-[.D50])/[.F50])/(([.A50]-[.B50])/[.E5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916" calcext:value-type="float">
            <text:p>39.916</text:p>
          </table:table-cell>
          <table:table-cell office:value-type="float" office:value="93.787" calcext:value-type="float">
            <text:p>93.7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1]-[.D51])/[.F51])/(([.A51]-[.B51])/[.E5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121.53" calcext:value-type="float">
            <text:p>121.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2]-[.D52])/[.F52])/(([.A52]-[.B52])/[.E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36" calcext:value-type="float">
            <text:p>115.36</text:p>
          </table:table-cell>
          <table:table-cell office:value-type="float" office:value="148.85" calcext:value-type="float">
            <text:p>148.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3]-[.D53])/[.F53])/(([.A53]-[.B53])/[.E5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7.12" calcext:value-type="float">
            <text:p>177.12</text:p>
          </table:table-cell>
          <table:table-cell office:value-type="float" office:value="148.86" calcext:value-type="float">
            <text:p>148.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4]-[.D54])/[.F54])/(([.A54]-[.B54])/[.E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44" calcext:value-type="float">
            <text:p>163.44</text:p>
          </table:table-cell>
          <table:table-cell office:value-type="float" office:value="169.2" calcext:value-type="float">
            <text:p>169.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5]-[.D55])/[.F55])/(([.A55]-[.B55])/[.E5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2.91" calcext:value-type="float">
            <text:p>162.91</text:p>
          </table:table-cell>
          <table:table-cell office:value-type="float" office:value="208.05" calcext:value-type="float">
            <text:p>208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6]-[.D56])/[.F56])/(([.A56]-[.B56])/[.E5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7.85" calcext:value-type="float">
            <text:p>107.85</text:p>
          </table:table-cell>
          <table:table-cell office:value-type="float" office:value="198.1" calcext:value-type="float">
            <text:p>198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7]-[.D57])/[.F57])/(([.A57]-[.B57])/[.E5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8.049" calcext:value-type="float">
            <text:p>78.049</text:p>
          </table:table-cell>
          <table:table-cell office:value-type="float" office:value="117.64" calcext:value-type="float">
            <text:p>117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8]-[.D58])/[.F58])/(([.A58]-[.B58])/[.E5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.193" calcext:value-type="float">
            <text:p>51.193</text:p>
          </table:table-cell>
          <table:table-cell office:value-type="float" office:value="94.237" calcext:value-type="float">
            <text:p>94.2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9]-[.D59])/[.F59])/(([.A59]-[.B59])/[.E5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9.474" calcext:value-type="float">
            <text:p>89.474</text:p>
          </table:table-cell>
          <table:table-cell office:value-type="float" office:value="117.9" calcext:value-type="float">
            <text:p>117.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0]-[.D60])/[.F60])/(([.A60]-[.B60])/[.E6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4.41" calcext:value-type="float">
            <text:p>154.41</text:p>
          </table:table-cell>
          <table:table-cell office:value-type="float" office:value="154.4" calcext:value-type="float">
            <text:p>154.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1]-[.D61])/[.F61])/(([.A61]-[.B61])/[.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151.67" calcext:value-type="float">
            <text:p>151.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2]-[.D62])/[.F62])/(([.A62]-[.B62])/[.E6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7.427" calcext:value-type="float">
            <text:p>87.427</text:p>
          </table:table-cell>
          <table:table-cell office:value-type="float" office:value="131.68" calcext:value-type="float">
            <text:p>131.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3]-[.D63])/[.F63])/(([.A63]-[.B63])/[.E6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8.086" calcext:value-type="float">
            <text:p>98.086</text:p>
          </table:table-cell>
          <table:table-cell office:value-type="float" office:value="105.53" calcext:value-type="float">
            <text:p>105.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4]-[.D64])/[.F64])/(([.A64]-[.B64])/[.E6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2.75" calcext:value-type="float">
            <text:p>162.75</text:p>
          </table:table-cell>
          <table:table-cell office:value-type="float" office:value="204.04" calcext:value-type="float">
            <text:p>204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5]-[.D65])/[.F65])/(([.A65]-[.B65])/[.E6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0.09" calcext:value-type="float">
            <text:p>120.09</text:p>
          </table:table-cell>
          <table:table-cell office:value-type="float" office:value="186.26" calcext:value-type="float">
            <text:p>186.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6]-[.D66])/[.F66])/(([.A66]-[.B66])/[.E6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8.12" calcext:value-type="float">
            <text:p>178.12</text:p>
          </table:table-cell>
          <table:table-cell office:value-type="float" office:value="145.58" calcext:value-type="float">
            <text:p>145.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7]-[.D67])/[.F67])/(([.A67]-[.B67])/[.E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732" calcext:value-type="float">
            <text:p>61.732</text:p>
          </table:table-cell>
          <table:table-cell office:value-type="float" office:value="80.19" calcext:value-type="float">
            <text:p>80.1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8]-[.D68])/[.F68])/(([.A68]-[.B68])/[.E6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8.03" calcext:value-type="float">
            <text:p>138.03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9]-[.D69])/[.F69])/(([.A69]-[.B69])/[.E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36" calcext:value-type="float">
            <text:p>120.36</text:p>
          </table:table-cell>
          <table:table-cell office:value-type="float" office:value="99.058" calcext:value-type="float">
            <text:p>99.0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0]-[.D70])/[.F70])/(([.A70]-[.B70])/[.E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102.06" calcext:value-type="float">
            <text:p>102.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1]-[.D71])/[.F71])/(([.A71]-[.B71])/[.E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35" calcext:value-type="float">
            <text:p>98.235</text:p>
          </table:table-cell>
          <table:table-cell office:value-type="float" office:value="109.72" calcext:value-type="float">
            <text:p>109.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2]-[.D72])/[.F72])/(([.A72]-[.B72])/[.E7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3.943" calcext:value-type="float">
            <text:p>93.943</text:p>
          </table:table-cell>
          <table:table-cell office:value-type="float" office:value="146.58" calcext:value-type="float">
            <text:p>146.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3]-[.D73])/[.F73])/(([.A73]-[.B73])/[.E7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5.811" calcext:value-type="float">
            <text:p>85.811</text:p>
          </table:table-cell>
          <table:table-cell office:value-type="float" office:value="110.87" calcext:value-type="float">
            <text:p>110.8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4]-[.D74])/[.F74])/(([.A74]-[.B74])/[.E7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5.642" calcext:value-type="float">
            <text:p>95.642</text:p>
          </table:table-cell>
          <table:table-cell office:value-type="float" office:value="103.39" calcext:value-type="float">
            <text:p>103.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5]-[.D75])/[.F75])/(([.A75]-[.B75])/[.E7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2.34" calcext:value-type="float">
            <text:p>122.34</text:p>
          </table:table-cell>
          <table:table-cell office:value-type="float" office:value="115.65" calcext:value-type="float">
            <text:p>115.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6]-[.D76])/[.F76])/(([.A76]-[.B76])/[.E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46" calcext:value-type="float">
            <text:p>136.46</text:p>
          </table:table-cell>
          <table:table-cell office:value-type="float" office:value="121.04" calcext:value-type="float">
            <text:p>121.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7]-[.D77])/[.F77])/(([.A77]-[.B77])/[.E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06" calcext:value-type="float">
            <text:p>130.06</text:p>
          </table:table-cell>
          <table:table-cell office:value-type="float" office:value="129.11" calcext:value-type="float">
            <text:p>129.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8]-[.D78])/[.F78])/(([.A78]-[.B78])/[.E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98" calcext:value-type="float">
            <text:p>137.98</text:p>
          </table:table-cell>
          <table:table-cell office:value-type="float" office:value="128.42" calcext:value-type="float">
            <text:p>128.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9]-[.D79])/[.F79])/(([.A79]-[.B79])/[.E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52" calcext:value-type="float">
            <text:p>127.52</text:p>
          </table:table-cell>
          <table:table-cell office:value-type="float" office:value="116.71" calcext:value-type="float">
            <text:p>116.7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0]-[.D80])/[.F80])/(([.A80]-[.B80])/[.E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42" calcext:value-type="float">
            <text:p>110.42</text:p>
          </table:table-cell>
          <table:table-cell office:value-type="float" office:value="129.55" calcext:value-type="float">
            <text:p>129.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1]-[.D81])/[.F81])/(([.A81]-[.B81])/[.E8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6.72" calcext:value-type="float">
            <text:p>126.72</text:p>
          </table:table-cell>
          <table:table-cell office:value-type="float" office:value="121.59" calcext:value-type="float">
            <text:p>121.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2]-[.D82])/[.F82])/(([.A82]-[.B82])/[.E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62" calcext:value-type="float">
            <text:p>122.62</text:p>
          </table:table-cell>
          <table:table-cell office:value-type="float" office:value="131.44" calcext:value-type="float">
            <text:p>131.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3]-[.D83])/[.F83])/(([.A83]-[.B83])/[.E8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5.961" calcext:value-type="float">
            <text:p>75.961</text:p>
          </table:table-cell>
          <table:table-cell office:value-type="float" office:value="89.292" calcext:value-type="float">
            <text:p>89.2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4]-[.D84])/[.F84])/(([.A84]-[.B84])/[.E8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6.559" calcext:value-type="float">
            <text:p>86.559</text:p>
          </table:table-cell>
          <table:table-cell office:value-type="float" office:value="87.867" calcext:value-type="float">
            <text:p>87.8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5]-[.D85])/[.F85])/(([.A85]-[.B85])/[.E8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2.96" calcext:value-type="float">
            <text:p>102.96</text:p>
          </table:table-cell>
          <table:table-cell office:value-type="float" office:value="109.08" calcext:value-type="float">
            <text:p>109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6]-[.D86])/[.F86])/(([.A86]-[.B86])/[.E8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4.272" calcext:value-type="float">
            <text:p>74.272</text:p>
          </table:table-cell>
          <table:table-cell office:value-type="float" office:value="104.01" calcext:value-type="float">
            <text:p>104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7]-[.D87])/[.F87])/(([.A87]-[.B87])/[.E8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.851" calcext:value-type="float">
            <text:p>57.851</text:p>
          </table:table-cell>
          <table:table-cell office:value-type="float" office:value="76.383" calcext:value-type="float">
            <text:p>76.3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8]-[.D88])/[.F88])/(([.A88]-[.B88])/[.E8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.718" calcext:value-type="float">
            <text:p>64.718</text:p>
          </table:table-cell>
          <table:table-cell office:value-type="float" office:value="76.62" calcext:value-type="float">
            <text:p>76.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9]-[.D89])/[.F89])/(([.A89]-[.B89])/[.E8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6.477" calcext:value-type="float">
            <text:p>76.477</text:p>
          </table:table-cell>
          <table:table-cell office:value-type="float" office:value="103.18" calcext:value-type="float">
            <text:p>103.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0]-[.D90])/[.F90])/(([.A90]-[.B90])/[.E9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9.194" calcext:value-type="float">
            <text:p>69.194</text:p>
          </table:table-cell>
          <table:table-cell office:value-type="float" office:value="81.905" calcext:value-type="float">
            <text:p>81.9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1]-[.D91])/[.F91])/(([.A91]-[.B91])/[.E9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2.75" calcext:value-type="float">
            <text:p>82.75</text:p>
          </table:table-cell>
          <table:table-cell office:value-type="float" office:value="82.457" calcext:value-type="float">
            <text:p>82.4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2]-[.D92])/[.F92])/(([.A92]-[.B92])/[.E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209" calcext:value-type="float">
            <text:p>73.209</text:p>
          </table:table-cell>
          <table:table-cell office:value-type="float" office:value="73.32" calcext:value-type="float">
            <text:p>73.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3]-[.D93])/[.F93])/(([.A93]-[.B93])/[.E9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.071" calcext:value-type="float">
            <text:p>64.071</text:p>
          </table:table-cell>
          <table:table-cell office:value-type="float" office:value="59.705" calcext:value-type="float">
            <text:p>59.7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4]-[.D94])/[.F94])/(([.A94]-[.B94])/[.E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493" calcext:value-type="float">
            <text:p>82.493</text:p>
          </table:table-cell>
          <table:table-cell office:value-type="float" office:value="67.527" calcext:value-type="float">
            <text:p>67.5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5]-[.D95])/[.F95])/(([.A95]-[.B95])/[.E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699" calcext:value-type="float">
            <text:p>67.699</text:p>
          </table:table-cell>
          <table:table-cell office:value-type="float" office:value="86.205" calcext:value-type="float">
            <text:p>86.2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6]-[.D96])/[.F96])/(([.A96]-[.B96])/[.E9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.585" calcext:value-type="float">
            <text:p>51.585</text:p>
          </table:table-cell>
          <table:table-cell office:value-type="float" office:value="87.077" calcext:value-type="float">
            <text:p>87.0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7]-[.D97])/[.F97])/(([.A97]-[.B97])/[.E9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38" calcext:value-type="float">
            <text:p>41.38</text:p>
          </table:table-cell>
          <table:table-cell office:value-type="float" office:value="57.998" calcext:value-type="float">
            <text:p>57.9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8]-[.D98])/[.F98])/(([.A98]-[.B98])/[.E9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152" calcext:value-type="float">
            <text:p>42.152</text:p>
          </table:table-cell>
          <table:table-cell office:value-type="float" office:value="61.54" calcext:value-type="float">
            <text:p>61.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9]-[.D99])/[.F99])/(([.A99]-[.B99])/[.E9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117" calcext:value-type="float">
            <text:p>35.117</text:p>
          </table:table-cell>
          <table:table-cell office:value-type="float" office:value="78.695" calcext:value-type="float">
            <text:p>78.6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0]-[.D100])/[.F100])/(([.A100]-[.B100])/[.E10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.628" calcext:value-type="float">
            <text:p>53.628</text:p>
          </table:table-cell>
          <table:table-cell office:value-type="float" office:value="70.827" calcext:value-type="float">
            <text:p>70.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1]-[.D101])/[.F101])/(([.A101]-[.B101])/[.E10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.662" calcext:value-type="float">
            <text:p>47.662</text:p>
          </table:table-cell>
          <table:table-cell office:value-type="float" office:value="56.725" calcext:value-type="float">
            <text:p>56.7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2]-[.D102])/[.F102])/(([.A102]-[.B102])/[.E10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.911" calcext:value-type="float">
            <text:p>61.911</text:p>
          </table:table-cell>
          <table:table-cell office:value-type="float" office:value="69.332" calcext:value-type="float">
            <text:p>69.3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3]-[.D103])/[.F103])/(([.A103]-[.B103])/[.E10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184" calcext:value-type="float">
            <text:p>28.184</text:p>
          </table:table-cell>
          <table:table-cell office:value-type="float" office:value="46.157" calcext:value-type="float">
            <text:p>46.1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4]-[.D104])/[.F104])/(([.A104]-[.B104])/[.E10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169" calcext:value-type="float">
            <text:p>36.169</text:p>
          </table:table-cell>
          <table:table-cell office:value-type="float" office:value="58.247" calcext:value-type="float">
            <text:p>58.2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5]-[.D105])/[.F105])/(([.A105]-[.B105])/[.E10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982" calcext:value-type="float">
            <text:p>43.982</text:p>
          </table:table-cell>
          <table:table-cell office:value-type="float" office:value="47.305" calcext:value-type="float">
            <text:p>47.3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6]-[.D106])/[.F106])/(([.A106]-[.B106])/[.E10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406" calcext:value-type="float">
            <text:p>23.406</text:p>
          </table:table-cell>
          <table:table-cell office:value-type="float" office:value="47.733" calcext:value-type="float">
            <text:p>47.7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7]-[.D107])/[.F107])/(([.A107]-[.B107])/[.E10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553" calcext:value-type="float">
            <text:p>44.553</text:p>
          </table:table-cell>
          <table:table-cell office:value-type="float" office:value="48.885" calcext:value-type="float">
            <text:p>48.8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8]-[.D108])/[.F108])/(([.A108]-[.B108])/[.E10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.935" calcext:value-type="float">
            <text:p>53.935</text:p>
          </table:table-cell>
          <table:table-cell office:value-type="float" office:value="45.34" calcext:value-type="float">
            <text:p>45.3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9]-[.D109])/[.F109])/(([.A109]-[.B109])/[.E1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48" calcext:value-type="float">
            <text:p>24.848</text:p>
          </table:table-cell>
          <table:table-cell office:value-type="float" office:value="42.61" calcext:value-type="float">
            <text:p>42.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0]-[.D110])/[.F110])/(([.A110]-[.B110])/[.E11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642" calcext:value-type="float">
            <text:p>14.642</text:p>
          </table:table-cell>
          <table:table-cell office:value-type="float" office:value="35.023" calcext:value-type="float">
            <text:p>35.0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1]-[.D111])/[.F111])/(([.A111]-[.B111])/[.E11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408" calcext:value-type="float">
            <text:p>34.408</text:p>
          </table:table-cell>
          <table:table-cell office:value-type="float" office:value="35.843" calcext:value-type="float">
            <text:p>35.8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2]-[.D112])/[.F112])/(([.A112]-[.B112])/[.E11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297" calcext:value-type="float">
            <text:p>38.297</text:p>
          </table:table-cell>
          <table:table-cell office:value-type="float" office:value="37.627" calcext:value-type="float">
            <text:p>37.6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3]-[.D113])/[.F113])/(([.A113]-[.B113])/[.E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6.168" calcext:value-type="float">
            <text:p>46.1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4]-[.D114])/[.F114])/(([.A114]-[.B114])/[.E11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165" calcext:value-type="float">
            <text:p>23.165</text:p>
          </table:table-cell>
          <table:table-cell office:value-type="float" office:value="46.373" calcext:value-type="float">
            <text:p>46.3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5]-[.D115])/[.F115])/(([.A115]-[.B115])/[.E11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507" calcext:value-type="float">
            <text:p>37.507</text:p>
          </table:table-cell>
          <table:table-cell office:value-type="float" office:value="43.298" calcext:value-type="float">
            <text:p>43.2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6]-[.D116])/[.F116])/(([.A116]-[.B116])/[.E11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314" calcext:value-type="float">
            <text:p>36.314</text:p>
          </table:table-cell>
          <table:table-cell office:value-type="float" office:value="31.467" calcext:value-type="float">
            <text:p>31.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7]-[.D117])/[.F117])/(([.A117]-[.B117])/[.E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38.805" calcext:value-type="float">
            <text:p>38.8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8]-[.D118])/[.F118])/(([.A118]-[.B118])/[.E11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467" calcext:value-type="float">
            <text:p>15.467</text:p>
          </table:table-cell>
          <table:table-cell office:value-type="float" office:value="26.347" calcext:value-type="float">
            <text:p>26.3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9]-[.D119])/[.F119])/(([.A119]-[.B119])/[.E11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919" calcext:value-type="float">
            <text:p>11.919</text:p>
          </table:table-cell>
          <table:table-cell office:value-type="float" office:value="28.418" calcext:value-type="float">
            <text:p>28.4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0]-[.D120])/[.F120])/(([.A120]-[.B120])/[.E12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019" calcext:value-type="float">
            <text:p>17.019</text:p>
          </table:table-cell>
          <table:table-cell office:value-type="float" office:value="39.777" calcext:value-type="float">
            <text:p>39.7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1]-[.D121])/[.F121])/(([.A121]-[.B121])/[.E12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366" calcext:value-type="float">
            <text:p>25.366</text:p>
          </table:table-cell>
          <table:table-cell office:value-type="float" office:value="33.51" calcext:value-type="float">
            <text:p>33.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2]-[.D122])/[.F122])/(([.A122]-[.B122])/[.E12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22.905" calcext:value-type="float">
            <text:p>22.9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3]-[.D123])/[.F123])/(([.A123]-[.B123])/[.E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21.885" calcext:value-type="float">
            <text:p>21.88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4]-[.D124])/[.F124])/(([.A124]-[.B124])/[.E12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617" calcext:value-type="float">
            <text:p>20.617</text:p>
          </table:table-cell>
          <table:table-cell office:value-type="float" office:value="19.807" calcext:value-type="float">
            <text:p>19.8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5]-[.D125])/[.F125])/(([.A125]-[.B125])/[.E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81" calcext:value-type="float">
            <text:p>11.581</text:p>
          </table:table-cell>
          <table:table-cell office:value-type="float" office:value="19.523" calcext:value-type="float">
            <text:p>19.5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6]-[.D126])/[.F126])/(([.A126]-[.B126])/[.E12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247" calcext:value-type="float">
            <text:p>26.247</text:p>
          </table:table-cell>
          <table:table-cell office:value-type="float" office:value="25.342" calcext:value-type="float">
            <text:p>25.3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7]-[.D127])/[.F127])/(([.A127]-[.B127])/[.E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19" calcext:value-type="float">
            <text:p>9.4519</text:p>
          </table:table-cell>
          <table:table-cell office:value-type="float" office:value="24.695" calcext:value-type="float">
            <text:p>24.6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8]-[.D128])/[.F128])/(([.A128]-[.B128])/[.E12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7896" calcext:value-type="float">
            <text:p>6.7896</text:p>
          </table:table-cell>
          <table:table-cell office:value-type="float" office:value="16.267" calcext:value-type="float">
            <text:p>16.2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9]-[.D129])/[.F129])/(([.A129]-[.B129])/[.E12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6659" calcext:value-type="float">
            <text:p>8.6659</text:p>
          </table:table-cell>
          <table:table-cell office:value-type="float" office:value="10.64" calcext:value-type="float">
            <text:p>10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0]-[.D130])/[.F130])/(([.A130]-[.B130])/[.E13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935" calcext:value-type="float">
            <text:p>13.935</text:p>
          </table:table-cell>
          <table:table-cell office:value-type="float" office:value="30.64" calcext:value-type="float">
            <text:p>30.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1]-[.D131])/[.F131])/(([.A131]-[.B131])/[.E13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218" calcext:value-type="float">
            <text:p>19.218</text:p>
          </table:table-cell>
          <table:table-cell office:value-type="float" office:value="26.827" calcext:value-type="float">
            <text:p>26.8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2]-[.D132])/[.F132])/(([.A132]-[.B132])/[.E13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447" calcext:value-type="float">
            <text:p>12.447</text:p>
          </table:table-cell>
          <table:table-cell office:value-type="float" office:value="16.72" calcext:value-type="float">
            <text:p>16.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3]-[.D133])/[.F133])/(([.A133]-[.B133])/[.E13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762" calcext:value-type="float">
            <text:p>14.762</text:p>
          </table:table-cell>
          <table:table-cell office:value-type="float" office:value="17.77" calcext:value-type="float">
            <text:p>17.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4]-[.D134])/[.F134])/(([.A134]-[.B134])/[.E13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4991" calcext:value-type="float">
            <text:p>4.4991</text:p>
          </table:table-cell>
          <table:table-cell office:value-type="float" office:value="9.1333" calcext:value-type="float">
            <text:p>9.13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5]-[.D135])/[.F135])/(([.A135]-[.B135])/[.E13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9098" calcext:value-type="float">
            <text:p>5.9098</text:p>
          </table:table-cell>
          <table:table-cell office:value-type="float" office:value="11.777" calcext:value-type="float">
            <text:p>11.7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6]-[.D136])/[.F136])/(([.A136]-[.B136])/[.E13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5603" calcext:value-type="float">
            <text:p>6.5603</text:p>
          </table:table-cell>
          <table:table-cell office:value-type="float" office:value="15.427" calcext:value-type="float">
            <text:p>15.4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7]-[.D137])/[.F137])/(([.A137]-[.B137])/[.E13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838" calcext:value-type="float">
            <text:p>7.838</text:p>
          </table:table-cell>
          <table:table-cell office:value-type="float" office:value="13.842" calcext:value-type="float">
            <text:p>13.8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8]-[.D138])/[.F138])/(([.A138]-[.B138])/[.E13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9014" calcext:value-type="float">
            <text:p>8.9014</text:p>
          </table:table-cell>
          <table:table-cell office:value-type="float" office:value="12.292" calcext:value-type="float">
            <text:p>12.2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9]-[.D139])/[.F139])/(([.A139]-[.B139])/[.E13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3408" calcext:value-type="float">
            <text:p>3.3408</text:p>
          </table:table-cell>
          <table:table-cell office:value-type="float" office:value="10.153" calcext:value-type="float">
            <text:p>10.1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0]-[.D140])/[.F140])/(([.A140]-[.B140])/[.E14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316" calcext:value-type="float">
            <text:p>10.316</text:p>
          </table:table-cell>
          <table:table-cell office:value-type="float" office:value="9.32" calcext:value-type="float">
            <text:p>9.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1]-[.D141])/[.F141])/(([.A141]-[.B141])/[.E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67" calcext:value-type="float">
            <text:p>9.1467</text:p>
          </table:table-cell>
          <table:table-cell office:value-type="float" office:value="10.032" calcext:value-type="float">
            <text:p>10.0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2]-[.D142])/[.F142])/(([.A142]-[.B142])/[.E14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825" calcext:value-type="float">
            <text:p>15.825</text:p>
          </table:table-cell>
          <table:table-cell office:value-type="float" office:value="10.127" calcext:value-type="float">
            <text:p>10.1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3]-[.D143])/[.F143])/(([.A143]-[.B143])/[.E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6" calcext:value-type="float">
            <text:p>11.716</text:p>
          </table:table-cell>
          <table:table-cell office:value-type="float" office:value="10.475" calcext:value-type="float">
            <text:p>10.4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4]-[.D144])/[.F144])/(([.A144]-[.B144])/[.E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36" calcext:value-type="float">
            <text:p>14.036</text:p>
          </table:table-cell>
          <table:table-cell office:value-type="float" office:value="10.373" calcext:value-type="float">
            <text:p>10.3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5]-[.D145])/[.F145])/(([.A145]-[.B145])/[.E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39" calcext:value-type="float">
            <text:p>12.239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6]-[.D146])/[.F146])/(([.A146]-[.B146])/[.E1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88" calcext:value-type="float">
            <text:p>6.2488</text:p>
          </table:table-cell>
          <table:table-cell office:value-type="float" office:value="9.52" calcext:value-type="float">
            <text:p>9.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7]-[.D147])/[.F147])/(([.A147]-[.B147])/[.E14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0887" calcext:value-type="float">
            <text:p>5.0887</text:p>
          </table:table-cell>
          <table:table-cell office:value-type="float" office:value="7.7866" calcext:value-type="float">
            <text:p>7.78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8]-[.D148])/[.F148])/(([.A148]-[.B148])/[.E14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9]-[.D149])/[.F149])/(([.A149]-[.B149])/[.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62" calcext:value-type="float">
            <text:p>5.2862</text:p>
          </table:table-cell>
          <table:table-cell office:value-type="float" office:value="7.815" calcext:value-type="float">
            <text:p>7.8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0]-[.D150])/[.F150])/(([.A150]-[.B150])/[.E15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909" calcext:value-type="float">
            <text:p>6.909</text:p>
          </table:table-cell>
          <table:table-cell office:value-type="float" office:value="8.7283" calcext:value-type="float">
            <text:p>8.72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1]-[.D151])/[.F151])/(([.A151]-[.B151])/[.E15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7357" calcext:value-type="float">
            <text:p>6.7357</text:p>
          </table:table-cell>
          <table:table-cell office:value-type="float" office:value="7.5233" calcext:value-type="float">
            <text:p>7.52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2]-[.D152])/[.F152])/(([.A152]-[.B152])/[.E15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6.5666" calcext:value-type="float">
            <text:p>6.56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3]-[.D153])/[.F153])/(([.A153]-[.B153])/[.E15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5846" calcext:value-type="float">
            <text:p>4.5846</text:p>
          </table:table-cell>
          <table:table-cell office:value-type="float" office:value="6.8366" calcext:value-type="float">
            <text:p>6.83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4]-[.D154])/[.F154])/(([.A154]-[.B154])/[.E15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4059" calcext:value-type="float">
            <text:p>5.4059</text:p>
          </table:table-cell>
          <table:table-cell office:value-type="float" office:value="5.5233" calcext:value-type="float">
            <text:p>5.52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5]-[.D155])/[.F155])/(([.A155]-[.B155])/[.E15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2126" calcext:value-type="float">
            <text:p>5.2126</text:p>
          </table:table-cell>
          <table:table-cell office:value-type="float" office:value="5.0166" calcext:value-type="float">
            <text:p>5.01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6]-[.D156])/[.F156])/(([.A156]-[.B156])/[.E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24" calcext:value-type="float">
            <text:p>5.0424</text:p>
          </table:table-cell>
          <table:table-cell office:value-type="float" office:value="4.4066" calcext:value-type="float">
            <text:p>4.40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7]-[.D157])/[.F157])/(([.A157]-[.B157])/[.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35" calcext:value-type="float">
            <text:p>5.2135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8]-[.D158])/[.F158])/(([.A158]-[.B158])/[.E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14" calcext:value-type="float">
            <text:p>4.8114</text:p>
          </table:table-cell>
          <table:table-cell office:value-type="float" office:value="4.8783" calcext:value-type="float">
            <text:p>4.87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9]-[.D159])/[.F159])/(([.A159]-[.B159])/[.E15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1042" calcext:value-type="float">
            <text:p>4.1042</text:p>
          </table:table-cell>
          <table:table-cell office:value-type="float" office:value="3.655" calcext:value-type="float">
            <text:p>3.6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0]-[.D160])/[.F160])/(([.A160]-[.B160])/[.E1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54" calcext:value-type="float">
            <text:p>4.9454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1]-[.D161])/[.F161])/(([.A161]-[.B161])/[.E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34" calcext:value-type="float">
            <text:p>4.6034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2]-[.D162])/[.F162])/(([.A162]-[.B162])/[.E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53" calcext:value-type="float">
            <text:p>2.1353</text:p>
          </table:table-cell>
          <table:table-cell office:value-type="float" office:value="3.7066" calcext:value-type="float">
            <text:p>3.706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3]-[.D163])/[.F163])/(([.A163]-[.B163])/[.E16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6975" calcext:value-type="float">
            <text:p>3.6975</text:p>
          </table:table-cell>
          <table:table-cell office:value-type="float" office:value="4.8266" calcext:value-type="float">
            <text:p>4.8266</text:p>
          </table:table-cell>
          <table:table-cell office:value-type="float" office:value="0.012941" calcext:value-type="float">
            <text:p>0.012941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4]-[.D164])/[.F164])/(([.A164]-[.B164])/[.E164])" office:value-type="float" office:value="-4.72331826896221" calcext:value-type="float">
            <text:p>-4.72331826896221</text:p>
          </table:table-cell>
        </table:table-row>
        <table:table-row table:style-name="ro1">
          <table:table-cell office:value-type="float" office:value="4.1412" calcext:value-type="float">
            <text:p>4.1412</text:p>
          </table:table-cell>
          <table:table-cell office:value-type="float" office:value="4.1066" calcext:value-type="float">
            <text:p>4.1066</text:p>
          </table:table-cell>
          <table:table-cell office:value-type="float" office:value="0.026067" calcext:value-type="float">
            <text:p>0.026067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5]-[.D165])/[.F165])/(([.A165]-[.B165])/[.E165])" office:value-type="float" office:value="310.475070059328" calcext:value-type="float">
            <text:p>310.475070059328</text:p>
          </table:table-cell>
        </table:table-row>
        <table:table-row table:style-name="ro1">
          <table:table-cell office:value-type="float" office:value="3.7871" calcext:value-type="float">
            <text:p>3.7871</text:p>
          </table:table-cell>
          <table:table-cell office:value-type="float" office:value="3.8366" calcext:value-type="float">
            <text:p>3.8366</text:p>
          </table:table-cell>
          <table:table-cell office:value-type="float" office:value="0.036942" calcext:value-type="float">
            <text:p>0.036942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6]-[.D166])/[.F166])/(([.A166]-[.B166])/[.E166])" office:value-type="float" office:value="-307.557969939439" calcext:value-type="float">
            <text:p>-307.557969939439</text:p>
          </table:table-cell>
        </table:table-row>
        <table:table-row table:style-name="ro1">
          <table:table-cell office:value-type="float" office:value="2.9525" calcext:value-type="float">
            <text:p>2.9525</text:p>
          </table:table-cell>
          <table:table-cell office:value-type="float" office:value="4.1" calcext:value-type="float">
            <text:p>4.1</text:p>
          </table:table-cell>
          <table:table-cell office:value-type="float" office:value="0.054037" calcext:value-type="float">
            <text:p>0.054037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7]-[.D167])/[.F167])/(([.A167]-[.B167])/[.E167])" office:value-type="float" office:value="-19.4066385184397" calcext:value-type="float">
            <text:p>-19.4066385184397</text:p>
          </table:table-cell>
        </table:table-row>
        <table:table-row table:style-name="ro1">
          <table:table-cell office:value-type="float" office:value="2.2754" calcext:value-type="float">
            <text:p>2.2754</text:p>
          </table:table-cell>
          <table:table-cell office:value-type="float" office:value="3.0566" calcext:value-type="float">
            <text:p>3.0566</text:p>
          </table:table-cell>
          <table:table-cell office:value-type="float" office:value="0.061032" calcext:value-type="float">
            <text:p>0.061032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8]-[.D168])/[.F168])/(([.A168]-[.B168])/[.E168])" office:value-type="float" office:value="-32.1963876608014" calcext:value-type="float">
            <text:p>-32.1963876608014</text:p>
          </table:table-cell>
        </table:table-row>
        <table:table-row table:style-name="ro1">
          <table:table-cell office:value-type="float" office:value="1.9533" calcext:value-type="float">
            <text:p>1.9533</text:p>
          </table:table-cell>
          <table:table-cell office:value-type="float" office:value="3.86" calcext:value-type="float">
            <text:p>3.86</text:p>
          </table:table-cell>
          <table:table-cell office:value-type="float" office:value="0.071359" calcext:value-type="float">
            <text:p>0.071359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9]-[.D169])/[.F169])/(([.A169]-[.B169])/[.E169])" office:value-type="float" office:value="-15.4233306562147" calcext:value-type="float">
            <text:p>-15.4233306562147</text:p>
          </table:table-cell>
        </table:table-row>
        <table:table-row table:style-name="ro1">
          <table:table-cell office:value-type="float" office:value="2.0218" calcext:value-type="float">
            <text:p>2.0218</text:p>
          </table:table-cell>
          <table:table-cell office:value-type="float" office:value="2.8" calcext:value-type="float">
            <text:p>2.8</text:p>
          </table:table-cell>
          <table:table-cell office:value-type="float" office:value="0.080199" calcext:value-type="float">
            <text:p>0.080199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0]-[.D170])/[.F170])/(([.A170]-[.B170])/[.E170])" office:value-type="float" office:value="-42.4707086227807" calcext:value-type="float">
            <text:p>-42.4707086227807</text:p>
          </table:table-cell>
        </table:table-row>
        <table:table-row table:style-name="ro1">
          <table:table-cell office:value-type="float" office:value="1.9114" calcext:value-type="float">
            <text:p>1.9114</text:p>
          </table:table-cell>
          <table:table-cell office:value-type="float" office:value="3.0466" calcext:value-type="float">
            <text:p>3.0466</text:p>
          </table:table-cell>
          <table:table-cell office:value-type="float" office:value="0.099405" calcext:value-type="float">
            <text:p>0.099405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1]-[.D171])/[.F171])/(([.A171]-[.B171])/[.E171])" office:value-type="float" office:value="-36.0867381070205" calcext:value-type="float">
            <text:p>-36.0867381070205</text:p>
          </table:table-cell>
        </table:table-row>
        <table:table-row table:style-name="ro1">
          <table:table-cell office:value-type="float" office:value="1.4646" calcext:value-type="float">
            <text:p>1.4646</text:p>
          </table:table-cell>
          <table:table-cell office:value-type="float" office:value="3.0266" calcext:value-type="float">
            <text:p>3.0266</text:p>
          </table:table-cell>
          <table:table-cell office:value-type="float" office:value="0.11659" calcext:value-type="float">
            <text:p>0.11659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2]-[.D172])/[.F172])/(([.A172]-[.B172])/[.E172])" office:value-type="float" office:value="-30.7604052943623" calcext:value-type="float">
            <text:p>-30.7604052943623</text:p>
          </table:table-cell>
        </table:table-row>
        <table:table-row table:style-name="ro1">
          <table:table-cell office:value-type="float" office:value="1.4836" calcext:value-type="float">
            <text:p>1.4836</text:p>
          </table:table-cell>
          <table:table-cell office:value-type="float" office:value="2.54" calcext:value-type="float">
            <text:p>2.54</text:p>
          </table:table-cell>
          <table:table-cell office:value-type="float" office:value="0.12995" calcext:value-type="float">
            <text:p>0.12995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3]-[.D173])/[.F173])/(([.A173]-[.B173])/[.E173])" office:value-type="float" office:value="-50.6943631878391" calcext:value-type="float">
            <text:p>-50.6943631878391</text:p>
          </table:table-cell>
        </table:table-row>
        <table:table-row table:style-name="ro1">
          <table:table-cell office:value-type="float" office:value="1.1231" calcext:value-type="float">
            <text:p>1.1231</text:p>
          </table:table-cell>
          <table:table-cell office:value-type="float" office:value="2.5116" calcext:value-type="float">
            <text:p>2.5116</text:p>
          </table:table-cell>
          <table:table-cell office:value-type="float" office:value="0.14143" calcext:value-type="float">
            <text:p>0.14143</text:p>
          </table:table-cell>
          <table:table-cell office:value-type="float" office:value="0.016728" calcext:value-type="float">
            <text:p>0.01672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4]-[.D174])/[.F174])/(([.A174]-[.B174])/[.E174])" office:value-type="float" office:value="-37.0117240373646" calcext:value-type="float">
            <text:p>-37.0117240373646</text:p>
          </table:table-cell>
        </table:table-row>
        <table:table-row table:style-name="ro1">
          <table:table-cell office:value-type="float" office:value="1.2341" calcext:value-type="float">
            <text:p>1.2341</text:p>
          </table:table-cell>
          <table:table-cell office:value-type="float" office:value="2.9516" calcext:value-type="float">
            <text:p>2.9516</text:p>
          </table:table-cell>
          <table:table-cell office:value-type="float" office:value="0.15047" calcext:value-type="float">
            <text:p>0.15047</text:p>
          </table:table-cell>
          <table:table-cell office:value-type="float" office:value="0.062957" calcext:value-type="float">
            <text:p>0.06295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5]-[.D175])/[.F175])/(([.A175]-[.B175])/[.E175])" office:value-type="float" office:value="-20.9984678110837" calcext:value-type="float">
            <text:p>-20.9984678110837</text:p>
          </table:table-cell>
        </table:table-row>
        <table:table-row table:style-name="ro1">
          <table:table-cell office:value-type="float" office:value="0.93822" calcext:value-type="float">
            <text:p>0.93822</text:p>
          </table:table-cell>
          <table:table-cell office:value-type="float" office:value="2.35" calcext:value-type="float">
            <text:p>2.35</text:p>
          </table:table-cell>
          <table:table-cell office:value-type="float" office:value="0.15629" calcext:value-type="float">
            <text:p>0.15629</text:p>
          </table:table-cell>
          <table:table-cell office:value-type="float" office:value="0.069414" calcext:value-type="float">
            <text:p>0.06941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6]-[.D176])/[.F176])/(([.A176]-[.B176])/[.E176])" office:value-type="float" office:value="-25.3597268873864" calcext:value-type="float">
            <text:p>-25.3597268873864</text:p>
          </table:table-cell>
        </table:table-row>
        <table:table-row table:style-name="ro1">
          <table:table-cell office:value-type="float" office:value="1.2156" calcext:value-type="float">
            <text:p>1.2156</text:p>
          </table:table-cell>
          <table:table-cell office:value-type="float" office:value="2" calcext:value-type="float">
            <text:p>2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065617" calcext:value-type="float">
            <text:p>0.06561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7]-[.D177])/[.F177])/(([.A177]-[.B177])/[.E177])" office:value-type="float" office:value="-48.8514827156904" calcext:value-type="float">
            <text:p>-48.8514827156904</text:p>
          </table:table-cell>
        </table:table-row>
        <table:table-row table:style-name="ro1">
          <table:table-cell office:value-type="float" office:value="1.2433" calcext:value-type="float">
            <text:p>1.2433</text:p>
          </table:table-cell>
          <table:table-cell office:value-type="float" office:value="2.1866" calcext:value-type="float">
            <text:p>2.1866</text:p>
          </table:table-cell>
          <table:table-cell office:value-type="float" office:value="0.159" calcext:value-type="float">
            <text:p>0.159</text:p>
          </table:table-cell>
          <table:table-cell office:value-type="float" office:value="0.061594" calcext:value-type="float">
            <text:p>0.06159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8]-[.D178])/[.F178])/(([.A178]-[.B178])/[.E178])" office:value-type="float" office:value="-42.5547119816628" calcext:value-type="float">
            <text:p>-42.5547119816628</text:p>
          </table:table-cell>
        </table:table-row>
        <table:table-row table:style-name="ro1">
          <table:table-cell office:value-type="float" office:value="0.88741" calcext:value-type="float">
            <text:p>0.88741</text:p>
          </table:table-cell>
          <table:table-cell office:value-type="float" office:value="2.2133" calcext:value-type="float">
            <text:p>2.2133</text:p>
          </table:table-cell>
          <table:table-cell office:value-type="float" office:value="0.15878" calcext:value-type="float">
            <text:p>0.15878</text:p>
          </table:table-cell>
          <table:table-cell office:value-type="float" office:value="0.060135" calcext:value-type="float">
            <text:p>0.06013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9]-[.D179])/[.F179])/(([.A179]-[.B179])/[.E179])" office:value-type="float" office:value="-30.6605091589841" calcext:value-type="float">
            <text:p>-30.6605091589841</text:p>
          </table:table-cell>
        </table:table-row>
        <table:table-row table:style-name="ro1">
          <table:table-cell office:value-type="float" office:value="0.61009" calcext:value-type="float">
            <text:p>0.61009</text:p>
          </table:table-cell>
          <table:table-cell office:value-type="float" office:value="2.4533" calcext:value-type="float">
            <text:p>2.4533</text:p>
          </table:table-cell>
          <table:table-cell office:value-type="float" office:value="0.15924" calcext:value-type="float">
            <text:p>0.15924</text:p>
          </table:table-cell>
          <table:table-cell office:value-type="float" office:value="0.059935" calcext:value-type="float">
            <text:p>0.05993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0]-[.D180])/[.F180])/(([.A180]-[.B180])/[.E180])" office:value-type="float" office:value="-22.2028169494064" calcext:value-type="float">
            <text:p>-22.2028169494064</text:p>
          </table:table-cell>
        </table:table-row>
        <table:table-row table:style-name="ro1">
          <table:table-cell office:value-type="float" office:value="0.36975" calcext:value-type="float">
            <text:p>0.36975</text:p>
          </table:table-cell>
          <table:table-cell office:value-type="float" office:value="2.4533" calcext:value-type="float">
            <text:p>2.4533</text:p>
          </table:table-cell>
          <table:table-cell office:value-type="float" office:value="0.16193" calcext:value-type="float">
            <text:p>0.16193</text:p>
          </table:table-cell>
          <table:table-cell office:value-type="float" office:value="0.064677" calcext:value-type="float">
            <text:p>0.06467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1]-[.D181])/[.F181])/(([.A181]-[.B181])/[.E181])" office:value-type="float" office:value="-19.2358269211432" calcext:value-type="float">
            <text:p>-19.2358269211432</text:p>
          </table:table-cell>
        </table:table-row>
        <table:table-row table:style-name="ro1">
          <table:table-cell office:value-type="float" office:value="0.51997" calcext:value-type="float">
            <text:p>0.51997</text:p>
          </table:table-cell>
          <table:table-cell office:value-type="float" office:value="3.2" calcext:value-type="float">
            <text:p>3.2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085838" calcext:value-type="float">
            <text:p>0.08583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2]-[.D182])/[.F182])/(([.A182]-[.B182])/[.E182])" office:value-type="float" office:value="-12.4280135554234" calcext:value-type="float">
            <text:p>-12.4280135554234</text:p>
          </table:table-cell>
        </table:table-row>
        <table:table-row table:style-name="ro1">
          <table:table-cell office:value-type="float" office:value="0.44399" calcext:value-type="float">
            <text:p>0.44399</text:p>
          </table:table-cell>
          <table:table-cell office:value-type="float" office:value="3.3066" calcext:value-type="float">
            <text:p>3.3066</text:p>
          </table:table-cell>
          <table:table-cell office:value-type="float" office:value="0.17248" calcext:value-type="float">
            <text:p>0.17248</text:p>
          </table:table-cell>
          <table:table-cell office:value-type="float" office:value="0.11974" calcext:value-type="float">
            <text:p>0.1197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3]-[.D183])/[.F183])/(([.A183]-[.B183])/[.E183])" office:value-type="float" office:value="-7.59258603824397" calcext:value-type="float">
            <text:p>-7.59258603824397</text:p>
          </table:table-cell>
        </table:table-row>
        <table:table-row table:style-name="ro1">
          <table:table-cell office:value-type="float" office:value="0.58552" calcext:value-type="float">
            <text:p>0.58552</text:p>
          </table:table-cell>
          <table:table-cell office:value-type="float" office:value="3.28" calcext:value-type="float">
            <text:p>3.28</text:p>
          </table:table-cell>
          <table:table-cell office:value-type="float" office:value="0.17802" calcext:value-type="float">
            <text:p>0.17802</text:p>
          </table:table-cell>
          <table:table-cell office:value-type="float" office:value="0.14772" calcext:value-type="float">
            <text:p>0.1477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4]-[.D184])/[.F184])/(([.A184]-[.B184])/[.E184])" office:value-type="float" office:value="-4.63424985214092" calcext:value-type="float">
            <text:p>-4.63424985214092</text:p>
          </table:table-cell>
        </table:table-row>
        <table:table-row table:style-name="ro1">
          <table:table-cell office:value-type="float" office:value="0.51649" calcext:value-type="float">
            <text:p>0.51649</text:p>
          </table:table-cell>
          <table:table-cell office:value-type="float" office:value="3.3866" calcext:value-type="float">
            <text:p>3.3866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17195" calcext:value-type="float">
            <text:p>0.1719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5]-[.D185])/[.F185])/(([.A185]-[.B185])/[.E185])" office:value-type="float" office:value="-2.03174724071756" calcext:value-type="float">
            <text:p>-2.03174724071756</text:p>
          </table:table-cell>
        </table:table-row>
        <table:table-row table:style-name="ro1">
          <table:table-cell office:value-type="float" office:value="0.51014" calcext:value-type="float">
            <text:p>0.51014</text:p>
          </table:table-cell>
          <table:table-cell office:value-type="float" office:value="3.075" calcext:value-type="float">
            <text:p>3.075</text:p>
          </table:table-cell>
          <table:table-cell office:value-type="float" office:value="0.19399" calcext:value-type="float">
            <text:p>0.19399</text:p>
          </table:table-cell>
          <table:table-cell office:value-type="float" office:value="0.19418" calcext:value-type="float">
            <text:p>0.1941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6]-[.D186])/[.F186])/(([.A186]-[.B186])/[.E186])" office:value-type="float" office:value="0.0305282364616652" calcext:value-type="float">
            <text:p>0.030528236461665</text:p>
          </table:table-cell>
        </table:table-row>
        <table:table-row table:style-name="ro1">
          <table:table-cell office:value-type="float" office:value="0.64966" calcext:value-type="float">
            <text:p>0.64966</text:p>
          </table:table-cell>
          <table:table-cell office:value-type="float" office:value="2.6316" calcext:value-type="float">
            <text:p>2.6316</text:p>
          </table:table-cell>
          <table:table-cell office:value-type="float" office:value="0.20193" calcext:value-type="float">
            <text:p>0.20193</text:p>
          </table:table-cell>
          <table:table-cell office:value-type="float" office:value="0.21438" calcext:value-type="float">
            <text:p>0.2143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7]-[.D187])/[.F187])/(([.A187]-[.B187])/[.E187])" office:value-type="float" office:value="2.58875308379349" calcext:value-type="float">
            <text:p>2.58875308379349</text:p>
          </table:table-cell>
        </table:table-row>
        <table:table-row table:style-name="ro1">
          <table:table-cell office:value-type="float" office:value="0.61962" calcext:value-type="float">
            <text:p>0.61962</text:p>
          </table:table-cell>
          <table:table-cell office:value-type="float" office:value="2.4766" calcext:value-type="float">
            <text:p>2.4766</text:p>
          </table:table-cell>
          <table:table-cell office:value-type="float" office:value="0.20883" calcext:value-type="float">
            <text:p>0.20883</text:p>
          </table:table-cell>
          <table:table-cell office:value-type="float" office:value="0.2292" calcext:value-type="float">
            <text:p>0.229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8]-[.D188])/[.F188])/(([.A188]-[.B188])/[.E188])" office:value-type="float" office:value="4.5205948222458" calcext:value-type="float">
            <text:p>4.5205948222458</text:p>
          </table:table-cell>
        </table:table-row>
        <table:table-row table:style-name="ro1">
          <table:table-cell office:value-type="float" office:value="0.56849" calcext:value-type="float">
            <text:p>0.56849</text:p>
          </table:table-cell>
          <table:table-cell office:value-type="float" office:value="2.52" calcext:value-type="float">
            <text:p>2.52</text:p>
          </table:table-cell>
          <table:table-cell office:value-type="float" office:value="0.21422" calcext:value-type="float">
            <text:p>0.21422</text:p>
          </table:table-cell>
          <table:table-cell office:value-type="float" office:value="0.24482" calcext:value-type="float">
            <text:p>0.2448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9]-[.D189])/[.F189])/(([.A189]-[.B189])/[.E189])" office:value-type="float" office:value="6.46193263212559" calcext:value-type="float">
            <text:p>6.46193263212559</text:p>
          </table:table-cell>
        </table:table-row>
        <table:table-row table:style-name="ro1">
          <table:table-cell office:value-type="float" office:value="0.70715" calcext:value-type="float">
            <text:p>0.70715</text:p>
          </table:table-cell>
          <table:table-cell office:value-type="float" office:value="2.9433" calcext:value-type="float">
            <text:p>2.9433</text:p>
          </table:table-cell>
          <table:table-cell office:value-type="float" office:value="0.22181" calcext:value-type="float">
            <text:p>0.22181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0]-[.D190])/[.F190])/(([.A190]-[.B190])/[.E190])" office:value-type="float" office:value="8.15684590125058" calcext:value-type="float">
            <text:p>8.15684590125058</text:p>
          </table:table-cell>
        </table:table-row>
        <table:table-row table:style-name="ro1">
          <table:table-cell office:value-type="float" office:value="0.52227" calcext:value-type="float">
            <text:p>0.52227</text:p>
          </table:table-cell>
          <table:table-cell office:value-type="float" office:value="3.055" calcext:value-type="float">
            <text:p>3.055</text:p>
          </table:table-cell>
          <table:table-cell office:value-type="float" office:value="0.23064" calcext:value-type="float">
            <text:p>0.23064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1]-[.D191])/[.F191])/(([.A191]-[.B191])/[.E191])" office:value-type="float" office:value="9.12495835300147" calcext:value-type="float">
            <text:p>9.12495835300147</text:p>
          </table:table-cell>
        </table:table-row>
        <table:table-row table:style-name="ro1">
          <table:table-cell office:value-type="float" office:value="0.5269" calcext:value-type="float">
            <text:p>0.5269</text:p>
          </table:table-cell>
          <table:table-cell office:value-type="float" office:value="2.925" calcext:value-type="float">
            <text:p>2.925</text:p>
          </table:table-cell>
          <table:table-cell office:value-type="float" office:value="0.23909" calcext:value-type="float">
            <text:p>0.23909</text:p>
          </table:table-cell>
          <table:table-cell office:value-type="float" office:value="0.30489" calcext:value-type="float">
            <text:p>0.3048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2]-[.D192])/[.F192])/(([.A192]-[.B192])/[.E192])" office:value-type="float" office:value="11.3075986453668" calcext:value-type="float">
            <text:p>11.3075986453668</text:p>
          </table:table-cell>
        </table:table-row>
        <table:table-row table:style-name="ro1">
          <table:table-cell office:value-type="float" office:value="0.84119" calcext:value-type="float">
            <text:p>0.84119</text:p>
          </table:table-cell>
          <table:table-cell office:value-type="float" office:value="3.68" calcext:value-type="float">
            <text:p>3.68</text:p>
          </table:table-cell>
          <table:table-cell office:value-type="float" office:value="0.24661" calcext:value-type="float">
            <text:p>0.24661</text:p>
          </table:table-cell>
          <table:table-cell office:value-type="float" office:value="0.31862" calcext:value-type="float">
            <text:p>0.3186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3]-[.D193])/[.F193])/(([.A193]-[.B193])/[.E193])" office:value-type="float" office:value="10.4536574566226" calcext:value-type="float">
            <text:p>10.4536574566226</text:p>
          </table:table-cell>
        </table:table-row>
        <table:table-row table:style-name="ro1">
          <table:table-cell office:value-type="float" office:value="0.56387" calcext:value-type="float">
            <text:p>0.56387</text:p>
          </table:table-cell>
          <table:table-cell office:value-type="float" office:value="3.68" calcext:value-type="float">
            <text:p>3.68</text:p>
          </table:table-cell>
          <table:table-cell office:value-type="float" office:value="0.25426" calcext:value-type="float">
            <text:p>0.25426</text:p>
          </table:table-cell>
          <table:table-cell office:value-type="float" office:value="0.33478" calcext:value-type="float">
            <text:p>0.3347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4]-[.D194])/[.F194])/(([.A194]-[.B194])/[.E194])" office:value-type="float" office:value="10.6487830553357" calcext:value-type="float">
            <text:p>10.6487830553357</text:p>
          </table:table-cell>
        </table:table-row>
        <table:table-row table:style-name="ro1">
          <table:table-cell office:value-type="float" office:value="0.85044" calcext:value-type="float">
            <text:p>0.85044</text:p>
          </table:table-cell>
          <table:table-cell office:value-type="float" office:value="3.3866" calcext:value-type="float">
            <text:p>3.3866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35465" calcext:value-type="float">
            <text:p>0.3546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5]-[.D195])/[.F195])/(([.A195]-[.B195])/[.E195])" office:value-type="float" office:value="15.1508638956168" calcext:value-type="float">
            <text:p>15.1508638956168</text:p>
          </table:table-cell>
        </table:table-row>
        <table:table-row table:style-name="ro1">
          <table:table-cell office:value-type="float" office:value="0.81348" calcext:value-type="float">
            <text:p>0.81348</text:p>
          </table:table-cell>
          <table:table-cell office:value-type="float" office:value="3.92" calcext:value-type="float">
            <text:p>3.92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36946" calcext:value-type="float">
            <text:p>0.3694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6]-[.D196])/[.F196])/(([.A196]-[.B196])/[.E196])" office:value-type="float" office:value="13.4543038915059" calcext:value-type="float">
            <text:p>13.4543038915059</text:p>
          </table:table-cell>
        </table:table-row>
        <table:table-row table:style-name="ro1">
          <table:table-cell office:value-type="float" office:value="0.45756" calcext:value-type="float">
            <text:p>0.45756</text:p>
          </table:table-cell>
          <table:table-cell office:value-type="float" office:value="3.36" calcext:value-type="float">
            <text:p>3.36</text:p>
          </table:table-cell>
          <table:table-cell office:value-type="float" office:value="0.27459" calcext:value-type="float">
            <text:p>0.27459</text:p>
          </table:table-cell>
          <table:table-cell office:value-type="float" office:value="0.38202" calcext:value-type="float">
            <text:p>0.3820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7]-[.D197])/[.F197])/(([.A197]-[.B197])/[.E197])" office:value-type="float" office:value="15.2536615394196" calcext:value-type="float">
            <text:p>15.2536615394196</text:p>
          </table:table-cell>
        </table:table-row>
        <table:table-row table:style-name="ro1">
          <table:table-cell office:value-type="float" office:value="0.67595" calcext:value-type="float">
            <text:p>0.67595</text:p>
          </table:table-cell>
          <table:table-cell office:value-type="float" office:value="3.5166" calcext:value-type="float">
            <text:p>3.5166</text:p>
          </table:table-cell>
          <table:table-cell office:value-type="float" office:value="0.27972" calcext:value-type="float">
            <text:p>0.27972</text:p>
          </table:table-cell>
          <table:table-cell office:value-type="float" office:value="0.40102" calcext:value-type="float">
            <text:p>0.4010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8]-[.D198])/[.F198])/(([.A198]-[.B198])/[.E198])" office:value-type="float" office:value="17.5976572390689" calcext:value-type="float">
            <text:p>17.5976572390689</text:p>
          </table:table-cell>
        </table:table-row>
        <table:table-row table:style-name="ro1">
          <table:table-cell office:value-type="float" office:value="0.52574" calcext:value-type="float">
            <text:p>0.52574</text:p>
          </table:table-cell>
          <table:table-cell office:value-type="float" office:value="3.8866" calcext:value-type="float">
            <text:p>3.8866</text:p>
          </table:table-cell>
          <table:table-cell office:value-type="float" office:value="0.28255" calcext:value-type="float">
            <text:p>0.28255</text:p>
          </table:table-cell>
          <table:table-cell office:value-type="float" office:value="0.41843" calcext:value-type="float">
            <text:p>0.4184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9]-[.D199])/[.F199])/(([.A199]-[.B199])/[.E199])" office:value-type="float" office:value="16.6616074008575" calcext:value-type="float">
            <text:p>16.6616074008575</text:p>
          </table:table-cell>
        </table:table-row>
        <table:table-row table:style-name="ro1">
          <table:table-cell office:value-type="float" office:value="0.97176" calcext:value-type="float">
            <text:p>0.97176</text:p>
          </table:table-cell>
          <table:table-cell office:value-type="float" office:value="5.0833" calcext:value-type="float">
            <text:p>5.0833</text:p>
          </table:table-cell>
          <table:table-cell office:value-type="float" office:value="0.28488" calcext:value-type="float">
            <text:p>0.28488</text:p>
          </table:table-cell>
          <table:table-cell office:value-type="float" office:value="0.43067" calcext:value-type="float">
            <text:p>0.4306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0]-[.D200])/[.F200])/(([.A200]-[.B200])/[.E200])" office:value-type="float" office:value="14.6128523725596" calcext:value-type="float">
            <text:p>14.6128523725596</text:p>
          </table:table-cell>
        </table:table-row>
        <table:table-row table:style-name="ro1">
          <table:table-cell office:value-type="float" office:value="0.79035" calcext:value-type="float">
            <text:p>0.79035</text:p>
          </table:table-cell>
          <table:table-cell office:value-type="float" office:value="3.8266" calcext:value-type="float">
            <text:p>3.8266</text:p>
          </table:table-cell>
          <table:table-cell office:value-type="float" office:value="0.28808" calcext:value-type="float">
            <text:p>0.28808</text:p>
          </table:table-cell>
          <table:table-cell office:value-type="float" office:value="0.43893" calcext:value-type="float">
            <text:p>0.4389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1]-[.D201])/[.F201])/(([.A201]-[.B201])/[.E201])" office:value-type="float" office:value="20.4747952423057" calcext:value-type="float">
            <text:p>20.4747952423057</text:p>
          </table:table-cell>
        </table:table-row>
        <table:table-row table:style-name="ro1">
          <table:table-cell office:value-type="float" office:value="0.66613" calcext:value-type="float">
            <text:p>0.66613</text:p>
          </table:table-cell>
          <table:table-cell office:value-type="float" office:value="5.4283" calcext:value-type="float">
            <text:p>5.4283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4551" calcext:value-type="float">
            <text:p>0.455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2]-[.D202])/[.F202])/(([.A202]-[.B202])/[.E202])" office:value-type="float" office:value="14.0970412358751" calcext:value-type="float">
            <text:p>14.0970412358751</text:p>
          </table:table-cell>
        </table:table-row>
        <table:table-row table:style-name="ro1">
          <table:table-cell office:value-type="float" office:value="0.95039" calcext:value-type="float">
            <text:p>0.95039</text:p>
          </table:table-cell>
          <table:table-cell office:value-type="float" office:value="4.285" calcext:value-type="float">
            <text:p>4.285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0.46775" calcext:value-type="float">
            <text:p>0.4677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3]-[.D203])/[.F203])/(([.A203]-[.B203])/[.E203])" office:value-type="float" office:value="21.1157802850341" calcext:value-type="float">
            <text:p>21.1157802850341</text:p>
          </table:table-cell>
        </table:table-row>
        <table:table-row table:style-name="ro1">
          <table:table-cell office:value-type="float" office:value="0.62395" calcext:value-type="float">
            <text:p>0.62395</text:p>
          </table:table-cell>
          <table:table-cell office:value-type="float" office:value="3.66" calcext:value-type="float">
            <text:p>3.66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47496" calcext:value-type="float">
            <text:p>0.4749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4]-[.D204])/[.F204])/(([.A204]-[.B204])/[.E204])" office:value-type="float" office:value="23.5112555906432" calcext:value-type="float">
            <text:p>23.5112555906432</text:p>
          </table:table-cell>
        </table:table-row>
        <table:table-row table:style-name="ro1">
          <table:table-cell office:value-type="float" office:value="0.81807" calcext:value-type="float">
            <text:p>0.81807</text:p>
          </table:table-cell>
          <table:table-cell office:value-type="float" office:value="4.1166" calcext:value-type="float">
            <text:p>4.1166</text:p>
          </table:table-cell>
          <table:table-cell office:value-type="float" office:value="0.30483" calcext:value-type="float">
            <text:p>0.30483</text:p>
          </table:table-cell>
          <table:table-cell office:value-type="float" office:value="0.48762" calcext:value-type="float">
            <text:p>0.4876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5]-[.D205])/[.F205])/(([.A205]-[.B205])/[.E205])" office:value-type="float" office:value="22.8372483683171" calcext:value-type="float">
            <text:p>22.8372483683171</text:p>
          </table:table-cell>
        </table:table-row>
        <table:table-row table:style-name="ro1">
          <table:table-cell office:value-type="float" office:value="1.5945" calcext:value-type="float">
            <text:p>1.5945</text:p>
          </table:table-cell>
          <table:table-cell office:value-type="float" office:value="5.065" calcext:value-type="float">
            <text:p>5.065</text:p>
          </table:table-cell>
          <table:table-cell office:value-type="float" office:value="0.30725" calcext:value-type="float">
            <text:p>0.30725</text:p>
          </table:table-cell>
          <table:table-cell office:value-type="float" office:value="0.50033" calcext:value-type="float">
            <text:p>0.5003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6]-[.D206])/[.F206])/(([.A206]-[.B206])/[.E206])" office:value-type="float" office:value="22.9275168880896" calcext:value-type="float">
            <text:p>22.9275168880896</text:p>
          </table:table-cell>
        </table:table-row>
        <table:table-row table:style-name="ro1">
          <table:table-cell office:value-type="float" office:value="0.6332" calcext:value-type="float">
            <text:p>0.6332</text:p>
          </table:table-cell>
          <table:table-cell office:value-type="float" office:value="4.3966" calcext:value-type="float">
            <text:p>4.3966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50955" calcext:value-type="float">
            <text:p>0.5095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7]-[.D207])/[.F207])/(([.A207]-[.B207])/[.E207])" office:value-type="float" office:value="21.8625449073399" calcext:value-type="float">
            <text:p>21.8625449073399</text:p>
          </table:table-cell>
        </table:table-row>
        <table:table-row table:style-name="ro1">
          <table:table-cell office:value-type="float" office:value="0.83659" calcext:value-type="float">
            <text:p>0.83659</text:p>
          </table:table-cell>
          <table:table-cell office:value-type="float" office:value="5.1616" calcext:value-type="float">
            <text:p>5.1616</text:p>
          </table:table-cell>
          <table:table-cell office:value-type="float" office:value="0.31174" calcext:value-type="float">
            <text:p>0.31174</text:p>
          </table:table-cell>
          <table:table-cell office:value-type="float" office:value="0.51738" calcext:value-type="float">
            <text:p>0.5173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8]-[.D208])/[.F208])/(([.A208]-[.B208])/[.E208])" office:value-type="float" office:value="19.5944131004923" calcext:value-type="float">
            <text:p>19.5944131004923</text:p>
          </table:table-cell>
        </table:table-row>
        <table:table-row table:style-name="ro1">
          <table:table-cell office:value-type="float" office:value="1.2433" calcext:value-type="float">
            <text:p>1.2433</text:p>
          </table:table-cell>
          <table:table-cell office:value-type="float" office:value="6" calcext:value-type="float">
            <text:p>6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2307" calcext:value-type="float">
            <text:p>0.5230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9]-[.D209])/[.F209])/(([.A209]-[.B209])/[.E209])" office:value-type="float" office:value="18.165289098674" calcext:value-type="float">
            <text:p>18.165289098674</text:p>
          </table:table-cell>
        </table:table-row>
        <table:table-row table:style-name="ro1">
          <table:table-cell office:value-type="float" office:value="1.2572" calcext:value-type="float">
            <text:p>1.2572</text:p>
          </table:table-cell>
          <table:table-cell office:value-type="float" office:value="7.1733" calcext:value-type="float">
            <text:p>7.1733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52784" calcext:value-type="float">
            <text:p>0.5278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0]-[.D210])/[.F210])/(([.A210]-[.B210])/[.E210])" office:value-type="float" office:value="14.7774275517801" calcext:value-type="float">
            <text:p>14.7774275517801</text:p>
          </table:table-cell>
        </table:table-row>
        <table:table-row table:style-name="ro1">
          <table:table-cell office:value-type="float" office:value="1.2017" calcext:value-type="float">
            <text:p>1.2017</text:p>
          </table:table-cell>
          <table:table-cell office:value-type="float" office:value="7.12" calcext:value-type="float">
            <text:p>7.12</text:p>
          </table:table-cell>
          <table:table-cell office:value-type="float" office:value="0.31866" calcext:value-type="float">
            <text:p>0.31866</text:p>
          </table:table-cell>
          <table:table-cell office:value-type="float" office:value="0.53247" calcext:value-type="float">
            <text:p>0.5324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1]-[.D211])/[.F211])/(([.A211]-[.B211])/[.E211])" office:value-type="float" office:value="14.8882213920072" calcext:value-type="float">
            <text:p>14.8882213920072</text:p>
          </table:table-cell>
        </table:table-row>
        <table:table-row table:style-name="ro1">
          <table:table-cell office:value-type="float" office:value="1.2017" calcext:value-type="float">
            <text:p>1.2017</text:p>
          </table:table-cell>
          <table:table-cell office:value-type="float" office:value="8.5333" calcext:value-type="float">
            <text:p>8.5333</text:p>
          </table:table-cell>
          <table:table-cell office:value-type="float" office:value="0.32235" calcext:value-type="float">
            <text:p>0.32235</text:p>
          </table:table-cell>
          <table:table-cell office:value-type="float" office:value="0.53713" calcext:value-type="float">
            <text:p>0.5371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2]-[.D212])/[.F212])/(([.A212]-[.B212])/[.E212])" office:value-type="float" office:value="12.0727680316884" calcext:value-type="float">
            <text:p>12.0727680316884</text:p>
          </table:table-cell>
        </table:table-row>
        <table:table-row table:style-name="ro1">
          <table:table-cell office:value-type="float" office:value="1.5945" calcext:value-type="float">
            <text:p>1.5945</text:p>
          </table:table-cell>
          <table:table-cell office:value-type="float" office:value="9.04" calcext:value-type="float">
            <text:p>9.04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5418" calcext:value-type="float">
            <text:p>0.541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3]-[.D213])/[.F213])/(([.A213]-[.B213])/[.E213])" office:value-type="float" office:value="11.9113278831749" calcext:value-type="float">
            <text:p>11.9113278831749</text:p>
          </table:table-cell>
        </table:table-row>
        <table:table-row table:style-name="ro1">
          <table:table-cell office:value-type="float" office:value="1.7982" calcext:value-type="float">
            <text:p>1.7982</text:p>
          </table:table-cell>
          <table:table-cell office:value-type="float" office:value="8.5583" calcext:value-type="float">
            <text:p>8.5583</text:p>
          </table:table-cell>
          <table:table-cell office:value-type="float" office:value="0.33122" calcext:value-type="float">
            <text:p>0.33122</text:p>
          </table:table-cell>
          <table:table-cell office:value-type="float" office:value="0.54634" calcext:value-type="float">
            <text:p>0.5463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4]-[.D214])/[.F214])/(([.A214]-[.B214])/[.E214])" office:value-type="float" office:value="13.1141289416368" calcext:value-type="float">
            <text:p>13.1141289416368</text:p>
          </table:table-cell>
        </table:table-row>
        <table:table-row table:style-name="ro1">
          <table:table-cell office:value-type="float" office:value="1.2239" calcext:value-type="float">
            <text:p>1.2239</text:p>
          </table:table-cell>
          <table:table-cell office:value-type="float" office:value="8.4083" calcext:value-type="float">
            <text:p>8.4083</text:p>
          </table:table-cell>
          <table:table-cell office:value-type="float" office:value="0.33616" calcext:value-type="float">
            <text:p>0.33616</text:p>
          </table:table-cell>
          <table:table-cell office:value-type="float" office:value="0.55033" calcext:value-type="float">
            <text:p>0.5503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5]-[.D215])/[.F215])/(([.A215]-[.B215])/[.E215])" office:value-type="float" office:value="12.2851344295284" calcext:value-type="float">
            <text:p>12.2851344295284</text:p>
          </table:table-cell>
        </table:table-row>
        <table:table-row table:style-name="ro1">
          <table:table-cell office:value-type="float" office:value="1.3525" calcext:value-type="float">
            <text:p>1.3525</text:p>
          </table:table-cell>
          <table:table-cell office:value-type="float" office:value="8.14" calcext:value-type="float">
            <text:p>8.14</text:p>
          </table:table-cell>
          <table:table-cell office:value-type="float" office:value="0.34086" calcext:value-type="float">
            <text:p>0.34086</text:p>
          </table:table-cell>
          <table:table-cell office:value-type="float" office:value="0.55353" calcext:value-type="float">
            <text:p>0.5535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6]-[.D216])/[.F216])/(([.A216]-[.B216])/[.E216])" office:value-type="float" office:value="12.9124356167794" calcext:value-type="float">
            <text:p>12.9124356167794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8.76" calcext:value-type="float">
            <text:p>8.76</text:p>
          </table:table-cell>
          <table:table-cell office:value-type="float" office:value="0.34452" calcext:value-type="float">
            <text:p>0.34452</text:p>
          </table:table-cell>
          <table:table-cell office:value-type="float" office:value="0.55606" calcext:value-type="float">
            <text:p>0.5560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7]-[.D217])/[.F217])/(([.A217]-[.B217])/[.E217])" office:value-type="float" office:value="11.9552213275426" calcext:value-type="float">
            <text:p>11.9552213275426</text:p>
          </table:table-cell>
        </table:table-row>
        <table:table-row table:style-name="ro1">
          <table:table-cell office:value-type="float" office:value="1.7754" calcext:value-type="float">
            <text:p>1.7754</text:p>
          </table:table-cell>
          <table:table-cell office:value-type="float" office:value="11.26" calcext:value-type="float">
            <text:p>11.26</text:p>
          </table:table-cell>
          <table:table-cell office:value-type="float" office:value="0.34763" calcext:value-type="float">
            <text:p>0.34763</text:p>
          </table:table-cell>
          <table:table-cell office:value-type="float" office:value="0.5583" calcext:value-type="float">
            <text:p>0.558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8]-[.D218])/[.F218])/(([.A218]-[.B218])/[.E218])" office:value-type="float" office:value="9.15367430923866" calcext:value-type="float">
            <text:p>9.15367430923866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office:value-type="float" office:value="8.7783" calcext:value-type="float">
            <text:p>8.7783</text:p>
          </table:table-cell>
          <table:table-cell office:value-type="float" office:value="0.35097" calcext:value-type="float">
            <text:p>0.35097</text:p>
          </table:table-cell>
          <table:table-cell office:value-type="float" office:value="0.5608" calcext:value-type="float">
            <text:p>0.560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9]-[.D219])/[.F219])/(([.A219]-[.B219])/[.E219])" office:value-type="float" office:value="12.6407391017573" calcext:value-type="float">
            <text:p>12.6407391017573</text:p>
          </table:table-cell>
        </table:table-row>
        <table:table-row table:style-name="ro1">
          <table:table-cell office:value-type="float" office:value="1.3476" calcext:value-type="float">
            <text:p>1.3476</text:p>
          </table:table-cell>
          <table:table-cell office:value-type="float" office:value="8.6983" calcext:value-type="float">
            <text:p>8.6983</text:p>
          </table:table-cell>
          <table:table-cell office:value-type="float" office:value="0.35414" calcext:value-type="float">
            <text:p>0.35414</text:p>
          </table:table-cell>
          <table:table-cell office:value-type="float" office:value="0.56305" calcext:value-type="float">
            <text:p>0.5630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0]-[.D220])/[.F220])/(([.A220]-[.B220])/[.E220])" office:value-type="float" office:value="11.7123033242247" calcext:value-type="float">
            <text:p>11.7123033242247</text:p>
          </table:table-cell>
        </table:table-row>
        <table:table-row table:style-name="ro1">
          <table:table-cell office:value-type="float" office:value="3.2307" calcext:value-type="float">
            <text:p>3.2307</text:p>
          </table:table-cell>
          <table:table-cell office:value-type="float" office:value="8.48" calcext:value-type="float">
            <text:p>8.48</text:p>
          </table:table-cell>
          <table:table-cell office:value-type="float" office:value="0.35641" calcext:value-type="float">
            <text:p>0.35641</text:p>
          </table:table-cell>
          <table:table-cell office:value-type="float" office:value="0.56469" calcext:value-type="float">
            <text:p>0.5646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1]-[.D221])/[.F221])/(([.A221]-[.B221])/[.E221])" office:value-type="float" office:value="16.3515134524223" calcext:value-type="float">
            <text:p>16.3515134524223</text:p>
          </table:table-cell>
        </table:table-row>
        <table:table-row table:style-name="ro1">
          <table:table-cell office:value-type="float" office:value="3.6513" calcext:value-type="float">
            <text:p>3.6513</text:p>
          </table:table-cell>
          <table:table-cell office:value-type="float" office:value="9.9133" calcext:value-type="float">
            <text:p>9.9133</text:p>
          </table:table-cell>
          <table:table-cell office:value-type="float" office:value="0.35837" calcext:value-type="float">
            <text:p>0.35837</text:p>
          </table:table-cell>
          <table:table-cell office:value-type="float" office:value="0.56613" calcext:value-type="float">
            <text:p>0.5661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2]-[.D222])/[.F222])/(([.A222]-[.B222])/[.E222])" office:value-type="float" office:value="13.6729005178816" calcext:value-type="float">
            <text:p>13.6729005178816</text:p>
          </table:table-cell>
        </table:table-row>
        <table:table-row table:style-name="ro1">
          <table:table-cell office:value-type="float" office:value="2.7916" calcext:value-type="float">
            <text:p>2.7916</text:p>
          </table:table-cell>
          <table:table-cell office:value-type="float" office:value="12.528" calcext:value-type="float">
            <text:p>12.528</text:p>
          </table:table-cell>
          <table:table-cell office:value-type="float" office:value="0.36064" calcext:value-type="float">
            <text:p>0.36064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3]-[.D223])/[.F223])/(([.A223]-[.B223])/[.E223])" office:value-type="float" office:value="8.75695005093654" calcext:value-type="float">
            <text:p>8.75695005093654</text:p>
          </table:table-cell>
        </table:table-row>
        <table:table-row table:style-name="ro1">
          <table:table-cell office:value-type="float" office:value="2.0706" calcext:value-type="float">
            <text:p>2.0706</text:p>
          </table:table-cell>
          <table:table-cell office:value-type="float" office:value="13.862" calcext:value-type="float">
            <text:p>13.862</text:p>
          </table:table-cell>
          <table:table-cell office:value-type="float" office:value="0.36324" calcext:value-type="float">
            <text:p>0.36324</text:p>
          </table:table-cell>
          <table:table-cell office:value-type="float" office:value="0.56896" calcext:value-type="float">
            <text:p>0.5689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4]-[.D224])/[.F224])/(([.A224]-[.B224])/[.E224])" office:value-type="float" office:value="7.1899012245857" calcext:value-type="float">
            <text:p>7.1899012245857</text:p>
          </table:table-cell>
        </table:table-row>
        <table:table-row table:style-name="ro1">
          <table:table-cell office:value-type="float" office:value="2.3618" calcext:value-type="float">
            <text:p>2.3618</text:p>
          </table:table-cell>
          <table:table-cell office:value-type="float" office:value="17.36" calcext:value-type="float">
            <text:p>17.36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57045" calcext:value-type="float">
            <text:p>0.5704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5]-[.D225])/[.F225])/(([.A225]-[.B225])/[.E225])" office:value-type="float" office:value="5.61634181558852" calcext:value-type="float">
            <text:p>5.61634181558852</text:p>
          </table:table-cell>
        </table:table-row>
        <table:table-row table:style-name="ro1">
          <table:table-cell office:value-type="float" office:value="2.8055" calcext:value-type="float">
            <text:p>2.8055</text:p>
          </table:table-cell>
          <table:table-cell office:value-type="float" office:value="19.52" calcext:value-type="float">
            <text:p>19.52</text:p>
          </table:table-cell>
          <table:table-cell office:value-type="float" office:value="0.36903" calcext:value-type="float">
            <text:p>0.36903</text:p>
          </table:table-cell>
          <table:table-cell office:value-type="float" office:value="0.57214" calcext:value-type="float">
            <text:p>0.5721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6]-[.D226])/[.F226])/(([.A226]-[.B226])/[.E226])" office:value-type="float" office:value="5.00783137984816" calcext:value-type="float">
            <text:p>5.00783137984816</text:p>
          </table:table-cell>
        </table:table-row>
        <table:table-row table:style-name="ro1">
          <table:table-cell office:value-type="float" office:value="4.5341" calcext:value-type="float">
            <text:p>4.5341</text:p>
          </table:table-cell>
          <table:table-cell office:value-type="float" office:value="14.693" calcext:value-type="float">
            <text:p>14.693</text:p>
          </table:table-cell>
          <table:table-cell office:value-type="float" office:value="0.37219" calcext:value-type="float">
            <text:p>0.37219</text:p>
          </table:table-cell>
          <table:table-cell office:value-type="float" office:value="0.57398" calcext:value-type="float">
            <text:p>0.5739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7]-[.D227])/[.F227])/(([.A227]-[.B227])/[.E227])" office:value-type="float" office:value="8.18586796970656" calcext:value-type="float">
            <text:p>8.18586796970656</text:p>
          </table:table-cell>
        </table:table-row>
        <table:table-row table:style-name="ro1">
          <table:table-cell office:value-type="float" office:value="2.9673" calcext:value-type="float">
            <text:p>2.9673</text:p>
          </table:table-cell>
          <table:table-cell office:value-type="float" office:value="17.04" calcext:value-type="float">
            <text:p>17.04</text:p>
          </table:table-cell>
          <table:table-cell office:value-type="float" office:value="0.37482" calcext:value-type="float">
            <text:p>0.37482</text:p>
          </table:table-cell>
          <table:table-cell office:value-type="float" office:value="0.57545" calcext:value-type="float">
            <text:p>0.5754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8]-[.D228])/[.F228])/(([.A228]-[.B228])/[.E228])" office:value-type="float" office:value="5.87530239599158" calcext:value-type="float">
            <text:p>5.87530239599158</text:p>
          </table:table-cell>
        </table:table-row>
        <table:table-row table:style-name="ro1">
          <table:table-cell office:value-type="float" office:value="2.921" calcext:value-type="float">
            <text:p>2.921</text:p>
          </table:table-cell>
          <table:table-cell office:value-type="float" office:value="18.533" calcext:value-type="float">
            <text:p>18.533</text:p>
          </table:table-cell>
          <table:table-cell office:value-type="float" office:value="0.37689" calcext:value-type="float">
            <text:p>0.37689</text:p>
          </table:table-cell>
          <table:table-cell office:value-type="float" office:value="0.57646" calcext:value-type="float">
            <text:p>0.5764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9]-[.D229])/[.F229])/(([.A229]-[.B229])/[.E229])" office:value-type="float" office:value="5.2680331032836" calcext:value-type="float">
            <text:p>5.2680331032836</text:p>
          </table:table-cell>
        </table:table-row>
        <table:table-row table:style-name="ro1">
          <table:table-cell office:value-type="float" office:value="3.0115" calcext:value-type="float">
            <text:p>3.0115</text:p>
          </table:table-cell>
          <table:table-cell office:value-type="float" office:value="19.695" calcext:value-type="float">
            <text:p>19.695</text:p>
          </table:table-cell>
          <table:table-cell office:value-type="float" office:value="0.37843" calcext:value-type="float">
            <text:p>0.37843</text:p>
          </table:table-cell>
          <table:table-cell office:value-type="float" office:value="0.57727" calcext:value-type="float">
            <text:p>0.5772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0]-[.D230])/[.F230])/(([.A230]-[.B230])/[.E230])" office:value-type="float" office:value="4.91166083010829" calcext:value-type="float">
            <text:p>4.91166083010829</text:p>
          </table:table-cell>
        </table:table-row>
        <table:table-row table:style-name="ro1">
          <table:table-cell office:value-type="float" office:value="2.2699" calcext:value-type="float">
            <text:p>2.2699</text:p>
          </table:table-cell>
          <table:table-cell office:value-type="float" office:value="18.992" calcext:value-type="float">
            <text:p>18.992</text:p>
          </table:table-cell>
          <table:table-cell office:value-type="float" office:value="0.37964" calcext:value-type="float">
            <text:p>0.37964</text:p>
          </table:table-cell>
          <table:table-cell office:value-type="float" office:value="0.57781" calcext:value-type="float">
            <text:p>0.5778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1]-[.D231])/[.F231])/(([.A231]-[.B231])/[.E231])" office:value-type="float" office:value="4.88381128157493" calcext:value-type="float">
            <text:p>4.88381128157493</text:p>
          </table:table-cell>
        </table:table-row>
        <table:table-row table:style-name="ro1">
          <table:table-cell office:value-type="float" office:value="3.7157" calcext:value-type="float">
            <text:p>3.7157</text:p>
          </table:table-cell>
          <table:table-cell office:value-type="float" office:value="20.39" calcext:value-type="float">
            <text:p>20.39</text:p>
          </table:table-cell>
          <table:table-cell office:value-type="float" office:value="0.38074" calcext:value-type="float">
            <text:p>0.38074</text:p>
          </table:table-cell>
          <table:table-cell office:value-type="float" office:value="0.5782" calcext:value-type="float">
            <text:p>0.578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2]-[.D232])/[.F232])/(([.A232]-[.B232])/[.E232])" office:value-type="float" office:value="4.88026384653191" calcext:value-type="float">
            <text:p>4.88026384653191</text:p>
          </table:table-cell>
        </table:table-row>
        <table:table-row table:style-name="ro1">
          <table:table-cell office:value-type="float" office:value="2.8979" calcext:value-type="float">
            <text:p>2.8979</text:p>
          </table:table-cell>
          <table:table-cell office:value-type="float" office:value="19.54" calcext:value-type="float">
            <text:p>19.54</text:p>
          </table:table-cell>
          <table:table-cell office:value-type="float" office:value="0.38195" calcext:value-type="float">
            <text:p>0.38195</text:p>
          </table:table-cell>
          <table:table-cell office:value-type="float" office:value="0.57858" calcext:value-type="float">
            <text:p>0.5785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3]-[.D233])/[.F233])/(([.A233]-[.B233])/[.E233])" office:value-type="float" office:value="4.86915312593368" calcext:value-type="float">
            <text:p>4.86915312593368</text:p>
          </table:table-cell>
        </table:table-row>
        <table:table-row table:style-name="ro1">
          <table:table-cell office:value-type="float" office:value="2.6602" calcext:value-type="float">
            <text:p>2.6602</text:p>
          </table:table-cell>
          <table:table-cell office:value-type="float" office:value="20.54" calcext:value-type="float">
            <text:p>20.54</text:p>
          </table:table-cell>
          <table:table-cell office:value-type="float" office:value="0.38357" calcext:value-type="float">
            <text:p>0.38357</text:p>
          </table:table-cell>
          <table:table-cell office:value-type="float" office:value="0.57898" calcext:value-type="float">
            <text:p>0.5789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4]-[.D234])/[.F234])/(([.A234]-[.B234])/[.E234])" office:value-type="float" office:value="4.50397435238957" calcext:value-type="float">
            <text:p>4.50397435238957</text:p>
          </table:table-cell>
        </table:table-row>
        <table:table-row table:style-name="ro1">
          <table:table-cell office:value-type="float" office:value="4.8958" calcext:value-type="float">
            <text:p>4.8958</text:p>
          </table:table-cell>
          <table:table-cell office:value-type="float" office:value="18.807" calcext:value-type="float">
            <text:p>18.807</text:p>
          </table:table-cell>
          <table:table-cell office:value-type="float" office:value="0.38543" calcext:value-type="float">
            <text:p>0.38543</text:p>
          </table:table-cell>
          <table:table-cell office:value-type="float" office:value="0.57948" calcext:value-type="float">
            <text:p>0.5794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5]-[.D235])/[.F235])/(([.A235]-[.B235])/[.E235])" office:value-type="float" office:value="5.74858335707381" calcext:value-type="float">
            <text:p>5.74858335707381</text:p>
          </table:table-cell>
        </table:table-row>
        <table:table-row table:style-name="ro1">
          <table:table-cell office:value-type="float" office:value="3.982" calcext:value-type="float">
            <text:p>3.982</text:p>
          </table:table-cell>
          <table:table-cell office:value-type="float" office:value="21.367" calcext:value-type="float">
            <text:p>21.367</text:p>
          </table:table-cell>
          <table:table-cell office:value-type="float" office:value="0.38741" calcext:value-type="float">
            <text:p>0.38741</text:p>
          </table:table-cell>
          <table:table-cell office:value-type="float" office:value="0.57999" calcext:value-type="float">
            <text:p>0.5799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6]-[.D236])/[.F236])/(([.A236]-[.B236])/[.E236])" office:value-type="float" office:value="4.56507868917134" calcext:value-type="float">
            <text:p>4.56507868917134</text:p>
          </table:table-cell>
        </table:table-row>
        <table:table-row table:style-name="ro1">
          <table:table-cell office:value-type="float" office:value="4.9177" calcext:value-type="float">
            <text:p>4.9177</text:p>
          </table:table-cell>
          <table:table-cell office:value-type="float" office:value="20.507" calcext:value-type="float">
            <text:p>20.507</text:p>
          </table:table-cell>
          <table:table-cell office:value-type="float" office:value="0.38901" calcext:value-type="float">
            <text:p>0.38901</text:p>
          </table:table-cell>
          <table:table-cell office:value-type="float" office:value="0.58027" calcext:value-type="float">
            <text:p>0.5802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7]-[.D237])/[.F237])/(([.A237]-[.B237])/[.E237])" office:value-type="float" office:value="5.05602621863867" calcext:value-type="float">
            <text:p>5.05602621863867</text:p>
          </table:table-cell>
        </table:table-row>
        <table:table-row table:style-name="ro1">
          <table:table-cell office:value-type="float" office:value="5.0333" calcext:value-type="float">
            <text:p>5.0333</text:p>
          </table:table-cell>
          <table:table-cell office:value-type="float" office:value="20.315" calcext:value-type="float">
            <text:p>20.31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8031" calcext:value-type="float">
            <text:p>0.5803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8]-[.D238])/[.F238])/(([.A238]-[.B238])/[.E238])" office:value-type="float" office:value="5.12139112718293" calcext:value-type="float">
            <text:p>5.12139112718293</text:p>
          </table:table-cell>
        </table:table-row>
        <table:table-row table:style-name="ro1">
          <table:table-cell office:value-type="float" office:value="4.9962" calcext:value-type="float">
            <text:p>4.9962</text:p>
          </table:table-cell>
          <table:table-cell office:value-type="float" office:value="27.76" calcext:value-type="float">
            <text:p>27.76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58012" calcext:value-type="float">
            <text:p>0.5801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9]-[.D239])/[.F239])/(([.A239]-[.B239])/[.E239])" office:value-type="float" office:value="3.41381215496958" calcext:value-type="float">
            <text:p>3.41381215496958</text:p>
          </table:table-cell>
        </table:table-row>
        <table:table-row table:style-name="ro1">
          <table:table-cell office:value-type="float" office:value="5.5047" calcext:value-type="float">
            <text:p>5.5047</text:p>
          </table:table-cell>
          <table:table-cell office:value-type="float" office:value="27.555" calcext:value-type="float">
            <text:p>27.555</text:p>
          </table:table-cell>
          <table:table-cell office:value-type="float" office:value="0.39264" calcext:value-type="float">
            <text:p>0.39264</text:p>
          </table:table-cell>
          <table:table-cell office:value-type="float" office:value="0.57993" calcext:value-type="float">
            <text:p>0.5799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0]-[.D240])/[.F240])/(([.A240]-[.B240])/[.E240])" office:value-type="float" office:value="3.50035319248202" calcext:value-type="float">
            <text:p>3.50035319248202</text:p>
          </table:table-cell>
        </table:table-row>
        <table:table-row table:style-name="ro1">
          <table:table-cell office:value-type="float" office:value="4.7698" calcext:value-type="float">
            <text:p>4.7698</text:p>
          </table:table-cell>
          <table:table-cell office:value-type="float" office:value="38.613" calcext:value-type="float">
            <text:p>38.613</text:p>
          </table:table-cell>
          <table:table-cell office:value-type="float" office:value="0.39404" calcext:value-type="float">
            <text:p>0.39404</text:p>
          </table:table-cell>
          <table:table-cell office:value-type="float" office:value="0.57992" calcext:value-type="float">
            <text:p>0.5799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1]-[.D241])/[.F241])/(([.A241]-[.B241])/[.E241])" office:value-type="float" office:value="2.26346104199276" calcext:value-type="float">
            <text:p>2.26346104199276</text:p>
          </table:table-cell>
        </table:table-row>
        <table:table-row table:style-name="ro1">
          <table:table-cell office:value-type="float" office:value="7.2055" calcext:value-type="float">
            <text:p>7.2055</text:p>
          </table:table-cell>
          <table:table-cell office:value-type="float" office:value="34.24" calcext:value-type="float">
            <text:p>34.24</text:p>
          </table:table-cell>
          <table:table-cell office:value-type="float" office:value="0.39593" calcext:value-type="float">
            <text:p>0.39593</text:p>
          </table:table-cell>
          <table:table-cell office:value-type="float" office:value="0.58025" calcext:value-type="float">
            <text:p>0.5802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2]-[.D242])/[.F242])/(([.A242]-[.B242])/[.E242])" office:value-type="float" office:value="2.80973848851989" calcext:value-type="float">
            <text:p>2.80973848851989</text:p>
          </table:table-cell>
        </table:table-row>
        <table:table-row table:style-name="ro1">
          <table:table-cell office:value-type="float" office:value="6.0547" calcext:value-type="float">
            <text:p>6.0547</text:p>
          </table:table-cell>
          <table:table-cell office:value-type="float" office:value="37.227" calcext:value-type="float">
            <text:p>37.227</text:p>
          </table:table-cell>
          <table:table-cell office:value-type="float" office:value="0.39832" calcext:value-type="float">
            <text:p>0.39832</text:p>
          </table:table-cell>
          <table:table-cell office:value-type="float" office:value="0.58087" calcext:value-type="float">
            <text:p>0.5808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3]-[.D243])/[.F243])/(([.A243]-[.B243])/[.E243])" office:value-type="float" office:value="2.41337478379481" calcext:value-type="float">
            <text:p>2.41337478379481</text:p>
          </table:table-cell>
        </table:table-row>
        <table:table-row table:style-name="ro1">
          <table:table-cell office:value-type="float" office:value="3.9101" calcext:value-type="float">
            <text:p>3.9101</text:p>
          </table:table-cell>
          <table:table-cell office:value-type="float" office:value="38.107" calcext:value-type="float">
            <text:p>38.107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0.5817" calcext:value-type="float">
            <text:p>0.581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4]-[.D244])/[.F244])/(([.A244]-[.B244])/[.E244])" office:value-type="float" office:value="2.17726397483781" calcext:value-type="float">
            <text:p>2.17726397483781</text:p>
          </table:table-cell>
        </table:table-row>
        <table:table-row table:style-name="ro1">
          <table:table-cell office:value-type="float" office:value="6.4336" calcext:value-type="float">
            <text:p>6.4336</text:p>
          </table:table-cell>
          <table:table-cell office:value-type="float" office:value="42.08" calcext:value-type="float">
            <text:p>42.08</text:p>
          </table:table-cell>
          <table:table-cell office:value-type="float" office:value="0.40369" calcext:value-type="float">
            <text:p>0.40369</text:p>
          </table:table-cell>
          <table:table-cell office:value-type="float" office:value="0.58273" calcext:value-type="float">
            <text:p>0.5827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5]-[.D245])/[.F245])/(([.A245]-[.B245])/[.E245])" office:value-type="float" office:value="2.06988479183903" calcext:value-type="float">
            <text:p>2.06988479183903</text:p>
          </table:table-cell>
        </table:table-row>
        <table:table-row table:style-name="ro1">
          <table:table-cell office:value-type="float" office:value="4.8882" calcext:value-type="float">
            <text:p>4.8882</text:p>
          </table:table-cell>
          <table:table-cell office:value-type="float" office:value="35.953" calcext:value-type="float">
            <text:p>35.953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58391" calcext:value-type="float">
            <text:p>0.5839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6]-[.D246])/[.F246])/(([.A246]-[.B246])/[.E246])" office:value-type="float" office:value="2.35539579473148" calcext:value-type="float">
            <text:p>2.35539579473148</text:p>
          </table:table-cell>
        </table:table-row>
        <table:table-row table:style-name="ro1">
          <table:table-cell office:value-type="float" office:value="7.8356" calcext:value-type="float">
            <text:p>7.8356</text:p>
          </table:table-cell>
          <table:table-cell office:value-type="float" office:value="46.487" calcext:value-type="float">
            <text:p>46.487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58499" calcext:value-type="float">
            <text:p>0.5849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7]-[.D247])/[.F247])/(([.A247]-[.B247])/[.E247])" office:value-type="float" office:value="1.87473344624147" calcext:value-type="float">
            <text:p>1.87473344624147</text:p>
          </table:table-cell>
        </table:table-row>
        <table:table-row table:style-name="ro1">
          <table:table-cell office:value-type="float" office:value="9.1547" calcext:value-type="float">
            <text:p>9.1547</text:p>
          </table:table-cell>
          <table:table-cell office:value-type="float" office:value="55.977" calcext:value-type="float">
            <text:p>55.977</text:p>
          </table:table-cell>
          <table:table-cell office:value-type="float" office:value="0.41189" calcext:value-type="float">
            <text:p>0.41189</text:p>
          </table:table-cell>
          <table:table-cell office:value-type="float" office:value="0.5858" calcext:value-type="float">
            <text:p>0.585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8]-[.D248])/[.F248])/(([.A248]-[.B248])/[.E248])" office:value-type="float" office:value="1.53067712659122" calcext:value-type="float">
            <text:p>1.53067712659122</text:p>
          </table:table-cell>
        </table:table-row>
        <table:table-row table:style-name="ro1">
          <table:table-cell office:value-type="float" office:value="9.3437" calcext:value-type="float">
            <text:p>9.3437</text:p>
          </table:table-cell>
          <table:table-cell office:value-type="float" office:value="55.857" calcext:value-type="float">
            <text:p>55.857</text:p>
          </table:table-cell>
          <table:table-cell office:value-type="float" office:value="0.41492" calcext:value-type="float">
            <text:p>0.41492</text:p>
          </table:table-cell>
          <table:table-cell office:value-type="float" office:value="0.58684" calcext:value-type="float">
            <text:p>0.5868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9]-[.D249])/[.F249])/(([.A249]-[.B249])/[.E249])" office:value-type="float" office:value="1.52321437773464" calcext:value-type="float">
            <text:p>1.52321437773464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54.87" calcext:value-type="float">
            <text:p>54.87</text:p>
          </table:table-cell>
          <table:table-cell office:value-type="float" office:value="0.41835" calcext:value-type="float">
            <text:p>0.41835</text:p>
          </table:table-cell>
          <table:table-cell office:value-type="float" office:value="0.58843" calcext:value-type="float">
            <text:p>0.5884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0]-[.D250])/[.F250])/(([.A250]-[.B250])/[.E250])" office:value-type="float" office:value="1.56454123464371" calcext:value-type="float">
            <text:p>1.56454123464371</text:p>
          </table:table-cell>
        </table:table-row>
        <table:table-row table:style-name="ro1">
          <table:table-cell office:value-type="float" office:value="8.9883" calcext:value-type="float">
            <text:p>8.9883</text:p>
          </table:table-cell>
          <table:table-cell office:value-type="float" office:value="53.163" calcext:value-type="float">
            <text:p>53.163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0.59046" calcext:value-type="float">
            <text:p>0.5904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1]-[.D251])/[.F251])/(([.A251]-[.B251])/[.E251])" office:value-type="float" office:value="1.57204093421308" calcext:value-type="float">
            <text:p>1.57204093421308</text:p>
          </table:table-cell>
        </table:table-row>
        <table:table-row table:style-name="ro1">
          <table:table-cell office:value-type="float" office:value="7.6346" calcext:value-type="float">
            <text:p>7.6346</text:p>
          </table:table-cell>
          <table:table-cell office:value-type="float" office:value="48.54" calcext:value-type="float">
            <text:p>48.54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2]-[.D252])/[.F252])/(([.A252]-[.B252])/[.E252])" office:value-type="float" office:value="1.68327705434517" calcext:value-type="float">
            <text:p>1.68327705434517</text:p>
          </table:table-cell>
        </table:table-row>
        <table:table-row table:style-name="ro1">
          <table:table-cell office:value-type="float" office:value="13.384" calcext:value-type="float">
            <text:p>13.384</text:p>
          </table:table-cell>
          <table:table-cell office:value-type="float" office:value="41.563" calcext:value-type="float">
            <text:p>41.563</text:p>
          </table:table-cell>
          <table:table-cell office:value-type="float" office:value="0.42977" calcext:value-type="float">
            <text:p>0.42977</text:p>
          </table:table-cell>
          <table:table-cell office:value-type="float" office:value="0.59536" calcext:value-type="float">
            <text:p>0.5953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3]-[.D253])/[.F253])/(([.A253]-[.B253])/[.E253])" office:value-type="float" office:value="2.42169982111412" calcext:value-type="float">
            <text:p>2.42169982111412</text:p>
          </table:table-cell>
        </table:table-row>
        <table:table-row table:style-name="ro1">
          <table:table-cell office:value-type="float" office:value="8.4792" calcext:value-type="float">
            <text:p>8.4792</text:p>
          </table:table-cell>
          <table:table-cell office:value-type="float" office:value="41.892" calcext:value-type="float">
            <text:p>41.892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59799" calcext:value-type="float">
            <text:p>0.5979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4]-[.D254])/[.F254])/(([.A254]-[.B254])/[.E254])" office:value-type="float" office:value="2.01769566943476" calcext:value-type="float">
            <text:p>2.01769566943476</text:p>
          </table:table-cell>
        </table:table-row>
        <table:table-row table:style-name="ro1">
          <table:table-cell office:value-type="float" office:value="14.236" calcext:value-type="float">
            <text:p>14.236</text:p>
          </table:table-cell>
          <table:table-cell office:value-type="float" office:value="50.438" calcext:value-type="float">
            <text:p>50.438</text:p>
          </table:table-cell>
          <table:table-cell office:value-type="float" office:value="0.43963" calcext:value-type="float">
            <text:p>0.43963</text:p>
          </table:table-cell>
          <table:table-cell office:value-type="float" office:value="0.60036" calcext:value-type="float">
            <text:p>0.6003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5]-[.D255])/[.F255])/(([.A255]-[.B255])/[.E255])" office:value-type="float" office:value="1.82968429888256" calcext:value-type="float">
            <text:p>1.82968429888256</text:p>
          </table:table-cell>
        </table:table-row>
        <table:table-row table:style-name="ro1">
          <table:table-cell office:value-type="float" office:value="11.434" calcext:value-type="float">
            <text:p>11.434</text:p>
          </table:table-cell>
          <table:table-cell office:value-type="float" office:value="59.937" calcext:value-type="float">
            <text:p>59.937</text:p>
          </table:table-cell>
          <table:table-cell office:value-type="float" office:value="0.44536" calcext:value-type="float">
            <text:p>0.44536</text:p>
          </table:table-cell>
          <table:table-cell office:value-type="float" office:value="0.60243" calcext:value-type="float">
            <text:p>0.6024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6]-[.D256])/[.F256])/(([.A256]-[.B256])/[.E256])" office:value-type="float" office:value="1.33455483484339" calcext:value-type="float">
            <text:p>1.33455483484339</text:p>
          </table:table-cell>
        </table:table-row>
        <table:table-row table:style-name="ro1">
          <table:table-cell office:value-type="float" office:value="9.7381" calcext:value-type="float">
            <text:p>9.7381</text:p>
          </table:table-cell>
          <table:table-cell office:value-type="float" office:value="73.07" calcext:value-type="float">
            <text:p>73.07</text:p>
          </table:table-cell>
          <table:table-cell office:value-type="float" office:value="0.45097" calcext:value-type="float">
            <text:p>0.45097</text:p>
          </table:table-cell>
          <table:table-cell office:value-type="float" office:value="0.60443" calcext:value-type="float">
            <text:p>0.6044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7]-[.D257])/[.F257])/(([.A257]-[.B257])/[.E257])" office:value-type="float" office:value="0.998583664086481" calcext:value-type="float">
            <text:p>0.998583664086481</text:p>
          </table:table-cell>
        </table:table-row>
        <table:table-row table:style-name="ro1">
          <table:table-cell office:value-type="float" office:value="14.868" calcext:value-type="float">
            <text:p>14.868</text:p>
          </table:table-cell>
          <table:table-cell office:value-type="float" office:value="77.997" calcext:value-type="float">
            <text:p>77.997</text:p>
          </table:table-cell>
          <table:table-cell office:value-type="float" office:value="0.45643" calcext:value-type="float">
            <text:p>0.45643</text:p>
          </table:table-cell>
          <table:table-cell office:value-type="float" office:value="0.60646" calcext:value-type="float">
            <text:p>0.6064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8]-[.D258])/[.F258])/(([.A258]-[.B258])/[.E258])" office:value-type="float" office:value="0.979401985177999" calcext:value-type="float">
            <text:p>0.979401985177999</text:p>
          </table:table-cell>
        </table:table-row>
        <table:table-row table:style-name="ro1">
          <table:table-cell office:value-type="float" office:value="7.7646" calcext:value-type="float">
            <text:p>7.7646</text:p>
          </table:table-cell>
          <table:table-cell office:value-type="float" office:value="65.76" calcext:value-type="float">
            <text:p>65.76</text:p>
          </table:table-cell>
          <table:table-cell office:value-type="float" office:value="0.46158" calcext:value-type="float">
            <text:p>0.46158</text:p>
          </table:table-cell>
          <table:table-cell office:value-type="float" office:value="0.60837" calcext:value-type="float">
            <text:p>0.6083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9]-[.D259])/[.F259])/(([.A259]-[.B259])/[.E259])" office:value-type="float" office:value="1.04307299788632" calcext:value-type="float">
            <text:p>1.04307299788632</text:p>
          </table:table-cell>
        </table:table-row>
        <table:table-row table:style-name="ro1">
          <table:table-cell office:value-type="float" office:value="4.0718" calcext:value-type="float">
            <text:p>4.0718</text:p>
          </table:table-cell>
          <table:table-cell office:value-type="float" office:value="56.043" calcext:value-type="float">
            <text:p>56.043</text:p>
          </table:table-cell>
          <table:table-cell office:value-type="float" office:value="0.46575" calcext:value-type="float">
            <text:p>0.46575</text:p>
          </table:table-cell>
          <table:table-cell office:value-type="float" office:value="0.60988" calcext:value-type="float">
            <text:p>0.6098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0]-[.D260])/[.F260])/(([.A260]-[.B260])/[.E260])" office:value-type="float" office:value="1.14288734155881" calcext:value-type="float">
            <text:p>1.14288734155881</text:p>
          </table:table-cell>
        </table:table-row>
        <table:table-row table:style-name="ro1">
          <table:table-cell office:value-type="float" office:value="11.555" calcext:value-type="float">
            <text:p>11.555</text:p>
          </table:table-cell>
          <table:table-cell office:value-type="float" office:value="60.827" calcext:value-type="float">
            <text:p>60.827</text:p>
          </table:table-cell>
          <table:table-cell office:value-type="float" office:value="0.46881" calcext:value-type="float">
            <text:p>0.46881</text:p>
          </table:table-cell>
          <table:table-cell office:value-type="float" office:value="0.61091" calcext:value-type="float">
            <text:p>0.6109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1]-[.D261])/[.F261])/(([.A261]-[.B261])/[.E261])" office:value-type="float" office:value="1.18851773723827" calcext:value-type="float">
            <text:p>1.18851773723827</text:p>
          </table:table-cell>
        </table:table-row>
        <table:table-row table:style-name="ro1">
          <table:table-cell office:value-type="float" office:value="12.581" calcext:value-type="float">
            <text:p>12.581</text:p>
          </table:table-cell>
          <table:table-cell office:value-type="float" office:value="75.15" calcext:value-type="float">
            <text:p>75.15</text:p>
          </table:table-cell>
          <table:table-cell office:value-type="float" office:value="0.47088" calcext:value-type="float">
            <text:p>0.47088</text:p>
          </table:table-cell>
          <table:table-cell office:value-type="float" office:value="0.61149" calcext:value-type="float">
            <text:p>0.6114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2]-[.D262])/[.F262])/(([.A262]-[.B262])/[.E262])" office:value-type="float" office:value="0.926123223794018" calcext:value-type="float">
            <text:p>0.926123223794018</text:p>
          </table:table-cell>
        </table:table-row>
        <table:table-row table:style-name="ro1">
          <table:table-cell office:value-type="float" office:value="7.7964" calcext:value-type="float">
            <text:p>7.7964</text:p>
          </table:table-cell>
          <table:table-cell office:value-type="float" office:value="73.168" calcext:value-type="float">
            <text:p>73.168</text:p>
          </table:table-cell>
          <table:table-cell office:value-type="float" office:value="0.47268" calcext:value-type="float">
            <text:p>0.47268</text:p>
          </table:table-cell>
          <table:table-cell office:value-type="float" office:value="0.61198" calcext:value-type="float">
            <text:p>0.6119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3]-[.D263])/[.F263])/(([.A263]-[.B263])/[.E263])" office:value-type="float" office:value="0.87816026524554" calcext:value-type="float">
            <text:p>0.87816026524554</text:p>
          </table:table-cell>
        </table:table-row>
        <table:table-row table:style-name="ro1">
          <table:table-cell office:value-type="float" office:value="10.268" calcext:value-type="float">
            <text:p>10.268</text:p>
          </table:table-cell>
          <table:table-cell office:value-type="float" office:value="84.385" calcext:value-type="float">
            <text:p>84.385</text:p>
          </table:table-cell>
          <table:table-cell office:value-type="float" office:value="0.47451" calcext:value-type="float">
            <text:p>0.47451</text:p>
          </table:table-cell>
          <table:table-cell office:value-type="float" office:value="0.6125" calcext:value-type="float">
            <text:p>0.612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4]-[.D264])/[.F264])/(([.A264]-[.B264])/[.E264])" office:value-type="float" office:value="0.767258243068158" calcext:value-type="float">
            <text:p>0.767258243068158</text:p>
          </table:table-cell>
        </table:table-row>
        <table:table-row table:style-name="ro1">
          <table:table-cell office:value-type="float" office:value="12.883" calcext:value-type="float">
            <text:p>12.883</text:p>
          </table:table-cell>
          <table:table-cell office:value-type="float" office:value="94.213" calcext:value-type="float">
            <text:p>94.213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61309" calcext:value-type="float">
            <text:p>0.6130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5]-[.D265])/[.F265])/(([.A265]-[.B265])/[.E265])" office:value-type="float" office:value="0.692877699856198" calcext:value-type="float">
            <text:p>0.692877699856198</text:p>
          </table:table-cell>
        </table:table-row>
        <table:table-row table:style-name="ro1">
          <table:table-cell office:value-type="float" office:value="14.514" calcext:value-type="float">
            <text:p>14.514</text:p>
          </table:table-cell>
          <table:table-cell office:value-type="float" office:value="92.067" calcext:value-type="float">
            <text:p>92.067</text:p>
          </table:table-cell>
          <table:table-cell office:value-type="float" office:value="0.47834" calcext:value-type="float">
            <text:p>0.47834</text:p>
          </table:table-cell>
          <table:table-cell office:value-type="float" office:value="0.6138" calcext:value-type="float">
            <text:p>0.613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6]-[.D266])/[.F266])/(([.A266]-[.B266])/[.E266])" office:value-type="float" office:value="0.71982056395232" calcext:value-type="float">
            <text:p>0.71982056395232</text:p>
          </table:table-cell>
        </table:table-row>
        <table:table-row table:style-name="ro1">
          <table:table-cell office:value-type="float" office:value="15.612" calcext:value-type="float">
            <text:p>15.612</text:p>
          </table:table-cell>
          <table:table-cell office:value-type="float" office:value="73.317" calcext:value-type="float">
            <text:p>73.317</text:p>
          </table:table-cell>
          <table:table-cell office:value-type="float" office:value="0.48063" calcext:value-type="float">
            <text:p>0.48063</text:p>
          </table:table-cell>
          <table:table-cell office:value-type="float" office:value="0.61467" calcext:value-type="float">
            <text:p>0.6146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7]-[.D267])/[.F267])/(([.A267]-[.B267])/[.E267])" office:value-type="float" office:value="0.957266265408542" calcext:value-type="float">
            <text:p>0.957266265408542</text:p>
          </table:table-cell>
        </table:table-row>
        <table:table-row table:style-name="ro1">
          <table:table-cell office:value-type="float" office:value="9.3462" calcext:value-type="float">
            <text:p>9.3462</text:p>
          </table:table-cell>
          <table:table-cell office:value-type="float" office:value="67.117" calcext:value-type="float">
            <text:p>67.117</text:p>
          </table:table-cell>
          <table:table-cell office:value-type="float" office:value="0.48293" calcext:value-type="float">
            <text:p>0.48293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8]-[.D268])/[.F268])/(([.A268]-[.B268])/[.E268])" office:value-type="float" office:value="0.946260372983201" calcext:value-type="float">
            <text:p>0.946260372983201</text:p>
          </table:table-cell>
        </table:table-row>
        <table:table-row table:style-name="ro1">
          <table:table-cell office:value-type="float" office:value="9.1514" calcext:value-type="float">
            <text:p>9.1514</text:p>
          </table:table-cell>
          <table:table-cell office:value-type="float" office:value="69.063" calcext:value-type="float">
            <text:p>69.063</text:p>
          </table:table-cell>
          <table:table-cell office:value-type="float" office:value="0.48497" calcext:value-type="float">
            <text:p>0.48497</text:p>
          </table:table-cell>
          <table:table-cell office:value-type="float" office:value="0.61632" calcext:value-type="float">
            <text:p>0.6163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9]-[.D269])/[.F269])/(([.A269]-[.B269])/[.E269])" office:value-type="float" office:value="0.903505789337503" calcext:value-type="float">
            <text:p>0.903505789337503</text:p>
          </table:table-cell>
        </table:table-row>
        <table:table-row table:style-name="ro1">
          <table:table-cell office:value-type="float" office:value="9.3397" calcext:value-type="float">
            <text:p>9.3397</text:p>
          </table:table-cell>
          <table:table-cell office:value-type="float" office:value="76.34" calcext:value-type="float">
            <text:p>76.34</text:p>
          </table:table-cell>
          <table:table-cell office:value-type="float" office:value="0.48682" calcext:value-type="float">
            <text:p>0.48682</text:p>
          </table:table-cell>
          <table:table-cell office:value-type="float" office:value="0.617" calcext:value-type="float">
            <text:p>0.61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0]-[.D270])/[.F270])/(([.A270]-[.B270])/[.E270])" office:value-type="float" office:value="0.800717463535447" calcext:value-type="float">
            <text:p>0.800717463535447</text:p>
          </table:table-cell>
        </table:table-row>
        <table:table-row table:style-name="ro1">
          <table:table-cell office:value-type="float" office:value="13.869" calcext:value-type="float">
            <text:p>13.869</text:p>
          </table:table-cell>
          <table:table-cell office:value-type="float" office:value="101.34" calcext:value-type="float">
            <text:p>101.34</text:p>
          </table:table-cell>
          <table:table-cell office:value-type="float" office:value="0.48849" calcext:value-type="float">
            <text:p>0.48849</text:p>
          </table:table-cell>
          <table:table-cell office:value-type="float" office:value="0.6177" calcext:value-type="float">
            <text:p>0.617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1]-[.D271])/[.F271])/(([.A271]-[.B271])/[.E271])" office:value-type="float" office:value="0.608756786081145" calcext:value-type="float">
            <text:p>0.608756786081145</text:p>
          </table:table-cell>
        </table:table-row>
        <table:table-row table:style-name="ro1">
          <table:table-cell office:value-type="float" office:value="18.851" calcext:value-type="float">
            <text:p>18.851</text:p>
          </table:table-cell>
          <table:table-cell office:value-type="float" office:value="111.88" calcext:value-type="float">
            <text:p>111.88</text:p>
          </table:table-cell>
          <table:table-cell office:value-type="float" office:value="0.49009" calcext:value-type="float">
            <text:p>0.49009</text:p>
          </table:table-cell>
          <table:table-cell office:value-type="float" office:value="0.61852" calcext:value-type="float">
            <text:p>0.6185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2]-[.D272])/[.F272])/(([.A272]-[.B272])/[.E272])" office:value-type="float" office:value="0.568931409034438" calcext:value-type="float">
            <text:p>0.568931409034438</text:p>
          </table:table-cell>
        </table:table-row>
        <table:table-row table:style-name="ro1">
          <table:table-cell office:value-type="float" office:value="15.493" calcext:value-type="float">
            <text:p>15.493</text:p>
          </table:table-cell>
          <table:table-cell office:value-type="float" office:value="101.61" calcext:value-type="float">
            <text:p>101.61</text:p>
          </table:table-cell>
          <table:table-cell office:value-type="float" office:value="0.49186" calcext:value-type="float">
            <text:p>0.49186</text:p>
          </table:table-cell>
          <table:table-cell office:value-type="float" office:value="0.61943" calcext:value-type="float">
            <text:p>0.6194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3]-[.D273])/[.F273])/(([.A273]-[.B273])/[.E273])" office:value-type="float" office:value="0.610480004772649" calcext:value-type="float">
            <text:p>0.610480004772649</text:p>
          </table:table-cell>
        </table:table-row>
        <table:table-row table:style-name="ro1">
          <table:table-cell office:value-type="float" office:value="13.399" calcext:value-type="float">
            <text:p>13.399</text:p>
          </table:table-cell>
          <table:table-cell office:value-type="float" office:value="100.08" calcext:value-type="float">
            <text:p>100.08</text:p>
          </table:table-cell>
          <table:table-cell office:value-type="float" office:value="0.49366" calcext:value-type="float">
            <text:p>0.49366</text:p>
          </table:table-cell>
          <table:table-cell office:value-type="float" office:value="0.6202" calcext:value-type="float">
            <text:p>0.620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4]-[.D274])/[.F274])/(([.A274]-[.B274])/[.E274])" office:value-type="float" office:value="0.601610902185386" calcext:value-type="float">
            <text:p>0.601610902185386</text:p>
          </table:table-cell>
        </table:table-row>
        <table:table-row table:style-name="ro1">
          <table:table-cell office:value-type="float" office:value="15.977" calcext:value-type="float">
            <text:p>15.977</text:p>
          </table:table-cell>
          <table:table-cell office:value-type="float" office:value="93.218" calcext:value-type="float">
            <text:p>93.218</text:p>
          </table:table-cell>
          <table:table-cell office:value-type="float" office:value="0.49515" calcext:value-type="float">
            <text:p>0.49515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5]-[.D275])/[.F275])/(([.A275]-[.B275])/[.E275])" office:value-type="float" office:value="0.669801347918709" calcext:value-type="float">
            <text:p>0.669801347918709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124.52" calcext:value-type="float">
            <text:p>124.52</text:p>
          </table:table-cell>
          <table:table-cell office:value-type="float" office:value="0.49633" calcext:value-type="float">
            <text:p>0.49633</text:p>
          </table:table-cell>
          <table:table-cell office:value-type="float" office:value="0.62088" calcext:value-type="float">
            <text:p>0.6208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6]-[.D276])/[.F276])/(([.A276]-[.B276])/[.E276])" office:value-type="float" office:value="0.461874726030991" calcext:value-type="float">
            <text:p>0.461874726030991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34.77" calcext:value-type="float">
            <text:p>134.77</text:p>
          </table:table-cell>
          <table:table-cell office:value-type="float" office:value="0.49735" calcext:value-type="float">
            <text:p>0.49735</text:p>
          </table:table-cell>
          <table:table-cell office:value-type="float" office:value="0.62091" calcext:value-type="float">
            <text:p>0.6209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7]-[.D277])/[.F277])/(([.A277]-[.B277])/[.E277])" office:value-type="float" office:value="0.440066983778921" calcext:value-type="float">
            <text:p>0.440066983778921</text:p>
          </table:table-cell>
        </table:table-row>
        <table:table-row table:style-name="ro1">
          <table:table-cell office:value-type="float" office:value="19.181" calcext:value-type="float">
            <text:p>19.181</text:p>
          </table:table-cell>
          <table:table-cell office:value-type="float" office:value="98.648" calcext:value-type="float">
            <text:p>98.648</text:p>
          </table:table-cell>
          <table:table-cell office:value-type="float" office:value="0.49841" calcext:value-type="float">
            <text:p>0.49841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8]-[.D278])/[.F278])/(([.A278]-[.B278])/[.E278])" office:value-type="float" office:value="0.635325815249466" calcext:value-type="float">
            <text:p>0.635325815249466</text:p>
          </table:table-cell>
        </table:table-row>
        <table:table-row table:style-name="ro1">
          <table:table-cell office:value-type="float" office:value="13.643" calcext:value-type="float">
            <text:p>13.643</text:p>
          </table:table-cell>
          <table:table-cell office:value-type="float" office:value="103.42" calcext:value-type="float">
            <text:p>103.42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62084" calcext:value-type="float">
            <text:p>0.6208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9]-[.D279])/[.F279])/(([.A279]-[.B279])/[.E279])" office:value-type="float" office:value="0.556994212148665" calcext:value-type="float">
            <text:p>0.556994212148665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11.19" calcext:value-type="float">
            <text:p>111.19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0.62061" calcext:value-type="float">
            <text:p>0.6206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0]-[.D280])/[.F280])/(([.A280]-[.B280])/[.E280])" office:value-type="float" office:value="0.520392250078953" calcext:value-type="float">
            <text:p>0.520392250078953</text:p>
          </table:table-cell>
        </table:table-row>
        <table:table-row table:style-name="ro1">
          <table:table-cell office:value-type="float" office:value="12.119" calcext:value-type="float">
            <text:p>12.119</text:p>
          </table:table-cell>
          <table:table-cell office:value-type="float" office:value="114.02" calcext:value-type="float">
            <text:p>114.02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62022" calcext:value-type="float">
            <text:p>0.6202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1]-[.D281])/[.F281])/(([.A281]-[.B281])/[.E281])" office:value-type="float" office:value="0.48020909284443" calcext:value-type="float">
            <text:p>0.48020909284443</text:p>
          </table:table-cell>
        </table:table-row>
        <table:table-row table:style-name="ro1">
          <table:table-cell office:value-type="float" office:value="13.477" calcext:value-type="float">
            <text:p>13.477</text:p>
          </table:table-cell>
          <table:table-cell office:value-type="float" office:value="128.78" calcext:value-type="float">
            <text:p>128.78</text:p>
          </table:table-cell>
          <table:table-cell office:value-type="float" office:value="0.50229" calcext:value-type="float">
            <text:p>0.50229</text:p>
          </table:table-cell>
          <table:table-cell office:value-type="float" office:value="0.61983" calcext:value-type="float">
            <text:p>0.6198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2]-[.D282])/[.F282])/(([.A282]-[.B282])/[.E282])" office:value-type="float" office:value="0.420104041808533" calcext:value-type="float">
            <text:p>0.420104041808533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126.68" calcext:value-type="float">
            <text:p>126.68</text:p>
          </table:table-cell>
          <table:table-cell office:value-type="float" office:value="0.50307" calcext:value-type="float">
            <text:p>0.50307</text:p>
          </table:table-cell>
          <table:table-cell office:value-type="float" office:value="0.6195" calcext:value-type="float">
            <text:p>0.619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3]-[.D283])/[.F283])/(([.A283]-[.B283])/[.E283])" office:value-type="float" office:value="0.449015681060782" calcext:value-type="float">
            <text:p>0.449015681060782</text:p>
          </table:table-cell>
        </table:table-row>
        <table:table-row table:style-name="ro1">
          <table:table-cell office:value-type="float" office:value="21.444" calcext:value-type="float">
            <text:p>21.444</text:p>
          </table:table-cell>
          <table:table-cell office:value-type="float" office:value="131.51" calcext:value-type="float">
            <text:p>131.51</text:p>
          </table:table-cell>
          <table:table-cell office:value-type="float" office:value="0.50392" calcext:value-type="float">
            <text:p>0.50392</text:p>
          </table:table-cell>
          <table:table-cell office:value-type="float" office:value="0.61924" calcext:value-type="float">
            <text:p>0.6192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4]-[.D284])/[.F284])/(([.A284]-[.B284])/[.E284])" office:value-type="float" office:value="0.431780704519661" calcext:value-type="float">
            <text:p>0.431780704519661</text:p>
          </table:table-cell>
        </table:table-row>
        <table:table-row table:style-name="ro1">
          <table:table-cell office:value-type="float" office:value="22.573" calcext:value-type="float">
            <text:p>22.573</text:p>
          </table:table-cell>
          <table:table-cell office:value-type="float" office:value="138.88" calcext:value-type="float">
            <text:p>138.88</text:p>
          </table:table-cell>
          <table:table-cell office:value-type="float" office:value="0.50485" calcext:value-type="float">
            <text:p>0.50485</text:p>
          </table:table-cell>
          <table:table-cell office:value-type="float" office:value="0.61914" calcext:value-type="float">
            <text:p>0.6191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5]-[.D285])/[.F285])/(([.A285]-[.B285])/[.E285])" office:value-type="float" office:value="0.40496189451182" calcext:value-type="float">
            <text:p>0.40496189451182</text:p>
          </table:table-cell>
        </table:table-row>
        <table:table-row table:style-name="ro1">
          <table:table-cell office:value-type="float" office:value="34.264" calcext:value-type="float">
            <text:p>34.264</text:p>
          </table:table-cell>
          <table:table-cell office:value-type="float" office:value="142.56" calcext:value-type="float">
            <text:p>142.56</text:p>
          </table:table-cell>
          <table:table-cell office:value-type="float" office:value="0.50594" calcext:value-type="float">
            <text:p>0.50594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6]-[.D286])/[.F286])/(([.A286]-[.B286])/[.E286])" office:value-type="float" office:value="0.431303093393393" calcext:value-type="float">
            <text:p>0.431303093393393</text:p>
          </table:table-cell>
        </table:table-row>
        <table:table-row table:style-name="ro1">
          <table:table-cell office:value-type="float" office:value="17.151" calcext:value-type="float">
            <text:p>17.151</text:p>
          </table:table-cell>
          <table:table-cell office:value-type="float" office:value="113.44" calcext:value-type="float">
            <text:p>113.44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61955" calcext:value-type="float">
            <text:p>0.6195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7]-[.D287])/[.F287])/(([.A287]-[.B287])/[.E287])" office:value-type="float" office:value="0.480420414809497" calcext:value-type="float">
            <text:p>0.480420414809497</text:p>
          </table:table-cell>
        </table:table-row>
        <table:table-row table:style-name="ro1">
          <table:table-cell office:value-type="float" office:value="16.748" calcext:value-type="float">
            <text:p>16.748</text:p>
          </table:table-cell>
          <table:table-cell office:value-type="float" office:value="132.6" calcext:value-type="float">
            <text:p>132.6</text:p>
          </table:table-cell>
          <table:table-cell office:value-type="float" office:value="0.50864" calcext:value-type="float">
            <text:p>0.50864</text:p>
          </table:table-cell>
          <table:table-cell office:value-type="float" office:value="0.61969" calcext:value-type="float">
            <text:p>0.6196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8]-[.D288])/[.F288])/(([.A288]-[.B288])/[.E288])" office:value-type="float" office:value="0.395027024861899" calcext:value-type="float">
            <text:p>0.395027024861899</text:p>
          </table:table-cell>
        </table:table-row>
        <table:table-row table:style-name="ro1">
          <table:table-cell office:value-type="float" office:value="27.509" calcext:value-type="float">
            <text:p>27.509</text:p>
          </table:table-cell>
          <table:table-cell office:value-type="float" office:value="174.81" calcext:value-type="float">
            <text:p>174.81</text:p>
          </table:table-cell>
          <table:table-cell office:value-type="float" office:value="0.50993" calcext:value-type="float">
            <text:p>0.50993</text:p>
          </table:table-cell>
          <table:table-cell office:value-type="float" office:value="0.61967" calcext:value-type="float">
            <text:p>0.6196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9]-[.D289])/[.F289])/(([.A289]-[.B289])/[.E289])" office:value-type="float" office:value="0.307023092105675" calcext:value-type="float">
            <text:p>0.307023092105675</text:p>
          </table:table-cell>
        </table:table-row>
        <table:table-row table:style-name="ro1">
          <table:table-cell office:value-type="float" office:value="36.684" calcext:value-type="float">
            <text:p>36.684</text:p>
          </table:table-cell>
          <table:table-cell office:value-type="float" office:value="177.33" calcext:value-type="float">
            <text:p>177.33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0.61972" calcext:value-type="float">
            <text:p>0.6197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0]-[.D290])/[.F290])/(([.A290]-[.B290])/[.E290])" office:value-type="float" office:value="0.31785867732536" calcext:value-type="float">
            <text:p>0.31785867732536</text:p>
          </table:table-cell>
        </table:table-row>
        <table:table-row table:style-name="ro1">
          <table:table-cell office:value-type="float" office:value="10.649" calcext:value-type="float">
            <text:p>10.649</text:p>
          </table:table-cell>
          <table:table-cell office:value-type="float" office:value="140.87" calcext:value-type="float">
            <text:p>140.87</text:p>
          </table:table-cell>
          <table:table-cell office:value-type="float" office:value="0.51254" calcext:value-type="float">
            <text:p>0.51254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1]-[.D291])/[.F291])/(([.A291]-[.B291])/[.E291])" office:value-type="float" office:value="0.339412674091578" calcext:value-type="float">
            <text:p>0.339412674091578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52.84" calcext:value-type="float">
            <text:p>152.84</text:p>
          </table:table-cell>
          <table:table-cell office:value-type="float" office:value="0.51376" calcext:value-type="float">
            <text:p>0.51376</text:p>
          </table:table-cell>
          <table:table-cell office:value-type="float" office:value="0.61975" calcext:value-type="float">
            <text:p>0.6197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2]-[.D292])/[.F292])/(([.A292]-[.B292])/[.E292])" office:value-type="float" office:value="0.318664922110774" calcext:value-type="float">
            <text:p>0.318664922110774</text:p>
          </table:table-cell>
        </table:table-row>
        <table:table-row table:style-name="ro1">
          <table:table-cell office:value-type="float" office:value="28.771" calcext:value-type="float">
            <text:p>28.771</text:p>
          </table:table-cell>
          <table:table-cell office:value-type="float" office:value="191.17" calcext:value-type="float">
            <text:p>191.17</text:p>
          </table:table-cell>
          <table:table-cell office:value-type="float" office:value="0.51478" calcext:value-type="float">
            <text:p>0.51478</text:p>
          </table:table-cell>
          <table:table-cell office:value-type="float" office:value="0.61955" calcext:value-type="float">
            <text:p>0.6195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3]-[.D293])/[.F293])/(([.A293]-[.B293])/[.E293])" office:value-type="float" office:value="0.265867574692443" calcext:value-type="float">
            <text:p>0.265867574692443</text:p>
          </table:table-cell>
        </table:table-row>
        <table:table-row table:style-name="ro1">
          <table:table-cell office:value-type="float" office:value="38.946" calcext:value-type="float">
            <text:p>38.946</text:p>
          </table:table-cell>
          <table:table-cell office:value-type="float" office:value="183.79" calcext:value-type="float">
            <text:p>183.79</text:p>
          </table:table-cell>
          <table:table-cell office:value-type="float" office:value="0.51573" calcext:value-type="float">
            <text:p>0.51573</text:p>
          </table:table-cell>
          <table:table-cell office:value-type="float" office:value="0.61932" calcext:value-type="float">
            <text:p>0.6193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4]-[.D294])/[.F294])/(([.A294]-[.B294])/[.E294])" office:value-type="float" office:value="0.294733230227983" calcext:value-type="float">
            <text:p>0.294733230227983</text:p>
          </table:table-cell>
        </table:table-row>
        <table:table-row table:style-name="ro1">
          <table:table-cell office:value-type="float" office:value="16.504" calcext:value-type="float">
            <text:p>16.504</text:p>
          </table:table-cell>
          <table:table-cell office:value-type="float" office:value="148.63" calcext:value-type="float">
            <text:p>148.63</text:p>
          </table:table-cell>
          <table:table-cell office:value-type="float" office:value="0.51671" calcext:value-type="float">
            <text:p>0.51671</text:p>
          </table:table-cell>
          <table:table-cell office:value-type="float" office:value="0.61914" calcext:value-type="float">
            <text:p>0.6191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5]-[.D295])/[.F295])/(([.A295]-[.B295])/[.E295])" office:value-type="float" office:value="0.31948514228661" calcext:value-type="float">
            <text:p>0.31948514228661</text:p>
          </table:table-cell>
        </table:table-row>
        <table:table-row table:style-name="ro1">
          <table:table-cell office:value-type="float" office:value="8.3029" calcext:value-type="float">
            <text:p>8.3029</text:p>
          </table:table-cell>
          <table:table-cell office:value-type="float" office:value="134.37" calcext:value-type="float">
            <text:p>134.37</text:p>
          </table:table-cell>
          <table:table-cell office:value-type="float" office:value="0.5177" calcext:value-type="float">
            <text:p>0.5177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6]-[.D296])/[.F296])/(([.A296]-[.B296])/[.E296])" office:value-type="float" office:value="0.330328721029325" calcext:value-type="float">
            <text:p>0.330328721029325</text:p>
          </table:table-cell>
        </table:table-row>
        <table:table-row table:style-name="ro1">
          <table:table-cell office:value-type="float" office:value="16.525" calcext:value-type="float">
            <text:p>16.525</text:p>
          </table:table-cell>
          <table:table-cell office:value-type="float" office:value="164.79" calcext:value-type="float">
            <text:p>164.79</text:p>
          </table:table-cell>
          <table:table-cell office:value-type="float" office:value="0.51838" calcext:value-type="float">
            <text:p>0.51838</text:p>
          </table:table-cell>
          <table:table-cell office:value-type="float" office:value="0.61788" calcext:value-type="float">
            <text:p>0.6178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7]-[.D297])/[.F297])/(([.A297]-[.B297])/[.E297])" office:value-type="float" office:value="0.276564363979194" calcext:value-type="float">
            <text:p>0.276564363979194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office:value-type="float" office:value="182.75" calcext:value-type="float">
            <text:p>182.75</text:p>
          </table:table-cell>
          <table:table-cell office:value-type="float" office:value="0.51872" calcext:value-type="float">
            <text:p>0.51872</text:p>
          </table:table-cell>
          <table:table-cell office:value-type="float" office:value="0.61656" calcext:value-type="float">
            <text:p>0.6165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8]-[.D298])/[.F298])/(([.A298]-[.B298])/[.E298])" office:value-type="float" office:value="0.258259183264197" calcext:value-type="float">
            <text:p>0.258259183264197</text:p>
          </table:table-cell>
        </table:table-row>
        <table:table-row table:style-name="ro1">
          <table:table-cell office:value-type="float" office:value="34.127" calcext:value-type="float">
            <text:p>34.127</text:p>
          </table:table-cell>
          <table:table-cell office:value-type="float" office:value="182.1" calcext:value-type="float">
            <text:p>182.1</text:p>
          </table:table-cell>
          <table:table-cell office:value-type="float" office:value="0.51893" calcext:value-type="float">
            <text:p>0.51893</text:p>
          </table:table-cell>
          <table:table-cell office:value-type="float" office:value="0.6153" calcext:value-type="float">
            <text:p>0.615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9]-[.D299])/[.F299])/(([.A299]-[.B299])/[.E299])" office:value-type="float" office:value="0.268392985216501" calcext:value-type="float">
            <text:p>0.268392985216501</text:p>
          </table:table-cell>
        </table:table-row>
        <table:table-row table:style-name="ro1">
          <table:table-cell office:value-type="float" office:value="28.849" calcext:value-type="float">
            <text:p>28.849</text:p>
          </table:table-cell>
          <table:table-cell office:value-type="float" office:value="179.89" calcext:value-type="float">
            <text:p>179.89</text:p>
          </table:table-cell>
          <table:table-cell office:value-type="float" office:value="0.51908" calcext:value-type="float">
            <text:p>0.51908</text:p>
          </table:table-cell>
          <table:table-cell office:value-type="float" office:value="0.61434" calcext:value-type="float">
            <text:p>0.6143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0]-[.D300])/[.F300])/(([.A300]-[.B300])/[.E300])" office:value-type="float" office:value="0.259912702822062" calcext:value-type="float">
            <text:p>0.259912702822062</text:p>
          </table:table-cell>
        </table:table-row>
        <table:table-row table:style-name="ro1">
          <table:table-cell office:value-type="float" office:value="38.229" calcext:value-type="float">
            <text:p>38.229</text:p>
          </table:table-cell>
          <table:table-cell office:value-type="float" office:value="183.13" calcext:value-type="float">
            <text:p>183.13</text:p>
          </table:table-cell>
          <table:table-cell office:value-type="float" office:value="0.51921" calcext:value-type="float">
            <text:p>0.51921</text:p>
          </table:table-cell>
          <table:table-cell office:value-type="float" office:value="0.6136" calcext:value-type="float">
            <text:p>0.613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1]-[.D301])/[.F301])/(([.A301]-[.B301])/[.E301])" office:value-type="float" office:value="0.26845183939318" calcext:value-type="float">
            <text:p>0.26845183939318</text:p>
          </table:table-cell>
        </table:table-row>
        <table:table-row table:style-name="ro1">
          <table:table-cell office:value-type="float" office:value="33.861" calcext:value-type="float">
            <text:p>33.861</text:p>
          </table:table-cell>
          <table:table-cell office:value-type="float" office:value="196.48" calcext:value-type="float">
            <text:p>196.48</text:p>
          </table:table-cell>
          <table:table-cell office:value-type="float" office:value="0.51939" calcext:value-type="float">
            <text:p>0.51939</text:p>
          </table:table-cell>
          <table:table-cell office:value-type="float" office:value="0.6134" calcext:value-type="float">
            <text:p>0.613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2]-[.D302])/[.F302])/(([.A302]-[.B302])/[.E302])" office:value-type="float" office:value="0.238239926913639" calcext:value-type="float">
            <text:p>0.238239926913639</text:p>
          </table:table-cell>
        </table:table-row>
        <table:table-row table:style-name="ro1">
          <table:table-cell office:value-type="float" office:value="19.254" calcext:value-type="float">
            <text:p>19.254</text:p>
          </table:table-cell>
          <table:table-cell office:value-type="float" office:value="173.62" calcext:value-type="float">
            <text:p>173.62</text:p>
          </table:table-cell>
          <table:table-cell office:value-type="float" office:value="0.51967" calcext:value-type="float">
            <text:p>0.51967</text:p>
          </table:table-cell>
          <table:table-cell office:value-type="float" office:value="0.61369" calcext:value-type="float">
            <text:p>0.6136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3]-[.D303])/[.F303])/(([.A303]-[.B303])/[.E303])" office:value-type="float" office:value="0.251003846454184" calcext:value-type="float">
            <text:p>0.251003846454184</text:p>
          </table:table-cell>
        </table:table-row>
        <table:table-row table:style-name="ro1">
          <table:table-cell office:value-type="float" office:value="16.567" calcext:value-type="float">
            <text:p>16.567</text:p>
          </table:table-cell>
          <table:table-cell office:value-type="float" office:value="163.92" calcext:value-type="float">
            <text:p>163.92</text:p>
          </table:table-cell>
          <table:table-cell office:value-type="float" office:value="0.51992" calcext:value-type="float">
            <text:p>0.51992</text:p>
          </table:table-cell>
          <table:table-cell office:value-type="float" office:value="0.61354" calcext:value-type="float">
            <text:p>0.6135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4]-[.D304])/[.F304])/(([.A304]-[.B304])/[.E304])" office:value-type="float" office:value="0.261831223542443" calcext:value-type="float">
            <text:p>0.261831223542443</text:p>
          </table:table-cell>
        </table:table-row>
        <table:table-row table:style-name="ro1">
          <table:table-cell office:value-type="float" office:value="26.668" calcext:value-type="float">
            <text:p>26.668</text:p>
          </table:table-cell>
          <table:table-cell office:value-type="float" office:value="174.04" calcext:value-type="float">
            <text:p>174.04</text:p>
          </table:table-cell>
          <table:table-cell office:value-type="float" office:value="0.51995" calcext:value-type="float">
            <text:p>0.51995</text:p>
          </table:table-cell>
          <table:table-cell office:value-type="float" office:value="0.61207" calcext:value-type="float">
            <text:p>0.61207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5]-[.D305])/[.F305])/(([.A305]-[.B305])/[.E305])" office:value-type="float" office:value="0.257602890888607" calcext:value-type="float">
            <text:p>0.257602890888607</text:p>
          </table:table-cell>
        </table:table-row>
        <table:table-row table:style-name="ro1">
          <table:table-cell office:value-type="float" office:value="39.536" calcext:value-type="float">
            <text:p>39.536</text:p>
          </table:table-cell>
          <table:table-cell office:value-type="float" office:value="196.05" calcext:value-type="float">
            <text:p>196.05</text:p>
          </table:table-cell>
          <table:table-cell office:value-type="float" office:value="0.51974" calcext:value-type="float">
            <text:p>0.51974</text:p>
          </table:table-cell>
          <table:table-cell office:value-type="float" office:value="0.60504" calcext:value-type="float">
            <text:p>0.6050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6]-[.D306])/[.F306])/(([.A306]-[.B306])/[.E306])" office:value-type="float" office:value="0.22459889797355" calcext:value-type="float">
            <text:p>0.22459889797355</text:p>
          </table:table-cell>
        </table:table-row>
        <table:table-row table:style-name="ro1">
          <table:table-cell office:value-type="float" office:value="36.642" calcext:value-type="float">
            <text:p>36.642</text:p>
          </table:table-cell>
          <table:table-cell office:value-type="float" office:value="203.5" calcext:value-type="float">
            <text:p>203.5</text:p>
          </table:table-cell>
          <table:table-cell office:value-type="float" office:value="0.51938" calcext:value-type="float">
            <text:p>0.51938</text:p>
          </table:table-cell>
          <table:table-cell office:value-type="float" office:value="0.57053" calcext:value-type="float">
            <text:p>0.5705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7]-[.D307])/[.F307])/(([.A307]-[.B307])/[.E307])" office:value-type="float" office:value="0.126331131198546" calcext:value-type="float">
            <text:p>0.126331131198546</text:p>
          </table:table-cell>
        </table:table-row>
        <table:table-row table:style-name="ro1">
          <table:table-cell office:value-type="float" office:value="45.623" calcext:value-type="float">
            <text:p>45.623</text:p>
          </table:table-cell>
          <table:table-cell office:value-type="float" office:value="211.53" calcext:value-type="float">
            <text:p>211.53</text:p>
          </table:table-cell>
          <table:table-cell office:value-type="float" office:value="0.51887" calcext:value-type="float">
            <text:p>0.51887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8]-[.D308])/[.F308])/(([.A308]-[.B308])/[.E308])" office:value-type="float" office:value="0.0351482340893143" calcext:value-type="float">
            <text:p>0.035148234089314</text:p>
          </table:table-cell>
        </table:table-row>
        <table:table-row table:style-name="ro1">
          <table:table-cell office:value-type="float" office:value="41.744" calcext:value-type="float">
            <text:p>41.744</text:p>
          </table:table-cell>
          <table:table-cell office:value-type="float" office:value="238.59" calcext:value-type="float">
            <text:p>238.59</text:p>
          </table:table-cell>
          <table:table-cell office:value-type="float" office:value="0.51816" calcext:value-type="float">
            <text:p>0.51816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9]-[.D309])/[.F309])/(([.A309]-[.B309])/[.E309])" office:value-type="float" office:value="-0.0144874276763453" calcext:value-type="float">
            <text:p>-0.014487427676345</text:p>
          </table:table-cell>
        </table:table-row>
        <table:table-row table:style-name="ro1">
          <table:table-cell office:value-type="float" office:value="38.735" calcext:value-type="float">
            <text:p>38.735</text:p>
          </table:table-cell>
          <table:table-cell office:value-type="float" office:value="259.29" calcext:value-type="float">
            <text:p>259.29</text:p>
          </table:table-cell>
          <table:table-cell office:value-type="float" office:value="0.51733" calcext:value-type="float">
            <text:p>0.51733</text:p>
          </table:table-cell>
          <table:table-cell office:value-type="float" office:value="0.49416" calcext:value-type="float">
            <text:p>0.4941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0]-[.D310])/[.F310])/(([.A310]-[.B310])/[.E310])" office:value-type="float" office:value="-0.0432933215147828" calcext:value-type="float">
            <text:p>-0.043293321514783</text:p>
          </table:table-cell>
        </table:table-row>
        <table:table-row table:style-name="ro1">
          <table:table-cell office:value-type="float" office:value="64.196" calcext:value-type="float">
            <text:p>64.196</text:p>
          </table:table-cell>
          <table:table-cell office:value-type="float" office:value="246.3" calcext:value-type="float">
            <text:p>246.3</text:p>
          </table:table-cell>
          <table:table-cell office:value-type="float" office:value="0.51648" calcext:value-type="float">
            <text:p>0.51648</text:p>
          </table:table-cell>
          <table:table-cell office:value-type="float" office:value="0.47648" calcext:value-type="float">
            <text:p>0.4764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1]-[.D311])/[.F311])/(([.A311]-[.B311])/[.E311])" office:value-type="float" office:value="-0.090521613526878" calcext:value-type="float">
            <text:p>-0.090521613526878</text:p>
          </table:table-cell>
        </table:table-row>
        <table:table-row table:style-name="ro1">
          <table:table-cell office:value-type="float" office:value="54.828" calcext:value-type="float">
            <text:p>54.828</text:p>
          </table:table-cell>
          <table:table-cell office:value-type="float" office:value="256.3" calcext:value-type="float">
            <text:p>256.3</text:p>
          </table:table-cell>
          <table:table-cell office:value-type="float" office:value="0.51569" calcext:value-type="float">
            <text:p>0.51569</text:p>
          </table:table-cell>
          <table:table-cell office:value-type="float" office:value="0.4529" calcext:value-type="float">
            <text:p>0.452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2]-[.D312])/[.F312])/(([.A312]-[.B312])/[.E312])" office:value-type="float" office:value="-0.128436234966891" calcext:value-type="float">
            <text:p>-0.128436234966891</text:p>
          </table:table-cell>
        </table:table-row>
        <table:table-row table:style-name="ro1">
          <table:table-cell office:value-type="float" office:value="36.468" calcext:value-type="float">
            <text:p>36.468</text:p>
          </table:table-cell>
          <table:table-cell office:value-type="float" office:value="257.21" calcext:value-type="float">
            <text:p>257.21</text:p>
          </table:table-cell>
          <table:table-cell office:value-type="float" office:value="0.51505" calcext:value-type="float">
            <text:p>0.51505</text:p>
          </table:table-cell>
          <table:table-cell office:value-type="float" office:value="0.42932" calcext:value-type="float">
            <text:p>0.42932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3]-[.D313])/[.F313])/(([.A313]-[.B313])/[.E313])" office:value-type="float" office:value="-0.160051456711734" calcext:value-type="float">
            <text:p>-0.160051456711734</text:p>
          </table:table-cell>
        </table:table-row>
        <table:table-row table:style-name="ro1">
          <table:table-cell office:value-type="float" office:value="39.581" calcext:value-type="float">
            <text:p>39.581</text:p>
          </table:table-cell>
          <table:table-cell office:value-type="float" office:value="215.06" calcext:value-type="float">
            <text:p>215.06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40473" calcext:value-type="float">
            <text:p>0.40473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4]-[.D314])/[.F314])/(([.A314]-[.B314])/[.E314])" office:value-type="float" office:value="-0.257933418090227" calcext:value-type="float">
            <text:p>-0.257933418090227</text:p>
          </table:table-cell>
        </table:table-row>
        <table:table-row table:style-name="ro1">
          <table:table-cell office:value-type="float" office:value="34.026" calcext:value-type="float">
            <text:p>34.026</text:p>
          </table:table-cell>
          <table:table-cell office:value-type="float" office:value="203.05" calcext:value-type="float">
            <text:p>203.05</text:p>
          </table:table-cell>
          <table:table-cell office:value-type="float" office:value="0.51403" calcext:value-type="float">
            <text:p>0.51403</text:p>
          </table:table-cell>
          <table:table-cell office:value-type="float" office:value="0.37271" calcext:value-type="float">
            <text:p>0.3727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5]-[.D315])/[.F315])/(([.A315]-[.B315])/[.E315])" office:value-type="float" office:value="-0.344561725938122" calcext:value-type="float">
            <text:p>-0.344561725938122</text:p>
          </table:table-cell>
        </table:table-row>
        <table:table-row table:style-name="ro1">
          <table:table-cell office:value-type="float" office:value="40.605" calcext:value-type="float">
            <text:p>40.605</text:p>
          </table:table-cell>
          <table:table-cell office:value-type="float" office:value="198.75" calcext:value-type="float">
            <text:p>198.75</text:p>
          </table:table-cell>
          <table:table-cell office:value-type="float" office:value="0.51334" calcext:value-type="float">
            <text:p>0.51334</text:p>
          </table:table-cell>
          <table:table-cell office:value-type="float" office:value="0.34255" calcext:value-type="float">
            <text:p>0.3425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6]-[.D316])/[.F316])/(([.A316]-[.B316])/[.E316])" office:value-type="float" office:value="-0.445060194678526" calcext:value-type="float">
            <text:p>-0.445060194678526</text:p>
          </table:table-cell>
        </table:table-row>
        <table:table-row table:style-name="ro1">
          <table:table-cell office:value-type="float" office:value="42.514" calcext:value-type="float">
            <text:p>42.514</text:p>
          </table:table-cell>
          <table:table-cell office:value-type="float" office:value="194.5" calcext:value-type="float">
            <text:p>194.5</text:p>
          </table:table-cell>
          <table:table-cell office:value-type="float" office:value="0.51249" calcext:value-type="float">
            <text:p>0.51249</text:p>
          </table:table-cell>
          <table:table-cell office:value-type="float" office:value="0.30456" calcext:value-type="float">
            <text:p>0.3045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7]-[.D317])/[.F317])/(([.A317]-[.B317])/[.E317])" office:value-type="float" office:value="-0.563800360043627" calcext:value-type="float">
            <text:p>-0.563800360043627</text:p>
          </table:table-cell>
        </table:table-row>
        <table:table-row table:style-name="ro1">
          <table:table-cell office:value-type="float" office:value="42.34" calcext:value-type="float">
            <text:p>42.34</text:p>
          </table:table-cell>
          <table:table-cell office:value-type="float" office:value="208.74" calcext:value-type="float">
            <text:p>208.74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0.26589" calcext:value-type="float">
            <text:p>0.2658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8]-[.D318])/[.F318])/(([.A318]-[.B318])/[.E318])" office:value-type="float" office:value="-0.608380418271853" calcext:value-type="float">
            <text:p>-0.608380418271853</text:p>
          </table:table-cell>
        </table:table-row>
        <table:table-row table:style-name="ro1">
          <table:table-cell office:value-type="float" office:value="46.329" calcext:value-type="float">
            <text:p>46.329</text:p>
          </table:table-cell>
          <table:table-cell office:value-type="float" office:value="235.2" calcext:value-type="float">
            <text:p>235.2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22649" calcext:value-type="float">
            <text:p>0.2264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9]-[.D319])/[.F319])/(([.A319]-[.B319])/[.E319])" office:value-type="float" office:value="-0.61969805447018" calcext:value-type="float">
            <text:p>-0.61969805447018</text:p>
          </table:table-cell>
        </table:table-row>
        <table:table-row table:style-name="ro1">
          <table:table-cell office:value-type="float" office:value="45.976" calcext:value-type="float">
            <text:p>45.976</text:p>
          </table:table-cell>
          <table:table-cell office:value-type="float" office:value="270.35" calcext:value-type="float">
            <text:p>270.35</text:p>
          </table:table-cell>
          <table:table-cell office:value-type="float" office:value="0.50944" calcext:value-type="float">
            <text:p>0.50944</text:p>
          </table:table-cell>
          <table:table-cell office:value-type="float" office:value="0.19838" calcext:value-type="float">
            <text:p>0.19838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0]-[.D320])/[.F320])/(([.A320]-[.B320])/[.E320])" office:value-type="float" office:value="-0.571325249448559" calcext:value-type="float">
            <text:p>-0.571325249448559</text:p>
          </table:table-cell>
        </table:table-row>
        <table:table-row table:style-name="ro1">
          <table:table-cell office:value-type="float" office:value="49.727" calcext:value-type="float">
            <text:p>49.727</text:p>
          </table:table-cell>
          <table:table-cell office:value-type="float" office:value="286.81" calcext:value-type="float">
            <text:p>286.81</text:p>
          </table:table-cell>
          <table:table-cell office:value-type="float" office:value="0.50843" calcext:value-type="float">
            <text:p>0.50843</text:p>
          </table:table-cell>
          <table:table-cell office:value-type="float" office:value="0.18479" calcext:value-type="float">
            <text:p>0.18479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1]-[.D321])/[.F321])/(([.A321]-[.B321])/[.E321])" office:value-type="float" office:value="-0.562566101059001" calcext:value-type="float">
            <text:p>-0.562566101059001</text:p>
          </table:table-cell>
        </table:table-row>
        <table:table-row table:style-name="ro1">
          <table:table-cell office:value-type="float" office:value="54.962" calcext:value-type="float">
            <text:p>54.962</text:p>
          </table:table-cell>
          <table:table-cell office:value-type="float" office:value="289.36" calcext:value-type="float">
            <text:p>289.36</text:p>
          </table:table-cell>
          <table:table-cell office:value-type="float" office:value="0.50744" calcext:value-type="float">
            <text:p>0.50744</text:p>
          </table:table-cell>
          <table:table-cell office:value-type="float" office:value="0.16686" calcext:value-type="float">
            <text:p>0.16686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2]-[.D322])/[.F322])/(([.A322]-[.B322])/[.E322])" office:value-type="float" office:value="-0.598793420921375" calcext:value-type="float">
            <text:p>-0.598793420921375</text:p>
          </table:table-cell>
        </table:table-row>
        <table:table-row table:style-name="ro1">
          <table:table-cell office:value-type="float" office:value="75.522" calcext:value-type="float">
            <text:p>75.522</text:p>
          </table:table-cell>
          <table:table-cell office:value-type="float" office:value="304.06" calcext:value-type="float">
            <text:p>304.06</text:p>
          </table:table-cell>
          <table:table-cell office:value-type="float" office:value="0.50649" calcext:value-type="float">
            <text:p>0.50649</text:p>
          </table:table-cell>
          <table:table-cell office:value-type="float" office:value="0.14025" calcext:value-type="float">
            <text:p>0.1402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3]-[.D323])/[.F323])/(([.A323]-[.B323])/[.E323])" office:value-type="float" office:value="-0.660418352576815" calcext:value-type="float">
            <text:p>-0.660418352576815</text:p>
          </table:table-cell>
        </table:table-row>
        <table:table-row table:style-name="ro1">
          <table:table-cell office:value-type="float" office:value="45.703" calcext:value-type="float">
            <text:p>45.703</text:p>
          </table:table-cell>
          <table:table-cell office:value-type="float" office:value="253.38" calcext:value-type="float">
            <text:p>253.38</text:p>
          </table:table-cell>
          <table:table-cell office:value-type="float" office:value="0.50572" calcext:value-type="float">
            <text:p>0.505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4]-[.D324])/[.F324])/(([.A324]-[.B324])/[.E324])" office:value-type="float" office:value="-0.788530425718414" calcext:value-type="float">
            <text:p>-0.788530425718414</text:p>
          </table:table-cell>
        </table:table-row>
        <table:table-row table:style-name="ro1">
          <table:table-cell office:value-type="float" office:value="55.706" calcext:value-type="float">
            <text:p>55.706</text:p>
          </table:table-cell>
          <table:table-cell office:value-type="float" office:value="267.41" calcext:value-type="float">
            <text:p>267.41</text:p>
          </table:table-cell>
          <table:table-cell office:value-type="float" office:value="0.50509" calcext:value-type="float">
            <text:p>0.50509</text:p>
          </table:table-cell>
          <table:table-cell office:value-type="float" office:value="0.065421" calcext:value-type="float">
            <text:p>0.065421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5]-[.D325])/[.F325])/(([.A325]-[.B325])/[.E325])" office:value-type="float" office:value="-0.855871495237367" calcext:value-type="float">
            <text:p>-0.855871495237367</text:p>
          </table:table-cell>
        </table:table-row>
        <table:table-row table:style-name="ro1">
          <table:table-cell office:value-type="float" office:value="49.046" calcext:value-type="float">
            <text:p>49.046</text:p>
          </table:table-cell>
          <table:table-cell office:value-type="float" office:value="265.34" calcext:value-type="float">
            <text:p>265.34</text:p>
          </table:table-cell>
          <table:table-cell office:value-type="float" office:value="0.50457" calcext:value-type="float">
            <text:p>0.50457</text:p>
          </table:table-cell>
          <table:table-cell office:value-type="float" office:value="0.015844" calcext:value-type="float">
            <text:p>0.015844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6]-[.D326])/[.F326])/(([.A326]-[.B326])/[.E326])" office:value-type="float" office:value="-0.931178097464025" calcext:value-type="float">
            <text:p>-0.931178097464025</text:p>
          </table:table-cell>
        </table:table-row>
        <table:table-row table:style-name="ro1">
          <table:table-cell office:value-type="float" office:value="67.624" calcext:value-type="float">
            <text:p>67.624</text:p>
          </table:table-cell>
          <table:table-cell office:value-type="float" office:value="300.64" calcext:value-type="float">
            <text:p>300.64</text:p>
          </table:table-cell>
          <table:table-cell office:value-type="float" office:value="0.5041" calcext:value-type="float">
            <text:p>0.5041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7]-[.D327])/[.F327])/(([.A327]-[.B327])/[.E327])" office:value-type="float" office:value="-0.891543904847634" calcext:value-type="float">
            <text:p>-0.891543904847634</text:p>
          </table:table-cell>
        </table:table-row>
        <table:table-row table:style-name="ro1">
          <table:table-cell office:value-type="float" office:value="43.377" calcext:value-type="float">
            <text:p>43.377</text:p>
          </table:table-cell>
          <table:table-cell office:value-type="float" office:value="299.69" calcext:value-type="float">
            <text:p>299.69</text:p>
          </table:table-cell>
          <table:table-cell office:value-type="float" office:value="0.50368" calcext:value-type="float">
            <text:p>0.50368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8]-[.D328])/[.F328])/(([.A328]-[.B328])/[.E328])" office:value-type="float" office:value="-0.809833714555737" calcext:value-type="float">
            <text:p>-0.809833714555737</text:p>
          </table:table-cell>
        </table:table-row>
        <table:table-row table:style-name="ro1">
          <table:table-cell office:value-type="float" office:value="40.104" calcext:value-type="float">
            <text:p>40.104</text:p>
          </table:table-cell>
          <table:table-cell office:value-type="float" office:value="263.26" calcext:value-type="float">
            <text:p>263.26</text:p>
          </table:table-cell>
          <table:table-cell office:value-type="float" office:value="0.50315" calcext:value-type="float">
            <text:p>0.50315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9]-[.D329])/[.F329])/(([.A329]-[.B329])/[.E329])" office:value-type="float" office:value="-0.929181788834362" calcext:value-type="float">
            <text:p>-0.929181788834362</text:p>
          </table:table-cell>
        </table:table-row>
        <table:table-row table:style-name="ro1">
          <table:table-cell office:value-type="float" office:value="32.787" calcext:value-type="float">
            <text:p>32.787</text:p>
          </table:table-cell>
          <table:table-cell office:value-type="float" office:value="212.42" calcext:value-type="float">
            <text:p>212.42</text:p>
          </table:table-cell>
          <table:table-cell office:value-type="float" office:value="0.50234" calcext:value-type="float">
            <text:p>0.50234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0]-[.D330])/[.F330])/(([.A330]-[.B330])/[.E330])" office:value-type="float" office:value="-1.15245352036624" calcext:value-type="float">
            <text:p>-1.15245352036624</text:p>
          </table:table-cell>
        </table:table-row>
        <table:table-row table:style-name="ro1">
          <table:table-cell office:value-type="float" office:value="29.209" calcext:value-type="float">
            <text:p>29.209</text:p>
          </table:table-cell>
          <table:table-cell office:value-type="float" office:value="190.51" calcext:value-type="float">
            <text:p>190.51</text:p>
          </table:table-cell>
          <table:table-cell office:value-type="float" office:value="0.50133" calcext:value-type="float">
            <text:p>0.50133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1]-[.D331])/[.F331])/(([.A331]-[.B331])/[.E331])" office:value-type="float" office:value="-1.28085041902549" calcext:value-type="float">
            <text:p>-1.28085041902549</text:p>
          </table:table-cell>
        </table:table-row>
        <table:table-row table:style-name="ro1">
          <table:table-cell office:value-type="float" office:value="26.052" calcext:value-type="float">
            <text:p>26.052</text:p>
          </table:table-cell>
          <table:table-cell office:value-type="float" office:value="243.05" calcext:value-type="float">
            <text:p>243.05</text:p>
          </table:table-cell>
          <table:table-cell office:value-type="float" office:value="0.50014" calcext:value-type="float">
            <text:p>0.50014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2]-[.D332])/[.F332])/(([.A332]-[.B332])/[.E332])" office:value-type="float" office:value="-0.949833842196316" calcext:value-type="float">
            <text:p>-0.949833842196316</text:p>
          </table:table-cell>
        </table:table-row>
        <table:table-row table:style-name="ro1">
          <table:table-cell office:value-type="float" office:value="39.27" calcext:value-type="float">
            <text:p>39.27</text:p>
          </table:table-cell>
          <table:table-cell office:value-type="float" office:value="280.9" calcext:value-type="float">
            <text:p>280.9</text:p>
          </table:table-cell>
          <table:table-cell office:value-type="float" office:value="0.49874" calcext:value-type="float">
            <text:p>0.49874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3]-[.D333])/[.F333])/(([.A333]-[.B333])/[.E333])" office:value-type="float" office:value="-0.850619094947137" calcext:value-type="float">
            <text:p>-0.850619094947137</text:p>
          </table:table-cell>
        </table:table-row>
        <table:table-row table:style-name="ro1">
          <table:table-cell office:value-type="float" office:value="51.82" calcext:value-type="float">
            <text:p>51.82</text:p>
          </table:table-cell>
          <table:table-cell office:value-type="float" office:value="304.15" calcext:value-type="float">
            <text:p>304.15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4]-[.D334])/[.F334])/(([.A334]-[.B334])/[.E334])" office:value-type="float" office:value="-0.812066288952991" calcext:value-type="float">
            <text:p>-0.812066288952991</text:p>
          </table:table-cell>
        </table:table-row>
        <table:table-row table:style-name="ro1">
          <table:table-cell office:value-type="float" office:value="53.546" calcext:value-type="float">
            <text:p>53.546</text:p>
          </table:table-cell>
          <table:table-cell office:value-type="float" office:value="300.68" calcext:value-type="float">
            <text:p>300.68</text:p>
          </table:table-cell>
          <table:table-cell office:value-type="float" office:value="0.49567" calcext:value-type="float">
            <text:p>0.49567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5]-[.D335])/[.F335])/(([.A335]-[.B335])/[.E335])" office:value-type="float" office:value="-0.826555302831692" calcext:value-type="float">
            <text:p>-0.826555302831692</text:p>
          </table:table-cell>
        </table:table-row>
        <table:table-row table:style-name="ro1">
          <table:table-cell office:value-type="float" office:value="58.339" calcext:value-type="float">
            <text:p>58.339</text:p>
          </table:table-cell>
          <table:table-cell office:value-type="float" office:value="307.27" calcext:value-type="float">
            <text:p>307.27</text:p>
          </table:table-cell>
          <table:table-cell office:value-type="float" office:value="0.49414" calcext:value-type="float">
            <text:p>0.49414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6]-[.D336])/[.F336])/(([.A336]-[.B336])/[.E336])" office:value-type="float" office:value="-0.818055573241024" calcext:value-type="float">
            <text:p>-0.818055573241024</text:p>
          </table:table-cell>
        </table:table-row>
        <table:table-row table:style-name="ro1">
          <table:table-cell office:value-type="float" office:value="44.998" calcext:value-type="float">
            <text:p>44.998</text:p>
          </table:table-cell>
          <table:table-cell office:value-type="float" office:value="310.53" calcext:value-type="float">
            <text:p>310.53</text:p>
          </table:table-cell>
          <table:table-cell office:value-type="float" office:value="0.49259" calcext:value-type="float">
            <text:p>0.49259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7]-[.D337])/[.F337])/(([.A337]-[.B337])/[.E337])" office:value-type="float" office:value="-0.764505307913775" calcext:value-type="float">
            <text:p>-0.764505307913775</text:p>
          </table:table-cell>
        </table:table-row>
        <table:table-row table:style-name="ro1">
          <table:table-cell office:value-type="float" office:value="58.241" calcext:value-type="float">
            <text:p>58.241</text:p>
          </table:table-cell>
          <table:table-cell office:value-type="float" office:value="327.91" calcext:value-type="float">
            <text:p>327.91</text:p>
          </table:table-cell>
          <table:table-cell office:value-type="float" office:value="0.49107" calcext:value-type="float">
            <text:p>0.49107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8]-[.D338])/[.F338])/(([.A338]-[.B338])/[.E338])" office:value-type="float" office:value="-0.750454142672654" calcext:value-type="float">
            <text:p>-0.750454142672654</text:p>
          </table:table-cell>
        </table:table-row>
        <table:table-row table:style-name="ro1">
          <table:table-cell office:value-type="float" office:value="40.905" calcext:value-type="float">
            <text:p>40.905</text:p>
          </table:table-cell>
          <table:table-cell office:value-type="float" office:value="314.07" calcext:value-type="float">
            <text:p>314.07</text:p>
          </table:table-cell>
          <table:table-cell office:value-type="float" office:value="0.48958" calcext:value-type="float">
            <text:p>0.48958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9]-[.D339])/[.F339])/(([.A339]-[.B339])/[.E339])" office:value-type="float" office:value="-0.738601856902443" calcext:value-type="float">
            <text:p>-0.738601856902443</text:p>
          </table:table-cell>
        </table:table-row>
        <table:table-row table:style-name="ro1">
          <table:table-cell office:value-type="float" office:value="66.567" calcext:value-type="float">
            <text:p>66.567</text:p>
          </table:table-cell>
          <table:table-cell office:value-type="float" office:value="312.43" calcext:value-type="float">
            <text:p>312.43</text:p>
          </table:table-cell>
          <table:table-cell office:value-type="float" office:value="0.48806" calcext:value-type="float">
            <text:p>0.48806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0]-[.D340])/[.F340])/(([.A340]-[.B340])/[.E340])" office:value-type="float" office:value="-0.818072548615234" calcext:value-type="float">
            <text:p>-0.818072548615234</text:p>
          </table:table-cell>
        </table:table-row>
        <table:table-row table:style-name="ro1">
          <table:table-cell office:value-type="float" office:value="77.516" calcext:value-type="float">
            <text:p>77.516</text:p>
          </table:table-cell>
          <table:table-cell office:value-type="float" office:value="342.69" calcext:value-type="float">
            <text:p>342.69</text:p>
          </table:table-cell>
          <table:table-cell office:value-type="float" office:value="0.48642" calcext:value-type="float">
            <text:p>0.48642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1]-[.D341])/[.F341])/(([.A341]-[.B341])/[.E341])" office:value-type="float" office:value="-0.755948595095634" calcext:value-type="float">
            <text:p>-0.755948595095634</text:p>
          </table:table-cell>
        </table:table-row>
        <table:table-row table:style-name="ro1">
          <table:table-cell office:value-type="float" office:value="47.407" calcext:value-type="float">
            <text:p>47.407</text:p>
          </table:table-cell>
          <table:table-cell office:value-type="float" office:value="301.23" calcext:value-type="float">
            <text:p>301.23</text:p>
          </table:table-cell>
          <table:table-cell office:value-type="float" office:value="0.48477" calcext:value-type="float">
            <text:p>0.48477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2]-[.D342])/[.F342])/(([.A342]-[.B342])/[.E342])" office:value-type="float" office:value="-0.787075770929406" calcext:value-type="float">
            <text:p>-0.787075770929406</text:p>
          </table:table-cell>
        </table:table-row>
        <table:table-row table:style-name="ro1">
          <table:table-cell office:value-type="float" office:value="47.445" calcext:value-type="float">
            <text:p>47.445</text:p>
          </table:table-cell>
          <table:table-cell office:value-type="float" office:value="307.89" calcext:value-type="float">
            <text:p>307.89</text:p>
          </table:table-cell>
          <table:table-cell office:value-type="float" office:value="0.48305" calcext:value-type="float">
            <text:p>0.48305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3]-[.D343])/[.F343])/(([.A343]-[.B343])/[.E343])" office:value-type="float" office:value="-0.764342208314606" calcext:value-type="float">
            <text:p>-0.764342208314606</text:p>
          </table:table-cell>
        </table:table-row>
        <table:table-row table:style-name="ro1">
          <table:table-cell office:value-type="float" office:value="43.972" calcext:value-type="float">
            <text:p>43.972</text:p>
          </table:table-cell>
          <table:table-cell office:value-type="float" office:value="266.34" calcext:value-type="float">
            <text:p>266.34</text:p>
          </table:table-cell>
          <table:table-cell office:value-type="float" office:value="0.48118" calcext:value-type="float">
            <text:p>0.48118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4]-[.D344])/[.F344])/(([.A344]-[.B344])/[.E344])" office:value-type="float" office:value="-0.891758091001039" calcext:value-type="float">
            <text:p>-0.891758091001039</text:p>
          </table:table-cell>
        </table:table-row>
        <table:table-row table:style-name="ro1">
          <table:table-cell office:value-type="float" office:value="45.129" calcext:value-type="float">
            <text:p>45.129</text:p>
          </table:table-cell>
          <table:table-cell office:value-type="float" office:value="269.91" calcext:value-type="float">
            <text:p>269.91</text:p>
          </table:table-cell>
          <table:table-cell office:value-type="float" office:value="0.47915" calcext:value-type="float">
            <text:p>0.47915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5]-[.D345])/[.F345])/(([.A345]-[.B345])/[.E345])" office:value-type="float" office:value="-0.878463404483928" calcext:value-type="float">
            <text:p>-0.878463404483928</text:p>
          </table:table-cell>
        </table:table-row>
        <table:table-row table:style-name="ro1">
          <table:table-cell office:value-type="float" office:value="53.721" calcext:value-type="float">
            <text:p>53.721</text:p>
          </table:table-cell>
          <table:table-cell office:value-type="float" office:value="296.67" calcext:value-type="float">
            <text:p>296.67</text:p>
          </table:table-cell>
          <table:table-cell office:value-type="float" office:value="0.47694" calcext:value-type="float">
            <text:p>0.47694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6]-[.D346])/[.F346])/(([.A346]-[.B346])/[.E346])" office:value-type="float" office:value="-0.809022149921552" calcext:value-type="float">
            <text:p>-0.809022149921552</text:p>
          </table:table-cell>
        </table:table-row>
        <table:table-row table:style-name="ro1">
          <table:table-cell office:value-type="float" office:value="41.585" calcext:value-type="float">
            <text:p>41.585</text:p>
          </table:table-cell>
          <table:table-cell office:value-type="float" office:value="299.31" calcext:value-type="float">
            <text:p>299.31</text:p>
          </table:table-cell>
          <table:table-cell office:value-type="float" office:value="0.47461" calcext:value-type="float">
            <text:p>0.47461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7]-[.D347])/[.F347])/(([.A347]-[.B347])/[.E347])" office:value-type="float" office:value="-0.758913217714816" calcext:value-type="float">
            <text:p>-0.758913217714816</text:p>
          </table:table-cell>
        </table:table-row>
        <table:table-row table:style-name="ro1">
          <table:table-cell office:value-type="float" office:value="61.252" calcext:value-type="float">
            <text:p>61.252</text:p>
          </table:table-cell>
          <table:table-cell office:value-type="float" office:value="295.29" calcext:value-type="float">
            <text:p>295.29</text:p>
          </table:table-cell>
          <table:table-cell office:value-type="float" office:value="0.47204" calcext:value-type="float">
            <text:p>0.47204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8]-[.D348])/[.F348])/(([.A348]-[.B348])/[.E348])" office:value-type="float" office:value="-0.831197453756881" calcext:value-type="float">
            <text:p>-0.831197453756881</text:p>
          </table:table-cell>
        </table:table-row>
        <table:table-row table:style-name="ro1">
          <table:table-cell office:value-type="float" office:value="78.319" calcext:value-type="float">
            <text:p>78.319</text:p>
          </table:table-cell>
          <table:table-cell office:value-type="float" office:value="301.98" calcext:value-type="float">
            <text:p>301.98</text:p>
          </table:table-cell>
          <table:table-cell office:value-type="float" office:value="0.46877" calcext:value-type="float">
            <text:p>0.46877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9]-[.D349])/[.F349])/(([.A349]-[.B349])/[.E349])" office:value-type="float" office:value="-0.863736611392845" calcext:value-type="float">
            <text:p>-0.863736611392845</text:p>
          </table:table-cell>
        </table:table-row>
        <table:table-row table:style-name="ro1">
          <table:table-cell office:value-type="float" office:value="72.524" calcext:value-type="float">
            <text:p>72.524</text:p>
          </table:table-cell>
          <table:table-cell office:value-type="float" office:value="321.1" calcext:value-type="float">
            <text:p>321.1</text:p>
          </table:table-cell>
          <table:table-cell office:value-type="float" office:value="0.46524" calcext:value-type="float">
            <text:p>0.46524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0]-[.D350])/[.F350])/(([.A350]-[.B350])/[.E350])" office:value-type="float" office:value="-0.771311190693004" calcext:value-type="float">
            <text:p>-0.771311190693004</text:p>
          </table:table-cell>
        </table:table-row>
        <table:table-row table:style-name="ro1">
          <table:table-cell office:value-type="float" office:value="74.457" calcext:value-type="float">
            <text:p>74.457</text:p>
          </table:table-cell>
          <table:table-cell office:value-type="float" office:value="306.42" calcext:value-type="float">
            <text:p>306.42</text:p>
          </table:table-cell>
          <table:table-cell office:value-type="float" office:value="0.45902" calcext:value-type="float">
            <text:p>0.45902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1]-[.D351])/[.F351])/(([.A351]-[.B351])/[.E351])" office:value-type="float" office:value="-0.815501327529589" calcext:value-type="float">
            <text:p>-0.815501327529589</text:p>
          </table:table-cell>
        </table:table-row>
        <table:table-row table:style-name="ro1">
          <table:table-cell office:value-type="float" office:value="67.991" calcext:value-type="float">
            <text:p>67.991</text:p>
          </table:table-cell>
          <table:table-cell office:value-type="float" office:value="303.37" calcext:value-type="float">
            <text:p>303.37</text:p>
          </table:table-cell>
          <table:table-cell office:value-type="float" office:value="0.44547" calcext:value-type="float">
            <text:p>0.44547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2]-[.D352])/[.F352])/(([.A352]-[.B352])/[.E352])" office:value-type="float" office:value="-0.779942397509275" calcext:value-type="float">
            <text:p>-0.779942397509275</text:p>
          </table:table-cell>
        </table:table-row>
        <table:table-row table:style-name="ro1">
          <table:table-cell office:value-type="float" office:value="91.375" calcext:value-type="float">
            <text:p>91.375</text:p>
          </table:table-cell>
          <table:table-cell office:value-type="float" office:value="352.17" calcext:value-type="float">
            <text:p>352.17</text:p>
          </table:table-cell>
          <table:table-cell office:value-type="float" office:value="0.42605" calcext:value-type="float">
            <text:p>0.42605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3]-[.D353])/[.F353])/(([.A353]-[.B353])/[.E353])" office:value-type="float" office:value="-0.673244926755409" calcext:value-type="float">
            <text:p>-0.673244926755409</text:p>
          </table:table-cell>
        </table:table-row>
        <table:table-row table:style-name="ro1">
          <table:table-cell office:value-type="float" office:value="108.41" calcext:value-type="float">
            <text:p>108.41</text:p>
          </table:table-cell>
          <table:table-cell office:value-type="float" office:value="391.95" calcext:value-type="float">
            <text:p>391.95</text:p>
          </table:table-cell>
          <table:table-cell office:value-type="float" office:value="0.40559" calcext:value-type="float">
            <text:p>0.40559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4]-[.D354])/[.F354])/(([.A354]-[.B354])/[.E354])" office:value-type="float" office:value="-0.589501187548022" calcext:value-type="float">
            <text:p>-0.589501187548022</text:p>
          </table:table-cell>
        </table:table-row>
        <table:table-row table:style-name="ro1">
          <table:table-cell office:value-type="float" office:value="109.28" calcext:value-type="float">
            <text:p>109.28</text:p>
          </table:table-cell>
          <table:table-cell office:value-type="float" office:value="395.1" calcext:value-type="float">
            <text:p>395.1</text:p>
          </table:table-cell>
          <table:table-cell office:value-type="float" office:value="0.38663" calcext:value-type="float">
            <text:p>0.38663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5]-[.D355])/[.F355])/(([.A355]-[.B355])/[.E355])" office:value-type="float" office:value="-0.557461289651421" calcext:value-type="float">
            <text:p>-0.557461289651421</text:p>
          </table:table-cell>
        </table:table-row>
        <table:table-row table:style-name="ro1">
          <table:table-cell office:value-type="float" office:value="73.829" calcext:value-type="float">
            <text:p>73.829</text:p>
          </table:table-cell>
          <table:table-cell office:value-type="float" office:value="350.47" calcext:value-type="float">
            <text:p>350.47</text:p>
          </table:table-cell>
          <table:table-cell office:value-type="float" office:value="0.36803" calcext:value-type="float">
            <text:p>0.36803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6]-[.D356])/[.F356])/(([.A356]-[.B356])/[.E356])" office:value-type="float" office:value="-0.548249767858558" calcext:value-type="float">
            <text:p>-0.548249767858558</text:p>
          </table:table-cell>
        </table:table-row>
        <table:table-row table:style-name="ro1">
          <table:table-cell office:value-type="float" office:value="95.58" calcext:value-type="float">
            <text:p>95.58</text:p>
          </table:table-cell>
          <table:table-cell office:value-type="float" office:value="331.75" calcext:value-type="float">
            <text:p>331.75</text:p>
          </table:table-cell>
          <table:table-cell office:value-type="float" office:value="0.35022" calcext:value-type="float">
            <text:p>0.35022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7]-[.D357])/[.F357])/(([.A357]-[.B357])/[.E357])" office:value-type="float" office:value="-0.611122107479214" calcext:value-type="float">
            <text:p>-0.611122107479214</text:p>
          </table:table-cell>
        </table:table-row>
        <table:table-row table:style-name="ro1">
          <table:table-cell office:value-type="float" office:value="98.707" calcext:value-type="float">
            <text:p>98.707</text:p>
          </table:table-cell>
          <table:table-cell office:value-type="float" office:value="345.36" calcext:value-type="float">
            <text:p>345.36</text:p>
          </table:table-cell>
          <table:table-cell office:value-type="float" office:value="0.3306" calcext:value-type="float">
            <text:p>0.3306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8]-[.D358])/[.F358])/(([.A358]-[.B358])/[.E358])" office:value-type="float" office:value="-0.552367639857041" calcext:value-type="float">
            <text:p>-0.552367639857041</text:p>
          </table:table-cell>
        </table:table-row>
        <table:table-row table:style-name="ro1">
          <table:table-cell office:value-type="float" office:value="162.36" calcext:value-type="float">
            <text:p>162.36</text:p>
          </table:table-cell>
          <table:table-cell office:value-type="float" office:value="346.9" calcext:value-type="float">
            <text:p>346.9</text:p>
          </table:table-cell>
          <table:table-cell office:value-type="float" office:value="0.30761" calcext:value-type="float">
            <text:p>0.30761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9]-[.D359])/[.F359])/(([.A359]-[.B359])/[.E359])" office:value-type="float" office:value="-0.686944600154761" calcext:value-type="float">
            <text:p>-0.686944600154761</text:p>
          </table:table-cell>
        </table:table-row>
        <table:table-row table:style-name="ro1">
          <table:table-cell office:value-type="float" office:value="166.82" calcext:value-type="float">
            <text:p>166.82</text:p>
          </table:table-cell>
          <table:table-cell office:value-type="float" office:value="373.95" calcext:value-type="float">
            <text:p>373.95</text:p>
          </table:table-cell>
          <table:table-cell office:value-type="float" office:value="0.27836" calcext:value-type="float">
            <text:p>0.27836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0]-[.D360])/[.F360])/(([.A360]-[.B360])/[.E360])" office:value-type="float" office:value="-0.553828885741285" calcext:value-type="float">
            <text:p>-0.553828885741285</text:p>
          </table:table-cell>
        </table:table-row>
        <table:table-row table:style-name="ro1">
          <table:table-cell office:value-type="float" office:value="149.44" calcext:value-type="float">
            <text:p>149.44</text:p>
          </table:table-cell>
          <table:table-cell office:value-type="float" office:value="313.36" calcext:value-type="float">
            <text:p>313.36</text:p>
          </table:table-cell>
          <table:table-cell office:value-type="float" office:value="0.24805" calcext:value-type="float">
            <text:p>0.24805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1]-[.D361])/[.F361])/(([.A361]-[.B361])/[.E361])" office:value-type="float" office:value="-0.623618609535251" calcext:value-type="float">
            <text:p>-0.623618609535251</text:p>
          </table:table-cell>
        </table:table-row>
        <table:table-row table:style-name="ro1">
          <table:table-cell office:value-type="float" office:value="158.87" calcext:value-type="float">
            <text:p>158.87</text:p>
          </table:table-cell>
          <table:table-cell office:value-type="float" office:value="307.9" calcext:value-type="float">
            <text:p>307.9</text:p>
          </table:table-cell>
          <table:table-cell office:value-type="float" office:value="0.21396" calcext:value-type="float">
            <text:p>0.21396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2]-[.D362])/[.F362])/(([.A362]-[.B362])/[.E362])" office:value-type="float" office:value="-0.591657900885578" calcext:value-type="float">
            <text:p>-0.591657900885578</text:p>
          </table:table-cell>
        </table:table-row>
        <table:table-row table:style-name="ro1">
          <table:table-cell office:value-type="float" office:value="165.28" calcext:value-type="float">
            <text:p>165.28</text:p>
          </table:table-cell>
          <table:table-cell office:value-type="float" office:value="328.32" calcext:value-type="float">
            <text:p>328.32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3]-[.D363])/[.F363])/(([.A363]-[.B363])/[.E363])" office:value-type="float" office:value="-0.443982413876741" calcext:value-type="float">
            <text:p>-0.443982413876741</text:p>
          </table:table-cell>
        </table:table-row>
        <table:table-row table:style-name="ro1">
          <table:table-cell office:value-type="float" office:value="159.28" calcext:value-type="float">
            <text:p>159.28</text:p>
          </table:table-cell>
          <table:table-cell office:value-type="float" office:value="254.03" calcext:value-type="float">
            <text:p>254.03</text:p>
          </table:table-cell>
          <table:table-cell office:value-type="float" office:value="0.13718" calcext:value-type="float">
            <text:p>0.13718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4]-[.D364])/[.F364])/(([.A364]-[.B364])/[.E364])" office:value-type="float" office:value="-0.596655104552098" calcext:value-type="float">
            <text:p>-0.596655104552098</text:p>
          </table:table-cell>
        </table:table-row>
        <table:table-row table:style-name="ro1">
          <table:table-cell office:value-type="float" office:value="96.355" calcext:value-type="float">
            <text:p>96.355</text:p>
          </table:table-cell>
          <table:table-cell office:value-type="float" office:value="221.14" calcext:value-type="float">
            <text:p>221.14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5]-[.D365])/[.F365])/(([.A365]-[.B365])/[.E365])" office:value-type="float" office:value="-0.377580537828232" calcext:value-type="float">
            <text:p>-0.377580537828232</text:p>
          </table:table-cell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270.35" calcext:value-type="float">
            <text:p>270.35</text:p>
          </table:table-cell>
          <table:table-cell office:value-type="float" office:value="0.077569" calcext:value-type="float">
            <text:p>0.077569</text:p>
          </table:table-cell>
          <table:table-cell office:value-type="float" office:value="-0" calcext:value-type="float">
            <text:p>0</text:p>
          </table:table-cell>
          <table:table-cell office:value-type="float" office:value="109.550999117619" calcext:value-type="float">
            <text:p>109.550999117619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6]-[.D366])/[.F366])/(([.A366]-[.B366])/[.E366])" office:value-type="float" office:value="-0.321436496482506" calcext:value-type="float">
            <text:p>-0.321436496482506</text:p>
          </table:table-cell>
        </table:table-row>
      </table:table>
      <table:table table:name="PPT" table:style-name="ta1"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ERA5</text:p>
          </table:table-cell>
          <table:table-cell table:style-name="Default" office:value-type="string" calcext:value-type="string">
            <text:p>NCEP</text:p>
          </table:table-cell>
          <table:table-cell office:value-type="string" calcext:value-type="string">
            <text:p>ERA5 SIC</text:p>
          </table:table-cell>
          <table:table-cell office:value-type="string" calcext:value-type="string">
            <text:p>NCEP SIC</text:p>
          </table:table-cell>
          <table:table-cell office:value-type="string" calcext:value-type="string">
            <text:p>PPT STD</text:p>
          </table:table-cell>
          <table:table-cell office:value-type="string" calcext:value-type="string">
            <text:p>SIC STD</text:p>
          </table:table-cell>
          <table:table-cell/>
          <table:table-cell office:value-type="string" calcext:value-type="string">
            <text:p>SINDEX</text:p>
          </table:table-cell>
        </table:table-row>
        <table:table-row table:style-name="ro1">
          <table:table-cell office:value-type="float" office:value="0.00001609" calcext:value-type="float">
            <text:p>1.61E-05</text:p>
          </table:table-cell>
          <table:table-cell office:value-type="float" office:value="0.0000046733" calcext:value-type="float">
            <text:p>4.67E-06</text:p>
          </table:table-cell>
          <table:table-cell table:number-columns-repeated="2" office:value-type="float" office:value="-0" calcext:value-type="float">
            <text:p>0</text:p>
          </table:table-cell>
          <table:table-cell table:formula="of:=STDEV([.B2:.B366])"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]-[.D2])/[.F2])/(([.A2]-[.B2])/[.E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77854" calcext:value-type="float">
            <text:p>7.79E-07</text:p>
          </table:table-cell>
          <table:table-cell office:value-type="float" office:value="0.00000027322" calcext:value-type="float">
            <text:p>2.73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]-[.D3])/[.F3])/(([.A3]-[.B3])/[.E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1975" calcext:value-type="float">
            <text:p>1.20E-05</text:p>
          </table:table-cell>
          <table:table-cell office:value-type="float" office:value="0.00000025988" calcext:value-type="float">
            <text:p>2.60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]-[.D4])/[.F4])/(([.A4]-[.B4])/[.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3939" calcext:value-type="float">
            <text:p>1.39E-05</text:p>
          </table:table-cell>
          <table:table-cell office:value-type="float" office:value="0.000000099881" calcext:value-type="float">
            <text:p>9.99E-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]-[.D5])/[.F5])/(([.A5]-[.B5])/[.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3134" calcext:value-type="float">
            <text:p>2.31E-05</text:p>
          </table:table-cell>
          <table:table-cell office:value-type="float" office:value="0.00000091989" calcext:value-type="float">
            <text:p>9.20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]-[.D6])/[.F6])/(([.A6]-[.B6])/[.E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09" calcext:value-type="float">
            <text:p>1.61E-05</text:p>
          </table:table-cell>
          <table:table-cell office:value-type="float" office:value="0.00002414" calcext:value-type="float">
            <text:p>2.4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]-[.D7])/[.F7])/(([.A7]-[.B7])/[.E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23505" calcext:value-type="float">
            <text:p>2.35E-05</text:p>
          </table:table-cell>
          <table:table-cell office:value-type="float" office:value="0.000044417" calcext:value-type="float">
            <text:p>4.44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]-[.D8])/[.F8])/(([.A8]-[.B8])/[.E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8166" calcext:value-type="float">
            <text:p>1.82E-05</text:p>
          </table:table-cell>
          <table:table-cell office:value-type="float" office:value="0.000019403" calcext:value-type="float">
            <text:p>1.94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]-[.D9])/[.F9])/(([.A9]-[.B9])/[.E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25951" calcext:value-type="float">
            <text:p>2.60E-06</text:p>
          </table:table-cell>
          <table:table-cell office:value-type="float" office:value="0.0000035732" calcext:value-type="float">
            <text:p>3.57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]-[.D10])/[.F10])/(([.A10]-[.B10])/[.E1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51161" calcext:value-type="float">
            <text:p>5.12E-06</text:p>
          </table:table-cell>
          <table:table-cell office:value-type="float" office:value="0.0000048949" calcext:value-type="float">
            <text:p>4.89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]-[.D11])/[.F11])/(([.A11]-[.B11])/[.E11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9645" calcext:value-type="float">
            <text:p>0.00019645</text:p>
          </table:table-cell>
          <table:table-cell office:value-type="float" office:value="0.000058092" calcext:value-type="float">
            <text:p>5.8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]-[.D12])/[.F12])/(([.A12]-[.B12])/[.E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9389" calcext:value-type="float">
            <text:p>1.94E-05</text:p>
          </table:table-cell>
          <table:table-cell office:value-type="float" office:value="0.0000084533" calcext:value-type="float">
            <text:p>8.45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]-[.D13])/[.F13])/(([.A13]-[.B13])/[.E1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8593" calcext:value-type="float">
            <text:p>0.00028593</text:p>
          </table:table-cell>
          <table:table-cell office:value-type="float" office:value="0.000059493" calcext:value-type="float">
            <text:p>5.9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]-[.D14])/[.F14])/(([.A14]-[.B14])/[.E1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36875" calcext:value-type="float">
            <text:p>0.00036875</text:p>
          </table:table-cell>
          <table:table-cell table:style-name="Default" office:value-type="float" office:value="0.00017065" calcext:value-type="float">
            <text:p>0.000170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]-[.D15])/[.F15])/(([.A15]-[.B15])/[.E1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5882" calcext:value-type="float">
            <text:p>0.00015882</text:p>
          </table:table-cell>
          <table:table-cell office:value-type="float" office:value="0.000068665" calcext:value-type="float">
            <text:p>6.8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]-[.D16])/[.F16])/(([.A16]-[.B16])/[.E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7187" calcext:value-type="float">
            <text:p>7.72E-05</text:p>
          </table:table-cell>
          <table:table-cell office:value-type="float" office:value="0.0000495" calcext:value-type="float">
            <text:p>4.9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]-[.D17])/[.F17])/(([.A17]-[.B17])/[.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1588" calcext:value-type="float">
            <text:p>5.16E-05</text:p>
          </table:table-cell>
          <table:table-cell office:value-type="float" office:value="0.000023323" calcext:value-type="float">
            <text:p>2.33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]-[.D18])/[.F18])/(([.A18]-[.B18])/[.E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9695" calcext:value-type="float">
            <text:p>4.97E-05</text:p>
          </table:table-cell>
          <table:table-cell office:value-type="float" office:value="0.000014347" calcext:value-type="float">
            <text:p>1.43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]-[.D19])/[.F19])/(([.A19]-[.B19])/[.E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38928" calcext:value-type="float">
            <text:p>3.89E-06</text:p>
          </table:table-cell>
          <table:table-cell office:value-type="float" office:value="0.000010657" calcext:value-type="float">
            <text:p>1.0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]-[.D20])/[.F20])/(([.A20]-[.B20])/[.E2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1307" calcext:value-type="float">
            <text:p>1.13E-05</text:p>
          </table:table-cell>
          <table:table-cell office:value-type="float" office:value="0.000012987" calcext:value-type="float">
            <text:p>1.3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]-[.D21])/[.F21])/(([.A21]-[.B21])/[.E2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38092" calcext:value-type="float">
            <text:p>3.81E-05</text:p>
          </table:table-cell>
          <table:table-cell office:value-type="float" office:value="0.000024523" calcext:value-type="float">
            <text:p>2.4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]-[.D22])/[.F22])/(([.A22]-[.B22])/[.E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3534" calcext:value-type="float">
            <text:p>3.35E-05</text:p>
          </table:table-cell>
          <table:table-cell office:value-type="float" office:value="0.000021678" calcext:value-type="float">
            <text:p>2.1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]-[.D23])/[.F23])/(([.A23]-[.B23])/[.E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73775" calcext:value-type="float">
            <text:p>7.38E-06</text:p>
          </table:table-cell>
          <table:table-cell office:value-type="float" office:value="0.0000099483" calcext:value-type="float">
            <text:p>9.95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]-[.D24])/[.F24])/(([.A24]-[.B24])/[.E2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11011" calcext:value-type="float">
            <text:p>1.10E-05</text:p>
          </table:table-cell>
          <table:table-cell office:value-type="float" office:value="0.0000026599" calcext:value-type="float">
            <text:p>2.66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]-[.D25])/[.F25])/(([.A25]-[.B25])/[.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6388" calcext:value-type="float">
            <text:p>3.64E-05</text:p>
          </table:table-cell>
          <table:table-cell office:value-type="float" office:value="0.000000099881" calcext:value-type="float">
            <text:p>9.99E-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]-[.D26])/[.F26])/(([.A26]-[.B26])/[.E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3179" calcext:value-type="float">
            <text:p>1.32E-05</text:p>
          </table:table-cell>
          <table:table-cell office:value-type="float" office:value="0.00000053322" calcext:value-type="float">
            <text:p>5.33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]-[.D27])/[.F27])/(([.A27]-[.B27])/[.E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3025" calcext:value-type="float">
            <text:p>6.30E-06</text:p>
          </table:table-cell>
          <table:table-cell office:value-type="float" office:value="0.000066097" calcext:value-type="float">
            <text:p>6.6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]-[.D28])/[.F28])/(([.A28]-[.B28])/[.E2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5155" calcext:value-type="float">
            <text:p>4.52E-05</text:p>
          </table:table-cell>
          <table:table-cell office:value-type="float" office:value="0.000026203" calcext:value-type="float">
            <text:p>2.6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]-[.D29])/[.F29])/(([.A29]-[.B29])/[.E2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9819" calcext:value-type="float">
            <text:p>0.00019819</text:p>
          </table:table-cell>
          <table:table-cell office:value-type="float" office:value="0.00004424" calcext:value-type="float">
            <text:p>4.4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]-[.D30])/[.F30])/(([.A30]-[.B30])/[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171" calcext:value-type="float">
            <text:p>8.17E-05</text:p>
          </table:table-cell>
          <table:table-cell office:value-type="float" office:value="0.0000034332" calcext:value-type="float">
            <text:p>3.43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]-[.D31])/[.F31])/(([.A31]-[.B31])/[.E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9836" calcext:value-type="float">
            <text:p>5.98E-05</text:p>
          </table:table-cell>
          <table:table-cell office:value-type="float" office:value="0.000034827" calcext:value-type="float">
            <text:p>3.4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]-[.D32])/[.F32])/(([.A32]-[.B32])/[.E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98" calcext:value-type="float">
            <text:p>1.70E-05</text:p>
          </table:table-cell>
          <table:table-cell office:value-type="float" office:value="0.0000077199" calcext:value-type="float">
            <text:p>7.72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]-[.D33])/[.F33])/(([.A33]-[.B33])/[.E3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32845" calcext:value-type="float">
            <text:p>0.00032845</text:p>
          </table:table-cell>
          <table:table-cell table:style-name="Default" office:value-type="float" office:value="0.00011046" calcext:value-type="float">
            <text:p>0.000110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]-[.D34])/[.F34])/(([.A34]-[.B34])/[.E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1792" calcext:value-type="float">
            <text:p>7.18E-05</text:p>
          </table:table-cell>
          <table:table-cell office:value-type="float" office:value="0.000029035" calcext:value-type="float">
            <text:p>2.9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]-[.D35])/[.F35])/(([.A35]-[.B35])/[.E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8834" calcext:value-type="float">
            <text:p>5.88E-05</text:p>
          </table:table-cell>
          <table:table-cell office:value-type="float" office:value="0.0000042066" calcext:value-type="float">
            <text:p>4.21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]-[.D36])/[.F36])/(([.A36]-[.B36])/[.E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214" calcext:value-type="float">
            <text:p>6.72E-05</text:p>
          </table:table-cell>
          <table:table-cell office:value-type="float" office:value="0.00002" calcext:value-type="float">
            <text:p>2.0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7]-[.D37])/[.F37])/(([.A37]-[.B37])/[.E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9243" calcext:value-type="float">
            <text:p>5.92E-05</text:p>
          </table:table-cell>
          <table:table-cell office:value-type="float" office:value="0.00002668" calcext:value-type="float">
            <text:p>2.6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8]-[.D38])/[.F38])/(([.A38]-[.B38])/[.E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4385" calcext:value-type="float">
            <text:p>3.44E-05</text:p>
          </table:table-cell>
          <table:table-cell office:value-type="float" office:value="0.000083095" calcext:value-type="float">
            <text:p>8.3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9]-[.D39])/[.F39])/(([.A39]-[.B39])/[.E3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5341" calcext:value-type="float">
            <text:p>6.53E-05</text:p>
          </table:table-cell>
          <table:table-cell office:value-type="float" office:value="0.000060395" calcext:value-type="float">
            <text:p>6.04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0]-[.D40])/[.F40])/(([.A40]-[.B40])/[.E4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6675" calcext:value-type="float">
            <text:p>0.00016675</text:p>
          </table:table-cell>
          <table:table-cell office:value-type="float" office:value="0.000038137" calcext:value-type="float">
            <text:p>3.8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1]-[.D41])/[.F41])/(([.A41]-[.B41])/[.E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8567" calcext:value-type="float">
            <text:p>6.86E-05</text:p>
          </table:table-cell>
          <table:table-cell office:value-type="float" office:value="0.000027073" calcext:value-type="float">
            <text:p>2.7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2]-[.D42])/[.F42])/(([.A42]-[.B42])/[.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2754" calcext:value-type="float">
            <text:p>3.28E-05</text:p>
          </table:table-cell>
          <table:table-cell office:value-type="float" office:value="0.000029062" calcext:value-type="float">
            <text:p>2.9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3]-[.D43])/[.F43])/(([.A43]-[.B43])/[.E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1502" calcext:value-type="float">
            <text:p>2.15E-05</text:p>
          </table:table-cell>
          <table:table-cell office:value-type="float" office:value="0.000019998" calcext:value-type="float">
            <text:p>2.0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4]-[.D44])/[.F44])/(([.A44]-[.B44])/[.E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4876" calcext:value-type="float">
            <text:p>2.49E-05</text:p>
          </table:table-cell>
          <table:table-cell office:value-type="float" office:value="0.00000076655" calcext:value-type="float">
            <text:p>7.67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5]-[.D45])/[.F45])/(([.A45]-[.B45])/[.E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5339" calcext:value-type="float">
            <text:p>2.53E-05</text:p>
          </table:table-cell>
          <table:table-cell office:value-type="float" office:value="0.00001539" calcext:value-type="float">
            <text:p>1.54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6]-[.D46])/[.F46])/(([.A46]-[.B46])/[.E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5589" calcext:value-type="float">
            <text:p>1.56E-05</text:p>
          </table:table-cell>
          <table:table-cell office:value-type="float" office:value="0.00000063655" calcext:value-type="float">
            <text:p>6.37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7]-[.D47])/[.F47])/(([.A47]-[.B47])/[.E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98" calcext:value-type="float">
            <text:p>1.70E-05</text:p>
          </table:table-cell>
          <table:table-cell office:value-type="float" office:value="0.0000050766" calcext:value-type="float">
            <text:p>5.08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8]-[.D48])/[.F48])/(([.A48]-[.B48])/[.E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9955" calcext:value-type="float">
            <text:p>3.00E-05</text:p>
          </table:table-cell>
          <table:table-cell office:value-type="float" office:value="0.0000013899" calcext:value-type="float">
            <text:p>1.39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49]-[.D49])/[.F49])/(([.A49]-[.B49])/[.E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7142" calcext:value-type="float">
            <text:p>8.71E-05</text:p>
          </table:table-cell>
          <table:table-cell office:value-type="float" office:value="0.0000059199" calcext:value-type="float">
            <text:p>5.92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0]-[.D50])/[.F50])/(([.A50]-[.B50])/[.E5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49785" calcext:value-type="float">
            <text:p>0.00049785</text:p>
          </table:table-cell>
          <table:table-cell table:style-name="Default" office:value-type="float" office:value="0.00013147" calcext:value-type="float">
            <text:p>0.000131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1]-[.D51])/[.F51])/(([.A51]-[.B51])/[.E51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49414" calcext:value-type="float">
            <text:p>0.00049414</text:p>
          </table:table-cell>
          <table:table-cell table:style-name="Default" office:value-type="float" office:value="0.00013095" calcext:value-type="float">
            <text:p>0.000130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2]-[.D52])/[.F52])/(([.A52]-[.B52])/[.E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1673" calcext:value-type="float">
            <text:p>8.17E-05</text:p>
          </table:table-cell>
          <table:table-cell office:value-type="float" office:value="0.000036463" calcext:value-type="float">
            <text:p>3.6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3]-[.D53])/[.F53])/(([.A53]-[.B53])/[.E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409" calcext:value-type="float">
            <text:p>5.41E-05</text:p>
          </table:table-cell>
          <table:table-cell office:value-type="float" office:value="0.00003867" calcext:value-type="float">
            <text:p>3.8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4]-[.D54])/[.F54])/(([.A54]-[.B54])/[.E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9826" calcext:value-type="float">
            <text:p>4.98E-05</text:p>
          </table:table-cell>
          <table:table-cell office:value-type="float" office:value="0.000014927" calcext:value-type="float">
            <text:p>1.49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5]-[.D55])/[.F55])/(([.A55]-[.B55])/[.E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646" calcext:value-type="float">
            <text:p>1.65E-05</text:p>
          </table:table-cell>
          <table:table-cell office:value-type="float" office:value="0.00000045988" calcext:value-type="float">
            <text:p>4.60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6]-[.D56])/[.F56])/(([.A56]-[.B56])/[.E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37073" calcext:value-type="float">
            <text:p>3.71E-06</text:p>
          </table:table-cell>
          <table:table-cell office:value-type="float" office:value="0.000000099881" calcext:value-type="float">
            <text:p>9.99E-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7]-[.D57])/[.F57])/(([.A57]-[.B57])/[.E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0242" calcext:value-type="float">
            <text:p>2.02E-05</text:p>
          </table:table-cell>
          <table:table-cell office:value-type="float" office:value="0.0000024382" calcext:value-type="float">
            <text:p>2.44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8]-[.D58])/[.F58])/(([.A58]-[.B58])/[.E58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1649" calcext:value-type="float">
            <text:p>0.00021649</text:p>
          </table:table-cell>
          <table:table-cell office:value-type="float" office:value="0.000062247" calcext:value-type="float">
            <text:p>6.2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59]-[.D59])/[.F59])/(([.A59]-[.B59])/[.E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2448" calcext:value-type="float">
            <text:p>2.24E-05</text:p>
          </table:table-cell>
          <table:table-cell office:value-type="float" office:value="0.0000044682" calcext:value-type="float">
            <text:p>4.47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0]-[.D60])/[.F60])/(([.A60]-[.B60])/[.E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0937" calcext:value-type="float">
            <text:p>1.09E-05</text:p>
          </table:table-cell>
          <table:table-cell office:value-type="float" office:value="0.000000099881" calcext:value-type="float">
            <text:p>9.99E-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1]-[.D61])/[.F61])/(([.A61]-[.B61])/[.E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9492" calcext:value-type="float">
            <text:p>4.95E-05</text:p>
          </table:table-cell>
          <table:table-cell office:value-type="float" office:value="0.000000099881" calcext:value-type="float">
            <text:p>9.99E-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2]-[.D62])/[.F62])/(([.A62]-[.B62])/[.E6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49269" calcext:value-type="float">
            <text:p>0.00049269</text:p>
          </table:table-cell>
          <table:table-cell office:value-type="float" office:value="0.000034745" calcext:value-type="float">
            <text:p>3.4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3]-[.D63])/[.F63])/(([.A63]-[.B63])/[.E6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0816" calcext:value-type="float">
            <text:p>0.00010816</text:p>
          </table:table-cell>
          <table:table-cell office:value-type="float" office:value="0.000010415" calcext:value-type="float">
            <text:p>1.04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4]-[.D64])/[.F64])/(([.A64]-[.B64])/[.E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2039" calcext:value-type="float">
            <text:p>2.04E-06</text:p>
          </table:table-cell>
          <table:table-cell office:value-type="float" office:value="0.000000099881" calcext:value-type="float">
            <text:p>9.99E-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5]-[.D65])/[.F65])/(([.A65]-[.B65])/[.E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735" calcext:value-type="float">
            <text:p>1.74E-05</text:p>
          </table:table-cell>
          <table:table-cell office:value-type="float" office:value="0.000000099881" calcext:value-type="float">
            <text:p>9.99E-0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6]-[.D66])/[.F66])/(([.A66]-[.B66])/[.E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78225" calcext:value-type="float">
            <text:p>7.82E-06</text:p>
          </table:table-cell>
          <table:table-cell office:value-type="float" office:value="0.00000010321" calcext:value-type="float">
            <text:p>1.03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7]-[.D67])/[.F67])/(([.A67]-[.B67])/[.E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0632" calcext:value-type="float">
            <text:p>4.06E-05</text:p>
          </table:table-cell>
          <table:table-cell office:value-type="float" office:value="0.000016693" calcext:value-type="float">
            <text:p>1.6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8]-[.D68])/[.F68])/(([.A68]-[.B68])/[.E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7926" calcext:value-type="float">
            <text:p>3.79E-05</text:p>
          </table:table-cell>
          <table:table-cell office:value-type="float" office:value="0.00005854" calcext:value-type="float">
            <text:p>5.8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69]-[.D69])/[.F69])/(([.A69]-[.B69])/[.E69])" office:value-type="float" office:value="-0" calcext:value-type="float">
            <text:p>0</text:p>
          </table:table-cell>
        </table:table-row>
        <table:table-row table:style-name="ro1">
          <table:table-cell table:style-name="Default" office:value-type="float" office:value="0.00012205" calcext:value-type="float">
            <text:p>0.00012205</text:p>
          </table:table-cell>
          <table:table-cell office:value-type="float" office:value="0.000038355" calcext:value-type="float">
            <text:p>3.84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0]-[.D70])/[.F70])/(([.A70]-[.B70])/[.E7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1919" calcext:value-type="float">
            <text:p>0.00011919</text:p>
          </table:table-cell>
          <table:table-cell table:style-name="Default" office:value-type="float" office:value="0.00010746" calcext:value-type="float">
            <text:p>0.0001074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1]-[.D71])/[.F71])/(([.A71]-[.B71])/[.E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8409" calcext:value-type="float">
            <text:p>7.84E-05</text:p>
          </table:table-cell>
          <table:table-cell office:value-type="float" office:value="0.000071938" calcext:value-type="float">
            <text:p>7.19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2]-[.D72])/[.F72])/(([.A72]-[.B72])/[.E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17" calcext:value-type="float">
            <text:p>7.17E-05</text:p>
          </table:table-cell>
          <table:table-cell office:value-type="float" office:value="0.0000036632" calcext:value-type="float">
            <text:p>3.66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3]-[.D73])/[.F73])/(([.A73]-[.B73])/[.E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5953" calcext:value-type="float">
            <text:p>6.60E-05</text:p>
          </table:table-cell>
          <table:table-cell office:value-type="float" office:value="0.000032513" calcext:value-type="float">
            <text:p>3.2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4]-[.D74])/[.F74])/(([.A74]-[.B74])/[.E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1383" calcext:value-type="float">
            <text:p>3.14E-05</text:p>
          </table:table-cell>
          <table:table-cell office:value-type="float" office:value="0.000029143" calcext:value-type="float">
            <text:p>2.9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5]-[.D75])/[.F75])/(([.A75]-[.B75])/[.E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6934" calcext:value-type="float">
            <text:p>2.69E-05</text:p>
          </table:table-cell>
          <table:table-cell office:value-type="float" office:value="0.00002203" calcext:value-type="float">
            <text:p>2.2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6]-[.D76])/[.F76])/(([.A76]-[.B76])/[.E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0047" calcext:value-type="float">
            <text:p>1.00E-05</text:p>
          </table:table-cell>
          <table:table-cell office:value-type="float" office:value="0.000016273" calcext:value-type="float">
            <text:p>1.63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7]-[.D77])/[.F77])/(([.A77]-[.B77])/[.E7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73293" calcext:value-type="float">
            <text:p>7.33E-05</text:p>
          </table:table-cell>
          <table:table-cell office:value-type="float" office:value="0.0000031482" calcext:value-type="float">
            <text:p>3.15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8]-[.D78])/[.F78])/(([.A78]-[.B78])/[.E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8762" calcext:value-type="float">
            <text:p>7.88E-05</text:p>
          </table:table-cell>
          <table:table-cell office:value-type="float" office:value="0.00001031" calcext:value-type="float">
            <text:p>1.03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79]-[.D79])/[.F79])/(([.A79]-[.B79])/[.E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4072" calcext:value-type="float">
            <text:p>9.41E-05</text:p>
          </table:table-cell>
          <table:table-cell office:value-type="float" office:value="0.000017495" calcext:value-type="float">
            <text:p>1.7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0]-[.D80])/[.F80])/(([.A80]-[.B80])/[.E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8865" calcext:value-type="float">
            <text:p>8.89E-05</text:p>
          </table:table-cell>
          <table:table-cell office:value-type="float" office:value="0.00001863" calcext:value-type="float">
            <text:p>1.8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1]-[.D81])/[.F81])/(([.A81]-[.B81])/[.E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9914" calcext:value-type="float">
            <text:p>9.99E-05</text:p>
          </table:table-cell>
          <table:table-cell office:value-type="float" office:value="0.00001976" calcext:value-type="float">
            <text:p>1.9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2]-[.D82])/[.F82])/(([.A82]-[.B82])/[.E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4959" calcext:value-type="float">
            <text:p>1.50E-05</text:p>
          </table:table-cell>
          <table:table-cell office:value-type="float" office:value="0.00000069988" calcext:value-type="float">
            <text:p>7.00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3]-[.D83])/[.F83])/(([.A83]-[.B83])/[.E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8491" calcext:value-type="float">
            <text:p>2.85E-05</text:p>
          </table:table-cell>
          <table:table-cell office:value-type="float" office:value="0.000017523" calcext:value-type="float">
            <text:p>1.7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4]-[.D84])/[.F84])/(([.A84]-[.B84])/[.E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5008" calcext:value-type="float">
            <text:p>8.50E-05</text:p>
          </table:table-cell>
          <table:table-cell office:value-type="float" office:value="0.000060707" calcext:value-type="float">
            <text:p>6.0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5]-[.D85])/[.F85])/(([.A85]-[.B85])/[.E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8354" calcext:value-type="float">
            <text:p>7.84E-05</text:p>
          </table:table-cell>
          <table:table-cell office:value-type="float" office:value="0.000016502" calcext:value-type="float">
            <text:p>1.6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6]-[.D86])/[.F86])/(([.A86]-[.B86])/[.E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8027" calcext:value-type="float">
            <text:p>2.80E-05</text:p>
          </table:table-cell>
          <table:table-cell office:value-type="float" office:value="0.0000021049" calcext:value-type="float">
            <text:p>2.10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7]-[.D87])/[.F87])/(([.A87]-[.B87])/[.E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8967" calcext:value-type="float">
            <text:p>9.90E-05</text:p>
          </table:table-cell>
          <table:table-cell office:value-type="float" office:value="0.00001691" calcext:value-type="float">
            <text:p>1.69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8]-[.D88])/[.F88])/(([.A88]-[.B88])/[.E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2312" calcext:value-type="float">
            <text:p>9.23E-05</text:p>
          </table:table-cell>
          <table:table-cell office:value-type="float" office:value="0.000024107" calcext:value-type="float">
            <text:p>2.4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89]-[.D89])/[.F89])/(([.A89]-[.B89])/[.E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2689" calcext:value-type="float">
            <text:p>2.27E-05</text:p>
          </table:table-cell>
          <table:table-cell office:value-type="float" office:value="0.0000049632" calcext:value-type="float">
            <text:p>4.96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0]-[.D90])/[.F90])/(([.A90]-[.B90])/[.E9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1126" calcext:value-type="float">
            <text:p>0.00011126</text:p>
          </table:table-cell>
          <table:table-cell office:value-type="float" office:value="0.000033312" calcext:value-type="float">
            <text:p>3.33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1]-[.D91])/[.F91])/(([.A91]-[.B91])/[.E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949" calcext:value-type="float">
            <text:p>6.09E-05</text:p>
          </table:table-cell>
          <table:table-cell office:value-type="float" office:value="0.000014382" calcext:value-type="float">
            <text:p>1.44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2]-[.D92])/[.F92])/(([.A92]-[.B92])/[.E9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4257" calcext:value-type="float">
            <text:p>0.00024257</text:p>
          </table:table-cell>
          <table:table-cell office:value-type="float" office:value="0.000069047" calcext:value-type="float">
            <text:p>6.9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3]-[.D93])/[.F93])/(([.A93]-[.B93])/[.E9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4979" calcext:value-type="float">
            <text:p>0.00014979</text:p>
          </table:table-cell>
          <table:table-cell office:value-type="float" office:value="0.000053792" calcext:value-type="float">
            <text:p>5.3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4]-[.D94])/[.F94])/(([.A94]-[.B94])/[.E9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3873" calcext:value-type="float">
            <text:p>0.00013873</text:p>
          </table:table-cell>
          <table:table-cell office:value-type="float" office:value="0.000031058" calcext:value-type="float">
            <text:p>3.1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5]-[.D95])/[.F95])/(([.A95]-[.B95])/[.E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0394" calcext:value-type="float">
            <text:p>8.04E-05</text:p>
          </table:table-cell>
          <table:table-cell office:value-type="float" office:value="0.00001787" calcext:value-type="float">
            <text:p>1.79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6]-[.D96])/[.F96])/(([.A96]-[.B96])/[.E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496" calcext:value-type="float">
            <text:p>3.50E-05</text:p>
          </table:table-cell>
          <table:table-cell office:value-type="float" office:value="0.00000033988" calcext:value-type="float">
            <text:p>3.40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7]-[.D97])/[.F97])/(([.A97]-[.B97])/[.E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6334" calcext:value-type="float">
            <text:p>9.63E-05</text:p>
          </table:table-cell>
          <table:table-cell office:value-type="float" office:value="0.000035817" calcext:value-type="float">
            <text:p>3.5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8]-[.D98])/[.F98])/(([.A98]-[.B98])/[.E98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0681" calcext:value-type="float">
            <text:p>0.00010681</text:p>
          </table:table-cell>
          <table:table-cell office:value-type="float" office:value="0.000044205" calcext:value-type="float">
            <text:p>4.4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99]-[.D99])/[.F99])/(([.A99]-[.B99])/[.E9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8842" calcext:value-type="float">
            <text:p>0.00018842</text:p>
          </table:table-cell>
          <table:table-cell office:value-type="float" office:value="0.000012645" calcext:value-type="float">
            <text:p>1.2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0]-[.D100])/[.F100])/(([.A100]-[.B100])/[.E10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31282" calcext:value-type="float">
            <text:p>0.00031282</text:p>
          </table:table-cell>
          <table:table-cell office:value-type="float" office:value="0.000056077" calcext:value-type="float">
            <text:p>5.6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1]-[.D101])/[.F101])/(([.A101]-[.B101])/[.E1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4117" calcext:value-type="float">
            <text:p>4.41E-05</text:p>
          </table:table-cell>
          <table:table-cell office:value-type="float" office:value="0.000048172" calcext:value-type="float">
            <text:p>4.8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2]-[.D102])/[.F102])/(([.A102]-[.B102])/[.E10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51476" calcext:value-type="float">
            <text:p>5.15E-05</text:p>
          </table:table-cell>
          <table:table-cell office:value-type="float" office:value="0.000030595" calcext:value-type="float">
            <text:p>3.0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3]-[.D103])/[.F103])/(([.A103]-[.B103])/[.E10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113" calcext:value-type="float">
            <text:p>0.0002113</text:p>
          </table:table-cell>
          <table:table-cell office:value-type="float" office:value="0.000031003" calcext:value-type="float">
            <text:p>3.1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4]-[.D104])/[.F104])/(([.A104]-[.B104])/[.E1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992" calcext:value-type="float">
            <text:p>6.99E-05</text:p>
          </table:table-cell>
          <table:table-cell office:value-type="float" office:value="0.0000276" calcext:value-type="float">
            <text:p>2.7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5]-[.D105])/[.F105])/(([.A105]-[.B105])/[.E1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3626" calcext:value-type="float">
            <text:p>5.36E-05</text:p>
          </table:table-cell>
          <table:table-cell office:value-type="float" office:value="0.0000080166" calcext:value-type="float">
            <text:p>8.02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6]-[.D106])/[.F106])/(([.A106]-[.B106])/[.E10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7011" calcext:value-type="float">
            <text:p>0.00017011</text:p>
          </table:table-cell>
          <table:table-cell office:value-type="float" office:value="0.000045662" calcext:value-type="float">
            <text:p>4.5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7]-[.D107])/[.F107])/(([.A107]-[.B107])/[.E107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3061" calcext:value-type="float">
            <text:p>0.00013061</text:p>
          </table:table-cell>
          <table:table-cell office:value-type="float" office:value="0.000028838" calcext:value-type="float">
            <text:p>2.8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8]-[.D108])/[.F108])/(([.A108]-[.B108])/[.E1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3838" calcext:value-type="float">
            <text:p>2.38E-05</text:p>
          </table:table-cell>
          <table:table-cell office:value-type="float" office:value="0.0000050966" calcext:value-type="float">
            <text:p>5.10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09]-[.D109])/[.F109])/(([.A109]-[.B109])/[.E10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487" calcext:value-type="float">
            <text:p>0.0001487</text:p>
          </table:table-cell>
          <table:table-cell office:value-type="float" office:value="0.000092832" calcext:value-type="float">
            <text:p>9.2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0]-[.D110])/[.F110])/(([.A110]-[.B110])/[.E11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854" calcext:value-type="float">
            <text:p>0.0001854</text:p>
          </table:table-cell>
          <table:table-cell office:value-type="float" office:value="0.000035767" calcext:value-type="float">
            <text:p>3.5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1]-[.D111])/[.F111])/(([.A111]-[.B111])/[.E111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2101" calcext:value-type="float">
            <text:p>0.00012101</text:p>
          </table:table-cell>
          <table:table-cell office:value-type="float" office:value="0.000063188" calcext:value-type="float">
            <text:p>6.3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2]-[.D112])/[.F112])/(([.A112]-[.B112])/[.E11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2231" calcext:value-type="float">
            <text:p>0.00012231</text:p>
          </table:table-cell>
          <table:table-cell office:value-type="float" office:value="0.000050467" calcext:value-type="float">
            <text:p>5.0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3]-[.D113])/[.F113])/(([.A113]-[.B113])/[.E11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1678" calcext:value-type="float">
            <text:p>0.00011678</text:p>
          </table:table-cell>
          <table:table-cell office:value-type="float" office:value="0.00002666" calcext:value-type="float">
            <text:p>2.6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4]-[.D114])/[.F114])/(([.A114]-[.B114])/[.E11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0295" calcext:value-type="float">
            <text:p>0.00010295</text:p>
          </table:table-cell>
          <table:table-cell office:value-type="float" office:value="0.000026302" calcext:value-type="float">
            <text:p>2.63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5]-[.D115])/[.F115])/(([.A115]-[.B115])/[.E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6082" calcext:value-type="float">
            <text:p>4.61E-05</text:p>
          </table:table-cell>
          <table:table-cell office:value-type="float" office:value="0.000025645" calcext:value-type="float">
            <text:p>2.5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6]-[.D116])/[.F116])/(([.A116]-[.B116])/[.E11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3335" calcext:value-type="float">
            <text:p>0.00013335</text:p>
          </table:table-cell>
          <table:table-cell office:value-type="float" office:value="0.00003786" calcext:value-type="float">
            <text:p>3.79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7]-[.D117])/[.F117])/(([.A117]-[.B117])/[.E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8723" calcext:value-type="float">
            <text:p>3.87E-05</text:p>
          </table:table-cell>
          <table:table-cell office:value-type="float" office:value="0.000011735" calcext:value-type="float">
            <text:p>1.1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8]-[.D118])/[.F118])/(([.A118]-[.B118])/[.E118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7564" calcext:value-type="float">
            <text:p>0.00027564</text:p>
          </table:table-cell>
          <table:table-cell office:value-type="float" office:value="0.00007981" calcext:value-type="float">
            <text:p>7.9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19]-[.D119])/[.F119])/(([.A119]-[.B119])/[.E11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0325" calcext:value-type="float">
            <text:p>0.00020325</text:p>
          </table:table-cell>
          <table:table-cell office:value-type="float" office:value="0.000054532" calcext:value-type="float">
            <text:p>5.4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0]-[.D120])/[.F120])/(([.A120]-[.B120])/[.E12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3423" calcext:value-type="float">
            <text:p>0.00023423</text:p>
          </table:table-cell>
          <table:table-cell office:value-type="float" office:value="0.000025203" calcext:value-type="float">
            <text:p>2.5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1]-[.D121])/[.F121])/(([.A121]-[.B121])/[.E1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30586" calcext:value-type="float">
            <text:p>3.06E-06</text:p>
          </table:table-cell>
          <table:table-cell office:value-type="float" office:value="0.00000074989" calcext:value-type="float">
            <text:p>7.50E-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2]-[.D122])/[.F122])/(([.A122]-[.B122])/[.E12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2071" calcext:value-type="float">
            <text:p>0.00012071</text:p>
          </table:table-cell>
          <table:table-cell office:value-type="float" office:value="0.00001472" calcext:value-type="float">
            <text:p>1.4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3]-[.D123])/[.F123])/(([.A123]-[.B123])/[.E1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243" calcext:value-type="float">
            <text:p>4.24E-05</text:p>
          </table:table-cell>
          <table:table-cell office:value-type="float" office:value="0.000019817" calcext:value-type="float">
            <text:p>1.9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4]-[.D124])/[.F124])/(([.A124]-[.B124])/[.E12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41349" calcext:value-type="float">
            <text:p>0.00041349</text:p>
          </table:table-cell>
          <table:table-cell office:value-type="float" office:value="0.00003606" calcext:value-type="float">
            <text:p>3.6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5]-[.D125])/[.F125])/(([.A125]-[.B125])/[.E1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7388" calcext:value-type="float">
            <text:p>3.74E-05</text:p>
          </table:table-cell>
          <table:table-cell office:value-type="float" office:value="0.000027147" calcext:value-type="float">
            <text:p>2.7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6]-[.D126])/[.F126])/(([.A126]-[.B126])/[.E12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1776" calcext:value-type="float">
            <text:p>0.00011776</text:p>
          </table:table-cell>
          <table:table-cell office:value-type="float" office:value="0.000026398" calcext:value-type="float">
            <text:p>2.64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7]-[.D127])/[.F127])/(([.A127]-[.B127])/[.E1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5034" calcext:value-type="float">
            <text:p>3.50E-05</text:p>
          </table:table-cell>
          <table:table-cell office:value-type="float" office:value="0.000014305" calcext:value-type="float">
            <text:p>1.43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8]-[.D128])/[.F128])/(([.A128]-[.B128])/[.E1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5554" calcext:value-type="float">
            <text:p>7.56E-05</text:p>
          </table:table-cell>
          <table:table-cell office:value-type="float" office:value="0.00003415" calcext:value-type="float">
            <text:p>3.4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29]-[.D129])/[.F129])/(([.A129]-[.B129])/[.E12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6441" calcext:value-type="float">
            <text:p>0.00026441</text:p>
          </table:table-cell>
          <table:table-cell office:value-type="float" office:value="0.00006015" calcext:value-type="float">
            <text:p>6.0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0]-[.D130])/[.F130])/(([.A130]-[.B130])/[.E1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26137" calcext:value-type="float">
            <text:p>2.61E-06</text:p>
          </table:table-cell>
          <table:table-cell office:value-type="float" office:value="0.0000073499" calcext:value-type="float">
            <text:p>7.35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1]-[.D131])/[.F131])/(([.A131]-[.B131])/[.E131])" office:value-type="float" office:value="-0" calcext:value-type="float">
            <text:p>0</text:p>
          </table:table-cell>
        </table:table-row>
        <table:table-row table:style-name="ro1">
          <table:table-cell table:style-name="Default" office:value-type="float" office:value="0.00010449" calcext:value-type="float">
            <text:p>0.00010449</text:p>
          </table:table-cell>
          <table:table-cell office:value-type="float" office:value="0.000023003" calcext:value-type="float">
            <text:p>2.3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2]-[.D132])/[.F132])/(([.A132]-[.B132])/[.E13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42023" calcext:value-type="float">
            <text:p>0.00042023</text:p>
          </table:table-cell>
          <table:table-cell table:style-name="Default" office:value-type="float" office:value="0.00012088" calcext:value-type="float">
            <text:p>0.000120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3]-[.D133])/[.F133])/(([.A133]-[.B133])/[.E1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076" calcext:value-type="float">
            <text:p>6.01E-05</text:p>
          </table:table-cell>
          <table:table-cell office:value-type="float" office:value="0.00001892" calcext:value-type="float">
            <text:p>1.89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4]-[.D134])/[.F134])/(([.A134]-[.B134])/[.E13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0411" calcext:value-type="float">
            <text:p>0.00020411</text:p>
          </table:table-cell>
          <table:table-cell office:value-type="float" office:value="0.000079025" calcext:value-type="float">
            <text:p>7.9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5]-[.D135])/[.F135])/(([.A135]-[.B135])/[.E13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52162" calcext:value-type="float">
            <text:p>0.00052162</text:p>
          </table:table-cell>
          <table:table-cell table:style-name="Default" office:value-type="float" office:value="0.0001192" calcext:value-type="float">
            <text:p>0.000119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6]-[.D136])/[.F136])/(([.A136]-[.B136])/[.E1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0206" calcext:value-type="float">
            <text:p>6.02E-05</text:p>
          </table:table-cell>
          <table:table-cell office:value-type="float" office:value="0.00001983" calcext:value-type="float">
            <text:p>1.9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7]-[.D137])/[.F137])/(([.A137]-[.B137])/[.E137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6129" calcext:value-type="float">
            <text:p>0.00016129</text:p>
          </table:table-cell>
          <table:table-cell office:value-type="float" office:value="0.000071592" calcext:value-type="float">
            <text:p>7.1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8]-[.D138])/[.F138])/(([.A138]-[.B138])/[.E1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433" calcext:value-type="float">
            <text:p>3.43E-05</text:p>
          </table:table-cell>
          <table:table-cell office:value-type="float" office:value="0.000020007" calcext:value-type="float">
            <text:p>2.0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39]-[.D139])/[.F139])/(([.A139]-[.B139])/[.E13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8978" calcext:value-type="float">
            <text:p>0.00028978</text:p>
          </table:table-cell>
          <table:table-cell office:value-type="float" office:value="0.000097032" calcext:value-type="float">
            <text:p>9.7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0]-[.D140])/[.F140])/(([.A140]-[.B140])/[.E1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208" calcext:value-type="float">
            <text:p>8.21E-05</text:p>
          </table:table-cell>
          <table:table-cell office:value-type="float" office:value="0.000050733" calcext:value-type="float">
            <text:p>5.0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1]-[.D141])/[.F141])/(([.A141]-[.B141])/[.E1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84341" calcext:value-type="float">
            <text:p>8.43E-05</text:p>
          </table:table-cell>
          <table:table-cell office:value-type="float" office:value="0.000042563" calcext:value-type="float">
            <text:p>4.2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2]-[.D142])/[.F142])/(([.A142]-[.B142])/[.E1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6184" calcext:value-type="float">
            <text:p>5.62E-05</text:p>
          </table:table-cell>
          <table:table-cell office:value-type="float" office:value="0.000030193" calcext:value-type="float">
            <text:p>3.0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3]-[.D143])/[.F143])/(([.A143]-[.B143])/[.E1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45" calcext:value-type="float">
            <text:p>7.45E-05</text:p>
          </table:table-cell>
          <table:table-cell office:value-type="float" office:value="0.000029033" calcext:value-type="float">
            <text:p>2.90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4]-[.D144])/[.F144])/(([.A144]-[.B144])/[.E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9003" calcext:value-type="float">
            <text:p>7.90E-05</text:p>
          </table:table-cell>
          <table:table-cell office:value-type="float" office:value="0.000017767" calcext:value-type="float">
            <text:p>1.7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5]-[.D145])/[.F145])/(([.A145]-[.B145])/[.E1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8548" calcext:value-type="float">
            <text:p>6.85E-05</text:p>
          </table:table-cell>
          <table:table-cell office:value-type="float" office:value="0.000034747" calcext:value-type="float">
            <text:p>3.4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6]-[.D146])/[.F146])/(([.A146]-[.B146])/[.E146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22919" calcext:value-type="float">
            <text:p>0.00022919</text:p>
          </table:table-cell>
          <table:table-cell office:value-type="float" office:value="0.000028653" calcext:value-type="float">
            <text:p>2.8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7]-[.D147])/[.F147])/(([.A147]-[.B147])/[.E147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38623" calcext:value-type="float">
            <text:p>0.00038623</text:p>
          </table:table-cell>
          <table:table-cell office:value-type="float" office:value="0.000066683" calcext:value-type="float">
            <text:p>6.6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8]-[.D148])/[.F148])/(([.A148]-[.B148])/[.E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6731" calcext:value-type="float">
            <text:p>6.67E-05</text:p>
          </table:table-cell>
          <table:table-cell office:value-type="float" office:value="0.000021243" calcext:value-type="float">
            <text:p>2.1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49]-[.D149])/[.F149])/(([.A149]-[.B149])/[.E1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76667" calcext:value-type="float">
            <text:p>7.67E-05</text:p>
          </table:table-cell>
          <table:table-cell office:value-type="float" office:value="0.000025743" calcext:value-type="float">
            <text:p>2.57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0]-[.D150])/[.F150])/(([.A150]-[.B150])/[.E1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1938" calcext:value-type="float">
            <text:p>1.19E-05</text:p>
          </table:table-cell>
          <table:table-cell office:value-type="float" office:value="0.000059772" calcext:value-type="float">
            <text:p>5.98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1]-[.D151])/[.F151])/(([.A151]-[.B151])/[.E15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019649" calcext:value-type="float">
            <text:p>1.96E-06</text:p>
          </table:table-cell>
          <table:table-cell office:value-type="float" office:value="0.000017172" calcext:value-type="float">
            <text:p>1.7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2]-[.D152])/[.F152])/(([.A152]-[.B152])/[.E15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4534" calcext:value-type="float">
            <text:p>4.53E-05</text:p>
          </table:table-cell>
          <table:table-cell office:value-type="float" office:value="0.00003113" calcext:value-type="float">
            <text:p>3.1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3]-[.D153])/[.F153])/(([.A153]-[.B153])/[.E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8151" calcext:value-type="float">
            <text:p>9.82E-05</text:p>
          </table:table-cell>
          <table:table-cell office:value-type="float" office:value="0.000035855" calcext:value-type="float">
            <text:p>3.59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4]-[.D154])/[.F154])/(([.A154]-[.B154])/[.E1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7073" calcext:value-type="float">
            <text:p>3.71E-05</text:p>
          </table:table-cell>
          <table:table-cell office:value-type="float" office:value="0.000015595" calcext:value-type="float">
            <text:p>1.5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5]-[.D155])/[.F155])/(([.A155]-[.B155])/[.E155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.00010467" calcext:value-type="float">
            <text:p>0.00010467</text:p>
          </table:table-cell>
          <table:table-cell office:value-type="float" office:value="0.0000075399" calcext:value-type="float">
            <text:p>7.54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6]-[.D156])/[.F156])/(([.A156]-[.B156])/[.E1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23245" calcext:value-type="float">
            <text:p>2.32E-05</text:p>
          </table:table-cell>
          <table:table-cell office:value-type="float" office:value="0.0000026066" calcext:value-type="float">
            <text:p>2.61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7]-[.D157])/[.F157])/(([.A157]-[.B157])/[.E1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8152" calcext:value-type="float">
            <text:p>9.82E-05</text:p>
          </table:table-cell>
          <table:table-cell office:value-type="float" office:value="0.000017227" calcext:value-type="float">
            <text:p>1.72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8]-[.D158])/[.F158])/(([.A158]-[.B158])/[.E1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6906" calcext:value-type="float">
            <text:p>5.69E-05</text:p>
          </table:table-cell>
          <table:table-cell office:value-type="float" office:value="0.000028075" calcext:value-type="float">
            <text:p>2.81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59]-[.D159])/[.F159])/(([.A159]-[.B159])/[.E1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0549" calcext:value-type="float">
            <text:p>5.05E-05</text:p>
          </table:table-cell>
          <table:table-cell table:style-name="Default" office:value-type="float" office:value="0.00011278" calcext:value-type="float">
            <text:p>0.000112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0]-[.D160])/[.F160])/(([.A160]-[.B160])/[.E16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3826" calcext:value-type="float">
            <text:p>3.83E-05</text:p>
          </table:table-cell>
          <table:table-cell office:value-type="float" office:value="0.000042453" calcext:value-type="float">
            <text:p>4.25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1]-[.D161])/[.F161])/(([.A161]-[.B161])/[.E16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28417" calcext:value-type="float">
            <text:p>2.84E-05</text:p>
          </table:table-cell>
          <table:table-cell office:value-type="float" office:value="0.000025597" calcext:value-type="float">
            <text:p>2.5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2]-[.D162])/[.F162])/(([.A162]-[.B162])/[.E1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31345" calcext:value-type="float">
            <text:p>3.13E-05</text:p>
          </table:table-cell>
          <table:table-cell office:value-type="float" office:value="0.000043553" calcext:value-type="float">
            <text:p>4.36E-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3]-[.D163])/[.F163])/(([.A163]-[.B163])/[.E16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00061764" calcext:value-type="float">
            <text:p>6.18E-05</text:p>
          </table:table-cell>
          <table:table-cell office:value-type="float" office:value="0.0000078566" calcext:value-type="float">
            <text:p>7.86E-06</text:p>
          </table:table-cell>
          <table:table-cell office:value-type="float" office:value="0.012941" calcext:value-type="float">
            <text:p>0.012941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4]-[.D164])/[.F164])/(([.A164]-[.B164])/[.E164])" office:value-type="float" office:value="0.0257004022589754" calcext:value-type="float">
            <text:p>0.025700402258975</text:p>
          </table:table-cell>
        </table:table-row>
        <table:table-row table:style-name="ro1">
          <table:table-cell office:value-type="float" office:value="0.000047676" calcext:value-type="float">
            <text:p>4.77E-05</text:p>
          </table:table-cell>
          <table:table-cell office:value-type="float" office:value="0.0000061599" calcext:value-type="float">
            <text:p>6.16E-06</text:p>
          </table:table-cell>
          <table:table-cell office:value-type="float" office:value="0.026067" calcext:value-type="float">
            <text:p>0.026067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5]-[.D165])/[.F165])/(([.A165]-[.B165])/[.E165])" office:value-type="float" office:value="0.067219452712385" calcext:value-type="float">
            <text:p>0.067219452712385</text:p>
          </table:table-cell>
        </table:table-row>
        <table:table-row table:style-name="ro1">
          <table:table-cell office:value-type="float" office:value="0.000019964" calcext:value-type="float">
            <text:p>2.00E-05</text:p>
          </table:table-cell>
          <table:table-cell office:value-type="float" office:value="0.000014198" calcext:value-type="float">
            <text:p>1.42E-05</text:p>
          </table:table-cell>
          <table:table-cell office:value-type="float" office:value="0.036942" calcext:value-type="float">
            <text:p>0.036942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6]-[.D166])/[.F166])/(([.A166]-[.B166])/[.E166])" office:value-type="float" office:value="0.68590858014585" calcext:value-type="float">
            <text:p>0.68590858014585</text:p>
          </table:table-cell>
        </table:table-row>
        <table:table-row table:style-name="ro1">
          <table:table-cell office:value-type="float" office:value="0.000016942" calcext:value-type="float">
            <text:p>1.69E-05</text:p>
          </table:table-cell>
          <table:table-cell office:value-type="float" office:value="0.00000056155" calcext:value-type="float">
            <text:p>5.62E-07</text:p>
          </table:table-cell>
          <table:table-cell office:value-type="float" office:value="0.054037" calcext:value-type="float">
            <text:p>0.054037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7]-[.D167])/[.F167])/(([.A167]-[.B167])/[.E167])" office:value-type="float" office:value="0.353171680013574" calcext:value-type="float">
            <text:p>0.353171680013574</text:p>
          </table:table-cell>
        </table:table-row>
        <table:table-row table:style-name="ro1">
          <table:table-cell office:value-type="float" office:value="0.000050401" calcext:value-type="float">
            <text:p>5.04E-05</text:p>
          </table:table-cell>
          <table:table-cell office:value-type="float" office:value="0.00002031" calcext:value-type="float">
            <text:p>2.03E-05</text:p>
          </table:table-cell>
          <table:table-cell office:value-type="float" office:value="0.061032" calcext:value-type="float">
            <text:p>0.061032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8]-[.D168])/[.F168])/(([.A168]-[.B168])/[.E168])" office:value-type="float" office:value="0.217140808646702" calcext:value-type="float">
            <text:p>0.217140808646702</text:p>
          </table:table-cell>
        </table:table-row>
        <table:table-row table:style-name="ro1">
          <table:table-cell office:value-type="float" office:value="0.000014941" calcext:value-type="float">
            <text:p>1.49E-05</text:p>
          </table:table-cell>
          <table:table-cell office:value-type="float" office:value="0.000028833" calcext:value-type="float">
            <text:p>2.88E-05</text:p>
          </table:table-cell>
          <table:table-cell office:value-type="float" office:value="0.071359" calcext:value-type="float">
            <text:p>0.071359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69]-[.D169])/[.F169])/(([.A169]-[.B169])/[.E169])" office:value-type="float" office:value="-0.549926249627842" calcext:value-type="float">
            <text:p>-0.549926249627842</text:p>
          </table:table-cell>
        </table:table-row>
        <table:table-row table:style-name="ro1">
          <table:table-cell table:style-name="Default" office:value-type="float" office:value="0.0002538" calcext:value-type="float">
            <text:p>0.0002538</text:p>
          </table:table-cell>
          <table:table-cell office:value-type="float" office:value="0.000014592" calcext:value-type="float">
            <text:p>1.46E-05</text:p>
          </table:table-cell>
          <table:table-cell office:value-type="float" office:value="0.080199" calcext:value-type="float">
            <text:p>0.080199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0]-[.D170])/[.F170])/(([.A170]-[.B170])/[.E170])" office:value-type="float" office:value="0.0358933275981571" calcext:value-type="float">
            <text:p>0.035893327598157</text:p>
          </table:table-cell>
        </table:table-row>
        <table:table-row table:style-name="ro1">
          <table:table-cell table:style-name="Default" office:value-type="float" office:value="0.00010397" calcext:value-type="float">
            <text:p>0.00010397</text:p>
          </table:table-cell>
          <table:table-cell office:value-type="float" office:value="0.00001576" calcext:value-type="float">
            <text:p>1.58E-05</text:p>
          </table:table-cell>
          <table:table-cell office:value-type="float" office:value="0.099405" calcext:value-type="float">
            <text:p>0.099405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1]-[.D171])/[.F171])/(([.A171]-[.B171])/[.E171])" office:value-type="float" office:value="0.120645430428873" calcext:value-type="float">
            <text:p>0.120645430428873</text:p>
          </table:table-cell>
        </table:table-row>
        <table:table-row table:style-name="ro1">
          <table:table-cell table:style-name="Default" office:value-type="float" office:value="0.0001822" calcext:value-type="float">
            <text:p>0.0001822</text:p>
          </table:table-cell>
          <table:table-cell office:value-type="float" office:value="0.000014098" calcext:value-type="float">
            <text:p>1.41E-05</text:p>
          </table:table-cell>
          <table:table-cell office:value-type="float" office:value="0.11659" calcext:value-type="float">
            <text:p>0.11659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2]-[.D172])/[.F172])/(([.A172]-[.B172])/[.E172])" office:value-type="float" office:value="0.0742521257373555" calcext:value-type="float">
            <text:p>0.074252125737356</text:p>
          </table:table-cell>
        </table:table-row>
        <table:table-row table:style-name="ro1">
          <table:table-cell office:value-type="float" office:value="0.00003192" calcext:value-type="float">
            <text:p>3.19E-05</text:p>
          </table:table-cell>
          <table:table-cell office:value-type="float" office:value="0.0000026266" calcext:value-type="float">
            <text:p>2.63E-06</text:p>
          </table:table-cell>
          <table:table-cell office:value-type="float" office:value="0.12995" calcext:value-type="float">
            <text:p>0.12995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3]-[.D173])/[.F173])/(([.A173]-[.B173])/[.E173])" office:value-type="float" office:value="0.474927121680348" calcext:value-type="float">
            <text:p>0.474927121680348</text:p>
          </table:table-cell>
        </table:table-row>
        <table:table-row table:style-name="ro1">
          <table:table-cell office:value-type="float" office:value="0.000014143" calcext:value-type="float">
            <text:p>1.41E-05</text:p>
          </table:table-cell>
          <table:table-cell office:value-type="float" office:value="0.0000066933" calcext:value-type="float">
            <text:p>6.69E-06</text:p>
          </table:table-cell>
          <table:table-cell office:value-type="float" office:value="0.14143" calcext:value-type="float">
            <text:p>0.14143</text:p>
          </table:table-cell>
          <table:table-cell office:value-type="float" office:value="0.016728" calcext:value-type="float">
            <text:p>0.01672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4]-[.D174])/[.F174])/(([.A174]-[.B174])/[.E174])" office:value-type="float" office:value="1.79207055637398" calcext:value-type="float">
            <text:p>1.79207055637398</text:p>
          </table:table-cell>
        </table:table-row>
        <table:table-row table:style-name="ro1">
          <table:table-cell office:value-type="float" office:value="0.000022059" calcext:value-type="float">
            <text:p>2.21E-05</text:p>
          </table:table-cell>
          <table:table-cell office:value-type="float" office:value="0.000015923" calcext:value-type="float">
            <text:p>1.59E-05</text:p>
          </table:table-cell>
          <table:table-cell office:value-type="float" office:value="0.15047" calcext:value-type="float">
            <text:p>0.15047</text:p>
          </table:table-cell>
          <table:table-cell office:value-type="float" office:value="0.062957" calcext:value-type="float">
            <text:p>0.06295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5]-[.D175])/[.F175])/(([.A175]-[.B175])/[.E175])" office:value-type="float" office:value="1.52688978860479" calcext:value-type="float">
            <text:p>1.52688978860479</text:p>
          </table:table-cell>
        </table:table-row>
        <table:table-row table:style-name="ro1">
          <table:table-cell office:value-type="float" office:value="0.000017146" calcext:value-type="float">
            <text:p>1.71E-05</text:p>
          </table:table-cell>
          <table:table-cell office:value-type="float" office:value="0.0000296" calcext:value-type="float">
            <text:p>2.96E-05</text:p>
          </table:table-cell>
          <table:table-cell office:value-type="float" office:value="0.15629" calcext:value-type="float">
            <text:p>0.15629</text:p>
          </table:table-cell>
          <table:table-cell office:value-type="float" office:value="0.069414" calcext:value-type="float">
            <text:p>0.06941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6]-[.D176])/[.F176])/(([.A176]-[.B176])/[.E176])" office:value-type="float" office:value="-0.746812235897808" calcext:value-type="float">
            <text:p>-0.746812235897808</text:p>
          </table:table-cell>
        </table:table-row>
        <table:table-row table:style-name="ro1">
          <table:table-cell office:value-type="float" office:value="0.000058614" calcext:value-type="float">
            <text:p>5.86E-05</text:p>
          </table:table-cell>
          <table:table-cell office:value-type="float" office:value="0.000014243" calcext:value-type="float">
            <text:p>1.42E-05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065617" calcext:value-type="float">
            <text:p>0.06561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7]-[.D177])/[.F177])/(([.A177]-[.B177])/[.E177])" office:value-type="float" office:value="0.224349345627298" calcext:value-type="float">
            <text:p>0.224349345627298</text:p>
          </table:table-cell>
        </table:table-row>
        <table:table-row table:style-name="ro1">
          <table:table-cell office:value-type="float" office:value="0.000058519" calcext:value-type="float">
            <text:p>5.85E-05</text:p>
          </table:table-cell>
          <table:table-cell office:value-type="float" office:value="0.000041367" calcext:value-type="float">
            <text:p>4.14E-05</text:p>
          </table:table-cell>
          <table:table-cell office:value-type="float" office:value="0.159" calcext:value-type="float">
            <text:p>0.159</text:p>
          </table:table-cell>
          <table:table-cell office:value-type="float" office:value="0.061594" calcext:value-type="float">
            <text:p>0.06159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8]-[.D178])/[.F178])/(([.A178]-[.B178])/[.E178])" office:value-type="float" office:value="0.60798296489958" calcext:value-type="float">
            <text:p>0.60798296489958</text:p>
          </table:table-cell>
        </table:table-row>
        <table:table-row table:style-name="ro1">
          <table:table-cell office:value-type="float" office:value="0.000024913" calcext:value-type="float">
            <text:p>2.49E-05</text:p>
          </table:table-cell>
          <table:table-cell office:value-type="float" office:value="0.000030367" calcext:value-type="float">
            <text:p>3.04E-05</text:p>
          </table:table-cell>
          <table:table-cell office:value-type="float" office:value="0.15878" calcext:value-type="float">
            <text:p>0.15878</text:p>
          </table:table-cell>
          <table:table-cell office:value-type="float" office:value="0.060135" calcext:value-type="float">
            <text:p>0.06013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79]-[.D179])/[.F179])/(([.A179]-[.B179])/[.E179])" office:value-type="float" office:value="-1.93633463263277" calcext:value-type="float">
            <text:p>-1.93633463263277</text:p>
          </table:table-cell>
        </table:table-row>
        <table:table-row table:style-name="ro1">
          <table:table-cell table:style-name="Default" office:value-type="float" office:value="0.00013093" calcext:value-type="float">
            <text:p>0.00013093</text:p>
          </table:table-cell>
          <table:table-cell office:value-type="float" office:value="0.00003966" calcext:value-type="float">
            <text:p>3.97E-05</text:p>
          </table:table-cell>
          <table:table-cell office:value-type="float" office:value="0.15924" calcext:value-type="float">
            <text:p>0.15924</text:p>
          </table:table-cell>
          <table:table-cell office:value-type="float" office:value="0.059935" calcext:value-type="float">
            <text:p>0.05993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0]-[.D180])/[.F180])/(([.A180]-[.B180])/[.E180])" office:value-type="float" office:value="0.116483264873514" calcext:value-type="float">
            <text:p>0.116483264873514</text:p>
          </table:table-cell>
        </table:table-row>
        <table:table-row table:style-name="ro1">
          <table:table-cell office:value-type="float" office:value="0.000019871" calcext:value-type="float">
            <text:p>1.99E-05</text:p>
          </table:table-cell>
          <table:table-cell office:value-type="float" office:value="0.000015387" calcext:value-type="float">
            <text:p>1.54E-05</text:p>
          </table:table-cell>
          <table:table-cell office:value-type="float" office:value="0.16193" calcext:value-type="float">
            <text:p>0.16193</text:p>
          </table:table-cell>
          <table:table-cell office:value-type="float" office:value="0.064677" calcext:value-type="float">
            <text:p>0.06467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1]-[.D181])/[.F181])/(([.A181]-[.B181])/[.E181])" office:value-type="float" office:value="2.3219767817297" calcext:value-type="float">
            <text:p>2.3219767817297</text:p>
          </table:table-cell>
        </table:table-row>
        <table:table-row table:style-name="ro1">
          <table:table-cell office:value-type="float" office:value="0.0000078966" calcext:value-type="float">
            <text:p>7.90E-06</text:p>
          </table:table-cell>
          <table:table-cell office:value-type="float" office:value="0.00000033322" calcext:value-type="float">
            <text:p>3.33E-07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085838" calcext:value-type="float">
            <text:p>0.08583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2]-[.D182])/[.F182])/(([.A182]-[.B182])/[.E182])" office:value-type="float" office:value="1.14402138309461" calcext:value-type="float">
            <text:p>1.14402138309461</text:p>
          </table:table-cell>
        </table:table-row>
        <table:table-row table:style-name="ro1">
          <table:table-cell office:value-type="float" office:value="0.00002584" calcext:value-type="float">
            <text:p>2.58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17248" calcext:value-type="float">
            <text:p>0.17248</text:p>
          </table:table-cell>
          <table:table-cell office:value-type="float" office:value="0.11974" calcext:value-type="float">
            <text:p>0.1197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3]-[.D183])/[.F183])/(([.A183]-[.B183])/[.E183])" office:value-type="float" office:value="0.219356266000331" calcext:value-type="float">
            <text:p>0.219356266000331</text:p>
          </table:table-cell>
        </table:table-row>
        <table:table-row table:style-name="ro1">
          <table:table-cell office:value-type="float" office:value="0.0000098984" calcext:value-type="float">
            <text:p>9.90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17802" calcext:value-type="float">
            <text:p>0.17802</text:p>
          </table:table-cell>
          <table:table-cell office:value-type="float" office:value="0.14772" calcext:value-type="float">
            <text:p>0.1477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4]-[.D184])/[.F184])/(([.A184]-[.B184])/[.E184])" office:value-type="float" office:value="0.331056911451972" calcext:value-type="float">
            <text:p>0.331056911451972</text:p>
          </table:table-cell>
        </table:table-row>
        <table:table-row table:style-name="ro1">
          <table:table-cell office:value-type="float" office:value="0.000014496" calcext:value-type="float">
            <text:p>1.45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17195" calcext:value-type="float">
            <text:p>0.1719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5]-[.D185])/[.F185])/(([.A185]-[.B185])/[.E185])" office:value-type="float" office:value="0.105228040086323" calcext:value-type="float">
            <text:p>0.105228040086323</text:p>
          </table:table-cell>
        </table:table-row>
        <table:table-row table:style-name="ro1">
          <table:table-cell office:value-type="float" office:value="0.0000078594" calcext:value-type="float">
            <text:p>7.86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19399" calcext:value-type="float">
            <text:p>0.19399</text:p>
          </table:table-cell>
          <table:table-cell office:value-type="float" office:value="0.19418" calcext:value-type="float">
            <text:p>0.1941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6]-[.D186])/[.F186])/(([.A186]-[.B186])/[.E186])" office:value-type="float" office:value="-0.0026214360629736" calcext:value-type="float">
            <text:p>-0.002621436062974</text:p>
          </table:table-cell>
        </table:table-row>
        <table:table-row table:style-name="ro1">
          <table:table-cell office:value-type="float" office:value="0.000021002" calcext:value-type="float">
            <text:p>2.10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20193" calcext:value-type="float">
            <text:p>0.20193</text:p>
          </table:table-cell>
          <table:table-cell office:value-type="float" office:value="0.21438" calcext:value-type="float">
            <text:p>0.2143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7]-[.D187])/[.F187])/(([.A187]-[.B187])/[.E187])" office:value-type="float" office:value="-0.0637675167809842" calcext:value-type="float">
            <text:p>-0.063767516780984</text:p>
          </table:table-cell>
        </table:table-row>
        <table:table-row table:style-name="ro1">
          <table:table-cell office:value-type="float" office:value="0.000037722" calcext:value-type="float">
            <text:p>3.77E-05</text:p>
          </table:table-cell>
          <table:table-cell office:value-type="float" office:value="0.00000071322" calcext:value-type="float">
            <text:p>7.13E-07</text:p>
          </table:table-cell>
          <table:table-cell office:value-type="float" office:value="0.20883" calcext:value-type="float">
            <text:p>0.20883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8]-[.D188])/[.F188])/(([.A188]-[.B188])/[.E188])" office:value-type="float" office:value="-0.0589259685839016" calcext:value-type="float">
            <text:p>-0.058925968583902</text:p>
          </table:table-cell>
        </table:table-row>
        <table:table-row table:style-name="ro1">
          <table:table-cell office:value-type="float" office:value="0.000017128" calcext:value-type="float">
            <text:p>1.71E-05</text:p>
          </table:table-cell>
          <table:table-cell office:value-type="float" office:value="0.00000065988" calcext:value-type="float">
            <text:p>6.60E-07</text:p>
          </table:table-cell>
          <table:table-cell office:value-type="float" office:value="0.21422" calcext:value-type="float">
            <text:p>0.21422</text:p>
          </table:table-cell>
          <table:table-cell office:value-type="float" office:value="0.24482" calcext:value-type="float">
            <text:p>0.2448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89]-[.D189])/[.F189])/(([.A189]-[.B189])/[.E189])" office:value-type="float" office:value="-0.198928896335413" calcext:value-type="float">
            <text:p>-0.198928896335413</text:p>
          </table:table-cell>
        </table:table-row>
        <table:table-row table:style-name="ro1">
          <table:table-cell office:value-type="float" office:value="0.0000092313" calcext:value-type="float">
            <text:p>9.23E-06</text:p>
          </table:table-cell>
          <table:table-cell office:value-type="float" office:value="0.00000020655" calcext:value-type="float">
            <text:p>2.07E-07</text:p>
          </table:table-cell>
          <table:table-cell office:value-type="float" office:value="0.22181" calcext:value-type="float">
            <text:p>0.22181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0]-[.D190])/[.F190])/(([.A190]-[.B190])/[.E190])" office:value-type="float" office:value="-0.525045208036235" calcext:value-type="float">
            <text:p>-0.525045208036235</text:p>
          </table:table-cell>
        </table:table-row>
        <table:table-row table:style-name="ro1">
          <table:table-cell office:value-type="float" office:value="0.0000061171" calcext:value-type="float">
            <text:p>6.12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23064" calcext:value-type="float">
            <text:p>0.23064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1]-[.D191])/[.F191])/(([.A191]-[.B191])/[.E191])" office:value-type="float" office:value="-0.997775087898033" calcext:value-type="float">
            <text:p>-0.997775087898033</text:p>
          </table:table-cell>
        </table:table-row>
        <table:table-row table:style-name="ro1">
          <table:table-cell office:value-type="float" office:value="0.0000099357" calcext:value-type="float">
            <text:p>9.94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23909" calcext:value-type="float">
            <text:p>0.23909</text:p>
          </table:table-cell>
          <table:table-cell office:value-type="float" office:value="0.30489" calcext:value-type="float">
            <text:p>0.3048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2]-[.D192])/[.F192])/(([.A192]-[.B192])/[.E192])" office:value-type="float" office:value="-0.716202503970303" calcext:value-type="float">
            <text:p>-0.716202503970303</text:p>
          </table:table-cell>
        </table:table-row>
        <table:table-row table:style-name="ro1">
          <table:table-cell office:value-type="float" office:value="0.000004523" calcext:value-type="float">
            <text:p>4.52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24661" calcext:value-type="float">
            <text:p>0.24661</text:p>
          </table:table-cell>
          <table:table-cell office:value-type="float" office:value="0.31862" calcext:value-type="float">
            <text:p>0.3186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3]-[.D193])/[.F193])/(([.A193]-[.B193])/[.E193])" office:value-type="float" office:value="-1.74294890855869" calcext:value-type="float">
            <text:p>-1.74294890855869</text:p>
          </table:table-cell>
        </table:table-row>
        <table:table-row table:style-name="ro1">
          <table:table-cell office:value-type="float" office:value="0.000005079" calcext:value-type="float">
            <text:p>5.08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25426" calcext:value-type="float">
            <text:p>0.25426</text:p>
          </table:table-cell>
          <table:table-cell office:value-type="float" office:value="0.33478" calcext:value-type="float">
            <text:p>0.3347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4]-[.D194])/[.F194])/(([.A194]-[.B194])/[.E194])" office:value-type="float" office:value="-1.73129761157183" calcext:value-type="float">
            <text:p>-1.73129761157183</text:p>
          </table:table-cell>
        </table:table-row>
        <table:table-row table:style-name="ro1">
          <table:table-cell office:value-type="float" office:value="0.0000013346" calcext:value-type="float">
            <text:p>1.33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35465" calcext:value-type="float">
            <text:p>0.3546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5]-[.D195])/[.F195])/(([.A195]-[.B195])/[.E195])" office:value-type="float" office:value="-8.08452676759706" calcext:value-type="float">
            <text:p>-8.08452676759706</text:p>
          </table:table-cell>
        </table:table-row>
        <table:table-row table:style-name="ro1">
          <table:table-cell office:value-type="float" office:value="0.0000037444" calcext:value-type="float">
            <text:p>3.74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36946" calcext:value-type="float">
            <text:p>0.3694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6]-[.D196])/[.F196])/(([.A196]-[.B196])/[.E196])" office:value-type="float" office:value="-2.97922879688764" calcext:value-type="float">
            <text:p>-2.97922879688764</text:p>
          </table:table-cell>
        </table:table-row>
        <table:table-row table:style-name="ro1">
          <table:table-cell office:value-type="float" office:value="0.000070958" calcext:value-type="float">
            <text:p>7.10E-05</text:p>
          </table:table-cell>
          <table:table-cell office:value-type="float" office:value="0.000040753" calcext:value-type="float">
            <text:p>4.08E-05</text:p>
          </table:table-cell>
          <table:table-cell office:value-type="float" office:value="0.27459" calcext:value-type="float">
            <text:p>0.27459</text:p>
          </table:table-cell>
          <table:table-cell office:value-type="float" office:value="0.38202" calcext:value-type="float">
            <text:p>0.3820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7]-[.D197])/[.F197])/(([.A197]-[.B197])/[.E197])" office:value-type="float" office:value="-0.380773929032618" calcext:value-type="float">
            <text:p>-0.380773929032618</text:p>
          </table:table-cell>
        </table:table-row>
        <table:table-row table:style-name="ro1">
          <table:table-cell table:style-name="Default" office:value-type="float" office:value="0.00031677" calcext:value-type="float">
            <text:p>0.00031677</text:p>
          </table:table-cell>
          <table:table-cell office:value-type="float" office:value="0.000076468" calcext:value-type="float">
            <text:p>7.65E-05</text:p>
          </table:table-cell>
          <table:table-cell office:value-type="float" office:value="0.27972" calcext:value-type="float">
            <text:p>0.27972</text:p>
          </table:table-cell>
          <table:table-cell office:value-type="float" office:value="0.40102" calcext:value-type="float">
            <text:p>0.4010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8]-[.D198])/[.F198])/(([.A198]-[.B198])/[.E198])" office:value-type="float" office:value="-0.0540410632491576" calcext:value-type="float">
            <text:p>-0.054041063249158</text:p>
          </table:table-cell>
        </table:table-row>
        <table:table-row table:style-name="ro1">
          <table:table-cell office:value-type="float" office:value="0.000028342" calcext:value-type="float">
            <text:p>2.83E-05</text:p>
          </table:table-cell>
          <table:table-cell office:value-type="float" office:value="0.000013822" calcext:value-type="float">
            <text:p>1.38E-05</text:p>
          </table:table-cell>
          <table:table-cell office:value-type="float" office:value="0.28255" calcext:value-type="float">
            <text:p>0.28255</text:p>
          </table:table-cell>
          <table:table-cell office:value-type="float" office:value="0.41843" calcext:value-type="float">
            <text:p>0.4184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199]-[.D199])/[.F199])/(([.A199]-[.B199])/[.E199])" office:value-type="float" office:value="-1.00186543047913" calcext:value-type="float">
            <text:p>-1.00186543047913</text:p>
          </table:table-cell>
        </table:table-row>
        <table:table-row table:style-name="ro1">
          <table:table-cell office:value-type="float" office:value="0.000012457" calcext:value-type="float">
            <text:p>1.25E-05</text:p>
          </table:table-cell>
          <table:table-cell office:value-type="float" office:value="0.00000052988" calcext:value-type="float">
            <text:p>5.30E-07</text:p>
          </table:table-cell>
          <table:table-cell office:value-type="float" office:value="0.28488" calcext:value-type="float">
            <text:p>0.28488</text:p>
          </table:table-cell>
          <table:table-cell office:value-type="float" office:value="0.43067" calcext:value-type="float">
            <text:p>0.4306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0]-[.D200])/[.F200])/(([.A200]-[.B200])/[.E200])" office:value-type="float" office:value="-1.3086171777652" calcext:value-type="float">
            <text:p>-1.3086171777652</text:p>
          </table:table-cell>
        </table:table-row>
        <table:table-row table:style-name="ro1">
          <table:table-cell office:value-type="float" office:value="0.0000057834" calcext:value-type="float">
            <text:p>5.78E-06</text:p>
          </table:table-cell>
          <table:table-cell office:value-type="float" office:value="0.00000029322" calcext:value-type="float">
            <text:p>2.93E-07</text:p>
          </table:table-cell>
          <table:table-cell office:value-type="float" office:value="0.28808" calcext:value-type="float">
            <text:p>0.28808</text:p>
          </table:table-cell>
          <table:table-cell office:value-type="float" office:value="0.43893" calcext:value-type="float">
            <text:p>0.4389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1]-[.D201])/[.F201])/(([.A201]-[.B201])/[.E201])" office:value-type="float" office:value="-2.94157008866801" calcext:value-type="float">
            <text:p>-2.94157008866801</text:p>
          </table:table-cell>
        </table:table-row>
        <table:table-row table:style-name="ro1">
          <table:table-cell office:value-type="float" office:value="0.000035516" calcext:value-type="float">
            <text:p>3.55E-05</text:p>
          </table:table-cell>
          <table:table-cell office:value-type="float" office:value="0.00000033322" calcext:value-type="float">
            <text:p>3.33E-07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2]-[.D202])/[.F202])/(([.A202]-[.B202])/[.E202])" office:value-type="float" office:value="-0.495691419523786" calcext:value-type="float">
            <text:p>-0.495691419523786</text:p>
          </table:table-cell>
        </table:table-row>
        <table:table-row table:style-name="ro1">
          <table:table-cell office:value-type="float" office:value="0.000024913" calcext:value-type="float">
            <text:p>2.49E-05</text:p>
          </table:table-cell>
          <table:table-cell office:value-type="float" office:value="0.0000011332" calcext:value-type="float">
            <text:p>1.13E-06</text:p>
          </table:table-cell>
          <table:table-cell office:value-type="float" office:value="0.29689" calcext:value-type="float">
            <text:p>0.29689</text:p>
          </table:table-cell>
          <table:table-cell office:value-type="float" office:value="0.46775" calcext:value-type="float">
            <text:p>0.4677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3]-[.D203])/[.F203])/(([.A203]-[.B203])/[.E203])" office:value-type="float" office:value="-0.76922373097171" calcext:value-type="float">
            <text:p>-0.76922373097171</text:p>
          </table:table-cell>
        </table:table-row>
        <table:table-row table:style-name="ro1">
          <table:table-cell table:style-name="Default" office:value-type="float" office:value="0.00019182" calcext:value-type="float">
            <text:p>0.00019182</text:p>
          </table:table-cell>
          <table:table-cell office:value-type="float" office:value="0.000071703" calcext:value-type="float">
            <text:p>7.17E-05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47496" calcext:value-type="float">
            <text:p>0.4749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4]-[.D204])/[.F204])/(([.A204]-[.B204])/[.E204])" office:value-type="float" office:value="-0.154379259856672" calcext:value-type="float">
            <text:p>-0.154379259856672</text:p>
          </table:table-cell>
        </table:table-row>
        <table:table-row table:style-name="ro1">
          <table:table-cell office:value-type="float" office:value="0.000091867" calcext:value-type="float">
            <text:p>9.19E-05</text:p>
          </table:table-cell>
          <table:table-cell office:value-type="float" office:value="0.00001605" calcext:value-type="float">
            <text:p>1.61E-05</text:p>
          </table:table-cell>
          <table:table-cell office:value-type="float" office:value="0.30483" calcext:value-type="float">
            <text:p>0.30483</text:p>
          </table:table-cell>
          <table:table-cell office:value-type="float" office:value="0.48762" calcext:value-type="float">
            <text:p>0.4876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5]-[.D205])/[.F205])/(([.A205]-[.B205])/[.E205])" office:value-type="float" office:value="-0.258110877106724" calcext:value-type="float">
            <text:p>-0.258110877106724</text:p>
          </table:table-cell>
        </table:table-row>
        <table:table-row table:style-name="ro1">
          <table:table-cell office:value-type="float" office:value="0.000068901" calcext:value-type="float">
            <text:p>6.89E-05</text:p>
          </table:table-cell>
          <table:table-cell office:value-type="float" office:value="0.0000078599" calcext:value-type="float">
            <text:p>7.86E-06</text:p>
          </table:table-cell>
          <table:table-cell office:value-type="float" office:value="0.30725" calcext:value-type="float">
            <text:p>0.30725</text:p>
          </table:table-cell>
          <table:table-cell office:value-type="float" office:value="0.50033" calcext:value-type="float">
            <text:p>0.5003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6]-[.D206])/[.F206])/(([.A206]-[.B206])/[.E206])" office:value-type="float" office:value="-0.338637780088928" calcext:value-type="float">
            <text:p>-0.338637780088928</text:p>
          </table:table-cell>
        </table:table-row>
        <table:table-row table:style-name="ro1">
          <table:table-cell table:style-name="Default" office:value-type="float" office:value="0.00038191" calcext:value-type="float">
            <text:p>0.00038191</text:p>
          </table:table-cell>
          <table:table-cell table:style-name="Default" office:value-type="float" office:value="0.00010603" calcext:value-type="float">
            <text:p>0.00010603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50955" calcext:value-type="float">
            <text:p>0.5095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7]-[.D207])/[.F207])/(([.A207]-[.B207])/[.E207])" office:value-type="float" office:value="-0.0774764239325562" calcext:value-type="float">
            <text:p>-0.077476423932556</text:p>
          </table:table-cell>
        </table:table-row>
        <table:table-row table:style-name="ro1">
          <table:table-cell table:style-name="Default" office:value-type="float" office:value="0.00019104" calcext:value-type="float">
            <text:p>0.00019104</text:p>
          </table:table-cell>
          <table:table-cell office:value-type="float" office:value="0.000018858" calcext:value-type="float">
            <text:p>1.89E-05</text:p>
          </table:table-cell>
          <table:table-cell office:value-type="float" office:value="0.31174" calcext:value-type="float">
            <text:p>0.31174</text:p>
          </table:table-cell>
          <table:table-cell office:value-type="float" office:value="0.51738" calcext:value-type="float">
            <text:p>0.5173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8]-[.D208])/[.F208])/(([.A208]-[.B208])/[.E208])" office:value-type="float" office:value="-0.127861653591634" calcext:value-type="float">
            <text:p>-0.127861653591634</text:p>
          </table:table-cell>
        </table:table-row>
        <table:table-row table:style-name="ro1">
          <table:table-cell office:value-type="float" office:value="0.000033292" calcext:value-type="float">
            <text:p>3.33E-05</text:p>
          </table:table-cell>
          <table:table-cell office:value-type="float" office:value="0.00000958" calcext:value-type="float">
            <text:p>9.58E-06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52307" calcext:value-type="float">
            <text:p>0.5230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09]-[.D209])/[.F209])/(([.A209]-[.B209])/[.E209])" office:value-type="float" office:value="-0.946648123889223" calcext:value-type="float">
            <text:p>-0.946648123889223</text:p>
          </table:table-cell>
        </table:table-row>
        <table:table-row table:style-name="ro1">
          <table:table-cell office:value-type="float" office:value="0.000015756" calcext:value-type="float">
            <text:p>1.58E-05</text:p>
          </table:table-cell>
          <table:table-cell office:value-type="float" office:value="0.0000013799" calcext:value-type="float">
            <text:p>1.38E-06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52784" calcext:value-type="float">
            <text:p>0.5278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0]-[.D210])/[.F210])/(([.A210]-[.B210])/[.E210])" office:value-type="float" office:value="-1.57979941652147" calcext:value-type="float">
            <text:p>-1.57979941652147</text:p>
          </table:table-cell>
        </table:table-row>
        <table:table-row table:style-name="ro1">
          <table:table-cell office:value-type="float" office:value="0.000013995" calcext:value-type="float">
            <text:p>1.40E-05</text:p>
          </table:table-cell>
          <table:table-cell office:value-type="float" office:value="0.00000080655" calcext:value-type="float">
            <text:p>8.07E-07</text:p>
          </table:table-cell>
          <table:table-cell office:value-type="float" office:value="0.31866" calcext:value-type="float">
            <text:p>0.31866</text:p>
          </table:table-cell>
          <table:table-cell office:value-type="float" office:value="0.53247" calcext:value-type="float">
            <text:p>0.5324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1]-[.D211])/[.F211])/(([.A211]-[.B211])/[.E211])" office:value-type="float" office:value="-1.73562031967711" calcext:value-type="float">
            <text:p>-1.73562031967711</text:p>
          </table:table-cell>
        </table:table-row>
        <table:table-row table:style-name="ro1">
          <table:table-cell office:value-type="float" office:value="0.0000077297" calcext:value-type="float">
            <text:p>7.73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32235" calcext:value-type="float">
            <text:p>0.32235</text:p>
          </table:table-cell>
          <table:table-cell office:value-type="float" office:value="0.53713" calcext:value-type="float">
            <text:p>0.5371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2]-[.D212])/[.F212])/(([.A212]-[.B212])/[.E212])" office:value-type="float" office:value="-3.01370037563936" calcext:value-type="float">
            <text:p>-3.01370037563936</text:p>
          </table:table-cell>
        </table:table-row>
        <table:table-row table:style-name="ro1">
          <table:table-cell office:value-type="float" office:value="0.0000061542" calcext:value-type="float">
            <text:p>6.15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3]-[.D213])/[.F213])/(([.A213]-[.B213])/[.E213])" office:value-type="float" office:value="-3.80537478872293" calcext:value-type="float">
            <text:p>-3.80537478872293</text:p>
          </table:table-cell>
        </table:table-row>
        <table:table-row table:style-name="ro1">
          <table:table-cell office:value-type="float" office:value="0.0000038927" calcext:value-type="float">
            <text:p>3.89E-06</text:p>
          </table:table-cell>
          <table:table-cell office:value-type="float" office:value="0.00000047988" calcext:value-type="float">
            <text:p>4.80E-07</text:p>
          </table:table-cell>
          <table:table-cell office:value-type="float" office:value="0.33122" calcext:value-type="float">
            <text:p>0.33122</text:p>
          </table:table-cell>
          <table:table-cell office:value-type="float" office:value="0.54634" calcext:value-type="float">
            <text:p>0.5463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4]-[.D214])/[.F214])/(([.A214]-[.B214])/[.E214])" office:value-type="float" office:value="-6.74819891438343" calcext:value-type="float">
            <text:p>-6.74819891438343</text:p>
          </table:table-cell>
        </table:table-row>
        <table:table-row table:style-name="ro1">
          <table:table-cell office:value-type="float" office:value="0.000034497" calcext:value-type="float">
            <text:p>3.45E-05</text:p>
          </table:table-cell>
          <table:table-cell office:value-type="float" office:value="0.0000048966" calcext:value-type="float">
            <text:p>4.90E-06</text:p>
          </table:table-cell>
          <table:table-cell office:value-type="float" office:value="0.33616" calcext:value-type="float">
            <text:p>0.33616</text:p>
          </table:table-cell>
          <table:table-cell office:value-type="float" office:value="0.55033" calcext:value-type="float">
            <text:p>0.5503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5]-[.D215])/[.F215])/(([.A215]-[.B215])/[.E215])" office:value-type="float" office:value="-0.774607194642519" calcext:value-type="float">
            <text:p>-0.774607194642519</text:p>
          </table:table-cell>
        </table:table-row>
        <table:table-row table:style-name="ro1">
          <table:table-cell office:value-type="float" office:value="0.000091514" calcext:value-type="float">
            <text:p>9.15E-05</text:p>
          </table:table-cell>
          <table:table-cell office:value-type="float" office:value="0.000063583" calcext:value-type="float">
            <text:p>6.36E-05</text:p>
          </table:table-cell>
          <table:table-cell office:value-type="float" office:value="0.34086" calcext:value-type="float">
            <text:p>0.34086</text:p>
          </table:table-cell>
          <table:table-cell office:value-type="float" office:value="0.55353" calcext:value-type="float">
            <text:p>0.5535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6]-[.D216])/[.F216])/(([.A216]-[.B216])/[.E216])" office:value-type="float" office:value="-0.815155035889084" calcext:value-type="float">
            <text:p>-0.815155035889084</text:p>
          </table:table-cell>
        </table:table-row>
        <table:table-row table:style-name="ro1">
          <table:table-cell office:value-type="float" office:value="0.0000040781" calcext:value-type="float">
            <text:p>4.08E-06</text:p>
          </table:table-cell>
          <table:table-cell office:value-type="float" office:value="0.00002864" calcext:value-type="float">
            <text:p>2.86E-05</text:p>
          </table:table-cell>
          <table:table-cell office:value-type="float" office:value="0.34452" calcext:value-type="float">
            <text:p>0.34452</text:p>
          </table:table-cell>
          <table:table-cell office:value-type="float" office:value="0.55606" calcext:value-type="float">
            <text:p>0.5560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7]-[.D217])/[.F217])/(([.A217]-[.B217])/[.E217])" office:value-type="float" office:value="0.922042651142744" calcext:value-type="float">
            <text:p>0.922042651142744</text:p>
          </table:table-cell>
        </table:table-row>
        <table:table-row table:style-name="ro1">
          <table:table-cell office:value-type="float" office:value="0.0000044673" calcext:value-type="float">
            <text:p>4.47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34763" calcext:value-type="float">
            <text:p>0.34763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8]-[.D218])/[.F218])/(([.A218]-[.B218])/[.E218])" office:value-type="float" office:value="-5.16414354677523" calcext:value-type="float">
            <text:p>-5.16414354677523</text:p>
          </table:table-cell>
        </table:table-row>
        <table:table-row table:style-name="ro1">
          <table:table-cell office:value-type="float" office:value="0.000093036" calcext:value-type="float">
            <text:p>9.30E-05</text:p>
          </table:table-cell>
          <table:table-cell office:value-type="float" office:value="0.000019722" calcext:value-type="float">
            <text:p>1.97E-05</text:p>
          </table:table-cell>
          <table:table-cell office:value-type="float" office:value="0.35097" calcext:value-type="float">
            <text:p>0.35097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19]-[.D219])/[.F219])/(([.A219]-[.B219])/[.E219])" office:value-type="float" office:value="-0.306408730210623" calcext:value-type="float">
            <text:p>-0.306408730210623</text:p>
          </table:table-cell>
        </table:table-row>
        <table:table-row table:style-name="ro1">
          <table:table-cell office:value-type="float" office:value="0.000078373" calcext:value-type="float">
            <text:p>7.84E-05</text:p>
          </table:table-cell>
          <table:table-cell office:value-type="float" office:value="0.000047305" calcext:value-type="float">
            <text:p>4.73E-05</text:p>
          </table:table-cell>
          <table:table-cell office:value-type="float" office:value="0.35414" calcext:value-type="float">
            <text:p>0.35414</text:p>
          </table:table-cell>
          <table:table-cell office:value-type="float" office:value="0.56305" calcext:value-type="float">
            <text:p>0.5630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0]-[.D220])/[.F220])/(([.A220]-[.B220])/[.E220])" office:value-type="float" office:value="-0.719890433304672" calcext:value-type="float">
            <text:p>-0.719890433304672</text:p>
          </table:table-cell>
        </table:table-row>
        <table:table-row table:style-name="ro1">
          <table:table-cell office:value-type="float" office:value="0.0000092313" calcext:value-type="float">
            <text:p>9.23E-06</text:p>
          </table:table-cell>
          <table:table-cell office:value-type="float" office:value="0.0000027132" calcext:value-type="float">
            <text:p>2.71E-06</text:p>
          </table:table-cell>
          <table:table-cell office:value-type="float" office:value="0.35641" calcext:value-type="float">
            <text:p>0.35641</text:p>
          </table:table-cell>
          <table:table-cell office:value-type="float" office:value="0.56469" calcext:value-type="float">
            <text:p>0.5646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1]-[.D221])/[.F221])/(([.A221]-[.B221])/[.E221])" office:value-type="float" office:value="-3.42095230714788" calcext:value-type="float">
            <text:p>-3.42095230714788</text:p>
          </table:table-cell>
        </table:table-row>
        <table:table-row table:style-name="ro1">
          <table:table-cell office:value-type="float" office:value="0.0000036146" calcext:value-type="float">
            <text:p>3.61E-06</text:p>
          </table:table-cell>
          <table:table-cell office:value-type="float" office:value="0.0000086383" calcext:value-type="float">
            <text:p>8.64E-06</text:p>
          </table:table-cell>
          <table:table-cell office:value-type="float" office:value="0.35837" calcext:value-type="float">
            <text:p>0.35837</text:p>
          </table:table-cell>
          <table:table-cell office:value-type="float" office:value="0.56613" calcext:value-type="float">
            <text:p>0.5661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2]-[.D222])/[.F222])/(([.A222]-[.B222])/[.E222])" office:value-type="float" office:value="4.42750142344675" calcext:value-type="float">
            <text:p>4.42750142344675</text:p>
          </table:table-cell>
        </table:table-row>
        <table:table-row table:style-name="ro1">
          <table:table-cell office:value-type="float" office:value="0.000012902" calcext:value-type="float">
            <text:p>1.29E-05</text:p>
          </table:table-cell>
          <table:table-cell office:value-type="float" office:value="0.0000015649" calcext:value-type="float">
            <text:p>1.56E-06</text:p>
          </table:table-cell>
          <table:table-cell office:value-type="float" office:value="0.36064" calcext:value-type="float">
            <text:p>0.36064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3]-[.D223])/[.F223])/(([.A223]-[.B223])/[.E223])" office:value-type="float" office:value="-1.95370051889636" calcext:value-type="float">
            <text:p>-1.95370051889636</text:p>
          </table:table-cell>
        </table:table-row>
        <table:table-row table:style-name="ro1">
          <table:table-cell office:value-type="float" office:value="0.000011029" calcext:value-type="float">
            <text:p>1.10E-05</text:p>
          </table:table-cell>
          <table:table-cell office:value-type="float" office:value="0.0000015899" calcext:value-type="float">
            <text:p>1.59E-06</text:p>
          </table:table-cell>
          <table:table-cell office:value-type="float" office:value="0.36324" calcext:value-type="float">
            <text:p>0.36324</text:p>
          </table:table-cell>
          <table:table-cell office:value-type="float" office:value="0.56896" calcext:value-type="float">
            <text:p>0.5689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4]-[.D224])/[.F224])/(([.A224]-[.B224])/[.E224])" office:value-type="float" office:value="-2.33327752701156" calcext:value-type="float">
            <text:p>-2.33327752701156</text:p>
          </table:table-cell>
        </table:table-row>
        <table:table-row table:style-name="ro1">
          <table:table-cell office:value-type="float" office:value="0.000011789" calcext:value-type="float">
            <text:p>1.18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57045" calcext:value-type="float">
            <text:p>0.5704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5]-[.D225])/[.F225])/(([.A225]-[.B225])/[.E225])" office:value-type="float" office:value="-1.87205921232916" calcext:value-type="float">
            <text:p>-1.87205921232916</text:p>
          </table:table-cell>
        </table:table-row>
        <table:table-row table:style-name="ro1">
          <table:table-cell office:value-type="float" office:value="0.000016776" calcext:value-type="float">
            <text:p>1.68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36903" calcext:value-type="float">
            <text:p>0.36903</text:p>
          </table:table-cell>
          <table:table-cell office:value-type="float" office:value="0.57214" calcext:value-type="float">
            <text:p>0.5721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6]-[.D226])/[.F226])/(([.A226]-[.B226])/[.E226])" office:value-type="float" office:value="-1.3039375444998" calcext:value-type="float">
            <text:p>-1.3039375444998</text:p>
          </table:table-cell>
        </table:table-row>
        <table:table-row table:style-name="ro1">
          <table:table-cell table:style-name="Default" office:value-type="float" office:value="0.00020907" calcext:value-type="float">
            <text:p>0.00020907</text:p>
          </table:table-cell>
          <table:table-cell office:value-type="float" office:value="0.000074033" calcext:value-type="float">
            <text:p>7.40E-05</text:p>
          </table:table-cell>
          <table:table-cell office:value-type="float" office:value="0.37219" calcext:value-type="float">
            <text:p>0.37219</text:p>
          </table:table-cell>
          <table:table-cell office:value-type="float" office:value="0.57398" calcext:value-type="float">
            <text:p>0.5739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7]-[.D227])/[.F227])/(([.A227]-[.B227])/[.E227])" office:value-type="float" office:value="-0.159980602822881" calcext:value-type="float">
            <text:p>-0.159980602822881</text:p>
          </table:table-cell>
        </table:table-row>
        <table:table-row table:style-name="ro1">
          <table:table-cell office:value-type="float" office:value="0.000029992" calcext:value-type="float">
            <text:p>3.00E-05</text:p>
          </table:table-cell>
          <table:table-cell office:value-type="float" office:value="0.0000119" calcext:value-type="float">
            <text:p>1.19E-05</text:p>
          </table:table-cell>
          <table:table-cell office:value-type="float" office:value="0.37482" calcext:value-type="float">
            <text:p>0.37482</text:p>
          </table:table-cell>
          <table:table-cell office:value-type="float" office:value="0.57545" calcext:value-type="float">
            <text:p>0.5754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8]-[.D228])/[.F228])/(([.A228]-[.B228])/[.E228])" office:value-type="float" office:value="-1.18721606230051" calcext:value-type="float">
            <text:p>-1.18721606230051</text:p>
          </table:table-cell>
        </table:table-row>
        <table:table-row table:style-name="ro1">
          <table:table-cell office:value-type="float" office:value="0.000033032" calcext:value-type="float">
            <text:p>3.30E-05</text:p>
          </table:table-cell>
          <table:table-cell office:value-type="float" office:value="0.0000017832" calcext:value-type="float">
            <text:p>1.78E-06</text:p>
          </table:table-cell>
          <table:table-cell office:value-type="float" office:value="0.37689" calcext:value-type="float">
            <text:p>0.37689</text:p>
          </table:table-cell>
          <table:table-cell office:value-type="float" office:value="0.57646" calcext:value-type="float">
            <text:p>0.5764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29]-[.D229])/[.F229])/(([.A229]-[.B229])/[.E229])" office:value-type="float" office:value="-0.683726452472205" calcext:value-type="float">
            <text:p>-0.683726452472205</text:p>
          </table:table-cell>
        </table:table-row>
        <table:table-row table:style-name="ro1">
          <table:table-cell office:value-type="float" office:value="0.000064879" calcext:value-type="float">
            <text:p>6.49E-05</text:p>
          </table:table-cell>
          <table:table-cell office:value-type="float" office:value="0.000025852" calcext:value-type="float">
            <text:p>2.59E-05</text:p>
          </table:table-cell>
          <table:table-cell office:value-type="float" office:value="0.37843" calcext:value-type="float">
            <text:p>0.37843</text:p>
          </table:table-cell>
          <table:table-cell office:value-type="float" office:value="0.57727" calcext:value-type="float">
            <text:p>0.5772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0]-[.D230])/[.F230])/(([.A230]-[.B230])/[.E230])" office:value-type="float" office:value="-0.545455161457434" calcext:value-type="float">
            <text:p>-0.545455161457434</text:p>
          </table:table-cell>
        </table:table-row>
        <table:table-row table:style-name="ro1">
          <table:table-cell table:style-name="Default" office:value-type="float" office:value="0.00034948" calcext:value-type="float">
            <text:p>0.00034948</text:p>
          </table:table-cell>
          <table:table-cell office:value-type="float" office:value="0.000017325" calcext:value-type="float">
            <text:p>1.73E-05</text:p>
          </table:table-cell>
          <table:table-cell office:value-type="float" office:value="0.37964" calcext:value-type="float">
            <text:p>0.37964</text:p>
          </table:table-cell>
          <table:table-cell office:value-type="float" office:value="0.57781" calcext:value-type="float">
            <text:p>0.5778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1]-[.D231])/[.F231])/(([.A231]-[.B231])/[.E231])" office:value-type="float" office:value="-0.0638730397081491" calcext:value-type="float">
            <text:p>-0.063873039708149</text:p>
          </table:table-cell>
        </table:table-row>
        <table:table-row table:style-name="ro1">
          <table:table-cell office:value-type="float" office:value="0.000050328" calcext:value-type="float">
            <text:p>5.03E-05</text:p>
          </table:table-cell>
          <table:table-cell office:value-type="float" office:value="0.00000023988" calcext:value-type="float">
            <text:p>2.40E-07</text:p>
          </table:table-cell>
          <table:table-cell office:value-type="float" office:value="0.38074" calcext:value-type="float">
            <text:p>0.38074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2]-[.D232])/[.F232])/(([.A232]-[.B232])/[.E232])" office:value-type="float" office:value="-0.422050939206166" calcext:value-type="float">
            <text:p>-0.422050939206166</text:p>
          </table:table-cell>
        </table:table-row>
        <table:table-row table:style-name="ro1">
          <table:table-cell table:style-name="Default" office:value-type="float" office:value="0.00011248" calcext:value-type="float">
            <text:p>0.00011248</text:p>
          </table:table-cell>
          <table:table-cell office:value-type="float" office:value="0.0000074066" calcext:value-type="float">
            <text:p>7.41E-06</text:p>
          </table:table-cell>
          <table:table-cell office:value-type="float" office:value="0.38195" calcext:value-type="float">
            <text:p>0.38195</text:p>
          </table:table-cell>
          <table:table-cell office:value-type="float" office:value="0.57858" calcext:value-type="float">
            <text:p>0.5785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3]-[.D233])/[.F233])/(([.A233]-[.B233])/[.E233])" office:value-type="float" office:value="-0.200344517966791" calcext:value-type="float">
            <text:p>-0.200344517966791</text:p>
          </table:table-cell>
        </table:table-row>
        <table:table-row table:style-name="ro1">
          <table:table-cell table:style-name="Default" office:value-type="float" office:value="0.00010108" calcext:value-type="float">
            <text:p>0.00010108</text:p>
          </table:table-cell>
          <table:table-cell office:value-type="float" office:value="0.00000049988" calcext:value-type="float">
            <text:p>5.00E-07</text:p>
          </table:table-cell>
          <table:table-cell office:value-type="float" office:value="0.38357" calcext:value-type="float">
            <text:p>0.38357</text:p>
          </table:table-cell>
          <table:table-cell office:value-type="float" office:value="0.57898" calcext:value-type="float">
            <text:p>0.5789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4]-[.D234])/[.F234])/(([.A234]-[.B234])/[.E234])" office:value-type="float" office:value="-0.207996058366246" calcext:value-type="float">
            <text:p>-0.207996058366246</text:p>
          </table:table-cell>
        </table:table-row>
        <table:table-row table:style-name="ro1">
          <table:table-cell table:style-name="Default" office:value-type="float" office:value="0.00011205" calcext:value-type="float">
            <text:p>0.00011205</text:p>
          </table:table-cell>
          <table:table-cell office:value-type="float" office:value="0.000040403" calcext:value-type="float">
            <text:p>4.04E-05</text:p>
          </table:table-cell>
          <table:table-cell office:value-type="float" office:value="0.38543" calcext:value-type="float">
            <text:p>0.38543</text:p>
          </table:table-cell>
          <table:table-cell office:value-type="float" office:value="0.57948" calcext:value-type="float">
            <text:p>0.5794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5]-[.D235])/[.F235])/(([.A235]-[.B235])/[.E235])" office:value-type="float" office:value="-0.289958674885214" calcext:value-type="float">
            <text:p>-0.289958674885214</text:p>
          </table:table-cell>
        </table:table-row>
        <table:table-row table:style-name="ro1">
          <table:table-cell office:value-type="float" office:value="0.000040262" calcext:value-type="float">
            <text:p>4.03E-05</text:p>
          </table:table-cell>
          <table:table-cell office:value-type="float" office:value="0.000034957" calcext:value-type="float">
            <text:p>3.50E-05</text:p>
          </table:table-cell>
          <table:table-cell office:value-type="float" office:value="0.38741" calcext:value-type="float">
            <text:p>0.38741</text:p>
          </table:table-cell>
          <table:table-cell office:value-type="float" office:value="0.57999" calcext:value-type="float">
            <text:p>0.5799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6]-[.D236])/[.F236])/(([.A236]-[.B236])/[.E236])" office:value-type="float" office:value="-3.88638895995478" calcext:value-type="float">
            <text:p>-3.88638895995478</text:p>
          </table:table-cell>
        </table:table-row>
        <table:table-row table:style-name="ro1">
          <table:table-cell table:style-name="Default" office:value-type="float" office:value="0.00027597" calcext:value-type="float">
            <text:p>0.00027597</text:p>
          </table:table-cell>
          <table:table-cell office:value-type="float" office:value="0.000097637" calcext:value-type="float">
            <text:p>9.76E-05</text:p>
          </table:table-cell>
          <table:table-cell office:value-type="float" office:value="0.38901" calcext:value-type="float">
            <text:p>0.38901</text:p>
          </table:table-cell>
          <table:table-cell office:value-type="float" office:value="0.58027" calcext:value-type="float">
            <text:p>0.5802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7]-[.D237])/[.F237])/(([.A237]-[.B237])/[.E237])" office:value-type="float" office:value="-0.114818774064851" calcext:value-type="float">
            <text:p>-0.114818774064851</text:p>
          </table:table-cell>
        </table:table-row>
        <table:table-row table:style-name="ro1">
          <table:table-cell table:style-name="Default" office:value-type="float" office:value="0.00025204" calcext:value-type="float">
            <text:p>0.00025204</text:p>
          </table:table-cell>
          <table:table-cell office:value-type="float" office:value="0.00004423" calcext:value-type="float">
            <text:p>4.42E-0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8031" calcext:value-type="float">
            <text:p>0.5803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8]-[.D238])/[.F238])/(([.A238]-[.B238])/[.E238])" office:value-type="float" office:value="-0.0978367147303623" calcext:value-type="float">
            <text:p>-0.097836714730362</text:p>
          </table:table-cell>
        </table:table-row>
        <table:table-row table:style-name="ro1">
          <table:table-cell office:value-type="float" office:value="0.000066732" calcext:value-type="float">
            <text:p>6.67E-05</text:p>
          </table:table-cell>
          <table:table-cell office:value-type="float" office:value="0.00000010321" calcext:value-type="float">
            <text:p>1.03E-07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58012" calcext:value-type="float">
            <text:p>0.5801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39]-[.D239])/[.F239])/(([.A239]-[.B239])/[.E239])" office:value-type="float" office:value="-0.302991987761425" calcext:value-type="float">
            <text:p>-0.302991987761425</text:p>
          </table:table-cell>
        </table:table-row>
        <table:table-row table:style-name="ro1">
          <table:table-cell office:value-type="float" office:value="0.000030307" calcext:value-type="float">
            <text:p>3.03E-05</text:p>
          </table:table-cell>
          <table:table-cell office:value-type="float" office:value="0.00000089656" calcext:value-type="float">
            <text:p>8.97E-07</text:p>
          </table:table-cell>
          <table:table-cell office:value-type="float" office:value="0.39264" calcext:value-type="float">
            <text:p>0.39264</text:p>
          </table:table-cell>
          <table:table-cell office:value-type="float" office:value="0.57993" calcext:value-type="float">
            <text:p>0.5799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0]-[.D240])/[.F240])/(([.A240]-[.B240])/[.E240])" office:value-type="float" office:value="-0.681763171861274" calcext:value-type="float">
            <text:p>-0.681763171861274</text:p>
          </table:table-cell>
        </table:table-row>
        <table:table-row table:style-name="ro1">
          <table:table-cell office:value-type="float" office:value="0.000062877" calcext:value-type="float">
            <text:p>6.29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39404" calcext:value-type="float">
            <text:p>0.39404</text:p>
          </table:table-cell>
          <table:table-cell office:value-type="float" office:value="0.57992" calcext:value-type="float">
            <text:p>0.5799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1]-[.D241])/[.F241])/(([.A241]-[.B241])/[.E241])" office:value-type="float" office:value="-0.316994518546957" calcext:value-type="float">
            <text:p>-0.316994518546957</text:p>
          </table:table-cell>
        </table:table-row>
        <table:table-row table:style-name="ro1">
          <table:table-cell office:value-type="float" office:value="0.00002571" calcext:value-type="float">
            <text:p>2.57E-05</text:p>
          </table:table-cell>
          <table:table-cell office:value-type="float" office:value="0.00000025988" calcext:value-type="float">
            <text:p>2.60E-07</text:p>
          </table:table-cell>
          <table:table-cell office:value-type="float" office:value="0.39593" calcext:value-type="float">
            <text:p>0.39593</text:p>
          </table:table-cell>
          <table:table-cell office:value-type="float" office:value="0.58025" calcext:value-type="float">
            <text:p>0.5802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2]-[.D242])/[.F242])/(([.A242]-[.B242])/[.E242])" office:value-type="float" office:value="-0.775359472427496" calcext:value-type="float">
            <text:p>-0.775359472427496</text:p>
          </table:table-cell>
        </table:table-row>
        <table:table-row table:style-name="ro1">
          <table:table-cell office:value-type="float" office:value="0.000086752" calcext:value-type="float">
            <text:p>8.68E-05</text:p>
          </table:table-cell>
          <table:table-cell office:value-type="float" office:value="0.00000057989" calcext:value-type="float">
            <text:p>5.80E-07</text:p>
          </table:table-cell>
          <table:table-cell office:value-type="float" office:value="0.39832" calcext:value-type="float">
            <text:p>0.39832</text:p>
          </table:table-cell>
          <table:table-cell office:value-type="float" office:value="0.58087" calcext:value-type="float">
            <text:p>0.5808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3]-[.D243])/[.F243])/(([.A243]-[.B243])/[.E243])" office:value-type="float" office:value="-0.226796098762117" calcext:value-type="float">
            <text:p>-0.226796098762117</text:p>
          </table:table-cell>
        </table:table-row>
        <table:table-row table:style-name="ro1">
          <table:table-cell table:style-name="Default" office:value-type="float" office:value="0.00013671" calcext:value-type="float">
            <text:p>0.00013671</text:p>
          </table:table-cell>
          <table:table-cell office:value-type="float" office:value="0.00000095988" calcext:value-type="float">
            <text:p>9.60E-07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4]-[.D244])/[.F244])/(([.A244]-[.B244])/[.E244])" office:value-type="float" office:value="-0.142484063419949" calcext:value-type="float">
            <text:p>-0.142484063419949</text:p>
          </table:table-cell>
        </table:table-row>
        <table:table-row table:style-name="ro1">
          <table:table-cell office:value-type="float" office:value="0.000025692" calcext:value-type="float">
            <text:p>2.57E-05</text:p>
          </table:table-cell>
          <table:table-cell office:value-type="float" office:value="0.00000085988" calcext:value-type="float">
            <text:p>8.60E-07</text:p>
          </table:table-cell>
          <table:table-cell office:value-type="float" office:value="0.40369" calcext:value-type="float">
            <text:p>0.40369</text:p>
          </table:table-cell>
          <table:table-cell office:value-type="float" office:value="0.58273" calcext:value-type="float">
            <text:p>0.5827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5]-[.D245])/[.F245])/(([.A245]-[.B245])/[.E245])" office:value-type="float" office:value="-0.771892356649555" calcext:value-type="float">
            <text:p>-0.771892356649555</text:p>
          </table:table-cell>
        </table:table-row>
        <table:table-row table:style-name="ro1">
          <table:table-cell office:value-type="float" office:value="0.000067659" calcext:value-type="float">
            <text:p>6.77E-05</text:p>
          </table:table-cell>
          <table:table-cell office:value-type="float" office:value="0.000029325" calcext:value-type="float">
            <text:p>2.93E-05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58391" calcext:value-type="float">
            <text:p>0.5839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6]-[.D246])/[.F246])/(([.A246]-[.B246])/[.E246])" office:value-type="float" office:value="-0.495857638489035" calcext:value-type="float">
            <text:p>-0.495857638489035</text:p>
          </table:table-cell>
        </table:table-row>
        <table:table-row table:style-name="ro1">
          <table:table-cell office:value-type="float" office:value="0.00008095" calcext:value-type="float">
            <text:p>8.10E-05</text:p>
          </table:table-cell>
          <table:table-cell office:value-type="float" office:value="0.000030855" calcext:value-type="float">
            <text:p>3.09E-05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58499" calcext:value-type="float">
            <text:p>0.5849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7]-[.D247])/[.F247])/(([.A247]-[.B247])/[.E247])" office:value-type="float" office:value="-0.375767369679305" calcext:value-type="float">
            <text:p>-0.375767369679305</text:p>
          </table:table-cell>
        </table:table-row>
        <table:table-row table:style-name="ro1">
          <table:table-cell office:value-type="float" office:value="0.000011326" calcext:value-type="float">
            <text:p>1.13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1189" calcext:value-type="float">
            <text:p>0.41189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8]-[.D248])/[.F248])/(([.A248]-[.B248])/[.E248])" office:value-type="float" office:value="-1.65849964605581" calcext:value-type="float">
            <text:p>-1.65849964605581</text:p>
          </table:table-cell>
        </table:table-row>
        <table:table-row table:style-name="ro1">
          <table:table-cell office:value-type="float" office:value="0.0000086752" calcext:value-type="float">
            <text:p>8.68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1492" calcext:value-type="float">
            <text:p>0.41492</text:p>
          </table:table-cell>
          <table:table-cell office:value-type="float" office:value="0.58684" calcext:value-type="float">
            <text:p>0.5868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49]-[.D249])/[.F249])/(([.A249]-[.B249])/[.E249])" office:value-type="float" office:value="-2.14633045241681" calcext:value-type="float">
            <text:p>-2.14633045241681</text:p>
          </table:table-cell>
        </table:table-row>
        <table:table-row table:style-name="ro1">
          <table:table-cell office:value-type="float" office:value="0.0000094908" calcext:value-type="float">
            <text:p>9.49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1835" calcext:value-type="float">
            <text:p>0.41835</text:p>
          </table:table-cell>
          <table:table-cell office:value-type="float" office:value="0.58843" calcext:value-type="float">
            <text:p>0.5884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0]-[.D250])/[.F250])/(([.A250]-[.B250])/[.E250])" office:value-type="float" office:value="-1.9389455898176" calcext:value-type="float">
            <text:p>-1.9389455898176</text:p>
          </table:table-cell>
        </table:table-row>
        <table:table-row table:style-name="ro1">
          <table:table-cell office:value-type="float" office:value="0.0000083786" calcext:value-type="float">
            <text:p>8.38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2195" calcext:value-type="float">
            <text:p>0.42195</text:p>
          </table:table-cell>
          <table:table-cell office:value-type="float" office:value="0.59046" calcext:value-type="float">
            <text:p>0.5904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1]-[.D251])/[.F251])/(([.A251]-[.B251])/[.E251])" office:value-type="float" office:value="-2.17912933139997" calcext:value-type="float">
            <text:p>-2.17912933139997</text:p>
          </table:table-cell>
        </table:table-row>
        <table:table-row table:style-name="ro1">
          <table:table-cell office:value-type="float" office:value="0.0000022985" calcext:value-type="float">
            <text:p>2.30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2]-[.D252])/[.F252])/(([.A252]-[.B252])/[.E252])" office:value-type="float" office:value="-8.13570063099952" calcext:value-type="float">
            <text:p>-8.13570063099952</text:p>
          </table:table-cell>
        </table:table-row>
        <table:table-row table:style-name="ro1">
          <table:table-cell office:value-type="float" office:value="0.0000021503" calcext:value-type="float">
            <text:p>2.15E-06</text:p>
          </table:table-cell>
          <table:table-cell office:value-type="float" office:value="0.00000019321" calcext:value-type="float">
            <text:p>1.93E-07</text:p>
          </table:table-cell>
          <table:table-cell office:value-type="float" office:value="0.42977" calcext:value-type="float">
            <text:p>0.42977</text:p>
          </table:table-cell>
          <table:table-cell office:value-type="float" office:value="0.59536" calcext:value-type="float">
            <text:p>0.5953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3]-[.D253])/[.F253])/(([.A253]-[.B253])/[.E253])" office:value-type="float" office:value="-9.05823905495488" calcext:value-type="float">
            <text:p>-9.05823905495488</text:p>
          </table:table-cell>
        </table:table-row>
        <table:table-row table:style-name="ro1">
          <table:table-cell office:value-type="float" office:value="0.0000017424" calcext:value-type="float">
            <text:p>1.74E-06</text:p>
          </table:table-cell>
          <table:table-cell office:value-type="float" office:value="0.000014568" calcext:value-type="float">
            <text:p>1.46E-05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59799" calcext:value-type="float">
            <text:p>0.5979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4]-[.D254])/[.F254])/(([.A254]-[.B254])/[.E254])" office:value-type="float" office:value="1.36552460778109" calcext:value-type="float">
            <text:p>1.36552460778109</text:p>
          </table:table-cell>
        </table:table-row>
        <table:table-row table:style-name="ro1">
          <table:table-cell office:value-type="float" office:value="0.000012605" calcext:value-type="float">
            <text:p>1.26E-05</text:p>
          </table:table-cell>
          <table:table-cell office:value-type="float" office:value="0.00000052488" calcext:value-type="float">
            <text:p>5.25E-07</text:p>
          </table:table-cell>
          <table:table-cell office:value-type="float" office:value="0.43963" calcext:value-type="float">
            <text:p>0.43963</text:p>
          </table:table-cell>
          <table:table-cell office:value-type="float" office:value="0.60036" calcext:value-type="float">
            <text:p>0.6003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5]-[.D255])/[.F255])/(([.A255]-[.B255])/[.E255])" office:value-type="float" office:value="-1.42444657686974" calcext:value-type="float">
            <text:p>-1.42444657686974</text:p>
          </table:table-cell>
        </table:table-row>
        <table:table-row table:style-name="ro1">
          <table:table-cell office:value-type="float" office:value="0.0000068585" calcext:value-type="float">
            <text:p>6.86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4536" calcext:value-type="float">
            <text:p>0.44536</text:p>
          </table:table-cell>
          <table:table-cell office:value-type="float" office:value="0.60243" calcext:value-type="float">
            <text:p>0.6024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6]-[.D256])/[.F256])/(([.A256]-[.B256])/[.E256])" office:value-type="float" office:value="-2.48803077815045" calcext:value-type="float">
            <text:p>-2.48803077815045</text:p>
          </table:table-cell>
        </table:table-row>
        <table:table-row table:style-name="ro1">
          <table:table-cell office:value-type="float" office:value="0.0000047825" calcext:value-type="float">
            <text:p>4.78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5097" calcext:value-type="float">
            <text:p>0.45097</text:p>
          </table:table-cell>
          <table:table-cell office:value-type="float" office:value="0.60443" calcext:value-type="float">
            <text:p>0.6044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7]-[.D257])/[.F257])/(([.A257]-[.B257])/[.E257])" office:value-type="float" office:value="-3.50854329894697" calcext:value-type="float">
            <text:p>-3.50854329894697</text:p>
          </table:table-cell>
        </table:table-row>
        <table:table-row table:style-name="ro1">
          <table:table-cell office:value-type="float" office:value="0.000010232" calcext:value-type="float">
            <text:p>1.02E-05</text:p>
          </table:table-cell>
          <table:table-cell office:value-type="float" office:value="0.000024962" calcext:value-type="float">
            <text:p>2.50E-05</text:p>
          </table:table-cell>
          <table:table-cell office:value-type="float" office:value="0.45643" calcext:value-type="float">
            <text:p>0.45643</text:p>
          </table:table-cell>
          <table:table-cell office:value-type="float" office:value="0.60646" calcext:value-type="float">
            <text:p>0.6064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8]-[.D258])/[.F258])/(([.A258]-[.B258])/[.E258])" office:value-type="float" office:value="1.09042508063656" calcext:value-type="float">
            <text:p>1.09042508063656</text:p>
          </table:table-cell>
        </table:table-row>
        <table:table-row table:style-name="ro1">
          <table:table-cell table:style-name="Default" office:value-type="float" office:value="0.0001147" calcext:value-type="float">
            <text:p>0.0001147</text:p>
          </table:table-cell>
          <table:table-cell office:value-type="float" office:value="0.000012183" calcext:value-type="float">
            <text:p>1.22E-05</text:p>
          </table:table-cell>
          <table:table-cell office:value-type="float" office:value="0.46158" calcext:value-type="float">
            <text:p>0.46158</text:p>
          </table:table-cell>
          <table:table-cell office:value-type="float" office:value="0.60837" calcext:value-type="float">
            <text:p>0.6083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59]-[.D259])/[.F259])/(([.A259]-[.B259])/[.E259])" office:value-type="float" office:value="-0.15329255093808" calcext:value-type="float">
            <text:p>-0.15329255093808</text:p>
          </table:table-cell>
        </table:table-row>
        <table:table-row table:style-name="ro1">
          <table:table-cell table:style-name="Default" office:value-type="float" office:value="0.00023108" calcext:value-type="float">
            <text:p>0.00023108</text:p>
          </table:table-cell>
          <table:table-cell office:value-type="float" office:value="0.000046425" calcext:value-type="float">
            <text:p>4.64E-05</text:p>
          </table:table-cell>
          <table:table-cell office:value-type="float" office:value="0.46575" calcext:value-type="float">
            <text:p>0.46575</text:p>
          </table:table-cell>
          <table:table-cell office:value-type="float" office:value="0.60988" calcext:value-type="float">
            <text:p>0.6098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0]-[.D260])/[.F260])/(([.A260]-[.B260])/[.E260])" office:value-type="float" office:value="-0.0835629540677922" calcext:value-type="float">
            <text:p>-0.083562954067792</text:p>
          </table:table-cell>
        </table:table-row>
        <table:table-row table:style-name="ro1">
          <table:table-cell table:style-name="Default" office:value-type="float" office:value="0.00018622" calcext:value-type="float">
            <text:p>0.00018622</text:p>
          </table:table-cell>
          <table:table-cell office:value-type="float" office:value="0.000070283" calcext:value-type="float">
            <text:p>7.03E-05</text:p>
          </table:table-cell>
          <table:table-cell office:value-type="float" office:value="0.46881" calcext:value-type="float">
            <text:p>0.46881</text:p>
          </table:table-cell>
          <table:table-cell office:value-type="float" office:value="0.61091" calcext:value-type="float">
            <text:p>0.6109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1]-[.D261])/[.F261])/(([.A261]-[.B261])/[.E261])" office:value-type="float" office:value="-0.13121772058054" calcext:value-type="float">
            <text:p>-0.13121772058054</text:p>
          </table:table-cell>
        </table:table-row>
        <table:table-row table:style-name="ro1">
          <table:table-cell office:value-type="float" office:value="0.0000035405" calcext:value-type="float">
            <text:p>3.54E-06</text:p>
          </table:table-cell>
          <table:table-cell office:value-type="float" office:value="0.00000061655" calcext:value-type="float">
            <text:p>6.17E-07</text:p>
          </table:table-cell>
          <table:table-cell office:value-type="float" office:value="0.47088" calcext:value-type="float">
            <text:p>0.47088</text:p>
          </table:table-cell>
          <table:table-cell office:value-type="float" office:value="0.61149" calcext:value-type="float">
            <text:p>0.6114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2]-[.D262])/[.F262])/(([.A262]-[.B262])/[.E262])" office:value-type="float" office:value="-5.14833425926579" calcext:value-type="float">
            <text:p>-5.14833425926579</text:p>
          </table:table-cell>
        </table:table-row>
        <table:table-row table:style-name="ro1">
          <table:table-cell office:value-type="float" office:value="0.0000038742" calcext:value-type="float">
            <text:p>3.87E-06</text:p>
          </table:table-cell>
          <table:table-cell office:value-type="float" office:value="0.0000033299" calcext:value-type="float">
            <text:p>3.33E-06</text:p>
          </table:table-cell>
          <table:table-cell office:value-type="float" office:value="0.47268" calcext:value-type="float">
            <text:p>0.47268</text:p>
          </table:table-cell>
          <table:table-cell office:value-type="float" office:value="0.61198" calcext:value-type="float">
            <text:p>0.6119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3]-[.D263])/[.F263])/(([.A263]-[.B263])/[.E263])" office:value-type="float" office:value="-27.398907851258" calcext:value-type="float">
            <text:p>-27.398907851258</text:p>
          </table:table-cell>
        </table:table-row>
        <table:table-row table:style-name="ro1">
          <table:table-cell office:value-type="float" office:value="0.000016683" calcext:value-type="float">
            <text:p>1.67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7451" calcext:value-type="float">
            <text:p>0.47451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4]-[.D264])/[.F264])/(([.A264]-[.B264])/[.E264])" office:value-type="float" office:value="-0.890844426160078" calcext:value-type="float">
            <text:p>-0.890844426160078</text:p>
          </table:table-cell>
        </table:table-row>
        <table:table-row table:style-name="ro1">
          <table:table-cell office:value-type="float" office:value="0.0000094538" calcext:value-type="float">
            <text:p>9.45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61309" calcext:value-type="float">
            <text:p>0.6130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5]-[.D265])/[.F265])/(([.A265]-[.B265])/[.E265])" office:value-type="float" office:value="-1.56502918353622" calcext:value-type="float">
            <text:p>-1.56502918353622</text:p>
          </table:table-cell>
        </table:table-row>
        <table:table-row table:style-name="ro1">
          <table:table-cell office:value-type="float" office:value="0.0000061912" calcext:value-type="float">
            <text:p>6.19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7834" calcext:value-type="float">
            <text:p>0.47834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6]-[.D266])/[.F266])/(([.A266]-[.B266])/[.E266])" office:value-type="float" office:value="-2.3807851060552" calcext:value-type="float">
            <text:p>-2.3807851060552</text:p>
          </table:table-cell>
        </table:table-row>
        <table:table-row table:style-name="ro1">
          <table:table-cell office:value-type="float" office:value="0.0000085082" calcext:value-type="float">
            <text:p>8.51E-06</text:p>
          </table:table-cell>
          <table:table-cell office:value-type="float" office:value="0.00000071655" calcext:value-type="float">
            <text:p>7.17E-07</text:p>
          </table:table-cell>
          <table:table-cell office:value-type="float" office:value="0.48063" calcext:value-type="float">
            <text:p>0.48063</text:p>
          </table:table-cell>
          <table:table-cell office:value-type="float" office:value="0.61467" calcext:value-type="float">
            <text:p>0.6146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7]-[.D267])/[.F267])/(([.A267]-[.B267])/[.E267])" office:value-type="float" office:value="-1.84172783955297" calcext:value-type="float">
            <text:p>-1.84172783955297</text:p>
          </table:table-cell>
        </table:table-row>
        <table:table-row table:style-name="ro1">
          <table:table-cell office:value-type="float" office:value="0.000085693" calcext:value-type="float">
            <text:p>8.57E-05</text:p>
          </table:table-cell>
          <table:table-cell office:value-type="float" office:value="0.0000090766" calcext:value-type="float">
            <text:p>9.08E-06</text:p>
          </table:table-cell>
          <table:table-cell office:value-type="float" office:value="0.48293" calcext:value-type="float">
            <text:p>0.48293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8]-[.D268])/[.F268])/(([.A268]-[.B268])/[.E268])" office:value-type="float" office:value="-0.185355715494492" calcext:value-type="float">
            <text:p>-0.185355715494492</text:p>
          </table:table-cell>
        </table:table-row>
        <table:table-row table:style-name="ro1">
          <table:table-cell table:style-name="Default" office:value-type="float" office:value="0.00011845" calcext:value-type="float">
            <text:p>0.00011845</text:p>
          </table:table-cell>
          <table:table-cell office:value-type="float" office:value="0.0000047199" calcext:value-type="float">
            <text:p>4.72E-06</text:p>
          </table:table-cell>
          <table:table-cell office:value-type="float" office:value="0.48497" calcext:value-type="float">
            <text:p>0.48497</text:p>
          </table:table-cell>
          <table:table-cell office:value-type="float" office:value="0.61632" calcext:value-type="float">
            <text:p>0.6163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69]-[.D269])/[.F269])/(([.A269]-[.B269])/[.E269])" office:value-type="float" office:value="-0.123644591976832" calcext:value-type="float">
            <text:p>-0.123644591976832</text:p>
          </table:table-cell>
        </table:table-row>
        <table:table-row table:style-name="ro1">
          <table:table-cell office:value-type="float" office:value="0.000070308" calcext:value-type="float">
            <text:p>7.03E-05</text:p>
          </table:table-cell>
          <table:table-cell office:value-type="float" office:value="0.00001992" calcext:value-type="float">
            <text:p>1.99E-05</text:p>
          </table:table-cell>
          <table:table-cell office:value-type="float" office:value="0.48682" calcext:value-type="float">
            <text:p>0.48682</text:p>
          </table:table-cell>
          <table:table-cell office:value-type="float" office:value="0.617" calcext:value-type="float">
            <text:p>0.61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0]-[.D270])/[.F270])/(([.A270]-[.B270])/[.E270])" office:value-type="float" office:value="-0.27659072720527" calcext:value-type="float">
            <text:p>-0.27659072720527</text:p>
          </table:table-cell>
        </table:table-row>
        <table:table-row table:style-name="ro1">
          <table:table-cell office:value-type="float" office:value="0.0000079337" calcext:value-type="float">
            <text:p>7.93E-06</text:p>
          </table:table-cell>
          <table:table-cell office:value-type="float" office:value="0.00000019988" calcext:value-type="float">
            <text:p>2.00E-07</text:p>
          </table:table-cell>
          <table:table-cell office:value-type="float" office:value="0.48849" calcext:value-type="float">
            <text:p>0.48849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1]-[.D271])/[.F271])/(([.A271]-[.B271])/[.E271])" office:value-type="float" office:value="-1.78863834186785" calcext:value-type="float">
            <text:p>-1.78863834186785</text:p>
          </table:table-cell>
        </table:table-row>
        <table:table-row table:style-name="ro1">
          <table:table-cell office:value-type="float" office:value="0.0000043932" calcext:value-type="float">
            <text:p>4.39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9009" calcext:value-type="float">
            <text:p>0.49009</text:p>
          </table:table-cell>
          <table:table-cell office:value-type="float" office:value="0.61852" calcext:value-type="float">
            <text:p>0.6185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2]-[.D272])/[.F272])/(([.A272]-[.B272])/[.E272])" office:value-type="float" office:value="-3.20253432897199" calcext:value-type="float">
            <text:p>-3.20253432897199</text:p>
          </table:table-cell>
        </table:table-row>
        <table:table-row table:style-name="ro1">
          <table:table-cell office:value-type="float" office:value="0.000035034" calcext:value-type="float">
            <text:p>3.50E-05</text:p>
          </table:table-cell>
          <table:table-cell office:value-type="float" office:value="0.000020527" calcext:value-type="float">
            <text:p>2.05E-05</text:p>
          </table:table-cell>
          <table:table-cell office:value-type="float" office:value="0.49186" calcext:value-type="float">
            <text:p>0.49186</text:p>
          </table:table-cell>
          <table:table-cell office:value-type="float" office:value="0.61943" calcext:value-type="float">
            <text:p>0.6194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3]-[.D273])/[.F273])/(([.A273]-[.B273])/[.E273])" office:value-type="float" office:value="-0.94143732803824" calcext:value-type="float">
            <text:p>-0.94143732803824</text:p>
          </table:table-cell>
        </table:table-row>
        <table:table-row table:style-name="ro1">
          <table:table-cell office:value-type="float" office:value="0.000055647" calcext:value-type="float">
            <text:p>5.56E-05</text:p>
          </table:table-cell>
          <table:table-cell office:value-type="float" office:value="0.000029205" calcext:value-type="float">
            <text:p>2.92E-05</text:p>
          </table:table-cell>
          <table:table-cell office:value-type="float" office:value="0.49366" calcext:value-type="float">
            <text:p>0.49366</text:p>
          </table:table-cell>
          <table:table-cell office:value-type="float" office:value="0.6202" calcext:value-type="float">
            <text:p>0.620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4]-[.D274])/[.F274])/(([.A274]-[.B274])/[.E274])" office:value-type="float" office:value="-0.512334968484265" calcext:value-type="float">
            <text:p>-0.512334968484265</text:p>
          </table:table-cell>
        </table:table-row>
        <table:table-row table:style-name="ro1">
          <table:table-cell table:style-name="Default" office:value-type="float" office:value="0.00016357" calcext:value-type="float">
            <text:p>0.00016357</text:p>
          </table:table-cell>
          <table:table-cell office:value-type="float" office:value="0.000067542" calcext:value-type="float">
            <text:p>6.75E-05</text:p>
          </table:table-cell>
          <table:table-cell office:value-type="float" office:value="0.49515" calcext:value-type="float">
            <text:p>0.49515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5]-[.D275])/[.F275])/(([.A275]-[.B275])/[.E275])" office:value-type="float" office:value="-0.139960250191701" calcext:value-type="float">
            <text:p>-0.139960250191701</text:p>
          </table:table-cell>
        </table:table-row>
        <table:table-row table:style-name="ro1">
          <table:table-cell office:value-type="float" office:value="0.0000152" calcext:value-type="float">
            <text:p>1.52E-05</text:p>
          </table:table-cell>
          <table:table-cell office:value-type="float" office:value="0.0000016732" calcext:value-type="float">
            <text:p>1.67E-06</text:p>
          </table:table-cell>
          <table:table-cell office:value-type="float" office:value="0.49633" calcext:value-type="float">
            <text:p>0.49633</text:p>
          </table:table-cell>
          <table:table-cell office:value-type="float" office:value="0.62088" calcext:value-type="float">
            <text:p>0.6208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6]-[.D276])/[.F276])/(([.A276]-[.B276])/[.E276])" office:value-type="float" office:value="-0.985755327015179" calcext:value-type="float">
            <text:p>-0.985755327015179</text:p>
          </table:table-cell>
        </table:table-row>
        <table:table-row table:style-name="ro1">
          <table:table-cell office:value-type="float" office:value="0.000010492" calcext:value-type="float">
            <text:p>1.05E-05</text:p>
          </table:table-cell>
          <table:table-cell office:value-type="float" office:value="0.0000016899" calcext:value-type="float">
            <text:p>1.69E-06</text:p>
          </table:table-cell>
          <table:table-cell office:value-type="float" office:value="0.49735" calcext:value-type="float">
            <text:p>0.49735</text:p>
          </table:table-cell>
          <table:table-cell office:value-type="float" office:value="0.62091" calcext:value-type="float">
            <text:p>0.6209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7]-[.D277])/[.F277])/(([.A277]-[.B277])/[.E277])" office:value-type="float" office:value="-1.50283766482194" calcext:value-type="float">
            <text:p>-1.50283766482194</text:p>
          </table:table-cell>
        </table:table-row>
        <table:table-row table:style-name="ro1">
          <table:table-cell table:style-name="Default" office:value-type="float" office:value="0.00024163" calcext:value-type="float">
            <text:p>0.00024163</text:p>
          </table:table-cell>
          <table:table-cell table:style-name="Default" office:value-type="float" office:value="0.00011935" calcext:value-type="float">
            <text:p>0.00011935</text:p>
          </table:table-cell>
          <table:table-cell office:value-type="float" office:value="0.49841" calcext:value-type="float">
            <text:p>0.49841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8]-[.D278])/[.F278])/(([.A278]-[.B278])/[.E278])" office:value-type="float" office:value="-0.107259700373849" calcext:value-type="float">
            <text:p>-0.107259700373849</text:p>
          </table:table-cell>
        </table:table-row>
        <table:table-row table:style-name="ro1">
          <table:table-cell table:style-name="Default" office:value-type="float" office:value="0.00011875" calcext:value-type="float">
            <text:p>0.00011875</text:p>
          </table:table-cell>
          <table:table-cell office:value-type="float" office:value="0.000021887" calcext:value-type="float">
            <text:p>2.19E-05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62084" calcext:value-type="float">
            <text:p>0.6208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79]-[.D279])/[.F279])/(([.A279]-[.B279])/[.E279])" office:value-type="float" office:value="-0.134111661977733" calcext:value-type="float">
            <text:p>-0.134111661977733</text:p>
          </table:table-cell>
        </table:table-row>
        <table:table-row table:style-name="ro1">
          <table:table-cell office:value-type="float" office:value="0.000071719" calcext:value-type="float">
            <text:p>7.17E-05</text:p>
          </table:table-cell>
          <table:table-cell office:value-type="float" office:value="0.000013868" calcext:value-type="float">
            <text:p>1.39E-05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0.62061" calcext:value-type="float">
            <text:p>0.6206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0]-[.D280])/[.F280])/(([.A280]-[.B280])/[.E280])" office:value-type="float" office:value="-0.22214451061384" calcext:value-type="float">
            <text:p>-0.22214451061384</text:p>
          </table:table-cell>
        </table:table-row>
        <table:table-row table:style-name="ro1">
          <table:table-cell table:style-name="Default" office:value-type="float" office:value="0.00011126" calcext:value-type="float">
            <text:p>0.00011126</text:p>
          </table:table-cell>
          <table:table-cell office:value-type="float" office:value="0.00000091988" calcext:value-type="float">
            <text:p>9.20E-07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62022" calcext:value-type="float">
            <text:p>0.6202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1]-[.D281])/[.F281])/(([.A281]-[.B281])/[.E281])" office:value-type="float" office:value="-0.115208377994272" calcext:value-type="float">
            <text:p>-0.115208377994272</text:p>
          </table:table-cell>
        </table:table-row>
        <table:table-row table:style-name="ro1">
          <table:table-cell office:value-type="float" office:value="0.000018703" calcext:value-type="float">
            <text:p>1.87E-05</text:p>
          </table:table-cell>
          <table:table-cell office:value-type="float" office:value="0.0000013999" calcext:value-type="float">
            <text:p>1.40E-06</text:p>
          </table:table-cell>
          <table:table-cell office:value-type="float" office:value="0.50229" calcext:value-type="float">
            <text:p>0.50229</text:p>
          </table:table-cell>
          <table:table-cell office:value-type="float" office:value="0.61983" calcext:value-type="float">
            <text:p>0.6198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2]-[.D282])/[.F282])/(([.A282]-[.B282])/[.E282])" office:value-type="float" office:value="-0.727247502204263" calcext:value-type="float">
            <text:p>-0.727247502204263</text:p>
          </table:table-cell>
        </table:table-row>
        <table:table-row table:style-name="ro1">
          <table:table-cell office:value-type="float" office:value="0.000014885" calcext:value-type="float">
            <text:p>1.49E-05</text:p>
          </table:table-cell>
          <table:table-cell office:value-type="float" office:value="0.0000012366" calcext:value-type="float">
            <text:p>1.24E-06</text:p>
          </table:table-cell>
          <table:table-cell office:value-type="float" office:value="0.50307" calcext:value-type="float">
            <text:p>0.50307</text:p>
          </table:table-cell>
          <table:table-cell office:value-type="float" office:value="0.6195" calcext:value-type="float">
            <text:p>0.619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3]-[.D283])/[.F283])/(([.A283]-[.B283])/[.E283])" office:value-type="float" office:value="-0.913279322682554" calcext:value-type="float">
            <text:p>-0.913279322682554</text:p>
          </table:table-cell>
        </table:table-row>
        <table:table-row table:style-name="ro1">
          <table:table-cell office:value-type="float" office:value="0.000020131" calcext:value-type="float">
            <text:p>2.01E-05</text:p>
          </table:table-cell>
          <table:table-cell office:value-type="float" office:value="0.0000016299" calcext:value-type="float">
            <text:p>1.63E-06</text:p>
          </table:table-cell>
          <table:table-cell office:value-type="float" office:value="0.50392" calcext:value-type="float">
            <text:p>0.50392</text:p>
          </table:table-cell>
          <table:table-cell office:value-type="float" office:value="0.61924" calcext:value-type="float">
            <text:p>0.6192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4]-[.D284])/[.F284])/(([.A284]-[.B284])/[.E284])" office:value-type="float" office:value="-0.667309876710604" calcext:value-type="float">
            <text:p>-0.667309876710604</text:p>
          </table:table-cell>
        </table:table-row>
        <table:table-row table:style-name="ro1">
          <table:table-cell office:value-type="float" office:value="0.000008119" calcext:value-type="float">
            <text:p>8.12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0485" calcext:value-type="float">
            <text:p>0.50485</text:p>
          </table:table-cell>
          <table:table-cell office:value-type="float" office:value="0.61914" calcext:value-type="float">
            <text:p>0.6191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5]-[.D285])/[.F285])/(([.A285]-[.B285])/[.E285])" office:value-type="float" office:value="-1.52581557635206" calcext:value-type="float">
            <text:p>-1.52581557635206</text:p>
          </table:table-cell>
        </table:table-row>
        <table:table-row table:style-name="ro1">
          <table:table-cell office:value-type="float" office:value="0.000012827" calcext:value-type="float">
            <text:p>1.28E-05</text:p>
          </table:table-cell>
          <table:table-cell office:value-type="float" office:value="0.0000019599" calcext:value-type="float">
            <text:p>1.96E-06</text:p>
          </table:table-cell>
          <table:table-cell office:value-type="float" office:value="0.50594" calcext:value-type="float">
            <text:p>0.50594</text:p>
          </table:table-cell>
          <table:table-cell office:value-type="float" office:value="0.61928" calcext:value-type="float">
            <text:p>0.6192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6]-[.D286])/[.F286])/(([.A286]-[.B286])/[.E286])" office:value-type="float" office:value="-1.11658043674311" calcext:value-type="float">
            <text:p>-1.11658043674311</text:p>
          </table:table-cell>
        </table:table-row>
        <table:table-row table:style-name="ro1">
          <table:table-cell table:style-name="Default" office:value-type="float" office:value="0.00016867" calcext:value-type="float">
            <text:p>0.00016867</text:p>
          </table:table-cell>
          <table:table-cell office:value-type="float" office:value="0.000064513" calcext:value-type="float">
            <text:p>6.45E-05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61955" calcext:value-type="float">
            <text:p>0.6195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7]-[.D287])/[.F287])/(([.A287]-[.B287])/[.E287])" office:value-type="float" office:value="-0.115376764721201" calcext:value-type="float">
            <text:p>-0.115376764721201</text:p>
          </table:table-cell>
        </table:table-row>
        <table:table-row table:style-name="ro1">
          <table:table-cell office:value-type="float" office:value="0.000066381" calcext:value-type="float">
            <text:p>6.64E-05</text:p>
          </table:table-cell>
          <table:table-cell office:value-type="float" office:value="0.0000037732" calcext:value-type="float">
            <text:p>3.77E-06</text:p>
          </table:table-cell>
          <table:table-cell office:value-type="float" office:value="0.50864" calcext:value-type="float">
            <text:p>0.50864</text:p>
          </table:table-cell>
          <table:table-cell office:value-type="float" office:value="0.61969" calcext:value-type="float">
            <text:p>0.6196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8]-[.D288])/[.F288])/(([.A288]-[.B288])/[.E288])" office:value-type="float" office:value="-0.189893714290606" calcext:value-type="float">
            <text:p>-0.189893714290606</text:p>
          </table:table-cell>
        </table:table-row>
        <table:table-row table:style-name="ro1">
          <table:table-cell office:value-type="float" office:value="0.000017128" calcext:value-type="float">
            <text:p>1.71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0993" calcext:value-type="float">
            <text:p>0.50993</text:p>
          </table:table-cell>
          <table:table-cell office:value-type="float" office:value="0.61967" calcext:value-type="float">
            <text:p>0.6196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89]-[.D289])/[.F289])/(([.A289]-[.B289])/[.E289])" office:value-type="float" office:value="-0.689951795123288" calcext:value-type="float">
            <text:p>-0.689951795123288</text:p>
          </table:table-cell>
        </table:table-row>
        <table:table-row table:style-name="ro1">
          <table:table-cell office:value-type="float" office:value="0.0000066731" calcext:value-type="float">
            <text:p>6.67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0.61972" calcext:value-type="float">
            <text:p>0.6197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0]-[.D290])/[.F290])/(([.A290]-[.B290])/[.E290])" office:value-type="float" office:value="-1.76681893213129" calcext:value-type="float">
            <text:p>-1.76681893213129</text:p>
          </table:table-cell>
        </table:table-row>
        <table:table-row table:style-name="ro1">
          <table:table-cell table:style-name="Default" office:value-type="float" office:value="0.00019701" calcext:value-type="float">
            <text:p>0.00019701</text:p>
          </table:table-cell>
          <table:table-cell office:value-type="float" office:value="0.0000018066" calcext:value-type="float">
            <text:p>1.81E-06</text:p>
          </table:table-cell>
          <table:table-cell office:value-type="float" office:value="0.51254" calcext:value-type="float">
            <text:p>0.51254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1]-[.D291])/[.F291])/(([.A291]-[.B291])/[.E291])" office:value-type="float" office:value="-0.0588207276451375" calcext:value-type="float">
            <text:p>-0.058820727645138</text:p>
          </table:table-cell>
        </table:table-row>
        <table:table-row table:style-name="ro1">
          <table:table-cell table:style-name="Default" office:value-type="float" office:value="0.00012916" calcext:value-type="float">
            <text:p>0.0001291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376" calcext:value-type="float">
            <text:p>0.51376</text:p>
          </table:table-cell>
          <table:table-cell office:value-type="float" office:value="0.61975" calcext:value-type="float">
            <text:p>0.6197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2]-[.D292])/[.F292])/(([.A292]-[.B292])/[.E292])" office:value-type="float" office:value="-0.0879211379731254" calcext:value-type="float">
            <text:p>-0.087921137973126</text:p>
          </table:table-cell>
        </table:table-row>
        <table:table-row table:style-name="ro1">
          <table:table-cell office:value-type="float" office:value="0.000006562" calcext:value-type="float">
            <text:p>6.56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478" calcext:value-type="float">
            <text:p>0.51478</text:p>
          </table:table-cell>
          <table:table-cell office:value-type="float" office:value="0.61955" calcext:value-type="float">
            <text:p>0.6195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3]-[.D293])/[.F293])/(([.A293]-[.B293])/[.E293])" office:value-type="float" office:value="-1.73573116887808" calcext:value-type="float">
            <text:p>-1.73573116887808</text:p>
          </table:table-cell>
        </table:table-row>
        <table:table-row table:style-name="ro1">
          <table:table-cell office:value-type="float" office:value="0.0000018722" calcext:value-type="float">
            <text:p>1.87E-06</text:p>
          </table:table-cell>
          <table:table-cell office:value-type="float" office:value="0.00000018988" calcext:value-type="float">
            <text:p>1.90E-07</text:p>
          </table:table-cell>
          <table:table-cell office:value-type="float" office:value="0.51573" calcext:value-type="float">
            <text:p>0.51573</text:p>
          </table:table-cell>
          <table:table-cell office:value-type="float" office:value="0.61932" calcext:value-type="float">
            <text:p>0.6193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4]-[.D294])/[.F294])/(([.A294]-[.B294])/[.E294])" office:value-type="float" office:value="-6.59218967522325" calcext:value-type="float">
            <text:p>-6.59218967522325</text:p>
          </table:table-cell>
        </table:table-row>
        <table:table-row table:style-name="ro1">
          <table:table-cell office:value-type="float" office:value="0.000015219" calcext:value-type="float">
            <text:p>1.52E-05</text:p>
          </table:table-cell>
          <table:table-cell office:value-type="float" office:value="0.0000085383" calcext:value-type="float">
            <text:p>8.54E-06</text:p>
          </table:table-cell>
          <table:table-cell office:value-type="float" office:value="0.51671" calcext:value-type="float">
            <text:p>0.51671</text:p>
          </table:table-cell>
          <table:table-cell office:value-type="float" office:value="0.61914" calcext:value-type="float">
            <text:p>0.6191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5]-[.D295])/[.F295])/(([.A295]-[.B295])/[.E295])" office:value-type="float" office:value="-1.64144249407531" calcext:value-type="float">
            <text:p>-1.64144249407531</text:p>
          </table:table-cell>
        </table:table-row>
        <table:table-row table:style-name="ro1">
          <table:table-cell table:style-name="Default" office:value-type="float" office:value="0.00067982" calcext:value-type="float">
            <text:p>0.00067982</text:p>
          </table:table-cell>
          <table:table-cell table:style-name="Default" office:value-type="float" office:value="0.00015739" calcext:value-type="float">
            <text:p>0.00015739</text:p>
          </table:table-cell>
          <table:table-cell office:value-type="float" office:value="0.5177" calcext:value-type="float">
            <text:p>0.5177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6]-[.D296])/[.F296])/(([.A296]-[.B296])/[.E296])" office:value-type="float" office:value="-0.0207075481366706" calcext:value-type="float">
            <text:p>-0.020707548136671</text:p>
          </table:table-cell>
        </table:table-row>
        <table:table-row table:style-name="ro1">
          <table:table-cell table:style-name="Default" office:value-type="float" office:value="0.00023004" calcext:value-type="float">
            <text:p>0.00023004</text:p>
          </table:table-cell>
          <table:table-cell office:value-type="float" office:value="0.000038203" calcext:value-type="float">
            <text:p>3.82E-05</text:p>
          </table:table-cell>
          <table:table-cell office:value-type="float" office:value="0.51838" calcext:value-type="float">
            <text:p>0.51838</text:p>
          </table:table-cell>
          <table:table-cell office:value-type="float" office:value="0.61788" calcext:value-type="float">
            <text:p>0.6178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7]-[.D297])/[.F297])/(([.A297]-[.B297])/[.E297])" office:value-type="float" office:value="-0.0555278906550865" calcext:value-type="float">
            <text:p>-0.055527890655087</text:p>
          </table:table-cell>
        </table:table-row>
        <table:table-row table:style-name="ro1">
          <table:table-cell office:value-type="float" office:value="0.000024895" calcext:value-type="float">
            <text:p>2.49E-05</text:p>
          </table:table-cell>
          <table:table-cell office:value-type="float" office:value="0.0000035866" calcext:value-type="float">
            <text:p>3.59E-06</text:p>
          </table:table-cell>
          <table:table-cell office:value-type="float" office:value="0.51872" calcext:value-type="float">
            <text:p>0.51872</text:p>
          </table:table-cell>
          <table:table-cell office:value-type="float" office:value="0.61656" calcext:value-type="float">
            <text:p>0.6165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8]-[.D298])/[.F298])/(([.A298]-[.B298])/[.E298])" office:value-type="float" office:value="-0.491570795072416" calcext:value-type="float">
            <text:p>-0.491570795072416</text:p>
          </table:table-cell>
        </table:table-row>
        <table:table-row table:style-name="ro1">
          <table:table-cell office:value-type="float" office:value="0.000036943" calcext:value-type="float">
            <text:p>3.69E-05</text:p>
          </table:table-cell>
          <table:table-cell office:value-type="float" office:value="0.00000018655" calcext:value-type="float">
            <text:p>1.87E-07</text:p>
          </table:table-cell>
          <table:table-cell office:value-type="float" office:value="0.51893" calcext:value-type="float">
            <text:p>0.51893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299]-[.D299])/[.F299])/(([.A299]-[.B299])/[.E299])" office:value-type="float" office:value="-0.280691181623368" calcext:value-type="float">
            <text:p>-0.280691181623368</text:p>
          </table:table-cell>
        </table:table-row>
        <table:table-row table:style-name="ro1">
          <table:table-cell office:value-type="float" office:value="0.000033774" calcext:value-type="float">
            <text:p>3.38E-05</text:p>
          </table:table-cell>
          <table:table-cell office:value-type="float" office:value="0.00000015321" calcext:value-type="float">
            <text:p>1.53E-07</text:p>
          </table:table-cell>
          <table:table-cell office:value-type="float" office:value="0.51908" calcext:value-type="float">
            <text:p>0.51908</text:p>
          </table:table-cell>
          <table:table-cell office:value-type="float" office:value="0.61434" calcext:value-type="float">
            <text:p>0.6143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0]-[.D300])/[.F300])/(([.A300]-[.B300])/[.E300])" office:value-type="float" office:value="-0.303335425345158" calcext:value-type="float">
            <text:p>-0.303335425345158</text:p>
          </table:table-cell>
        </table:table-row>
        <table:table-row table:style-name="ro1">
          <table:table-cell office:value-type="float" office:value="0.000019167" calcext:value-type="float">
            <text:p>1.92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921" calcext:value-type="float">
            <text:p>0.51921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1]-[.D301])/[.F301])/(([.A301]-[.B301])/[.E301])" office:value-type="float" office:value="-0.52998231599125" calcext:value-type="float">
            <text:p>-0.52998231599125</text:p>
          </table:table-cell>
        </table:table-row>
        <table:table-row table:style-name="ro1">
          <table:table-cell office:value-type="float" office:value="0.000012383" calcext:value-type="float">
            <text:p>1.24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939" calcext:value-type="float">
            <text:p>0.51939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2]-[.D302])/[.F302])/(([.A302]-[.B302])/[.E302])" office:value-type="float" office:value="-0.819380950475601" calcext:value-type="float">
            <text:p>-0.819380950475601</text:p>
          </table:table-cell>
        </table:table-row>
        <table:table-row table:style-name="ro1">
          <table:table-cell table:style-name="Default" office:value-type="float" office:value="0.00013932" calcext:value-type="float">
            <text:p>0.00013932</text:p>
          </table:table-cell>
          <table:table-cell office:value-type="float" office:value="0.000011452" calcext:value-type="float">
            <text:p>1.15E-05</text:p>
          </table:table-cell>
          <table:table-cell office:value-type="float" office:value="0.51967" calcext:value-type="float">
            <text:p>0.51967</text:p>
          </table:table-cell>
          <table:table-cell office:value-type="float" office:value="0.61369" calcext:value-type="float">
            <text:p>0.6136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3]-[.D303])/[.F303])/(([.A303]-[.B303])/[.E303])" office:value-type="float" office:value="-0.0787188687109944" calcext:value-type="float">
            <text:p>-0.078718868710995</text:p>
          </table:table-cell>
        </table:table-row>
        <table:table-row table:style-name="ro1">
          <table:table-cell table:style-name="Default" office:value-type="float" office:value="0.00046983" calcext:value-type="float">
            <text:p>0.00046983</text:p>
          </table:table-cell>
          <table:table-cell office:value-type="float" office:value="0.000068685" calcext:value-type="float">
            <text:p>6.87E-05</text:p>
          </table:table-cell>
          <table:table-cell office:value-type="float" office:value="0.51992" calcext:value-type="float">
            <text:p>0.51992</text:p>
          </table:table-cell>
          <table:table-cell office:value-type="float" office:value="0.61354" calcext:value-type="float">
            <text:p>0.6135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4]-[.D304])/[.F304])/(([.A304]-[.B304])/[.E304])" office:value-type="float" office:value="-0.0249854814888296" calcext:value-type="float">
            <text:p>-0.02498548148883</text:p>
          </table:table-cell>
        </table:table-row>
        <table:table-row table:style-name="ro1">
          <table:table-cell office:value-type="float" office:value="0.000072293" calcext:value-type="float">
            <text:p>7.23E-05</text:p>
          </table:table-cell>
          <table:table-cell office:value-type="float" office:value="0.00001379" calcext:value-type="float">
            <text:p>1.38E-05</text:p>
          </table:table-cell>
          <table:table-cell office:value-type="float" office:value="0.51995" calcext:value-type="float">
            <text:p>0.51995</text:p>
          </table:table-cell>
          <table:table-cell office:value-type="float" office:value="0.61207" calcext:value-type="float">
            <text:p>0.61207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5]-[.D305])/[.F305])/(([.A305]-[.B305])/[.E305])" office:value-type="float" office:value="-0.168576200792406" calcext:value-type="float">
            <text:p>-0.168576200792406</text:p>
          </table:table-cell>
        </table:table-row>
        <table:table-row table:style-name="ro1">
          <table:table-cell office:value-type="float" office:value="0.000012494" calcext:value-type="float">
            <text:p>1.25E-05</text:p>
          </table:table-cell>
          <table:table-cell office:value-type="float" office:value="0.00002418" calcext:value-type="float">
            <text:p>2.42E-05</text:p>
          </table:table-cell>
          <table:table-cell office:value-type="float" office:value="0.51974" calcext:value-type="float">
            <text:p>0.51974</text:p>
          </table:table-cell>
          <table:table-cell office:value-type="float" office:value="0.60504" calcext:value-type="float">
            <text:p>0.6050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6]-[.D306])/[.F306])/(([.A306]-[.B306])/[.E306])" office:value-type="float" office:value="0.781454360415688" calcext:value-type="float">
            <text:p>0.781454360415688</text:p>
          </table:table-cell>
        </table:table-row>
        <table:table-row table:style-name="ro1">
          <table:table-cell table:style-name="Default" office:value-type="float" office:value="0.00010729" calcext:value-type="float">
            <text:p>0.00010729</text:p>
          </table:table-cell>
          <table:table-cell office:value-type="float" office:value="0.00002305" calcext:value-type="float">
            <text:p>2.31E-05</text:p>
          </table:table-cell>
          <table:table-cell office:value-type="float" office:value="0.51938" calcext:value-type="float">
            <text:p>0.51938</text:p>
          </table:table-cell>
          <table:table-cell office:value-type="float" office:value="0.57053" calcext:value-type="float">
            <text:p>0.5705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7]-[.D307])/[.F307])/(([.A307]-[.B307])/[.E307])" office:value-type="float" office:value="-0.0650051477154924" calcext:value-type="float">
            <text:p>-0.065005147715492</text:p>
          </table:table-cell>
        </table:table-row>
        <table:table-row table:style-name="ro1">
          <table:table-cell office:value-type="float" office:value="0.000052792" calcext:value-type="float">
            <text:p>5.28E-05</text:p>
          </table:table-cell>
          <table:table-cell office:value-type="float" office:value="0.000025823" calcext:value-type="float">
            <text:p>2.58E-05</text:p>
          </table:table-cell>
          <table:table-cell office:value-type="float" office:value="0.51887" calcext:value-type="float">
            <text:p>0.51887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8]-[.D308])/[.F308])/(([.A308]-[.B308])/[.E308])" office:value-type="float" office:value="-0.0561709884392996" calcext:value-type="float">
            <text:p>-0.0561709884393</text:p>
          </table:table-cell>
        </table:table-row>
        <table:table-row table:style-name="ro1">
          <table:table-cell office:value-type="float" office:value="0.0000086752" calcext:value-type="float">
            <text:p>8.68E-06</text:p>
          </table:table-cell>
          <table:table-cell office:value-type="float" office:value="0.00000033322" calcext:value-type="float">
            <text:p>3.33E-07</text:p>
          </table:table-cell>
          <table:table-cell office:value-type="float" office:value="0.51816" calcext:value-type="float">
            <text:p>0.51816</text:p>
          </table:table-cell>
          <table:table-cell office:value-type="float" office:value="0.51124" calcext:value-type="float">
            <text:p>0.5112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09]-[.D309])/[.F309])/(([.A309]-[.B309])/[.E309])" office:value-type="float" office:value="0.0888090899601342" calcext:value-type="float">
            <text:p>0.088809089960134</text:p>
          </table:table-cell>
        </table:table-row>
        <table:table-row table:style-name="ro1">
          <table:table-cell office:value-type="float" office:value="0.000006043" calcext:value-type="float">
            <text:p>6.04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733" calcext:value-type="float">
            <text:p>0.51733</text:p>
          </table:table-cell>
          <table:table-cell office:value-type="float" office:value="0.49416" calcext:value-type="float">
            <text:p>0.4941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0]-[.D310])/[.F310])/(([.A310]-[.B310])/[.E310])" office:value-type="float" office:value="0.417380425179919" calcext:value-type="float">
            <text:p>0.417380425179919</text:p>
          </table:table-cell>
        </table:table-row>
        <table:table-row table:style-name="ro1">
          <table:table-cell office:value-type="float" office:value="0.0000014459" calcext:value-type="float">
            <text:p>1.45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648" calcext:value-type="float">
            <text:p>0.51648</text:p>
          </table:table-cell>
          <table:table-cell office:value-type="float" office:value="0.47648" calcext:value-type="float">
            <text:p>0.4764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1]-[.D311])/[.F311])/(([.A311]-[.B311])/[.E311])" office:value-type="float" office:value="3.18148053637459" calcext:value-type="float">
            <text:p>3.18148053637459</text:p>
          </table:table-cell>
        </table:table-row>
        <table:table-row table:style-name="ro1">
          <table:table-cell office:value-type="float" office:value="0.00000059317" calcext:value-type="float">
            <text:p>5.93E-07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569" calcext:value-type="float">
            <text:p>0.51569</text:p>
          </table:table-cell>
          <table:table-cell office:value-type="float" office:value="0.4529" calcext:value-type="float">
            <text:p>0.452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2]-[.D312])/[.F312])/(([.A312]-[.B312])/[.E312])" office:value-type="float" office:value="13.6272907349026" calcext:value-type="float">
            <text:p>13.6272907349026</text:p>
          </table:table-cell>
        </table:table-row>
        <table:table-row table:style-name="ro1">
          <table:table-cell office:value-type="float" office:value="0.0000083415" calcext:value-type="float">
            <text:p>8.34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1505" calcext:value-type="float">
            <text:p>0.51505</text:p>
          </table:table-cell>
          <table:table-cell office:value-type="float" office:value="0.42932" calcext:value-type="float">
            <text:p>0.42932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3]-[.D313])/[.F313])/(([.A313]-[.B313])/[.E313])" office:value-type="float" office:value="1.1136295839757" calcext:value-type="float">
            <text:p>1.1136295839757</text:p>
          </table:table-cell>
        </table:table-row>
        <table:table-row table:style-name="ro1">
          <table:table-cell office:value-type="float" office:value="0.000067677" calcext:value-type="float">
            <text:p>6.77E-05</text:p>
          </table:table-cell>
          <table:table-cell office:value-type="float" office:value="0.0000011249" calcext:value-type="float">
            <text:p>1.12E-06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40473" calcext:value-type="float">
            <text:p>0.40473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4]-[.D314])/[.F314])/(([.A314]-[.B314])/[.E314])" office:value-type="float" office:value="0.176676867017504" calcext:value-type="float">
            <text:p>0.176676867017504</text:p>
          </table:table-cell>
        </table:table-row>
        <table:table-row table:style-name="ro1">
          <table:table-cell office:value-type="float" office:value="0.000061691" calcext:value-type="float">
            <text:p>6.17E-05</text:p>
          </table:table-cell>
          <table:table-cell office:value-type="float" office:value="0.000030985" calcext:value-type="float">
            <text:p>3.10E-05</text:p>
          </table:table-cell>
          <table:table-cell office:value-type="float" office:value="0.51403" calcext:value-type="float">
            <text:p>0.51403</text:p>
          </table:table-cell>
          <table:table-cell office:value-type="float" office:value="0.37271" calcext:value-type="float">
            <text:p>0.3727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5]-[.D315])/[.F315])/(([.A315]-[.B315])/[.E315])" office:value-type="float" office:value="0.492720750751296" calcext:value-type="float">
            <text:p>0.492720750751296</text:p>
          </table:table-cell>
        </table:table-row>
        <table:table-row table:style-name="ro1">
          <table:table-cell office:value-type="float" office:value="0.000040948" calcext:value-type="float">
            <text:p>4.09E-05</text:p>
          </table:table-cell>
          <table:table-cell office:value-type="float" office:value="0.000030463" calcext:value-type="float">
            <text:p>3.05E-05</text:p>
          </table:table-cell>
          <table:table-cell office:value-type="float" office:value="0.51334" calcext:value-type="float">
            <text:p>0.51334</text:p>
          </table:table-cell>
          <table:table-cell office:value-type="float" office:value="0.34255" calcext:value-type="float">
            <text:p>0.3425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6]-[.D316])/[.F316])/(([.A316]-[.B316])/[.E316])" office:value-type="float" office:value="1.74387147301606" calcext:value-type="float">
            <text:p>1.74387147301606</text:p>
          </table:table-cell>
        </table:table-row>
        <table:table-row table:style-name="ro1">
          <table:table-cell office:value-type="float" office:value="0.000094648" calcext:value-type="float">
            <text:p>9.46E-05</text:p>
          </table:table-cell>
          <table:table-cell office:value-type="float" office:value="0.00004296" calcext:value-type="float">
            <text:p>4.30E-05</text:p>
          </table:table-cell>
          <table:table-cell office:value-type="float" office:value="0.51249" calcext:value-type="float">
            <text:p>0.51249</text:p>
          </table:table-cell>
          <table:table-cell office:value-type="float" office:value="0.30456" calcext:value-type="float">
            <text:p>0.3045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7]-[.D317])/[.F317])/(([.A317]-[.B317])/[.E317])" office:value-type="float" office:value="0.430673247509718" calcext:value-type="float">
            <text:p>0.430673247509718</text:p>
          </table:table-cell>
        </table:table-row>
        <table:table-row table:style-name="ro1">
          <table:table-cell office:value-type="float" office:value="0.000084971" calcext:value-type="float">
            <text:p>8.50E-05</text:p>
          </table:table-cell>
          <table:table-cell office:value-type="float" office:value="0.000046283" calcext:value-type="float">
            <text:p>4.63E-05</text:p>
          </table:table-cell>
          <table:table-cell office:value-type="float" office:value="0.51154" calcext:value-type="float">
            <text:p>0.51154</text:p>
          </table:table-cell>
          <table:table-cell office:value-type="float" office:value="0.26589" calcext:value-type="float">
            <text:p>0.2658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8]-[.D318])/[.F318])/(([.A318]-[.B318])/[.E318])" office:value-type="float" office:value="0.679768379655644" calcext:value-type="float">
            <text:p>0.679768379655644</text:p>
          </table:table-cell>
        </table:table-row>
        <table:table-row table:style-name="ro1">
          <table:table-cell office:value-type="float" office:value="0.000041726" calcext:value-type="float">
            <text:p>4.17E-05</text:p>
          </table:table-cell>
          <table:table-cell office:value-type="float" office:value="0.0000054866" calcext:value-type="float">
            <text:p>5.49E-06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22649" calcext:value-type="float">
            <text:p>0.2264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19]-[.D319])/[.F319])/(([.A319]-[.B319])/[.E319])" office:value-type="float" office:value="0.839021525161957" calcext:value-type="float">
            <text:p>0.839021525161957</text:p>
          </table:table-cell>
        </table:table-row>
        <table:table-row table:style-name="ro1">
          <table:table-cell office:value-type="float" office:value="0.000027008" calcext:value-type="float">
            <text:p>2.70E-05</text:p>
          </table:table-cell>
          <table:table-cell office:value-type="float" office:value="0.00000016988" calcext:value-type="float">
            <text:p>1.70E-07</text:p>
          </table:table-cell>
          <table:table-cell office:value-type="float" office:value="0.50944" calcext:value-type="float">
            <text:p>0.50944</text:p>
          </table:table-cell>
          <table:table-cell office:value-type="float" office:value="0.19838" calcext:value-type="float">
            <text:p>0.19838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0]-[.D320])/[.F320])/(([.A320]-[.B320])/[.E320])" office:value-type="float" office:value="1.24083074817937" calcext:value-type="float">
            <text:p>1.24083074817937</text:p>
          </table:table-cell>
        </table:table-row>
        <table:table-row table:style-name="ro1">
          <table:table-cell table:style-name="Default" office:value-type="float" office:value="0.00010114" calcext:value-type="float">
            <text:p>0.00010114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0843" calcext:value-type="float">
            <text:p>0.50843</text:p>
          </table:table-cell>
          <table:table-cell office:value-type="float" office:value="0.18479" calcext:value-type="float">
            <text:p>0.18479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1]-[.D321])/[.F321])/(([.A321]-[.B321])/[.E321])" office:value-type="float" office:value="0.342916840057178" calcext:value-type="float">
            <text:p>0.342916840057178</text:p>
          </table:table-cell>
        </table:table-row>
        <table:table-row table:style-name="ro1">
          <table:table-cell office:value-type="float" office:value="0.000021317" calcext:value-type="float">
            <text:p>2.13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0744" calcext:value-type="float">
            <text:p>0.50744</text:p>
          </table:table-cell>
          <table:table-cell office:value-type="float" office:value="0.16686" calcext:value-type="float">
            <text:p>0.16686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2]-[.D322])/[.F322])/(([.A322]-[.B322])/[.E322])" office:value-type="float" office:value="1.71851449095867" calcext:value-type="float">
            <text:p>1.71851449095867</text:p>
          </table:table-cell>
        </table:table-row>
        <table:table-row table:style-name="ro1">
          <table:table-cell office:value-type="float" office:value="0.00000070439" calcext:value-type="float">
            <text:p>7.04E-07</text:p>
          </table:table-cell>
          <table:table-cell office:value-type="float" office:value="0.00000010321" calcext:value-type="float">
            <text:p>1.03E-07</text:p>
          </table:table-cell>
          <table:table-cell office:value-type="float" office:value="0.50649" calcext:value-type="float">
            <text:p>0.50649</text:p>
          </table:table-cell>
          <table:table-cell office:value-type="float" office:value="0.14025" calcext:value-type="float">
            <text:p>0.1402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3]-[.D323])/[.F323])/(([.A323]-[.B323])/[.E323])" office:value-type="float" office:value="65.2201391227711" calcext:value-type="float">
            <text:p>65.2201391227711</text:p>
          </table:table-cell>
        </table:table-row>
        <table:table-row table:style-name="ro1">
          <table:table-cell office:value-type="float" office:value="0.000016498" calcext:value-type="float">
            <text:p>1.65E-05</text:p>
          </table:table-cell>
          <table:table-cell office:value-type="float" office:value="0.0000030832" calcext:value-type="float">
            <text:p>3.08E-06</text:p>
          </table:table-cell>
          <table:table-cell office:value-type="float" office:value="0.50572" calcext:value-type="float">
            <text:p>0.505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4]-[.D324])/[.F324])/(([.A324]-[.B324])/[.E324])" office:value-type="float" office:value="3.17125630570045" calcext:value-type="float">
            <text:p>3.17125630570045</text:p>
          </table:table-cell>
        </table:table-row>
        <table:table-row table:style-name="ro1">
          <table:table-cell office:value-type="float" office:value="0.000011604" calcext:value-type="float">
            <text:p>1.16E-05</text:p>
          </table:table-cell>
          <table:table-cell office:value-type="float" office:value="0.000031223" calcext:value-type="float">
            <text:p>3.12E-05</text:p>
          </table:table-cell>
          <table:table-cell office:value-type="float" office:value="0.50509" calcext:value-type="float">
            <text:p>0.50509</text:p>
          </table:table-cell>
          <table:table-cell office:value-type="float" office:value="0.065421" calcext:value-type="float">
            <text:p>0.065421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5]-[.D325])/[.F325])/(([.A325]-[.B325])/[.E325])" office:value-type="float" office:value="-2.39921654739537" calcext:value-type="float">
            <text:p>-2.39921654739537</text:p>
          </table:table-cell>
        </table:table-row>
        <table:table-row table:style-name="ro1">
          <table:table-cell office:value-type="float" office:value="0.000035386" calcext:value-type="float">
            <text:p>3.54E-05</text:p>
          </table:table-cell>
          <table:table-cell office:value-type="float" office:value="0.000048683" calcext:value-type="float">
            <text:p>4.87E-05</text:p>
          </table:table-cell>
          <table:table-cell office:value-type="float" office:value="0.50457" calcext:value-type="float">
            <text:p>0.50457</text:p>
          </table:table-cell>
          <table:table-cell office:value-type="float" office:value="0.015844" calcext:value-type="float">
            <text:p>0.015844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6]-[.D326])/[.F326])/(([.A326]-[.B326])/[.E326])" office:value-type="float" office:value="-3.93488681654447" calcext:value-type="float">
            <text:p>-3.93488681654447</text:p>
          </table:table-cell>
        </table:table-row>
        <table:table-row table:style-name="ro1">
          <table:table-cell office:value-type="float" office:value="0.0000029844" calcext:value-type="float">
            <text:p>2.98E-06</text:p>
          </table:table-cell>
          <table:table-cell office:value-type="float" office:value="0.000010882" calcext:value-type="float">
            <text:p>1.09E-05</text:p>
          </table:table-cell>
          <table:table-cell office:value-type="float" office:value="0.5041" calcext:value-type="float">
            <text:p>0.5041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7]-[.D327])/[.F327])/(([.A327]-[.B327])/[.E327])" office:value-type="float" office:value="-6.83348166332354" calcext:value-type="float">
            <text:p>-6.83348166332354</text:p>
          </table:table-cell>
        </table:table-row>
        <table:table-row table:style-name="ro1">
          <table:table-cell office:value-type="float" office:value="0.000029955" calcext:value-type="float">
            <text:p>3.00E-05</text:p>
          </table:table-cell>
          <table:table-cell office:value-type="float" office:value="0.000017345" calcext:value-type="float">
            <text:p>1.73E-05</text:p>
          </table:table-cell>
          <table:table-cell office:value-type="float" office:value="0.50368" calcext:value-type="float">
            <text:p>0.50368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8]-[.D328])/[.F328])/(([.A328]-[.B328])/[.E328])" office:value-type="float" office:value="4.27622048256448" calcext:value-type="float">
            <text:p>4.27622048256448</text:p>
          </table:table-cell>
        </table:table-row>
        <table:table-row table:style-name="ro1">
          <table:table-cell office:value-type="float" office:value="0.000015979" calcext:value-type="float">
            <text:p>1.60E-05</text:p>
          </table:table-cell>
          <table:table-cell office:value-type="float" office:value="0.00000020655" calcext:value-type="float">
            <text:p>2.07E-07</text:p>
          </table:table-cell>
          <table:table-cell office:value-type="float" office:value="0.50315" calcext:value-type="float">
            <text:p>0.50315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29]-[.D329])/[.F329])/(([.A329]-[.B329])/[.E329])" office:value-type="float" office:value="3.41522080396986" calcext:value-type="float">
            <text:p>3.41522080396986</text:p>
          </table:table-cell>
        </table:table-row>
        <table:table-row table:style-name="ro1">
          <table:table-cell office:value-type="float" office:value="0.00000057464" calcext:value-type="float">
            <text:p>5.75E-07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50234" calcext:value-type="float">
            <text:p>0.50234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0]-[.D330])/[.F330])/(([.A330]-[.B330])/[.E330])" office:value-type="float" office:value="113.277857020636" calcext:value-type="float">
            <text:p>113.277857020636</text:p>
          </table:table-cell>
        </table:table-row>
        <table:table-row table:style-name="ro1">
          <table:table-cell office:value-type="float" office:value="0.000005524" calcext:value-type="float">
            <text:p>5.52E-06</text:p>
          </table:table-cell>
          <table:table-cell office:value-type="float" office:value="0.000027665" calcext:value-type="float">
            <text:p>2.77E-05</text:p>
          </table:table-cell>
          <table:table-cell office:value-type="float" office:value="0.50133" calcext:value-type="float">
            <text:p>0.50133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1]-[.D331])/[.F331])/(([.A331]-[.B331])/[.E331])" office:value-type="float" office:value="-2.42407990635903" calcext:value-type="float">
            <text:p>-2.42407990635903</text:p>
          </table:table-cell>
        </table:table-row>
        <table:table-row table:style-name="ro1">
          <table:table-cell table:style-name="Default" office:value-type="float" office:value="0.00015736" calcext:value-type="float">
            <text:p>0.00015736</text:p>
          </table:table-cell>
          <table:table-cell office:value-type="float" office:value="0.0000076882" calcext:value-type="float">
            <text:p>7.69E-06</text:p>
          </table:table-cell>
          <table:table-cell office:value-type="float" office:value="0.50014" calcext:value-type="float">
            <text:p>0.50014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2]-[.D332])/[.F332])/(([.A332]-[.B332])/[.E332])" office:value-type="float" office:value="0.357743768649172" calcext:value-type="float">
            <text:p>0.357743768649172</text:p>
          </table:table-cell>
        </table:table-row>
        <table:table-row table:style-name="ro1">
          <table:table-cell office:value-type="float" office:value="0.000036072" calcext:value-type="float">
            <text:p>3.61E-05</text:p>
          </table:table-cell>
          <table:table-cell office:value-type="float" office:value="0.0000012999" calcext:value-type="float">
            <text:p>1.30E-06</text:p>
          </table:table-cell>
          <table:table-cell office:value-type="float" office:value="0.49874" calcext:value-type="float">
            <text:p>0.49874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3]-[.D333])/[.F333])/(([.A333]-[.B333])/[.E333])" office:value-type="float" office:value="1.53554925151923" calcext:value-type="float">
            <text:p>1.53554925151923</text:p>
          </table:table-cell>
        </table:table-row>
        <table:table-row table:style-name="ro1">
          <table:table-cell office:value-type="float" office:value="0.0000152" calcext:value-type="float">
            <text:p>1.52E-05</text:p>
          </table:table-cell>
          <table:table-cell office:value-type="float" office:value="0.00000033322" calcext:value-type="float">
            <text:p>3.33E-07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4]-[.D334])/[.F334])/(([.A334]-[.B334])/[.E334])" office:value-type="float" office:value="3.58056979825143" calcext:value-type="float">
            <text:p>3.58056979825143</text:p>
          </table:table-cell>
        </table:table-row>
        <table:table-row table:style-name="ro1">
          <table:table-cell office:value-type="float" office:value="0.0000057464" calcext:value-type="float">
            <text:p>5.75E-06</text:p>
          </table:table-cell>
          <table:table-cell office:value-type="float" office:value="0.0000044266" calcext:value-type="float">
            <text:p>4.43E-06</text:p>
          </table:table-cell>
          <table:table-cell office:value-type="float" office:value="0.49567" calcext:value-type="float">
            <text:p>0.49567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5]-[.D335])/[.F335])/(([.A335]-[.B335])/[.E335])" office:value-type="float" office:value="40.2073064493162" calcext:value-type="float">
            <text:p>40.2073064493162</text:p>
          </table:table-cell>
        </table:table-row>
        <table:table-row table:style-name="ro1">
          <table:table-cell office:value-type="float" office:value="0.000034293" calcext:value-type="float">
            <text:p>3.43E-05</text:p>
          </table:table-cell>
          <table:table-cell office:value-type="float" office:value="0.0000067399" calcext:value-type="float">
            <text:p>6.74E-06</text:p>
          </table:table-cell>
          <table:table-cell office:value-type="float" office:value="0.49414" calcext:value-type="float">
            <text:p>0.49414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6]-[.D336])/[.F336])/(([.A336]-[.B336])/[.E336])" office:value-type="float" office:value="1.91999462147604" calcext:value-type="float">
            <text:p>1.91999462147604</text:p>
          </table:table-cell>
        </table:table-row>
        <table:table-row table:style-name="ro1">
          <table:table-cell office:value-type="float" office:value="0.000091383" calcext:value-type="float">
            <text:p>9.14E-05</text:p>
          </table:table-cell>
          <table:table-cell office:value-type="float" office:value="0.000024437" calcext:value-type="float">
            <text:p>2.44E-05</text:p>
          </table:table-cell>
          <table:table-cell office:value-type="float" office:value="0.49259" calcext:value-type="float">
            <text:p>0.49259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7]-[.D337])/[.F337])/(([.A337]-[.B337])/[.E337])" office:value-type="float" office:value="0.787737331454463" calcext:value-type="float">
            <text:p>0.787737331454463</text:p>
          </table:table-cell>
        </table:table-row>
        <table:table-row table:style-name="ro1">
          <table:table-cell office:value-type="float" office:value="0.000043265" calcext:value-type="float">
            <text:p>4.33E-05</text:p>
          </table:table-cell>
          <table:table-cell office:value-type="float" office:value="0.0000062632" calcext:value-type="float">
            <text:p>6.26E-06</text:p>
          </table:table-cell>
          <table:table-cell office:value-type="float" office:value="0.49107" calcext:value-type="float">
            <text:p>0.49107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8]-[.D338])/[.F338])/(([.A338]-[.B338])/[.E338])" office:value-type="float" office:value="1.42082641190556" calcext:value-type="float">
            <text:p>1.42082641190556</text:p>
          </table:table-cell>
        </table:table-row>
        <table:table-row table:style-name="ro1">
          <table:table-cell table:style-name="Default" office:value-type="float" office:value="0.00012512" calcext:value-type="float">
            <text:p>0.00012512</text:p>
          </table:table-cell>
          <table:table-cell office:value-type="float" office:value="0.000019847" calcext:value-type="float">
            <text:p>1.98E-05</text:p>
          </table:table-cell>
          <table:table-cell office:value-type="float" office:value="0.48958" calcext:value-type="float">
            <text:p>0.48958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39]-[.D339])/[.F339])/(([.A339]-[.B339])/[.E339])" office:value-type="float" office:value="0.497882817194164" calcext:value-type="float">
            <text:p>0.497882817194164</text:p>
          </table:table-cell>
        </table:table-row>
        <table:table-row table:style-name="ro1">
          <table:table-cell office:value-type="float" office:value="0.000034626" calcext:value-type="float">
            <text:p>3.46E-05</text:p>
          </table:table-cell>
          <table:table-cell office:value-type="float" office:value="0.000066327" calcext:value-type="float">
            <text:p>6.63E-05</text:p>
          </table:table-cell>
          <table:table-cell office:value-type="float" office:value="0.48806" calcext:value-type="float">
            <text:p>0.48806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0]-[.D340])/[.F340])/(([.A340]-[.B340])/[.E340])" office:value-type="float" office:value="-1.64824103816844" calcext:value-type="float">
            <text:p>-1.64824103816844</text:p>
          </table:table-cell>
        </table:table-row>
        <table:table-row table:style-name="ro1">
          <table:table-cell office:value-type="float" office:value="0.000021984" calcext:value-type="float">
            <text:p>2.20E-05</text:p>
          </table:table-cell>
          <table:table-cell office:value-type="float" office:value="0.00002068" calcext:value-type="float">
            <text:p>2.07E-05</text:p>
          </table:table-cell>
          <table:table-cell office:value-type="float" office:value="0.48642" calcext:value-type="float">
            <text:p>0.48642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1]-[.D341])/[.F341])/(([.A341]-[.B341])/[.E341])" office:value-type="float" office:value="39.9350563556166" calcext:value-type="float">
            <text:p>39.9350563556166</text:p>
          </table:table-cell>
        </table:table-row>
        <table:table-row table:style-name="ro1">
          <table:table-cell table:style-name="Default" office:value-type="float" office:value="0.00014284" calcext:value-type="float">
            <text:p>0.00014284</text:p>
          </table:table-cell>
          <table:table-cell office:value-type="float" office:value="0.000016683" calcext:value-type="float">
            <text:p>1.67E-05</text:p>
          </table:table-cell>
          <table:table-cell office:value-type="float" office:value="0.48477" calcext:value-type="float">
            <text:p>0.48477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2]-[.D342])/[.F342])/(([.A342]-[.B342])/[.E342])" office:value-type="float" office:value="0.411381589932844" calcext:value-type="float">
            <text:p>0.411381589932844</text:p>
          </table:table-cell>
        </table:table-row>
        <table:table-row table:style-name="ro1">
          <table:table-cell table:style-name="Default" office:value-type="float" office:value="0.00023232" calcext:value-type="float">
            <text:p>0.00023232</text:p>
          </table:table-cell>
          <table:table-cell office:value-type="float" office:value="0.000048303" calcext:value-type="float">
            <text:p>4.83E-05</text:p>
          </table:table-cell>
          <table:table-cell office:value-type="float" office:value="0.48305" calcext:value-type="float">
            <text:p>0.48305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3]-[.D343])/[.F343])/(([.A343]-[.B343])/[.E343])" office:value-type="float" office:value="0.281031246631583" calcext:value-type="float">
            <text:p>0.281031246631583</text:p>
          </table:table-cell>
        </table:table-row>
        <table:table-row table:style-name="ro1">
          <table:table-cell table:style-name="Default" office:value-type="float" office:value="0.00012062" calcext:value-type="float">
            <text:p>0.00012062</text:p>
          </table:table-cell>
          <table:table-cell office:value-type="float" office:value="0.00000041321" calcext:value-type="float">
            <text:p>4.13E-07</text:p>
          </table:table-cell>
          <table:table-cell office:value-type="float" office:value="0.48118" calcext:value-type="float">
            <text:p>0.48118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4]-[.D344])/[.F344])/(([.A344]-[.B344])/[.E344])" office:value-type="float" office:value="0.428547570665203" calcext:value-type="float">
            <text:p>0.428547570665203</text:p>
          </table:table-cell>
        </table:table-row>
        <table:table-row table:style-name="ro1">
          <table:table-cell office:value-type="float" office:value="0.000078632" calcext:value-type="float">
            <text:p>7.86E-05</text:p>
          </table:table-cell>
          <table:table-cell office:value-type="float" office:value="0.000033407" calcext:value-type="float">
            <text:p>3.34E-05</text:p>
          </table:table-cell>
          <table:table-cell office:value-type="float" office:value="0.47915" calcext:value-type="float">
            <text:p>0.47915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5]-[.D345])/[.F345])/(([.A345]-[.B345])/[.E345])" office:value-type="float" office:value="1.13426201038187" calcext:value-type="float">
            <text:p>1.13426201038187</text:p>
          </table:table-cell>
        </table:table-row>
        <table:table-row table:style-name="ro1">
          <table:table-cell office:value-type="float" office:value="0.000085972" calcext:value-type="float">
            <text:p>8.60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7694" calcext:value-type="float">
            <text:p>0.47694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6]-[.D346])/[.F346])/(([.A346]-[.B346])/[.E346])" office:value-type="float" office:value="0.594609765102602" calcext:value-type="float">
            <text:p>0.594609765102602</text:p>
          </table:table-cell>
        </table:table-row>
        <table:table-row table:style-name="ro1">
          <table:table-cell table:style-name="Default" office:value-type="float" office:value="0.0002939" calcext:value-type="float">
            <text:p>0.0002939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7461" calcext:value-type="float">
            <text:p>0.47461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7]-[.D347])/[.F347])/(([.A347]-[.B347])/[.E347])" office:value-type="float" office:value="0.172943955123568" calcext:value-type="float">
            <text:p>0.172943955123568</text:p>
          </table:table-cell>
        </table:table-row>
        <table:table-row table:style-name="ro1">
          <table:table-cell table:style-name="Default" office:value-type="float" office:value="0.00012125" calcext:value-type="float">
            <text:p>0.00012125</text:p>
          </table:table-cell>
          <table:table-cell office:value-type="float" office:value="0.000016093" calcext:value-type="float">
            <text:p>1.61E-05</text:p>
          </table:table-cell>
          <table:table-cell office:value-type="float" office:value="0.47204" calcext:value-type="float">
            <text:p>0.47204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8]-[.D348])/[.F348])/(([.A348]-[.B348])/[.E348])" office:value-type="float" office:value="0.480574899286938" calcext:value-type="float">
            <text:p>0.480574899286938</text:p>
          </table:table-cell>
        </table:table-row>
        <table:table-row table:style-name="ro1">
          <table:table-cell office:value-type="float" office:value="0.000049827" calcext:value-type="float">
            <text:p>4.98E-05</text:p>
          </table:table-cell>
          <table:table-cell office:value-type="float" office:value="0.000012773" calcext:value-type="float">
            <text:p>1.28E-05</text:p>
          </table:table-cell>
          <table:table-cell office:value-type="float" office:value="0.46877" calcext:value-type="float">
            <text:p>0.46877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49]-[.D349])/[.F349])/(([.A349]-[.B349])/[.E349])" office:value-type="float" office:value="1.35439450372758" calcext:value-type="float">
            <text:p>1.35439450372758</text:p>
          </table:table-cell>
        </table:table-row>
        <table:table-row table:style-name="ro1">
          <table:table-cell office:value-type="float" office:value="0.000060837" calcext:value-type="float">
            <text:p>6.08E-05</text:p>
          </table:table-cell>
          <table:table-cell office:value-type="float" office:value="0.0000034599" calcext:value-type="float">
            <text:p>3.46E-06</text:p>
          </table:table-cell>
          <table:table-cell office:value-type="float" office:value="0.46524" calcext:value-type="float">
            <text:p>0.46524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0]-[.D350])/[.F350])/(([.A350]-[.B350])/[.E350])" office:value-type="float" office:value="0.868078345399144" calcext:value-type="float">
            <text:p>0.868078345399144</text:p>
          </table:table-cell>
        </table:table-row>
        <table:table-row table:style-name="ro1">
          <table:table-cell table:style-name="Default" office:value-type="float" office:value="0.00012655" calcext:value-type="float">
            <text:p>0.00012655</text:p>
          </table:table-cell>
          <table:table-cell office:value-type="float" office:value="0.000011447" calcext:value-type="float">
            <text:p>1.14E-05</text:p>
          </table:table-cell>
          <table:table-cell office:value-type="float" office:value="0.45902" calcext:value-type="float">
            <text:p>0.45902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1]-[.D351])/[.F351])/(([.A351]-[.B351])/[.E351])" office:value-type="float" office:value="0.4269386133412" calcext:value-type="float">
            <text:p>0.4269386133412</text:p>
          </table:table-cell>
        </table:table-row>
        <table:table-row table:style-name="ro1">
          <table:table-cell table:style-name="Default" office:value-type="float" office:value="0.00015265" calcext:value-type="float">
            <text:p>0.00015265</text:p>
          </table:table-cell>
          <table:table-cell office:value-type="float" office:value="0.0000037532" calcext:value-type="float">
            <text:p>3.75E-06</text:p>
          </table:table-cell>
          <table:table-cell office:value-type="float" office:value="0.44547" calcext:value-type="float">
            <text:p>0.44547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2]-[.D352])/[.F352])/(([.A352]-[.B352])/[.E352])" office:value-type="float" office:value="0.320297513599648" calcext:value-type="float">
            <text:p>0.320297513599648</text:p>
          </table:table-cell>
        </table:table-row>
        <table:table-row table:style-name="ro1">
          <table:table-cell office:value-type="float" office:value="0.000014978" calcext:value-type="float">
            <text:p>1.50E-05</text:p>
          </table:table-cell>
          <table:table-cell office:value-type="float" office:value="0.00000045989" calcext:value-type="float">
            <text:p>4.60E-07</text:p>
          </table:table-cell>
          <table:table-cell office:value-type="float" office:value="0.42605" calcext:value-type="float">
            <text:p>0.42605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3]-[.D353])/[.F353])/(([.A353]-[.B353])/[.E353])" office:value-type="float" office:value="3.14174517413253" calcext:value-type="float">
            <text:p>3.14174517413253</text:p>
          </table:table-cell>
        </table:table-row>
        <table:table-row table:style-name="ro1">
          <table:table-cell office:value-type="float" office:value="0.000064692" calcext:value-type="float">
            <text:p>6.47E-05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40559" calcext:value-type="float">
            <text:p>0.40559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4]-[.D354])/[.F354])/(([.A354]-[.B354])/[.E354])" office:value-type="float" office:value="0.672245921713823" calcext:value-type="float">
            <text:p>0.672245921713823</text:p>
          </table:table-cell>
        </table:table-row>
        <table:table-row table:style-name="ro1">
          <table:table-cell office:value-type="float" office:value="0.000004282" calcext:value-type="float">
            <text:p>4.28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38663" calcext:value-type="float">
            <text:p>0.38663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5]-[.D355])/[.F355])/(([.A355]-[.B355])/[.E355])" office:value-type="float" office:value="9.89736605105237" calcext:value-type="float">
            <text:p>9.89736605105237</text:p>
          </table:table-cell>
        </table:table-row>
        <table:table-row table:style-name="ro1">
          <table:table-cell office:value-type="float" office:value="0.000095926" calcext:value-type="float">
            <text:p>9.59E-05</text:p>
          </table:table-cell>
          <table:table-cell office:value-type="float" office:value="0.000012787" calcext:value-type="float">
            <text:p>1.28E-05</text:p>
          </table:table-cell>
          <table:table-cell office:value-type="float" office:value="0.36803" calcext:value-type="float">
            <text:p>0.36803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6]-[.D356])/[.F356])/(([.A356]-[.B356])/[.E356])" office:value-type="float" office:value="0.473913297619277" calcext:value-type="float">
            <text:p>0.473913297619277</text:p>
          </table:table-cell>
        </table:table-row>
        <table:table-row table:style-name="ro1">
          <table:table-cell table:style-name="Default" office:value-type="float" office:value="0.00021043" calcext:value-type="float">
            <text:p>0.00021043</text:p>
          </table:table-cell>
          <table:table-cell office:value-type="float" office:value="0.000092087" calcext:value-type="float">
            <text:p>9.21E-05</text:p>
          </table:table-cell>
          <table:table-cell office:value-type="float" office:value="0.35022" calcext:value-type="float">
            <text:p>0.35022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7]-[.D357])/[.F357])/(([.A357]-[.B357])/[.E357])" office:value-type="float" office:value="0.316824558876878" calcext:value-type="float">
            <text:p>0.316824558876878</text:p>
          </table:table-cell>
        </table:table-row>
        <table:table-row table:style-name="ro1">
          <table:table-cell table:style-name="Default" office:value-type="float" office:value="0.00016865" calcext:value-type="float">
            <text:p>0.00016865</text:p>
          </table:table-cell>
          <table:table-cell office:value-type="float" office:value="0.00007542" calcext:value-type="float">
            <text:p>7.54E-05</text:p>
          </table:table-cell>
          <table:table-cell office:value-type="float" office:value="0.3306" calcext:value-type="float">
            <text:p>0.3306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8]-[.D358])/[.F358])/(([.A358]-[.B358])/[.E358])" office:value-type="float" office:value="0.379636214866427" calcext:value-type="float">
            <text:p>0.379636214866427</text:p>
          </table:table-cell>
        </table:table-row>
        <table:table-row table:style-name="ro1">
          <table:table-cell office:value-type="float" office:value="0.000065324" calcext:value-type="float">
            <text:p>6.53E-05</text:p>
          </table:table-cell>
          <table:table-cell office:value-type="float" office:value="0.000019423" calcext:value-type="float">
            <text:p>1.94E-05</text:p>
          </table:table-cell>
          <table:table-cell office:value-type="float" office:value="0.30761" calcext:value-type="float">
            <text:p>0.30761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59]-[.D359])/[.F359])/(([.A359]-[.B359])/[.E359])" office:value-type="float" office:value="0.717461782455884" calcext:value-type="float">
            <text:p>0.717461782455884</text:p>
          </table:table-cell>
        </table:table-row>
        <table:table-row table:style-name="ro1">
          <table:table-cell office:value-type="float" office:value="0.0000012234" calcext:value-type="float">
            <text:p>1.22E-06</text:p>
          </table:table-cell>
          <table:table-cell office:value-type="float" office:value="0.0000023032" calcext:value-type="float">
            <text:p>2.30E-06</text:p>
          </table:table-cell>
          <table:table-cell office:value-type="float" office:value="0.27836" calcext:value-type="float">
            <text:p>0.27836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0]-[.D360])/[.F360])/(([.A360]-[.B360])/[.E360])" office:value-type="float" office:value="-27.5984044150574" calcext:value-type="float">
            <text:p>-27.5984044150574</text:p>
          </table:table-cell>
        </table:table-row>
        <table:table-row table:style-name="ro1">
          <table:table-cell office:value-type="float" office:value="0.0000069698" calcext:value-type="float">
            <text:p>6.97E-06</text:p>
          </table:table-cell>
          <table:table-cell office:value-type="float" office:value="0.000000099881" calcext:value-type="float">
            <text:p>9.99E-08</text:p>
          </table:table-cell>
          <table:table-cell office:value-type="float" office:value="0.24805" calcext:value-type="float">
            <text:p>0.24805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1]-[.D361])/[.F361])/(([.A361]-[.B361])/[.E361])" office:value-type="float" office:value="3.86552142275957" calcext:value-type="float">
            <text:p>3.86552142275957</text:p>
          </table:table-cell>
        </table:table-row>
        <table:table-row table:style-name="ro1">
          <table:table-cell office:value-type="float" office:value="0.000010603" calcext:value-type="float">
            <text:p>1.06E-05</text:p>
          </table:table-cell>
          <table:table-cell office:value-type="float" office:value="0.0000083983" calcext:value-type="float">
            <text:p>8.40E-06</text:p>
          </table:table-cell>
          <table:table-cell office:value-type="float" office:value="0.21396" calcext:value-type="float">
            <text:p>0.21396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2]-[.D362])/[.F362])/(([.A362]-[.B362])/[.E362])" office:value-type="float" office:value="10.389713137721" calcext:value-type="float">
            <text:p>10.389713137721</text:p>
          </table:table-cell>
        </table:table-row>
        <table:table-row table:style-name="ro1">
          <table:table-cell office:value-type="float" office:value="0.000028231" calcext:value-type="float">
            <text:p>2.82E-05</text:p>
          </table:table-cell>
          <table:table-cell office:value-type="float" office:value="0.000010495" calcext:value-type="float">
            <text:p>1.05E-05</text:p>
          </table:table-cell>
          <table:table-cell office:value-type="float" office:value="0.17565" calcext:value-type="float">
            <text:p>0.17565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3]-[.D363])/[.F363])/(([.A363]-[.B363])/[.E363])" office:value-type="float" office:value="1.0602613827503" calcext:value-type="float">
            <text:p>1.0602613827503</text:p>
          </table:table-cell>
        </table:table-row>
        <table:table-row table:style-name="ro1">
          <table:table-cell table:style-name="Default" office:value-type="float" office:value="0.00013003" calcext:value-type="float">
            <text:p>0.00013003</text:p>
          </table:table-cell>
          <table:table-cell office:value-type="float" office:value="0.00000069988" calcext:value-type="float">
            <text:p>7.00E-07</text:p>
          </table:table-cell>
          <table:table-cell office:value-type="float" office:value="0.13718" calcext:value-type="float">
            <text:p>0.13718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4]-[.D364])/[.F364])/(([.A364]-[.B364])/[.E364])" office:value-type="float" office:value="0.113556392595823" calcext:value-type="float">
            <text:p>0.113556392595823</text:p>
          </table:table-cell>
        </table:table-row>
        <table:table-row table:style-name="ro1">
          <table:table-cell table:style-name="Default" office:value-type="float" office:value="0.00020075" calcext:value-type="float">
            <text:p>0.00020075</text:p>
          </table:table-cell>
          <table:table-cell office:value-type="float" office:value="0.000024143" calcext:value-type="float">
            <text:p>2.41E-05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5]-[.D365])/[.F365])/(([.A365]-[.B365])/[.E365])" office:value-type="float" office:value="0.069306307292864" calcext:value-type="float">
            <text:p>0.069306307292864</text:p>
          </table:table-cell>
        </table:table-row>
        <table:table-row table:style-name="ro1">
          <table:table-cell office:value-type="float" office:value="0.000052867" calcext:value-type="float">
            <text:p>5.29E-05</text:p>
          </table:table-cell>
          <table:table-cell office:value-type="float" office:value="0.0000198" calcext:value-type="float">
            <text:p>1.98E-05</text:p>
          </table:table-cell>
          <table:table-cell office:value-type="float" office:value="0.077569" calcext:value-type="float">
            <text:p>0.077569</text:p>
          </table:table-cell>
          <table:table-cell office:value-type="float" office:value="-0" calcext:value-type="float">
            <text:p>0</text:p>
          </table:table-cell>
          <table:table-cell office:value-type="float" office:value="0.0000284593536045176" calcext:value-type="float">
            <text:p>2.84593536045176E-05</text:p>
          </table:table-cell>
          <table:table-cell office:value-type="float" office:value="0.265830349414465" calcext:value-type="float">
            <text:p>0.265830349414465</text:p>
          </table:table-cell>
          <table:table-cell/>
          <table:table-cell table:formula="of:=(([.C366]-[.D366])/[.F366])/(([.A366]-[.B366])/[.E366])" office:value-type="float" office:value="0.251138830160175" calcext:value-type="float">
            <text:p>0.251138830160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01:02.590971270</meta:creation-date>
    <dc:date>2018-10-11T15:04:39.352102228</dc:date>
    <meta:editing-duration>PT21M27S</meta:editing-duration>
    <meta:editing-cycles>4</meta:editing-cycles>
    <meta:generator>LibreOffice/6.0.6.2$Linux_X86_64 LibreOffice_project/00m0$Build-2</meta:generator>
    <meta:document-statistic meta:table-count="3" meta:cell-count="7686" meta:object-count="0"/>
  </office:meta>
</office:document-meta>
</file>